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10" style:family="table-column">
      <style:table-column-properties fo:break-before="auto" style:column-width="0.7835in"/>
    </style:style>
    <style:style style:name="co111" style:family="table-column">
      <style:table-column-properties fo:break-before="auto" style:column-width="1.1638in"/>
    </style:style>
    <style:style style:name="co112" style:family="table-column">
      <style:table-column-properties fo:break-before="auto" style:column-width="1.7083in"/>
    </style:style>
    <style:style style:name="co113" style:family="table-column">
      <style:table-column-properties fo:break-before="auto" style:column-width="0.889in"/>
    </style:style>
    <style:style style:name="co114" style:family="table-column">
      <style:table-column-properties fo:break-before="auto" style:column-width="8.2165in"/>
    </style:style>
    <style:style style:name="co115" style:family="table-column">
      <style:table-column-properties fo:break-before="auto" style:column-width="2.0783in"/>
    </style:style>
    <style:style style:name="co13" style:family="table-column">
      <style:table-column-properties fo:break-before="auto" style:column-width="0.6291in"/>
    </style:style>
    <style:style style:name="co14" style:family="table-column">
      <style:table-column-properties fo:break-before="auto" style:column-width="0.5571in"/>
    </style:style>
    <style:style style:name="co15" style:family="table-column">
      <style:table-column-properties fo:break-before="auto" style:column-width="1.4772in"/>
    </style:style>
    <style:style style:name="co16" style:family="table-column">
      <style:table-column-properties fo:break-before="auto" style:column-width="2.0945in"/>
    </style:style>
    <style:style style:name="co17" style:family="table-column">
      <style:table-column-properties fo:break-before="auto" style:column-width="5.3882in"/>
    </style:style>
    <style:style style:name="co18" style:family="table-column">
      <style:table-column-properties fo:break-before="auto" style:column-width="1.6465in"/>
    </style:style>
    <style:style style:name="co19" style:family="table-column">
      <style:table-column-properties fo:break-before="auto" style:column-width="0.8925in"/>
    </style:style>
    <style:style style:name="co20" style:family="table-column">
      <style:table-column-properties fo:break-before="auto" style:column-width="0.702in"/>
    </style:style>
    <style:style style:name="co21" style:family="table-column">
      <style:table-column-properties fo:break-before="auto" style:column-width="0.678in"/>
    </style:style>
    <style:style style:name="co22" style:family="table-column">
      <style:table-column-properties fo:break-before="auto" style:column-width="2.1071in"/>
    </style:style>
    <style:style style:name="co23" style:family="table-column">
      <style:table-column-properties fo:break-before="auto" style:column-width="1.6346in"/>
    </style:style>
    <style:style style:name="co24" style:family="table-column">
      <style:table-column-properties fo:break-before="auto" style:column-width="5.4126in"/>
    </style:style>
    <style:style style:name="co116" style:family="table-column">
      <style:table-column-properties fo:break-before="auto" style:column-width="2.3811in"/>
    </style:style>
    <style:style style:name="co118" style:family="table-column">
      <style:table-column-properties fo:break-before="auto" style:column-width="0.6173in"/>
    </style:style>
    <style:style style:name="co119" style:family="table-column">
      <style:table-column-properties fo:break-before="auto" style:column-width="0.811in"/>
    </style:style>
    <style:style style:name="co28" style:family="table-column">
      <style:table-column-properties fo:break-before="auto" style:column-width="1.6583in"/>
    </style:style>
    <style:style style:name="co120" style:family="table-column">
      <style:table-column-properties fo:break-before="auto" style:column-width="1.4043in"/>
    </style:style>
    <style:style style:name="co121" style:family="table-column">
      <style:table-column-properties fo:break-before="auto" style:column-width="5.348in"/>
    </style:style>
    <style:style style:name="co122" style:family="table-column">
      <style:table-column-properties fo:break-before="auto" style:column-width="2.0728in"/>
    </style:style>
    <style:style style:name="co32" style:family="table-column">
      <style:table-column-properties fo:break-before="auto" style:column-width="0.7016in"/>
    </style:style>
    <style:style style:name="co33" style:family="table-column">
      <style:table-column-properties fo:break-before="auto" style:column-width="0.5417in"/>
    </style:style>
    <style:style style:name="co34" style:family="table-column">
      <style:table-column-properties fo:break-before="auto" style:column-width="1.148in"/>
    </style:style>
    <style:style style:name="co35" style:family="table-column">
      <style:table-column-properties fo:break-before="auto" style:column-width="1.6264in"/>
    </style:style>
    <style:style style:name="co36" style:family="table-column">
      <style:table-column-properties fo:break-before="auto" style:column-width="0.9035in"/>
    </style:style>
    <style:style style:name="co37" style:family="table-column">
      <style:table-column-properties fo:break-before="auto" style:column-width="3.3063in"/>
    </style:style>
    <style:style style:name="co38" style:family="table-column">
      <style:table-column-properties fo:break-before="auto" style:column-width="1.4409in"/>
    </style:style>
    <style:style style:name="co39" style:family="table-column">
      <style:table-column-properties fo:break-before="auto" style:column-width="0.7646in"/>
    </style:style>
    <style:style style:name="co40" style:family="table-column">
      <style:table-column-properties fo:break-before="auto" style:column-width="1.3in"/>
    </style:style>
    <style:style style:name="co41" style:family="table-column">
      <style:table-column-properties fo:break-before="auto" style:column-width="2.0209in"/>
    </style:style>
    <style:style style:name="co42" style:family="table-column">
      <style:table-column-properties fo:break-before="auto" style:column-width="1.1252in"/>
    </style:style>
    <style:style style:name="co43" style:family="table-column">
      <style:table-column-properties fo:break-before="auto" style:column-width="1.289in"/>
    </style:style>
    <style:style style:name="co44" style:family="table-column">
      <style:table-column-properties fo:break-before="auto" style:column-width="1.0484in"/>
    </style:style>
    <style:style style:name="co45" style:family="table-column">
      <style:table-column-properties fo:break-before="auto" style:column-width="1.8898in"/>
    </style:style>
    <style:style style:name="co46" style:family="table-column">
      <style:table-column-properties fo:break-before="auto" style:column-width="1.5402in"/>
    </style:style>
    <style:style style:name="co47" style:family="table-column">
      <style:table-column-properties fo:break-before="auto" style:column-width="1.4307in"/>
    </style:style>
    <style:style style:name="co48" style:family="table-column">
      <style:table-column-properties fo:break-before="auto" style:column-width="0.9937in"/>
    </style:style>
    <style:style style:name="co49" style:family="table-column">
      <style:table-column-properties fo:break-before="auto" style:column-width="1.4201in"/>
    </style:style>
    <style:style style:name="co50" style:family="table-column">
      <style:table-column-properties fo:break-before="auto" style:column-width="1.5291in"/>
    </style:style>
    <style:style style:name="co51" style:family="table-column">
      <style:table-column-properties fo:break-before="auto" style:column-width="1.3866in"/>
    </style:style>
    <style:style style:name="co52" style:family="table-column">
      <style:table-column-properties fo:break-before="auto" style:column-width="1.6055in"/>
    </style:style>
    <style:style style:name="co53" style:family="table-column">
      <style:table-column-properties fo:break-before="auto" style:column-width="0.6535in"/>
    </style:style>
    <style:style style:name="co54" style:family="table-column">
      <style:table-column-properties fo:break-before="auto" style:column-width="1.6102in"/>
    </style:style>
    <style:style style:name="co55" style:family="table-column">
      <style:table-column-properties fo:break-before="auto" style:column-width="1.2118in"/>
    </style:style>
    <style:style style:name="co56" style:family="table-column">
      <style:table-column-properties fo:break-before="auto" style:column-width="6.0925in"/>
    </style:style>
    <style:style style:name="co57" style:family="table-column">
      <style:table-column-properties fo:break-before="auto" style:column-width="1.5736in"/>
    </style:style>
    <style:style style:name="co58" style:family="table-column">
      <style:table-column-properties fo:break-before="auto" style:column-width="0.5736in"/>
    </style:style>
    <style:style style:name="co59" style:family="table-column">
      <style:table-column-properties fo:break-before="auto" style:column-width="0.5634in"/>
    </style:style>
    <style:style style:name="co60" style:family="table-column">
      <style:table-column-properties fo:break-before="auto" style:column-width="7.8256in"/>
    </style:style>
    <style:style style:name="co61" style:family="table-column">
      <style:table-column-properties fo:break-before="auto" style:column-width="0.6909in"/>
    </style:style>
    <style:style style:name="co62" style:family="table-column">
      <style:table-column-properties fo:break-before="auto" style:column-width="1.0098in"/>
    </style:style>
    <style:style style:name="co63" style:family="table-column">
      <style:table-column-properties fo:break-before="auto" style:column-width="1.648in"/>
    </style:style>
    <style:style style:name="co64" style:family="table-column">
      <style:table-column-properties fo:break-before="auto" style:column-width="6.5602in"/>
    </style:style>
    <style:style style:name="co65" style:family="table-column">
      <style:table-column-properties fo:break-before="auto" style:column-width="1.6689in"/>
    </style:style>
    <style:style style:name="co66" style:family="table-column">
      <style:table-column-properties fo:break-before="auto" style:column-width="0.6898in"/>
    </style:style>
    <style:style style:name="co67" style:family="table-column">
      <style:table-column-properties fo:break-before="auto" style:column-width="1.7673in"/>
    </style:style>
    <style:style style:name="co68" style:family="table-column">
      <style:table-column-properties fo:break-before="auto" style:column-width="4.8311in"/>
    </style:style>
    <style:style style:name="co69" style:family="table-column">
      <style:table-column-properties fo:break-before="auto" style:column-width="1.598in"/>
    </style:style>
    <style:style style:name="co70" style:family="table-column">
      <style:table-column-properties fo:break-before="auto" style:column-width="0.6417in"/>
    </style:style>
    <style:style style:name="co71" style:family="table-column">
      <style:table-column-properties fo:break-before="auto" style:column-width="1.7311in"/>
    </style:style>
    <style:style style:name="co72" style:family="table-column">
      <style:table-column-properties fo:break-before="auto" style:column-width="4.2016in"/>
    </style:style>
    <style:style style:name="co73" style:family="table-column">
      <style:table-column-properties fo:break-before="auto" style:column-width="1.7437in"/>
    </style:style>
    <style:style style:name="co74" style:family="table-column">
      <style:table-column-properties fo:break-before="auto" style:column-width="1.9252in"/>
    </style:style>
    <style:style style:name="co75" style:family="table-column">
      <style:table-column-properties fo:break-before="auto" style:column-width="2.0701in"/>
    </style:style>
    <style:style style:name="co76" style:family="table-column">
      <style:table-column-properties fo:break-before="auto" style:column-width="4.2866in"/>
    </style:style>
    <style:style style:name="co77" style:family="table-column">
      <style:table-column-properties fo:break-before="auto" style:column-width="2.022in"/>
    </style:style>
    <style:style style:name="co78" style:family="table-column">
      <style:table-column-properties fo:break-before="auto" style:column-width="5.328in"/>
    </style:style>
    <style:style style:name="co79" style:family="table-column">
      <style:table-column-properties fo:break-before="auto" style:column-width="1.5374in"/>
    </style:style>
    <style:style style:name="co80" style:family="table-column">
      <style:table-column-properties fo:break-before="auto" style:column-width="0.7228in"/>
    </style:style>
    <style:style style:name="co123" style:family="table-column">
      <style:table-column-properties fo:break-before="auto" style:column-width="1.4035in"/>
    </style:style>
    <style:style style:name="co124" style:family="table-column">
      <style:table-column-properties fo:break-before="auto" style:column-width="5.1252in"/>
    </style:style>
    <style:style style:name="co125" style:family="table-column">
      <style:table-column-properties fo:break-before="auto" style:column-width="2.7752in"/>
    </style:style>
    <style:style style:name="co84" style:family="table-column">
      <style:table-column-properties fo:break-before="auto" style:column-width="0.6374in"/>
    </style:style>
    <style:style style:name="co85" style:family="table-column">
      <style:table-column-properties fo:break-before="auto" style:column-width="0.6799in"/>
    </style:style>
    <style:style style:name="co86" style:family="table-column">
      <style:table-column-properties fo:break-before="auto" style:column-width="1.478in"/>
    </style:style>
    <style:style style:name="co87" style:family="table-column">
      <style:table-column-properties fo:break-before="auto" style:column-width="1.1055in"/>
    </style:style>
    <style:style style:name="co88" style:family="table-column">
      <style:table-column-properties fo:break-before="auto" style:column-width="6.4854in"/>
    </style:style>
    <style:style style:name="co89" style:family="table-column">
      <style:table-column-properties fo:break-before="auto" style:column-width="2.222in"/>
    </style:style>
    <style:style style:name="co90" style:family="table-column">
      <style:table-column-properties fo:break-before="auto" style:column-width="1.3398in"/>
    </style:style>
    <style:style style:name="co91" style:family="table-column">
      <style:table-column-properties fo:break-before="auto" style:column-width="4.2102in"/>
    </style:style>
    <style:style style:name="co92" style:family="table-column">
      <style:table-column-properties fo:break-before="auto" style:column-width="1.9984in"/>
    </style:style>
    <style:style style:name="co93" style:family="table-column">
      <style:table-column-properties fo:break-before="auto" style:column-width="3.0409in"/>
    </style:style>
    <style:style style:name="co94" style:family="table-column">
      <style:table-column-properties fo:break-before="auto" style:column-width="0.6693in"/>
    </style:style>
    <style:style style:name="co95" style:family="table-column">
      <style:table-column-properties fo:break-before="auto" style:column-width="1.4665in"/>
    </style:style>
    <style:style style:name="co96" style:family="table-column">
      <style:table-column-properties fo:break-before="auto" style:column-width="3.998in"/>
    </style:style>
    <style:style style:name="co97" style:family="table-column">
      <style:table-column-properties fo:break-before="auto" style:column-width="1.9772in"/>
    </style:style>
    <style:style style:name="co98" style:family="table-column">
      <style:table-column-properties fo:break-before="auto" style:column-width="0.7311in"/>
    </style:style>
    <style:style style:name="co99" style:family="table-column">
      <style:table-column-properties fo:break-before="auto" style:column-width="1.2453in"/>
    </style:style>
    <style:style style:name="co100" style:family="table-column">
      <style:table-column-properties fo:break-before="auto" style:column-width="0.7535in"/>
    </style:style>
    <style:style style:name="co101" style:family="table-column">
      <style:table-column-properties fo:break-before="auto" style:column-width="2.6in"/>
    </style:style>
    <style:style style:name="co102" style:family="table-column">
      <style:table-column-properties fo:break-before="auto" style:column-width="5.1339in"/>
    </style:style>
    <style:style style:name="co103" style:family="table-column">
      <style:table-column-properties fo:break-before="auto" style:column-width="1.5181in"/>
    </style:style>
    <style:style style:name="co104" style:family="table-column">
      <style:table-column-properties fo:break-before="auto" style:column-width="0.6965in"/>
    </style:style>
    <style:style style:name="co105" style:family="table-column">
      <style:table-column-properties fo:break-before="auto" style:column-width="0.9902in"/>
    </style:style>
    <style:style style:name="co106" style:family="table-column">
      <style:table-column-properties fo:break-before="auto" style:column-width="1.9591in"/>
    </style:style>
    <style:style style:name="co107" style:family="table-column">
      <style:table-column-properties fo:break-before="auto" style:column-width="0.8161in"/>
    </style:style>
    <style:style style:name="co108" style:family="table-column">
      <style:table-column-properties fo:break-before="auto" style:column-width="6.9866in"/>
    </style:style>
    <style:style style:name="co109" style:family="table-column">
      <style:table-column-properties fo:break-before="auto" style:column-width="2.4374in"/>
    </style:style>
    <style:style style:name="ro55"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2" style:family="table-row">
      <style:table-row-properties style:row-height="0.1756in" fo:break-before="auto" style:use-optimal-row-height="true"/>
    </style:style>
    <style:style style:name="ro7" style:family="table-row">
      <style:table-row-properties style:row-height="0.6425in" fo:break-before="auto" style:use-optimal-row-height="true"/>
    </style:style>
    <style:style style:name="ro60" style:family="table-row">
      <style:table-row-properties style:row-height="0.4866in" fo:break-before="auto" style:use-optimal-row-height="true"/>
    </style:style>
    <style:style style:name="ro12" style:family="table-row">
      <style:table-row-properties style:row-height="0.1701in" fo:break-before="auto" style:use-optimal-row-height="false"/>
    </style:style>
    <style:style style:name="ro4" style:family="table-row">
      <style:table-row-properties style:row-height="0.3311in" fo:break-before="auto" style:use-optimal-row-height="true"/>
    </style:style>
    <style:style style:name="ro6" style:family="table-row">
      <style:table-row-properties style:row-height="0.798in" fo:break-before="auto" style:use-optimal-row-height="true"/>
    </style:style>
    <style:style style:name="ro5" style:family="table-row">
      <style:table-row-properties style:row-height="1.1091in" fo:break-before="auto" style:use-optimal-row-height="true"/>
    </style:style>
    <style:style style:name="ro13" style:family="table-row">
      <style:table-row-properties style:row-height="4.3736in" fo:break-before="auto" style:use-optimal-row-height="true"/>
    </style:style>
    <style:style style:name="ro9" style:family="table-row">
      <style:table-row-properties style:row-height="0.9535in" fo:break-before="auto" style:use-optimal-row-height="true"/>
    </style:style>
    <style:style style:name="ro14" style:family="table-row">
      <style:table-row-properties style:row-height="1.7307in" fo:break-before="auto" style:use-optimal-row-height="true"/>
    </style:style>
    <style:style style:name="ro67" style:family="table-row">
      <style:table-row-properties style:row-height="0.1791in" fo:break-before="auto" style:use-optimal-row-height="true"/>
    </style:style>
    <style:style style:name="ro56" style:family="table-row">
      <style:table-row-properties style:row-height="1.5752in" fo:break-before="auto" style:use-optimal-row-height="true"/>
    </style:style>
    <style:style style:name="ro57" style:family="table-row">
      <style:table-row-properties style:row-height="0.9535in" fo:break-before="auto" style:use-optimal-row-height="true"/>
    </style:style>
    <style:style style:name="ro68" style:family="table-row">
      <style:table-row-properties style:row-height="1.2638in" fo:break-before="auto" style:use-optimal-row-height="true"/>
    </style:style>
    <style:style style:name="ro16" style:family="table-row">
      <style:table-row-properties style:row-height="2.3528in" fo:break-before="auto" style:use-optimal-row-height="true"/>
    </style:style>
    <style:style style:name="ro69" style:family="table-row">
      <style:table-row-properties style:row-height="5.4618in" fo:break-before="auto" style:use-optimal-row-height="true"/>
    </style:style>
    <style:style style:name="ro70" style:family="table-row">
      <style:table-row-properties style:row-height="4.9957in" fo:break-before="auto" style:use-optimal-row-height="true"/>
    </style:style>
    <style:style style:name="ro61" style:family="table-row">
      <style:table-row-properties style:row-height="1.4193in" fo:break-before="auto" style:use-optimal-row-height="true"/>
    </style:style>
    <style:style style:name="ro71" style:family="table-row">
      <style:table-row-properties style:row-height="2.6634in" fo:break-before="auto" style:use-optimal-row-height="true"/>
    </style:style>
    <style:style style:name="ro72" style:family="table-row">
      <style:table-row-properties style:row-height="4.2181in" fo:break-before="auto" style:use-optimal-row-height="true"/>
    </style:style>
    <style:style style:name="ro73" style:family="table-row">
      <style:table-row-properties style:row-height="2.2693in" fo:break-before="auto" style:use-optimal-row-height="true"/>
    </style:style>
    <style:style style:name="ro59" style:family="table-row">
      <style:table-row-properties style:row-height="1.8862in" fo:break-before="auto" style:use-optimal-row-height="true"/>
    </style:style>
    <style:style style:name="ro74" style:family="table-row">
      <style:table-row-properties style:row-height="2.0417in" fo:break-before="auto" style:use-optimal-row-height="true"/>
    </style:style>
    <style:style style:name="ro75" style:family="table-row">
      <style:table-row-properties style:row-height="3.7516in" fo:break-before="auto" style:use-optimal-row-height="true"/>
    </style:style>
    <style:style style:name="ro15" style:family="table-row">
      <style:table-row-properties style:row-height="0.1866in" fo:break-before="auto" style:use-optimal-row-height="true"/>
    </style:style>
    <style:style style:name="ro19" style:family="table-row">
      <style:table-row-properties style:row-height="1.3972in" fo:break-before="auto" style:use-optimal-row-height="true"/>
    </style:style>
    <style:style style:name="ro65" style:family="table-row">
      <style:table-row-properties style:row-height="0.6528in" fo:break-before="auto" style:use-optimal-row-height="true"/>
    </style:style>
    <style:style style:name="ro21" style:family="table-row">
      <style:table-row-properties style:row-height="1.0945in" fo:break-before="auto" style:use-optimal-row-height="true"/>
    </style:style>
    <style:style style:name="ro66" style:family="table-row">
      <style:table-row-properties style:row-height="2.5181in" fo:break-before="auto" style:use-optimal-row-height="true"/>
    </style:style>
    <style:style style:name="ro24" style:family="table-row">
      <style:table-row-properties style:row-height="2.0028in" fo:break-before="auto" style:use-optimal-row-height="true"/>
    </style:style>
    <style:style style:name="ro76" style:family="table-row">
      <style:table-row-properties style:row-height="2.2181in" fo:break-before="auto" style:use-optimal-row-height="true"/>
    </style:style>
    <style:style style:name="ro77" style:family="table-row">
      <style:table-row-properties style:row-height="1.0465in" fo:break-before="auto" style:use-optimal-row-height="true"/>
    </style:style>
    <style:style style:name="ro10" style:family="table-row">
      <style:table-row-properties style:row-height="2.5075in" fo:break-before="auto" style:use-optimal-row-height="true"/>
    </style:style>
    <style:style style:name="ro78" style:family="table-row">
      <style:table-row-properties style:row-height="2.1972in" fo:break-before="auto" style:use-optimal-row-height="true"/>
    </style:style>
    <style:style style:name="ro79" style:family="table-row">
      <style:table-row-properties style:row-height="1.5854in" fo:break-before="auto" style:use-optimal-row-height="true"/>
    </style:style>
    <style:style style:name="ro80" style:family="table-row">
      <style:table-row-properties style:row-height="0.9945in" fo:break-before="auto" style:use-optimal-row-height="true"/>
    </style:style>
    <style:style style:name="ro23" style:family="table-row">
      <style:table-row-properties style:row-height="1.7in" fo:break-before="auto" style:use-optimal-row-height="true"/>
    </style:style>
    <style:style style:name="ro81" style:family="table-row">
      <style:table-row-properties style:row-height="0.7252in" fo:break-before="auto" style:use-optimal-row-height="true"/>
    </style:style>
    <style:style style:name="ro34" style:family="table-row">
      <style:table-row-properties style:row-height="2.8189in" fo:break-before="auto" style:use-optimal-row-height="true"/>
    </style:style>
    <style:style style:name="ro82" style:family="table-row">
      <style:table-row-properties style:row-height="2.6736in" fo:break-before="auto" style:use-optimal-row-height="true"/>
    </style:style>
    <style:style style:name="ro83" style:family="table-row">
      <style:table-row-properties style:row-height="1.5134in" fo:break-before="auto" style:use-optimal-row-height="true"/>
    </style:style>
    <style:style style:name="ro84" style:family="table-row">
      <style:table-row-properties style:row-height="3.1299in" fo:break-before="auto" style:use-optimal-row-height="true"/>
    </style:style>
    <style:style style:name="ro38" style:family="table-row">
      <style:table-row-properties style:row-height="2.9744in" fo:break-before="auto" style:use-optimal-row-height="true"/>
    </style:style>
    <style:style style:name="ro8" style:family="table-row">
      <style:table-row-properties style:row-height="1.3972in" fo:break-before="auto" style:use-optimal-row-height="true"/>
    </style:style>
    <style:style style:name="ro39" style:family="table-row">
      <style:table-row-properties style:row-height="3.2854in" fo:break-before="auto" style:use-optimal-row-height="true"/>
    </style:style>
    <style:style style:name="ro40" style:family="table-row">
      <style:table-row-properties style:row-height="2.1346in" fo:break-before="auto" style:use-optimal-row-height="true"/>
    </style:style>
    <style:style style:name="ro11" style:family="table-row">
      <style:table-row-properties style:row-height="0.1866in" fo:break-before="auto" style:use-optimal-row-height="true"/>
    </style:style>
    <style:style style:name="ro41" style:family="table-row">
      <style:table-row-properties style:row-height="4.5291in" fo:break-before="auto" style:use-optimal-row-height="true"/>
    </style:style>
    <style:style style:name="ro42" style:family="table-row">
      <style:table-row-properties style:row-height="7.8665in" fo:break-before="auto" style:use-optimal-row-height="true"/>
    </style:style>
    <style:style style:name="ro43" style:family="table-row">
      <style:table-row-properties style:row-height="6.0839in" fo:break-before="auto" style:use-optimal-row-height="true"/>
    </style:style>
    <style:style style:name="ro44" style:family="table-row">
      <style:table-row-properties style:row-height="3.4409in" fo:break-before="auto" style:use-optimal-row-height="true"/>
    </style:style>
    <style:style style:name="ro45" style:family="table-row">
      <style:table-row-properties style:row-height="0.5075in" fo:break-before="auto" style:use-optimal-row-height="true"/>
    </style:style>
    <style:style style:name="ro46" style:family="table-row">
      <style:table-row-properties style:row-height="1.1291in" fo:break-before="auto" style:use-optimal-row-height="true"/>
    </style:style>
    <style:style style:name="ro47" style:family="table-row">
      <style:table-row-properties style:row-height="0.9736in" fo:break-before="auto" style:use-optimal-row-height="true"/>
    </style:style>
    <style:style style:name="ro48" style:family="table-row">
      <style:table-row-properties style:row-height="3.5965in" fo:break-before="auto" style:use-optimal-row-height="true"/>
    </style:style>
    <style:style style:name="ro1" style:family="table-row">
      <style:table-row-properties style:row-height="0.1681in" fo:break-before="auto" style:use-optimal-row-height="true"/>
    </style:style>
    <style:style style:name="ro85" style:family="table-row">
      <style:table-row-properties style:row-height="2.7673in" fo:break-before="auto" style:use-optimal-row-height="true"/>
    </style:style>
    <style:style style:name="ro50" style:family="table-row">
      <style:table-row-properties style:row-height="0.2165in" fo:break-before="auto" style:use-optimal-row-height="false"/>
    </style:style>
    <style:style style:name="ro90" style:family="table-row">
      <style:table-row-properties style:row-height="2.2799in" fo:break-before="auto" style:use-optimal-row-height="true"/>
    </style:style>
    <style:style style:name="ro91" style:family="table-row">
      <style:table-row-properties style:row-height="2.2382in" fo:break-before="auto" style:use-optimal-row-height="true"/>
    </style:style>
    <style:style style:name="ro92"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48" style:family="table-cell" style:parent-style-name="Default" style:data-style-name="N100">
      <style:table-cell-properties fo:wrap-option="wrap"/>
      <style:text-properties style:text-position=""/>
    </style: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0" style:family="table-cell" style:parent-style-name="Default">
      <style:table-cell-properties fo:wrap-option="wrap"/>
      <style:text-properties style:text-position="" style:font-size-complex="5.65000009536743pt"/>
    </style:style>
    <style:style style:name="ce11" style:family="table-cell" style:parent-style-name="Default">
      <style:table-cell-properties fo:wrap-option="wrap"/>
      <style:text-properties style:text-position="" style:font-size-complex="5.69999980926514pt"/>
    </style:style>
    <style:style style:name="ce12"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4" style:family="table-cell" style:parent-style-name="Default" style:data-style-name="N100">
      <style:table-cell-properties style:text-align-source="fix" style:repeat-content="false" fo:wrap-option="wrap"/>
      <style:paragraph-properties fo:text-align="start"/>
      <style:text-properties style:text-position=""/>
    </style:style>
    <style:style style:name="ce15" style:family="table-cell" style:parent-style-name="Default">
      <style:table-cell-properties style:text-align-source="fix" style:repeat-content="false" fo:wrap-option="wrap"/>
      <style:paragraph-properties fo:text-align="start"/>
      <style:text-properties style:text-position=""/>
    </style:style>
    <style:style style:name="ce16" style:family="table-cell" style:parent-style-name="Default" style:data-style-name="N100">
      <style:table-cell-properties style:text-align-source="fix" style:repeat-content="false" fo:wrap-option="wrap"/>
      <style:paragraph-properties fo:text-align="center"/>
      <style:text-properties style:text-position=""/>
    </style:style>
    <style:style style:name="ce3" style:family="table-cell" style:parent-style-name="Default" style:data-style-name="N100">
      <style:table-cell-properties fo:wrap-option="wrap"/>
      <style:text-properties style:text-position=""/>
    </style:style>
    <style:style style:name="ce5" style:family="table-cell" style:parent-style-name="Default">
      <style:table-cell-properties fo:wrap-option="wrap"/>
      <style:text-properties style:text-position=""/>
    </style:style>
    <style:style style:name="ce6" style:family="table-cell" style:parent-style-name="Default" style:data-style-name="N100">
      <style:table-cell-properties style:text-align-source="fix" style:repeat-content="false" fo:wrap-option="wrap"/>
      <style:paragraph-properties fo:text-align="end"/>
      <style:text-properties style:text-position=""/>
    </style:style>
    <style:style style:name="ce7" style:family="table-cell" style:parent-style-name="Default" style:data-style-name="N100">
      <style:table-cell-properties fo:wrap-option="wrap"/>
      <style:text-properties style:text-position="" style:font-name="Arial" style:font-name-asian="Arial Unicode MS1" style:font-name-complex="Arial Unicode MS1"/>
    </style:style>
    <style:style style:name="ce8" style:family="table-cell" style:parent-style-name="Default">
      <style:table-cell-properties fo:wrap-option="wrap"/>
      <style:text-properties style:text-position="" fo:language="en" fo:country="US" style:language-asian="en" style:country-asian="US" style:font-size-complex="5.65000009536743pt" style:language-complex="en" style:country-complex="US"/>
    </style:style>
    <style:style style:name="ce9" style:family="table-cell" style:parent-style-name="Default" style:data-style-name="N100">
      <style:table-cell-properties fo:wrap-option="wrap" fo:padding-bottom="0.0193in" fo:padding-left="0.0138in" fo:padding-right="0.0138in" fo:padding-top="0.0193in"/>
      <style:text-properties style:text-position=""/>
    </style:style>
    <style:style style:name="ce103" style:family="table-cell" style:parent-style-name="Default">
      <style:table-cell-properties fo:wrap-option="no-wrap"/>
      <style:text-properties style:text-position="" style:font-name="Arial" style:font-name-asian="Arial Unicode MS1" style:font-name-complex="Arial Unicode MS1"/>
    </style:style>
    <style:style style:name="ce104"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05" style:family="table-cell" style:parent-style-name="Default" style:data-style-name="N100">
      <style:text-properties style:text-position=""/>
    </style:style>
    <style:style style:name="ce106" style:family="table-cell" style:parent-style-name="Default" style:data-style-name="N100">
      <style:table-cell-properties fo:wrap-option="wrap"/>
      <style:text-properties style:text-position=""/>
    </style:style>
    <style:style style:name="ce107" style:family="table-cell" style:parent-style-name="Default" style:data-style-name="N100">
      <style:table-cell-properties style:text-align-source="fix" style:repeat-content="false"/>
      <style:paragraph-properties fo:text-align="end"/>
      <style:text-properties style:text-position=""/>
    </style:style>
    <style:style style:name="ce108"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09"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11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10pt"/>
    </style:style>
    <style:style style:name="ce113" style:family="table-cell" style:parent-style-name="Default" style:data-style-name="N100">
      <style:table-cell-properties style:text-align-source="fix" style:repeat-content="false" fo:wrap-option="wrap"/>
      <style:paragraph-properties fo:text-align="end"/>
      <style:text-properties style:text-position=""/>
    </style:style>
    <style:style style:name="ce114" style:family="table-cell" style:parent-style-name="Default">
      <style:table-cell-properties fo:wrap-option="wrap"/>
      <style:text-properties style:text-position=""/>
    </style:style>
    <style:style style:name="ce115" style:family="table-cell" style:parent-style-name="Default">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6"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7" style:family="table-cell" style:parent-style-name="Default">
      <style:table-cell-properties style:text-align-source="fix" style:repeat-content="false" fo:wrap-option="wrap"/>
      <style:paragraph-properties fo:text-align="end"/>
      <style:text-properties style:text-position=""/>
    </style:style>
    <style:style style:name="ce118" style:family="table-cell" style:parent-style-name="Default">
      <style:table-cell-properties fo:wrap-option="wrap" fo:padding-bottom="0.0193in" fo:padding-left="0.0138in" fo:padding-right="0.0138in" fo:padding-top="0.0193in"/>
      <style:text-properties style:text-position=""/>
    </style:style>
    <style:style style:name="ce119" style:family="table-cell" style:parent-style-name="Default">
      <style:table-cell-properties fo:wrap-option="wrap"/>
      <style:text-properties style:text-position="" style:font-size-complex="5.65000009536743pt"/>
    </style:style>
    <style:style style:name="ce120" style:family="table-cell" style:parent-style-name="Default" style:data-style-name="N100">
      <style:table-cell-properties fo:wrap-option="wrap"/>
      <style:text-properties style:text-position="" style:font-size-complex="5.69999980926514pt"/>
    </style:style>
    <style:style style:name="ce121" style:family="table-cell" style:parent-style-name="Default" style:data-style-name="N100">
      <style:table-cell-properties fo:wrap-option="wrap"/>
      <style:text-properties style:text-position="" style:font-size-complex="5.65000009536743pt"/>
    </style:style>
    <style:style style:name="ce122" style:family="table-cell" style:parent-style-name="Default">
      <style:table-cell-properties style:text-align-source="fix" style:repeat-content="false" fo:wrap-option="wrap"/>
      <style:paragraph-properties fo:text-align="start" fo:margin-left="0in"/>
      <style:text-properties style:text-position=""/>
    </style:style>
    <style:style style:name="ce123"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124" style:family="table-cell" style:parent-style-name="Default" style:data-style-name="N100">
      <style:table-cell-properties fo:wrap-option="wrap"/>
      <style:text-properties style:text-position="" fo:language="en" fo:country="US" style:language-asian="en" style:country-asian="US" style:font-size-complex="5.69999980926514pt" style:language-complex="en" style:country-complex="US"/>
    </style:style>
    <style:style style:name="ce125"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26" style:family="table-cell" style:parent-style-name="Default">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27" style:family="table-cell" style:parent-style-name="Default" style:data-style-name="N100">
      <style:table-cell-properties fo:wrap-option="wrap"/>
      <style:text-properties style:text-position="" fo:font-size="10pt" style:font-size-asian="10pt" style:font-size-complex="10pt"/>
    </style:style>
    <style:style style:name="ce128" style:family="table-cell" style:parent-style-name="Default">
      <style:table-cell-properties style:text-align-source="fix" style:repeat-content="false"/>
      <style:paragraph-properties fo:text-align="center"/>
      <style:text-properties style:text-position=""/>
    </style:style>
    <style:style style:name="ce129" style:family="table-cell" style:parent-style-name="Default" style:data-style-name="N100">
      <style:table-cell-properties style:text-align-source="fix" style:repeat-content="false" fo:wrap-option="wrap"/>
      <style:paragraph-properties fo:text-align="center"/>
      <style:text-properties style:text-position=""/>
    </style:style>
    <style:style style:name="ce30" style:family="table-cell" style:parent-style-name="Default" style:data-style-name="N100">
      <style:table-cell-properties fo:wrap-option="wrap"/>
      <style:text-properties style:text-position="" style:font-size-complex="5.65000009536743pt"/>
    </style:style>
    <style:style style:name="ce36" style:family="table-cell" style:parent-style-name="Default">
      <style:table-cell-properties style:text-align-source="fix" style:repeat-content="false"/>
      <style:paragraph-properties fo:text-align="center"/>
      <style:text-properties style:text-position=""/>
    </style:style>
    <style:style style:name="ce3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37"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3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139" style:family="table-cell" style:parent-style-name="Default">
      <style:table-cell-properties fo:wrap-option="wrap"/>
      <style:text-properties style:text-position=""/>
    </style:style>
    <style:style style:name="ce140" style:family="table-cell" style:parent-style-name="Default" style:data-style-name="N100">
      <style:table-cell-properties style:text-align-source="fix" style:repeat-content="false"/>
      <style:paragraph-properties fo:text-align="end"/>
      <style:text-properties style:text-position=""/>
    </style:style>
    <style:style style:name="ce141" style:family="table-cell" style:parent-style-name="Default" style:data-style-name="N100">
      <style:table-cell-properties fo:wrap-option="wrap"/>
      <style:text-properties style:text-position=""/>
    </style:style>
    <style:style style:name="ce142" style:family="table-cell" style:parent-style-name="Default" style:data-style-name="N100">
      <style:table-cell-properties style:text-align-source="fix" style:repeat-content="false" fo:wrap-option="wrap"/>
      <style:paragraph-properties fo:text-align="start"/>
      <style:text-properties style:text-position=""/>
    </style:style>
    <style:style style:name="ce14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145" style:family="table-cell" style:parent-style-name="Default" style:data-style-name="N100">
      <style:table-cell-properties style:text-align-source="fix" style:repeat-content="false" fo:wrap-option="wrap"/>
      <style:paragraph-properties fo:text-align="end"/>
      <style:text-properties style:text-position=""/>
    </style:style>
    <style:style style:name="ce146" style:family="table-cell" style:parent-style-name="Default" style:data-style-name="N100">
      <style:table-cell-properties style:text-align-source="fix" style:repeat-content="false" fo:wrap-option="wrap"/>
      <style:paragraph-properties fo:text-align="end"/>
      <style:text-properties style:text-position="" fo:language="en" fo:country="US" style:language-asian="en" style:country-asian="US" style:font-size-complex="5.65000009536743pt" style:language-complex="en" style:country-complex="US"/>
    </style:style>
    <style:style style:name="ce149"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Default" style:data-style-name="N100">
      <style:table-cell-properties style:text-align-source="fix" style:repeat-content="false" fo:wrap-option="wrap"/>
      <style:paragraph-properties fo:text-align="end"/>
      <style:text-properties style:text-position="" style:font-name="Arial" style:font-name-asian="Arial Unicode MS1" style:font-name-complex="Arial Unicode MS1"/>
    </style:style>
    <style:style style:name="ce151" style:family="table-cell" style:parent-style-name="Default" style:data-style-name="N100">
      <style:table-cell-properties style:text-align-source="fix" style:repeat-content="false" fo:wrap-option="wrap"/>
      <style:paragraph-properties fo:text-align="end"/>
      <style:text-properties style:text-position="" fo:font-size="11pt" style:font-size-asian="11pt" style:font-size-complex="11pt"/>
    </style:style>
    <style:style style:name="ce15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5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15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15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9999980926514pt" style:language-complex="en" style:country-complex="US" style:font-weight-complex="normal"/>
    </style:style>
    <style:style style:name="ce15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15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58"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59"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160"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5000009536743pt"/>
    </style:style>
    <style:style style:name="ce16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162"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163" style:family="table-cell" style:parent-style-name="Default" style:data-style-name="N100">
      <style:table-cell-properties fo:wrap-option="wrap"/>
      <style:text-properties style:text-position="" style:font-size-complex="5.65000009536743pt"/>
    </style:style>
    <style:style style:name="ce164" style:family="table-cell" style:parent-style-name="Default" style:data-style-name="N100">
      <style:table-cell-properties fo:wrap-option="wrap"/>
      <style:text-properties style:text-position="" fo:font-size="10pt" style:font-size-asian="8pt" style:font-size-complex="4.55000019073486pt"/>
    </style:style>
    <style:style style:name="ce165" style:family="table-cell" style:parent-style-name="Default" style:data-style-name="N100">
      <style:table-cell-properties fo:wrap-option="wrap"/>
      <style:text-properties style:text-position="" fo:font-size="10pt" style:font-size-asian="6.5pt" style:font-size-complex="3.70000004768372pt"/>
    </style:style>
    <style:style style:name="ce166"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67"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168" style:family="table-cell" style:parent-style-name="Default" style:data-style-name="N100">
      <style:table-cell-properties fo:wrap-option="wrap"/>
      <style:text-properties style:text-position="" fo:font-size="10pt" style:font-size-asian="10pt" style:font-size-complex="10pt"/>
    </style:style>
    <style:style style:name="ce169"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10pt" style:language-asian="en" style:country-asian="US" style:font-size-complex="10pt" style:language-complex="en" style:country-complex="US"/>
    </style:style>
    <style:style style:name="ce170" style:family="table-cell" style:parent-style-name="Default" style:data-style-name="N100">
      <style:table-cell-properties style:text-align-source="fix" style:repeat-content="false" fo:wrap-option="wrap"/>
      <style:paragraph-properties fo:text-align="start"/>
      <style:text-properties style:text-position="" fo:font-size="11pt" style:font-size-asian="8pt" style:font-size-complex="4.55000019073486pt"/>
    </style:style>
    <style:style style:name="ce171" style:family="table-cell" style:parent-style-name="Default" style:data-style-name="N100">
      <style:table-cell-properties style:text-align-source="fix" style:repeat-content="false" fo:wrap-option="wrap"/>
      <style:paragraph-properties fo:text-align="start"/>
      <style:text-properties style:text-position="" fo:font-size="10.5pt" style:font-size-asian="10.5pt" style:font-size-complex="10.5pt"/>
    </style:style>
    <style:style style:name="ce172"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normal" style:font-weight-complex="normal"/>
    </style:style>
    <style:style style:name="ce173" style:family="table-cell" style:parent-style-name="Default" style:data-style-name="N100">
      <style:table-cell-properties style:text-align-source="fix" style:repeat-content="false" fo:wrap-option="wrap"/>
      <style:paragraph-properties fo:text-align="start"/>
      <style:text-properties style:text-position="" fo:font-size="10.5pt" fo:language="en" fo:country="US" style:font-size-asian="4.5pt" style:language-asian="en" style:country-asian="US" style:font-size-complex="2.54999995231628pt" style:language-complex="en" style:country-complex="US"/>
    </style:style>
    <style:style style:name="ce174"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75" style:family="table-cell" style:parent-style-name="Default">
      <style:table-cell-properties style:text-align-source="fix" style:repeat-content="false"/>
      <style:paragraph-properties fo:text-align="center"/>
      <style:text-properties style:text-position=""/>
    </style:style>
    <style:style style:name="ce176"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20" style:family="table-cell" style:parent-style-name="Default" style:data-style-name="N100">
      <style:table-cell-properties style:text-align-source="fix" style:repeat-content="false"/>
      <style:paragraph-properties fo:text-align="end"/>
      <style:text-properties style:text-position=""/>
    </style:style>
    <style:style style:name="ce27" style:family="table-cell" style:parent-style-name="Default">
      <style:table-cell-properties style:text-align-source="fix" style:repeat-content="false" fo:wrap-option="wrap"/>
      <style:paragraph-properties fo:text-align="end"/>
      <style:text-properties style:text-position=""/>
    </style:style>
    <style:style style:name="ce3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9999980926514pt" style:language-complex="en" style:country-complex="US" style:font-weight-complex="normal"/>
    </style:style>
    <style:style style:name="ce4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61"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62"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63" style:family="table-cell" style:parent-style-name="Default">
      <style:table-cell-properties style:text-align-source="fix" style:repeat-content="false"/>
      <style:paragraph-properties fo:text-align="start"/>
      <style:text-properties style:text-position=""/>
    </style:style>
    <style:style style:name="ce64"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65" style:family="table-cell" style:parent-style-name="Default" style:data-style-name="N100">
      <style:table-cell-properties style:text-align-source="fix" style:repeat-content="false" fo:wrap-option="wrap"/>
      <style:paragraph-properties fo:text-align="start"/>
      <style:text-properties style:text-position="" fo:font-size="11pt" style:font-size-asian="11pt" style:font-size-complex="5.65000009536743pt"/>
    </style:style>
    <style:style style:name="ce19" style:family="table-cell" style:parent-style-name="Default" style:data-style-name="N100">
      <style:text-properties style:text-position=""/>
    </style:style>
    <style:style style:name="ce66" style:family="table-cell" style:parent-style-name="Default" style:data-style-name="N100">
      <style:table-cell-properties fo:wrap-option="no-wrap"/>
      <style:text-properties style:text-position=""/>
    </style:style>
    <style:style style:name="ce67" style:family="table-cell" style:parent-style-name="Default" style:data-style-name="N100">
      <style:table-cell-properties fo:border-bottom="0.06pt solid #000000" fo:border-left="none" fo:padding-bottom="0.0193in" fo:padding-left="0.0138in" fo:padding-right="0.0138in" fo:padding-top="0.0193in" fo:border-right="none" fo:border-top="none"/>
      <style:text-properties style:text-position="" fo:font-weight="bold" style:font-weight-asian="bold" style:font-weight-complex="bold"/>
    </style:style>
    <style:style style:name="ce68" style:family="table-cell" style:parent-style-name="Default" style:data-style-name="N100">
      <style:table-cell-properties fo:border-bottom="0.06pt solid #000000" fo:wrap-option="wrap" fo:border-left="none" fo:padding-bottom="0.0193in" fo:padding-left="0.0138in" fo:padding-right="0.0138in" fo:padding-top="0.0193in" fo:border-right="none" fo:border-top="none"/>
      <style:text-properties style:text-position="" fo:font-weight="bold" style:font-weight-asian="bold" style:font-weight-complex="bold"/>
    </style:style>
    <style:style style:name="ce69" style:family="table-cell" style:parent-style-name="Default" style:data-style-name="N100">
      <style:table-cell-properties style:text-align-source="fix" style:repeat-content="false" fo:padding-bottom="0.0193in" fo:padding-left="0.0138in" fo:padding-right="0.0138in" fo:padding-top="0.0193in"/>
      <style:paragraph-properties fo:text-align="start"/>
      <style:text-properties style:text-position=""/>
    </style:style>
    <style:style style:name="ce70" style:family="table-cell" style:parent-style-name="Default" style:data-style-name="N100">
      <style:table-cell-properties fo:border-bottom="0.06pt solid #000000" fo:wrap-option="wrap" fo:border-left="none" fo:padding-bottom="0.0193in" fo:padding-left="0.0138in" fo:padding-right="0.0138in" fo:padding-top="0.0193in" fo:border-right="0.06pt solid #000000" fo:border-top="none"/>
      <style:text-properties style:text-position="" fo:font-weight="bold" style:font-weight-asian="bold" style:font-weight-complex="bold"/>
    </style:style>
    <style:style style:name="ce29" style:family="table-cell" style:parent-style-name="Default" style:data-style-name="N100">
      <style:table-cell-properties fo:wrap-option="wrap"/>
      <style:text-properties style:text-position="" style:font-size-complex="5.69999980926514pt"/>
    </style:style>
    <style:style style:name="ce35" style:family="table-cell" style:parent-style-name="Default" style:data-style-name="N100">
      <style:table-cell-properties fo:wrap-option="wrap"/>
      <style:text-properties style:text-position="" fo:font-size="10pt" style:font-size-asian="10pt" style:font-size-complex="10pt"/>
    </style:style>
    <style:style style:name="ce52" style:family="table-cell" style:parent-style-name="Default" style:data-style-name="N100">
      <style:table-cell-properties fo:wrap-option="wrap"/>
      <style:text-properties style:text-position="" fo:font-size="10pt" style:font-size-asian="8pt" style:font-size-complex="4.55000019073486pt"/>
    </style:style>
    <style:style style:name="ce53" style:family="table-cell" style:parent-style-name="Default" style:data-style-name="N100">
      <style:table-cell-properties fo:wrap-option="wrap"/>
      <style:text-properties style:text-position="" fo:font-size="10pt" style:font-size-asian="6.5pt" style:font-size-complex="3.70000004768372pt"/>
    </style:style>
    <style:style style:name="ce54"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55"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71" style:family="table-cell" style:parent-style-name="Default" style:data-style-name="N100">
      <style:table-cell-properties fo:wrap-option="wrap"/>
      <style:text-properties style:text-position="" fo:font-weight="normal" style:font-weight-asian="normal" style:font-weight-complex="normal"/>
    </style:style>
    <style:style style:name="ce72" style:family="table-cell" style:parent-style-name="Default" style:data-style-name="N100">
      <style:table-cell-properties fo:wrap-option="wrap"/>
      <style:text-properties style:text-position="" fo:font-size="10pt" style:font-size-asian="8pt" style:font-size-complex="4.59999990463257pt"/>
    </style:style>
    <style:style style:name="ce73" style:family="table-cell" style:parent-style-name="Default" style:data-style-name="N100">
      <style:table-cell-properties fo:wrap-option="wrap"/>
      <style:text-properties style:text-position="" fo:font-size="8pt" style:font-size-asian="8pt" style:font-size-complex="8pt"/>
    </style:style>
    <style:style style:name="ce74"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75"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76" style:family="table-cell" style:parent-style-name="Default">
      <style:table-cell-properties style:text-align-source="fix" style:repeat-content="false"/>
      <style:paragraph-properties fo:text-align="end"/>
      <style:text-properties style:text-position=""/>
    </style:style>
    <style:style style:name="ce18"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26"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32"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42" style:family="table-cell" style:parent-style-name="Default" style:data-style-name="N100">
      <style:table-cell-properties style:text-align-source="fix" style:repeat-content="false" fo:wrap-option="wrap"/>
      <style:paragraph-properties fo:text-align="end"/>
      <style:text-properties style:text-position="" style:font-name="Arial" style:font-name-asian="Arial Unicode MS1" style:font-name-complex="Arial Unicode MS1"/>
    </style:style>
    <style:style style:name="ce77" style:family="table-cell" style:parent-style-name="Default">
      <style:table-cell-properties fo:wrap-option="wrap" fo:padding-bottom="0.0193in" fo:padding-left="0.0138in" fo:padding-right="0.0138in" fo:padding-top="0.0193in"/>
      <style:text-properties style:text-position="" fo:font-size="10pt" style:font-size-asian="10pt" style:font-size-complex="5.65000009536743pt"/>
    </style:style>
    <style:style style:name="ce78" style:family="table-cell" style:parent-style-name="Default" style:data-style-name="N100">
      <style:table-cell-properties fo:wrap-option="wrap"/>
      <style:text-properties style:text-position="" fo:language="en" fo:country="US" style:language-asian="en" style:country-asian="US" style:language-complex="en" style:country-complex="US"/>
    </style:style>
    <style:style style:name="ce2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5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10pt" style:language-asian="en" style:country-asian="US" style:font-size-complex="10pt" style:language-complex="en" style:country-complex="US"/>
    </style:style>
    <style:style style:name="ce7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8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82"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bold" style:font-size-complex="5.65000009536743pt" style:font-weight-complex="bold"/>
    </style:style>
    <style:style style:name="ce8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bold" style:font-weight-asian="bold" style:font-weight-complex="bold"/>
    </style:style>
    <style:style style:name="ce85"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177" style:family="table-cell" style:parent-style-name="Default">
      <style:table-cell-properties fo:wrap-option="wrap"/>
      <style:text-properties style:text-position="" style:font-size-complex="5.65000009536743pt"/>
    </style:style>
    <style:style style:name="ce178" style:family="table-cell" style:parent-style-name="Default">
      <style:table-cell-properties fo:wrap-option="wrap"/>
      <style:text-properties style:text-position="" fo:language="en" fo:country="US" style:language-asian="en" style:country-asian="US" style:font-size-complex="5.65000009536743pt" style:language-complex="en" style:country-complex="US"/>
    </style:style>
    <style:style style:name="ce179" style:family="table-cell" style:parent-style-name="Default">
      <style:table-cell-properties fo:wrap-option="wrap"/>
      <style:text-properties style:text-position="" style:font-size-complex="5.69999980926514pt"/>
    </style:style>
    <style:style style:name="ce180" style:family="table-cell" style:parent-style-name="Default">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5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86" style:family="table-cell" style:parent-style-name="Default" style:data-style-name="N100">
      <style:table-cell-properties fo:border-bottom="0.06pt solid #000000" style:text-align-source="value-type" style:repeat-content="false" fo:wrap-option="no-wrap" fo:border-left="none" fo:padding-bottom="0.0193in" fo:padding-left="0.0138in" fo:padding-right="0.0138in" fo:padding-top="0.0193in" fo:border-right="none" fo:border-top="none"/>
      <style:text-properties style:text-position="" fo:font-weight="normal" style:font-weight-asian="normal" style:font-weight-complex="normal"/>
    </style:style>
    <style:style style:name="ce87" style:family="table-cell" style:parent-style-name="Default">
      <style:table-cell-properties fo:wrap-option="wrap"/>
      <style:text-properties style:text-position="" fo:font-size="10pt" style:font-size-asian="10pt" style:font-size-complex="10pt"/>
    </style:style>
    <style:style style:name="ce88" style:family="table-cell" style:parent-style-name="Default">
      <style:text-properties style:text-position="" fo:font-weight="bold" style:font-weight-asian="bold" style:font-weight-complex="bold"/>
    </style:style>
    <style:style style:name="ce89"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90" style:family="table-cell" style:parent-style-name="Default">
      <style:table-cell-properties style:text-align-source="fix" style:repeat-content="false" fo:wrap-option="no-wrap"/>
      <style:paragraph-properties fo:text-align="center"/>
      <style:text-properties style:text-position=""/>
    </style:style>
    <style:style style:name="ce91" style:family="table-cell" style:parent-style-name="Default" style:data-style-name="N100">
      <style:table-cell-properties fo:wrap-option="wrap"/>
      <style:text-properties style:text-position="" style:font-name="Arial Unicode MS" fo:language="en" fo:country="US" style:font-name-asian="Arial Unicode MS" style:language-asian="en" style:country-asian="US" style:font-name-complex="Arial Unicode MS" style:language-complex="en" style:country-complex="US"/>
    </style:style>
    <style:style style:name="ce92" style:family="table-cell" style:parent-style-name="Default">
      <style:table-cell-properties fo:wrap-option="wrap"/>
      <style:text-properties style:use-window-font-color="true" style:text-outline="false" style:text-line-through-style="none" style:text-position=""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16" style:family="table-cell" style:parent-style-name="Default" style:data-style-name="N100">
      <style:table-cell-properties style:text-align-source="value-type" style:repeat-content="false" fo:wrap-option="wrap" fo:border="none" fo:padding-bottom="0.0193in" fo:padding-left="0.0138in" fo:padding-right="0.0138in" fo:padding-top="0.0193in"/>
      <style:text-properties fo:font-weight="normal" style:font-weight-asian="normal" style:font-weight-complex="normal"/>
    </style:style>
    <style:style style:name="ce217" style:family="table-cell" style:parent-style-name="Default" style:data-style-name="N100">
      <style:table-cell-properties fo:wrap-option="wrap"/>
    </style:style>
    <style:style style:name="ce218" style:family="table-cell" style:parent-style-name="Default" style:data-style-name="N100">
      <style:table-cell-properties fo:wrap-option="wrap"/>
      <style:text-properties fo:font-size="11pt" fo:language="en" fo:country="US" style:font-size-asian="11pt" style:language-asian="en" style:country-asian="US" style:font-size-complex="11pt" style:language-complex="en" style:country-complex="US"/>
    </style:style>
    <style:style style:name="ce219" style:family="table-cell" style:parent-style-name="Default" style:data-style-name="N100">
      <style:table-cell-properties fo:wrap-option="wrap"/>
      <style:text-properties fo:font-weight="bold" style:font-weight-asian="bold" style:font-weight-complex="bold"/>
    </style:style>
    <style:style style:name="T1" style:family="text">
      <style:text-properties fo:font-weight="bold" style:font-weight-asian="bold" style:font-weight-complex="bold"/>
    </style:style>
    <style:style style:name="T3" style:family="text">
      <style:text-properties style:font-size-complex="5.69999980926514pt"/>
    </style:style>
    <style:style style:name="T4" style:family="text">
      <style:text-properties fo:font-size="10pt" style:font-size-asian="10pt" style:font-size-complex="5.69999980926514pt"/>
    </style:style>
    <style:style style:name="T5" style:family="text">
      <style:text-properties fo:font-weight="bold" style:font-weight-asian="bold" style:font-size-complex="5.69999980926514pt" style:font-weight-complex="bold"/>
    </style:style>
    <style:style style:name="T6" style:family="text">
      <style:text-properties fo:font-weight="normal" style:font-weight-asian="normal" style:font-size-complex="5.69999980926514pt" style:font-weight-complex="normal"/>
    </style:style>
    <style:style style:name="T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4"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15"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2" style:family="text">
      <style:text-properties fo:font-weight="normal" style:font-weight-asian="normal" style:font-weight-complex="normal"/>
    </style:style>
    <style:style style:name="T8" style:family="text">
      <style:text-properties fo:font-size="10pt" fo:font-weight="bold" style:font-size-asian="10pt" style:font-weight-asian="bold" style:font-size-complex="5.69999980926514pt" style:font-weight-complex="bold"/>
    </style:style>
    <style:style style:name="T9" style:family="text">
      <style:text-properties fo:font-size="10pt" fo:font-weight="normal" style:font-size-asian="10pt" style:font-weight-asian="normal" style:font-size-complex="5.69999980926514pt" style:font-weight-complex="normal"/>
    </style:style>
    <style:style style:name="T10" style:family="text">
      <style:text-properties fo:font-size="12pt" style:font-size-complex="5.69999980926514pt"/>
    </style:style>
    <style:style style:name="T63" style:family="text">
      <style:text-properties fo:font-size="12pt" fo:font-weight="bold" style:font-weight-asian="bold" style:font-size-complex="5.69999980926514pt" style:font-weight-complex="bold"/>
    </style:style>
    <style:style style:name="T1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13" style:family="text">
      <style:text-properties style:font-size-asian="10pt" style:font-size-complex="5.69999980926514pt"/>
    </style:style>
    <style:style style:name="T49" style:family="text">
      <style:text-properties style:text-position="super 58%"/>
    </style:style>
    <style:style style:name="T50" style:family="text">
      <style:text-properties style:text-position="super 58%" style:font-size-complex="5.69999980926514pt"/>
    </style:style>
    <style:style style:name="T62"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64"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1"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52"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22" style:family="text">
      <style:text-properties style:font-size-asian="6.5pt" style:font-size-complex="3.70000004768372pt"/>
    </style:style>
    <style:style style:name="T23" style:family="text">
      <style:text-properties fo:font-weight="bold" style:font-size-asian="6.5pt" style:font-weight-asian="bold" style:font-size-complex="3.70000004768372pt" style:font-weight-complex="bold"/>
    </style:style>
    <style:style style:name="T24"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8" style:family="text">
      <style:text-properties style:font-size-asian="8pt" style:font-size-complex="4.59999990463257pt"/>
    </style:style>
    <style:style style:name="T25"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6"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27" style:family="text">
      <style:text-properties style:font-size-asian="4.5pt" style:font-size-complex="2.59999990463257pt"/>
    </style:style>
    <style:style style:name="T28" style:family="text">
      <style:text-properties fo:font-weight="bold" style:font-size-asian="8pt" style:font-weight-asian="bold" style:font-size-complex="4.59999990463257pt" style:font-weight-complex="bold"/>
    </style:style>
    <style:style style:name="T53" style:family="text">
      <style:text-properties fo:font-size="10pt" style:font-size-asian="10pt" style:font-size-complex="10pt"/>
    </style:style>
    <style:style style:name="T54" style:family="text">
      <style:text-properties fo:font-size="10pt" fo:font-style="normal" fo:font-weight="bold" style:font-size-asian="10pt" style:font-style-asian="normal" style:font-weight-asian="bold" style:font-size-complex="10pt" style:font-style-complex="normal" style:font-weight-complex="bold"/>
    </style:style>
    <style:style style:name="T55" style:family="text">
      <style:text-properties fo:font-size="10pt" fo:font-weight="bold" style:font-size-asian="10pt" style:font-weight-asian="bold" style:font-size-complex="10pt" style:font-weight-complex="bold"/>
    </style:style>
    <style:style style:name="T32" style:family="text">
      <style:text-properties style:font-weight-asian="bold" style:font-size-complex="5.69999980926514pt" style:font-weight-complex="bold"/>
    </style:style>
    <style:style style:name="T61"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36" style:family="text">
      <style:text-properties fo:font-weight="bold" style:font-size-asian="10pt" style:font-weight-asian="bold" style:font-size-complex="5.69999980926514pt" style:font-weight-complex="bold"/>
    </style:style>
    <style:style style:name="T37" style:family="text">
      <style:text-properties fo:font-size="12pt"/>
    </style:style>
    <style:style style:name="T38" style:family="text">
      <style:text-properties fo:font-size="11pt" fo:font-weight="bold" style:font-size-asian="11pt" style:font-weight-asian="bold" style:font-size-complex="11pt" style:font-weight-complex="bold"/>
    </style:style>
    <style:style style:name="T39"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40" style:family="text">
      <style:text-properties fo:font-size="10pt" style:font-size-asian="10pt" style:font-weight-asian="bold" style:font-size-complex="5.69999980926514pt" style:font-weight-complex="bold"/>
    </style:style>
    <style:style style:name="T41" style:family="text">
      <style:text-properties fo:font-size="6.5pt" style:font-size-asian="6.5pt" style:font-size-complex="3.70000004768372pt"/>
    </style:style>
    <style:style style:name="T65" style:family="text">
      <style:text-properties fo:font-size="8pt" style:font-size-asian="8pt" style:font-size-complex="4.59999990463257pt"/>
    </style:style>
    <style:style style:name="T66" style:family="text">
      <style:text-properties style:text-position="super 58%" fo:font-weight="bold" style:font-weight-asian="bold" style:font-size-complex="5.69999980926514pt" style:font-weight-complex="bold"/>
    </style:style>
    <style:style style:name="T67" style:family="text">
      <style:text-properties style:text-outline="false" style:text-line-through-style="none" fo:font-size="8pt"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45" style:family="text">
      <style:text-properties style:font-size-asian="10pt" style:font-size-complex="10pt"/>
    </style:style>
    <style:style style:name="T46" style:family="text">
      <style:text-properties fo:font-weight="bold" style:font-size-asian="10pt" style:font-weight-asian="bold" style:font-size-complex="10pt" style:font-weight-complex="bold"/>
    </style:style>
    <style:style style:name="T47"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48"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style:style style:name="T60" style:family="text">
      <style:text-properties style:text-outline="false" style:text-line-through-style="none" style:font-name="Arial Unicode MS"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68" style:family="text">
      <style:text-properties fo:font-size="12pt" fo:font-weight="bold" style:font-size-asian="12pt" style:font-weight-asian="bold" style:font-size-complex="12pt" style:font-weight-complex="bold"/>
    </style:style>
    <style:style style:name="T69" style:family="text">
      <style:text-properties style:font-name="Liberation Sans" style:font-name-asian="WenQuanYi Zen Hei" style:font-name-complex="Lohit Hindi"/>
    </style:style>
    <style:style style:name="T70" style:family="text">
      <style:text-properties style:font-name="Liberation Sans" fo:font-weight="bold" style:font-name-asian="WenQuanYi Zen Hei" style:font-weight-asian="bold" style:font-name-complex="Lohit Hindi" style:font-weight-complex="bold"/>
    </style:style>
  </office:automatic-styles>
  <office:body>
    <office:spreadsheet>
      <table:table table:name="Day and Night" table:style-name="ta1">
        <table:table-column table:style-name="co104" table:default-cell-style-name="ce217"/>
        <table:table-column table:style-name="co105" table:default-cell-style-name="ce217"/>
        <table:table-column table:style-name="co106" table:default-cell-style-name="ce217"/>
        <table:table-column table:style-name="co107" table:default-cell-style-name="ce217"/>
        <table:table-column table:style-name="co108" table:default-cell-style-name="ce217"/>
        <table:table-column table:style-name="co109" table:default-cell-style-name="ce217"/>
        <table:table-column table:style-name="co109" table:number-columns-repeated="2" table:default-cell-style-name="Default"/>
        <table:table-row table:style-name="ro55">
          <table:table-cell table:style-name="Default" office:value-type="string">
            <text:p>This spreadsheet is a collection of times/moments where day and night (sunrise and sunset) are spoken of.</text:p>
          </table:table-cell>
          <table:table-cell table:style-name="Default" table:number-columns-repeated="5"/>
          <table:table-cell table:number-columns-repeated="2"/>
        </table:table-row>
        <table:table-row table:style-name="ro55">
          <table:table-cell table:style-name="Default" office:value-type="string">
            <text:p>This includes mentions of window, head, etc. <text:s/>I am trying to collect references to the lone star and Jonah cycle, which I think is related to these words.</text:p>
          </table:table-cell>
          <table:table-cell table:style-name="Default" table:number-columns-repeated="5"/>
          <table:table-cell table:number-columns-repeated="2"/>
        </table:table-row>
        <table:table-row table:style-name="ro55">
          <table:table-cell table:style-name="Default" office:value-type="string">
            <text:p>Also, “plan”.</text:p>
          </table:table-cell>
          <table:table-cell table:style-name="Default" table:number-columns-repeated="5"/>
          <table:table-cell table:number-columns-repeated="2"/>
        </table:table-row>
        <table:table-row table:style-name="ro55">
          <table:table-cell table:style-name="Default" office:value-type="string">
            <text:p>rluu 20130306: This spreadsheet is incomplete. <text:s/>There are a lot of instances of these words. <text:s/>I will try to continue later.</text:p>
          </table:table-cell>
          <table:table-cell table:style-name="Default" table:number-columns-repeated="5"/>
          <table:table-cell table:number-columns-repeated="2"/>
        </table:table-row>
        <table:table-row table:style-name="ro55">
          <table:table-cell table:style-name="Default" table:number-columns-repeated="6"/>
          <table:table-cell table:number-columns-repeated="2"/>
        </table:table-row>
        <table:table-row table:style-name="ro3">
          <table:table-cell table:style-name="ce215" office:value-type="string">
            <text:p>Chapter</text:p>
          </table:table-cell>
          <table:table-cell table:style-name="ce215" office:value-type="string">
            <text:p>Page</text:p>
          </table:table-cell>
          <table:table-cell table:style-name="ce215" office:value-type="string">
            <text:p>Timestamp given</text:p>
          </table:table-cell>
          <table:table-cell table:style-name="ce215" office:value-type="string">
            <text:p>Actual timestamp</text:p>
          </table:table-cell>
          <table:table-cell table:style-name="ce215" office:value-type="string">
            <text:p>Event</text:p>
          </table:table-cell>
          <table:table-cell table:style-name="ce215" office:value-type="string">
            <text:p>Notes/Comments</text:p>
          </table:table-cell>
          <table:table-cell table:number-columns-repeated="2"/>
        </table:table-row>
        <table:table-row table:style-name="ro3">
          <table:table-cell table:number-columns-repeated="2" table:style-name="ce216" office:value-type="string">
            <text:p>1</text:p>
          </table:table-cell>
          <table:table-cell table:style-name="ce216" table:number-columns-repeated="2"/>
          <table:table-cell table:style-name="ce216" office:value-type="string">
            <text:p>Calvin Gordon, the baby’s father, had been a Captain in the U.S. Army in Spain. He had won distinction for his cool courage and daring nerve, and after the close of the Spanish-American war, <text:span text:style-name="T1">moved from Tennessee to Texas.</text:span></text:p>
          </table:table-cell>
          <table:table-cell table:style-name="ce216"/>
          <table:table-cell table:number-columns-repeated="2"/>
        </table:table-row>
        <table:table-row table:style-name="ro5">
          <table:table-cell table:number-columns-repeated="2" office:value-type="string">
            <text:p>1</text:p>
          </table:table-cell>
          <table:table-cell office:value-type="string">
            <text:p>Sunday morning, June 10th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text:span text:style-name="T1">sunlight</text:span> streaming thru the window on the <text:span text:style-name="T1">head</text:span> of her new-born son. She had always <text:span text:style-name="T1">hoped</text:span>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text:span text:style-name="T1">happy</text:span> this Sunday morning when she looked at her bouncing baby boy, <text:span text:style-name="T1">dreamed</text:span> of his future, and thought of what his name should be. <text:s/></text:p>
          </table:table-cell>
          <table:table-cell office:value-type="string">
            <text:p>8 miles west of Texarkana.</text:p>
          </table:table-cell>
          <table:table-cell table:number-columns-repeated="2"/>
        </table:table-row>
        <table:table-row table:style-name="ro6">
          <table:table-cell/>
          <table:table-cell office:value-type="string">
            <text:p>6-7</text:p>
          </table:table-cell>
          <table:table-cell office:value-type="string">
            <text:p>A few months after Spring 1913.</text:p>
          </table:table-cell>
          <table:table-cell/>
          <table:table-cell office:value-type="string">
            <text:p>RG's father takes him to Spirit Lake. <text:s/>The spirit of the beautiful lady walked on the waters. <text:s/>The story has the following elements: Many <text:span text:style-name="T1">moonlight nights</text:span> spent rowing on the beautiful lake. <text:s/>They planned to elope one <text:span text:style-name="T1">night</text:span>, and a ladder was placed under the window. <text:s/><text:span text:style-name="T1">Days</text:span> searched for the body, and<text:span text:style-name="T1"> one moonlight night</text:span> they saw her walking on the water. <text:s/>Her body floats on the water. <text:s/>Fish always bites better at <text:span text:style-name="T1">full moon</text:span>. <text:s/>The spirit of this beautiful young lady walked on the water. <text:s/>These things happened in the days of miracles.</text:p>
          </table:table-cell>
          <table:table-cell table:number-columns-repeated="3"/>
        </table:table-row>
        <table:table-row table:style-name="ro2">
          <table:table-cell/>
          <table:table-cell office:value-type="string">
            <text:p>13</text:p>
          </table:table-cell>
          <table:table-cell office:value-type="string">
            <text:p>RG about 13 years of age</text:p>
          </table:table-cell>
          <table:table-cell/>
          <table:table-cell office:value-type="string">
            <text:p>RG sent away to Texarkana to school. <text:s/>RG meets Walter, and RG tells Water of his <text:span text:style-name="T1">plans</text:span> for the future.</text:p>
          </table:table-cell>
          <table:table-cell table:number-columns-repeated="3"/>
        </table:table-row>
        <table:table-row table:style-name="ro7">
          <table:table-cell/>
          <table:table-cell office:value-type="string">
            <text:p>16-17</text:p>
          </table:table-cell>
          <table:table-cell office:value-type="string">
            <text:p>None given, but it is around Spring and SUmmer of 1920.</text:p>
          </table:table-cell>
          <table:table-cell/>
          <table:table-cell office:value-type="string">
            <text:p>But she had great faith in young Robert because he clung so strongly to religion, believing in the Bible. Robert would spend <text:span text:style-name="T1">days and hours</text:span> reading the Bible and talking to his mother and asking her questions about it and its meaning. <text:s/>He had a great desire to travel and see the world and was always planning to visit strange places. While he showed great affection for his mother, his desire was to get away and see the world.</text:p>
          </table:table-cell>
          <table:table-cell table:number-columns-repeated="3"/>
        </table:table-row>
        <table:table-row table:style-name="ro3">
          <table:table-cell/>
          <table:table-cell office:value-type="string">
            <text:p>23</text:p>
          </table:table-cell>
          <table:table-cell office:value-type="string">
            <text:p>Fall 1921</text:p>
          </table:table-cell>
          <table:table-cell/>
          <table:table-cell office:value-type="string">
            <text:p>RG and Walter begin High School. <text:s/><text:span text:style-name="T1">Here is where his greatest work began</text:span> to show forth. <text:s/>He studied <text:span text:style-name="T1">day</text:span> and <text:span text:style-name="T1">night</text:span>. <text:s/></text:p>
          </table:table-cell>
          <table:table-cell table:number-columns-repeated="3"/>
        </table:table-row>
        <table:table-row table:style-name="ro56">
          <table:table-cell/>
          <table:table-cell office:value-type="string">
            <text:p>40</text:p>
          </table:table-cell>
          <table:table-cell office:value-type="string">
            <text:p>October 23, 1926. <text:s/>Saturday afternoon.</text:p>
          </table:table-cell>
          <table:table-cell/>
          <table:table-cell office:value-type="string">
            <text:p>RG on the train wending its way across the prairies for Sherman Texas. <text:s/><text:span text:style-name="T1">Window</text:span>. <text:s/>Face beaming. <text:s/>Meeting with Marie. <text:s/><text:span text:style-name="T2">RG arrives in Sherman that </text:span><text:span text:style-name="T1">night</text:span>. <text:s/>Marie welcomes him with <text:span text:style-name="T1">open arms</text:span>. <text:s/>They spend Saturday and Sunday together, and were <text:span text:style-name="T1">happier</text:span> than they had ever been before. <text:s/>He confided to Marie his future <text:span text:style-name="T1">plans</text:span>. Told her that he was working on an invention, and also planning to make some money speculating in Stocks and Commodities. That he hoped to make a lot of money and prove himself worthy of her, so that her father would consent to their marriage. That he would return with all the <text:span text:style-name="T1">hope</text:span> and <text:span text:style-name="T1">faith</text:span> a man could have in a woman, and with that faith and her love failure was impossible, as there wasn't anything in the couldn't do. Marie assured him of her <text:span text:style-name="T1">faith</text:span> and <text:span text:style-name="T1">confidence</text:span>. <text:s/>So long as he had that faith and her love, she knew he could do great things. Said she would willingly wait until he made a <text:span text:style-name="T1">success</text:span>. <text:s/>RG figured out from that a time of trouble would begin in 1927 and continue to 1932. <text:span text:style-name="T2">RG is </text:span><text:span text:style-name="T1">supremely happy</text:span>.</text:p>
          </table:table-cell>
          <table:table-cell office:value-type="string">
            <text:p>So count the money he makes to get to her. <text:s/><text:span text:style-name="T1">Supremely Happy.</text:span></text:p>
          </table:table-cell>
          <table:table-cell table:number-columns-repeated="2"/>
        </table:table-row>
        <table:table-row table:style-name="ro3">
          <table:table-cell/>
          <table:table-cell office:value-type="string">
            <text:p>42</text:p>
          </table:table-cell>
          <table:table-cell office:value-type="string">
            <text:p>Latter part of 1926.</text:p>
          </table:table-cell>
          <table:table-cell/>
          <table:table-cell office:value-type="string">
            <text:p>Many letters passed between Robert and Marie. <text:s/>Her letters of love and encouragement helped Robert make progress in his work. <text:s/>He saved his money and planned for their future. <text:s/></text:p>
          </table:table-cell>
          <table:table-cell table:number-columns-repeated="3"/>
        </table:table-row>
        <table:table-row table:style-name="ro3">
          <table:table-cell/>
          <table:table-cell office:value-type="string">
            <text:p>42</text:p>
          </table:table-cell>
          <table:table-cell office:value-type="string">
            <text:p>Christmas, 1926.</text:p>
          </table:table-cell>
          <table:table-cell/>
          <table:table-cell office:value-type="string">
            <text:p>RG happy. <text:s/>Buys Marie a beautiful <text:span text:style-name="T1">ring</text:span>. <text:s/>He saved his money in order to buy it. <text:s/>Diamond represented purity, firmness, and faith, and symbolized all those things in her and his great trust in her. <text:s/></text:p>
          </table:table-cell>
          <table:table-cell table:number-columns-repeated="3"/>
        </table:table-row>
        <table:table-row table:style-name="ro47">
          <table:table-cell/>
          <table:table-cell office:value-type="string">
            <text:p>45</text:p>
          </table:table-cell>
          <table:table-cell table:number-columns-repeated="2"/>
          <table:table-cell office:value-type="string">
            <text:p>Marie wrote him beautiful letters of encouragement, filled with love and admiration for the man that she was living for, -- her ideal. She told him that she was making great progress with her studies and hoped to graduate in a few years and be an honor to him and assist him in his work. She sent a little poem, entitled: "Act the Man and Face It Out." <text:s/>Marie wrote of her <text:span text:style-name="T1">plans</text:span> for the future. How she hoped to live to see him the greatest man in the world; how she wanted to <text:span text:style-name="T68">one day</text:span> bring him before her father and show him what her love and confidence in a poor boy had done for him.</text:p>
          </table:table-cell>
          <table:table-cell table:number-columns-repeated="3"/>
        </table:table-row>
        <table:table-row table:style-name="ro2">
          <table:table-cell/>
          <table:table-cell table:style-name="Default" office:value-type="float" office:value="48">
            <text:p>48</text:p>
          </table:table-cell>
          <table:table-cell table:style-name="Default" table:number-columns-repeated="2"/>
          <table:table-cell table:style-name="Default" office:value-type="string">
            <text:p>Marie continued to write him encouraging letters from <text:span text:style-name="T1">time to time.</text:span></text:p>
          </table:table-cell>
          <table:table-cell table:style-name="Default"/>
          <table:table-cell table:number-columns-repeated="2"/>
        </table:table-row>
        <table:table-row table:style-name="ro3">
          <table:table-cell/>
          <table:table-cell office:value-type="string">
            <text:p>50</text:p>
          </table:table-cell>
          <table:table-cell table:number-columns-repeated="2"/>
          <table:table-cell office:value-type="string">
            <text:p>Marie's love and devotion for Robert were bearing fruit. <text:s/>He studied the Bible <text:span text:style-name="T1">day and night</text:span>, worked on his <text:span text:style-name="T1">plans</text:span> for the future and continued his investigation of science.</text:p>
          </table:table-cell>
          <table:table-cell table:number-columns-repeated="3"/>
        </table:table-row>
        <table:table-row table:style-name="ro9">
          <table:table-cell/>
          <table:table-cell office:value-type="string">
            <text:p>62</text:p>
          </table:table-cell>
          <table:table-cell table:number-columns-repeated="2"/>
          <table:table-cell office:value-type="string">
            <text:p>Robert wrote to Walter in New York and told him about his <text:span text:style-name="T1">plans</text:span>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fact that his father had <text:span text:style-name="T1">confidence</text:span> in Robert. After he had worked out his cycle theory according to the Bible, and decided that he could forecast the markets and make money, he wrote to Mr. Kennelworth, his employer.</text:p>
          </table:table-cell>
          <table:table-cell table:number-columns-repeated="3"/>
        </table:table-row>
        <table:table-row table:style-name="ro3">
          <table:table-cell/>
          <table:table-cell office:value-type="string">
            <text:p>62</text:p>
          </table:table-cell>
          <table:table-cell office:value-type="string">
            <text:p>January 15, 1927.</text:p>
          </table:table-cell>
          <table:table-cell/>
          <table:table-cell office:value-type="string">
            <text:p>I have been studying the Bible <text:span text:style-name="T1">night and day </text:span>for many years, and I believe that I have found in it the key to all</text:p>
            <text:p>prophecy, -- the rules foretelling the events in the history of the country, the progress in invention, and also rules for forecasting the future of stocks and commodities. I</text:p>
          </table:table-cell>
          <table:table-cell table:number-columns-repeated="3"/>
        </table:table-row>
        <table:table-row table:style-name="ro16">
          <table:table-cell/>
          <table:table-cell office:value-type="string">
            <text:p>70-71</text:p>
          </table:table-cell>
          <table:table-cell office:value-type="string">
            <text:p>January 24, 1927.</text:p>
          </table:table-cell>
          <table:table-cell/>
          <table:table-cell office:value-type="string">
            <text:p>On the same night, January 24th, after Robert had received a telegram from his broker in New York, stating</text:p>
            <text:p>that he had bought 200 bales of July cotton at 13.80, Robert figured that this would margin him to 12.80. He was sure from his study that July cotton would never decline to 13.25. He sat down and wrote:</text:p>
            <text:p>MY DARLING MARIE:</text:p>
            <text:p>Love is the greatest thing in the world. It is all powerful, and your love for me is going to make me the greatest man in the world. <text:span text:style-name="T1">Today I have started</text:span> on the road to fame and fortune. <text:span text:style-name="T1">When we were together last</text:span>, I told you about my discoveries of the cycles from the Bible and said I was sure that I could figure out what the stock, cotton and grain markets were going to do; that I was going to start speculating as soon as I got the money. <text:s text:c="2"/><text:span text:style-name="T1">Ever since we made up last Fall</text:span>, and I was sure of you and your love, I have been very ambitious and have not wasted a minute, have studied<text:span text:style-name="T1"> day and night</text:span>. Wanted to prove to you that your faith in me was not to go unrewarded. I believe that the great success of many men has been because some good little woman placed a hand upon their shoulder and said: "I trust you and love you." I have read a great deal of the history of the men of great achievement, and every time I found back of the success the love of some good woman. It is the love of my mother and the love of you which has inspired me to greater things. I am sure that success is going to crown my efforts. Won't you give me your good wishes in my start on the road to success?</text:p>
          </table:table-cell>
          <table:table-cell table:number-columns-repeated="3"/>
        </table:table-row>
        <table:table-row table:style-name="ro2">
          <table:table-cell/>
          <table:table-cell office:value-type="string">
            <text:p>71</text:p>
          </table:table-cell>
          <table:table-cell office:value-type="string">
            <text:p>January 26, 1927</text:p>
          </table:table-cell>
          <table:table-cell/>
          <table:table-cell office:value-type="string">
            <text:p>Marie to RG: My <text:span text:style-name="T1">confidence</text:span> in you is <text:span text:style-name="T1">supreme</text:span></text:p>
          </table:table-cell>
          <table:table-cell table:style-name="ce219" office:value-type="string">
            <text:p>Supreme confidence.</text:p>
          </table:table-cell>
          <table:table-cell table:number-columns-repeated="2"/>
        </table:table-row>
        <table:table-row table:style-name="ro3">
          <table:table-cell/>
          <table:table-cell office:value-type="string">
            <text:p>92-93</text:p>
          </table:table-cell>
          <table:table-cell office:value-type="string">
            <text:p>Saturday night, February 5, 1927.</text:p>
          </table:table-cell>
          <table:table-cell/>
          <table:table-cell office:value-type="string">
            <text:p><text:s/>I [RG] am very happy on this <text:span text:style-name="T1">Saturday night</text:span>, and nothing could make me <text:span text:style-name="T1">happier</text:span> than to be with you [Marie]. <text:s/>I feel that I have won a great victory. <text:s/>Mr. K is a whole-hearted man. You [Marie] are my last thought when I go to<text:span text:style-name="T1"> sleep at night</text:span> and the first when I wake in the <text:span text:style-name="T1">morning</text:span>. <text:s/>Love and heart.</text:p>
          </table:table-cell>
          <table:table-cell table:number-columns-repeated="3"/>
        </table:table-row>
        <table:table-row table:style-name="ro3">
          <table:table-cell/>
          <table:table-cell office:value-type="string">
            <text:p>93</text:p>
          </table:table-cell>
          <table:table-cell office:value-type="string">
            <text:p>Monday February 7, 1927.</text:p>
          </table:table-cell>
          <table:table-cell/>
          <table:table-cell office:value-type="string">
            <text:p>Marie receives letter in the<text:span text:style-name="T1"> A.M.</text:span> <text:s/>It is the <text:span text:style-name="T1">happiest</text:span> Monday <text:span text:style-name="T1">morning</text:span> that [Marie] has ever had. <text:s/>It makes her very happy to know in all your plans for the future, you think of me. <text:s/>Noble. <text:s/>Heart of one little woman.</text:p>
          </table:table-cell>
          <table:table-cell table:number-columns-repeated="3"/>
        </table:table-row>
        <table:table-row table:style-name="ro9">
          <table:table-cell/>
          <table:table-cell office:value-type="string">
            <text:p>97-98</text:p>
          </table:table-cell>
          <table:table-cell office:value-type="string">
            <text:p>Letter is dated Sunday, May 1, 1927.</text:p>
          </table:table-cell>
          <table:table-cell/>
          <table:table-cell office:value-type="string">
            <text:p><text:span text:style-name="T69">Letter from Marie to Robert:</text:span></text:p>
            <text:p><text:span text:style-name="T69">I am going to tell you a </text:span><text:span text:style-name="T70">dream</text:span><text:span text:style-name="T69"> that I had </text:span><text:span text:style-name="T70">a few nights ago</text:span><text:span text:style-name="T69">. <text:s/>I saw you a great </text:span><text:span text:style-name="T70">success</text:span><text:span text:style-name="T69">.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text:span text:style-name="T70">dreams</text:span><text:span text:style-name="T69">, but somehow it has made a great </text:span><text:span text:style-name="T70">impression</text:span><text:span text:style-name="T69"> on me. <text:s/>[…] <text:s/>I want you to come over to see me </text:span><text:span text:style-name="T70">next Sunday</text:span><text:span text:style-name="T69">, so we can talk over all your future </text:span><text:span text:style-name="T70">plans</text:span><text:span text:style-name="T69">.</text:span></text:p>
          </table:table-cell>
          <table:table-cell office:value-type="string">
            <text:p>The dream of leaving Marie leaving RG.</text:p>
          </table:table-cell>
          <table:table-cell table:number-columns-repeated="2"/>
        </table:table-row>
        <table:table-row table:style-name="ro59">
          <table:table-cell/>
          <table:table-cell office:value-type="string">
            <text:p>99</text:p>
          </table:table-cell>
          <table:table-cell office:value-type="string">
            <text:p>Sunday, May 1, [1927].</text:p>
          </table:table-cell>
          <table:table-cell/>
          <table:table-cell office:value-type="string">
            <text:p>On Sunday, May 1st, <text:span text:style-name="T1">Robert went to visit his mother in the country.</text:span> He found that Mr. Kennelworth had been there and told her of Robert's success and his faith in him. Robert's mother was very happy when he told her that cotton was advancing and he was making money rapidly and Mr. Kennelworth was making money; that Marie had such great faith in him that she had put up her only $400.00 and bought 100 bales of cotton and now had a profit of about $1,000.00. <text:s/><text:span text:style-name="T1">Robert told his mother of his plans. </text:span>That he expected within a few months to go to New York, establish himself there, and speculate in order to make money so that he could build his great airplane according to Ezekiel's plan and prepare to help his country in time of war. Mrs. Gordon was very happy to learn of her boy's <text:span text:style-name="T1">success</text:span>. She was sad when he began to talk about war. Robert assured her that the Bible plainly foretold the great war which was to be fought in the air and that it was his duty to help protect his country. While his mother admired his patriotism, she again referred to the <text:span text:style-name="T1">dream</text:span> that she had had years before, about a great war which would come and in which she thought that Robert lost his life in San Francisco. <text:s/><text:span text:style-name="T1">She talked to Robert of his future </text:span>and told him she hoped he would be a preacher.</text:p>
          </table:table-cell>
          <table:table-cell office:value-type="string">
            <text:p>Connection to dream on pg. 9. <text:s/>(Note: Numbers 100 and 1000 are on the page, making 1100. <text:s/>This is page 99, so numbers 9, 11, and 99 are on this page). <text:s/></text:p>
          </table:table-cell>
          <table:table-cell table:number-columns-repeated="2"/>
        </table:table-row>
        <table:table-row table:style-name="ro60">
          <table:table-cell/>
          <table:table-cell office:value-type="string">
            <text:p>102</text:p>
          </table:table-cell>
          <table:table-cell office:value-type="string">
            <text:p>Saturday evening, [May 7, 1927].</text:p>
          </table:table-cell>
          <table:table-cell/>
          <table:table-cell office:value-type="string">
            <text:p>Robert arrived in Sherman, Texas, <text:span text:style-name="T1">Saturday evening</text:span>, and Marie met him at the train. She was overjoyed at Robert's <text:span text:style-name="T1">success</text:span>. They spent Saturday evening and Sunday together. It seemed to them the <text:span text:style-name="T1">happiest</text:span> days of their lives. Robert talked over his <text:span text:style-name="T1">plans</text:span> and Marie was enthusiastic about his future.</text:p>
          </table:table-cell>
          <table:table-cell table:number-columns-repeated="3"/>
        </table:table-row>
        <table:table-row table:style-name="ro61">
          <table:table-cell/>
          <table:table-cell office:value-type="string">
            <text:p>103</text:p>
          </table:table-cell>
          <table:table-cell office:value-type="string">
            <text:p>Sunday afternoon, May 8, [1927].</text:p>
          </table:table-cell>
          <table:table-cell/>
          <table:table-cell office:value-type="string">
            <text:p>She [Marie] knew her father would never consent to their marriage and the only way would be to elope. While she thought it best to finish her studies in school and join him in New York later, said if he insisted, she would go with him. <text:span text:style-name="T1">Robert left for Texarkana on Sunday afternoon, May 8th</text:span>, with Marie's promise that if he decided to go to New York within a few weeks, they would make arrangements to elope and be married in St. Louis on their arrival there. Robert had his Bible with him and on his way back home Sunday night, spent several hours reading it and going over the predictions by Ezekiel and the plans outlined by Ezekiel for an airplane, which Robert hoped and expected to build in the near future. <text:s/>During the next ten days, cotton was slow and reacted 40 to 50 points. But this in no wise discouraged Robert, as he felt sure that a big advance was coming the latter part of May and during the early June.</text:p>
          </table:table-cell>
          <table:table-cell table:number-columns-repeated="3"/>
        </table:table-row>
        <table:table-row table:style-name="ro56">
          <table:table-cell/>
          <table:table-cell office:value-type="string">
            <text:p>105</text:p>
          </table:table-cell>
          <table:table-cell office:value-type="string">
            <text:p>[Saturday], May 21, [1927].</text:p>
          </table:table-cell>
          <table:table-cell/>
          <table:table-cell office:value-type="string">
            <text:p>May 21st was a <text:span text:style-name="T1">red-letter day </text:span>in the life of Robert Gordon. Wheat, corn and cotton all advanced to the highest levels of the season. Robert had read reports in the paper that Charles A. Lindbergh had started on his <text:span text:style-name="T1">lone</text:span> flight from New York to Paris. He went down to the telegraph office in the afternoon to inquire if there was any news about the <text:span text:style-name="T1">success</text:span> of Lindbergh's flight. The operator said that nothing had come over the wire yet, but there had been a report that Lindbergh had passed over Ireland <text:span text:style-name="T1">early that morning</text:span>. <text:s/>Robert waited in the <text:span text:style-name="T1">telegraph office </text:span>until about <text:span text:style-name="T1">5 P.M. </text:span><text:s/>when a flash came over the wire that Lindbergh had landed in Paris. This fired Robert's enthusiasm, and he was very much excited. Right then and there decided that he was going to New York in the very near future and start to build an airplane according to his own <text:span text:style-name="T1">plans</text:span>. He went immediately to the home of Mr. <text:s/>Kennelworth and told him about his <text:span text:style-name="T1">plans</text:span> and desire to go to New York just as soon as possible. <text:s/>RG tenders his resignation to Mr. K, effective May 31, 1927 (10 days later).</text:p>
          </table:table-cell>
          <table:table-cell table:number-columns-repeated="3"/>
        </table:table-row>
        <table:table-row table:style-name="ro90">
          <table:table-cell/>
          <table:table-cell office:value-type="string">
            <text:p>107-108 (“day” mentioned on pg. 108).</text:p>
          </table:table-cell>
          <table:table-cell table:style-name="ce218" office:value-type="string">
            <text:p><text:span text:style-name="T45">Saturday </text:span><text:span text:style-name="T60">afternoon </text:span><text:span text:style-name="T45">May 28, 1927 , to Monday night May 30.</text:span></text:p>
          </table:table-cell>
          <table:table-cell/>
          <table:table-cell office:value-type="string">
            <text:p>On the afternoon of May 28th, Robert boarded a train for Sherman, Texas, [Note: RG was last in Texarkana] with the lightest heart that he had ever experienced in his life. Now that his dream was really going to be realized, he was never so happy.</text:p>
            <text:p/>
            <text:p>As the train rolled across the plains of Texas and Robert watched the <text:span text:style-name="T38">sun setting </text:span>across the prairies on that Saturday afternoon, he dreamed of the<text:span text:style-name="T68"> day</text:span> when he, like Lindbergh, would cross the country in his great airplane. He could think of nothing else but Lindbergh's great flight and what it meant to the world. He realized that Ezekiel's prophecy of that war which was to come and be fought in the air, was coming true, and the great plane described by Ezekiel, the <text:span text:style-name="T1">eagle</text:span> with wheel within a wheel, would <text:span text:style-name="T68">one day</text:span> become a reality. <text:s/><text:span text:style-name="T1">He could now see the possibilities of his dream being fulfilled and he was sure of success.</text:span></text:p>
            <text:p/>
            <text:p>Marie welcomed him with enthusiasm and <text:span text:style-name="T38">open arms</text:span>. <text:s/>She was so proud of him and so happy that he made good in the market.</text:p>
            <text:p/>
          </table:table-cell>
          <table:table-cell office:value-type="string">
            <text:p>Going from Texarkana to Sherman.</text:p>
          </table:table-cell>
          <table:table-cell table:number-columns-repeated="2"/>
        </table:table-row>
        <table:table-row table:style-name="ro91" table:number-rows-repeated="64">
          <table:table-cell table:number-columns-repeated="8"/>
        </table:table-row>
        <table:table-row table:style-name="ro91">
          <table:table-cell table:number-columns-repeated="8"/>
        </table:table-row>
      </table:table>
      <table:table table:name="Story line" table:style-name="ta1">
        <table:table-column table:style-name="co110" table:default-cell-style-name="ce148"/>
        <table:table-column table:style-name="co111" table:default-cell-style-name="ce148"/>
        <table:table-column table:style-name="co112" table:default-cell-style-name="ce148"/>
        <table:table-column table:style-name="co113" table:default-cell-style-name="ce148"/>
        <table:table-column table:style-name="co114" table:default-cell-style-name="ce148"/>
        <table:table-column table:style-name="co115" table:default-cell-style-name="ce148"/>
        <table:table-row table:style-name="ro55">
          <table:table-cell table:style-name="Default" office:value-type="string">
            <text:p>Basic elements of the story line.</text:p>
          </table:table-cell>
          <table:table-cell table:style-name="Default" table:number-columns-repeated="5"/>
        </table:table-row>
        <table:table-row table:style-name="ro55" table:number-rows-repeated="3">
          <table:table-cell table:style-name="Default" table:number-columns-repeated="6"/>
        </table:table-row>
        <table:table-row table:style-name="ro3">
          <table:table-cell table:style-name="ce147" office:value-type="string">
            <text:p>Chapter</text:p>
          </table:table-cell>
          <table:table-cell table:style-name="ce147" office:value-type="string">
            <text:p>Page</text:p>
          </table:table-cell>
          <table:table-cell table:style-name="ce147" office:value-type="string">
            <text:p>Timestamp given</text:p>
          </table:table-cell>
          <table:table-cell table:style-name="ce147" office:value-type="string">
            <text:p>Actual timestamp</text:p>
          </table:table-cell>
          <table:table-cell table:style-name="ce147" office:value-type="string">
            <text:p>Event</text:p>
          </table:table-cell>
          <table:table-cell table:style-name="ce147" office:value-type="string">
            <text:p>Notes/Comments</text:p>
          </table:table-cell>
        </table:table-row>
        <table:table-row table:style-name="ro2">
          <table:table-cell/>
          <table:table-cell office:value-type="float" office:value="1">
            <text:p>1</text:p>
          </table:table-cell>
          <table:table-cell table:number-columns-repeated="2"/>
          <table:table-cell office:value-type="string">
            <text:p>RG birth. <text:s/>RG's mother's dreaming of his future. <text:s/></text:p>
          </table:table-cell>
          <table:table-cell/>
        </table:table-row>
        <table:table-row table:style-name="ro2">
          <table:table-cell/>
          <table:table-cell office:value-type="float" office:value="2">
            <text:p>2</text:p>
          </table:table-cell>
          <table:table-cell table:number-columns-repeated="2"/>
          <table:table-cell office:value-type="string">
            <text:p>RG goes to Sunday School.</text:p>
          </table:table-cell>
          <table:table-cell/>
        </table:table-row>
        <table:table-row table:style-name="ro2">
          <table:table-cell/>
          <table:table-cell office:value-type="float" office:value="6">
            <text:p>6</text:p>
          </table:table-cell>
          <table:table-cell office:value-type="string">
            <text:p>Spring 1913.</text:p>
          </table:table-cell>
          <table:table-cell/>
          <table:table-cell office:value-type="string">
            <text:p>RG has severe illness.</text:p>
          </table:table-cell>
          <table:table-cell/>
        </table:table-row>
        <table:table-row table:style-name="ro3">
          <table:table-cell/>
          <table:table-cell office:value-type="float" office:value="6">
            <text:p>6</text:p>
          </table:table-cell>
          <table:table-cell office:value-type="string">
            <text:p>A few months after Spring 1913.</text:p>
          </table:table-cell>
          <table:table-cell/>
          <table:table-cell office:value-type="string">
            <text:p>RG's father takes him to Spirit Lake. <text:s/>Spirit Lake story about the spirit of the beautiful lady walking on the water at night. <text:s/>RG wants to build a water wicycle.</text:p>
          </table:table-cell>
          <table:table-cell/>
        </table:table-row>
        <table:table-row table:style-name="ro3">
          <table:table-cell/>
          <table:table-cell office:value-type="string">
            <text:p>9</text:p>
          </table:table-cell>
          <table:table-cell table:number-columns-repeated="2"/>
          <table:table-cell office:value-type="string">
            <text:p>RG is called “Cottonhead” by his brother. <text:s/>Bobbie is greatly impressed with his mother's dream and her hopes and ambitions for him.</text:p>
          </table:table-cell>
          <table:table-cell/>
        </table:table-row>
        <table:table-row table:style-name="ro2">
          <table:table-cell/>
          <table:table-cell office:value-type="string">
            <text:p>10-11</text:p>
          </table:table-cell>
          <table:table-cell table:number-columns-repeated="2"/>
          <table:table-cell office:value-type="string">
            <text:p>RG uses cedar wood and automobile inner tubes to build a bicycle that rides on water, around over the lake.</text:p>
          </table:table-cell>
          <table:table-cell/>
        </table:table-row>
        <table:table-row table:style-name="ro7">
          <table:table-cell/>
          <table:table-cell office:value-type="string">
            <text:p>11</text:p>
          </table:table-cell>
          <table:table-cell table:number-columns-repeated="2"/>
          <table:table-cell office:value-type="string">
            <text:p>RG is called “Fool Boobie” and “Mother's dream” by Ralph. <text:s/>RG tells his mother about a dream he has of a white-winged bird that flew across the ocean thru the air; that he was riding the bird and that he received a great triumph and reception when he visited the foreign countries, and how his own people received him in great glory when he returned. <text:s/>RG's father calls these “pipe dreams.”</text:p>
          </table:table-cell>
          <table:table-cell/>
        </table:table-row>
        <table:table-row table:style-name="ro2">
          <table:table-cell/>
          <table:table-cell office:value-type="string">
            <text:p>13</text:p>
          </table:table-cell>
          <table:table-cell office:value-type="string">
            <text:p>RG 13 years of age.</text:p>
          </table:table-cell>
          <table:table-cell/>
          <table:table-cell office:value-type="string">
            <text:p>RG goes to Texarkana to school. <text:s/>While in this school meets Walter Kennelworth. <text:s/>RG tells Walter his plans for the future.</text:p>
          </table:table-cell>
          <table:table-cell/>
        </table:table-row>
        <table:table-row table:style-name="ro2">
          <table:table-cell/>
          <table:table-cell office:value-type="string">
            <text:p>14</text:p>
          </table:table-cell>
          <table:table-cell table:number-columns-repeated="2"/>
          <table:table-cell office:value-type="string">
            <text:p>RG leaves school to go to the automobile factory.</text:p>
          </table:table-cell>
          <table:table-cell/>
        </table:table-row>
        <table:table-row table:style-name="ro2">
          <table:table-cell/>
          <table:table-cell office:value-type="string">
            <text:p>14</text:p>
          </table:table-cell>
          <table:table-cell office:value-type="string">
            <text:p>Summer of 1919</text:p>
          </table:table-cell>
          <table:table-cell/>
          <table:table-cell office:value-type="string">
            <text:p>RG takes a position in Mr. K's office during the summer moths.</text:p>
          </table:table-cell>
          <table:table-cell/>
        </table:table-row>
        <table:table-row table:style-name="ro2">
          <table:table-cell/>
          <table:table-cell office:value-type="string">
            <text:p>15</text:p>
          </table:table-cell>
          <table:table-cell office:value-type="string">
            <text:p>Fall 1919</text:p>
          </table:table-cell>
          <table:table-cell/>
          <table:table-cell office:value-type="string">
            <text:p>RG returns to <text:span text:style-name="T1">school</text:span>.</text:p>
          </table:table-cell>
          <table:table-cell/>
        </table:table-row>
        <table:table-row table:style-name="ro7">
          <table:table-cell/>
          <table:table-cell office:value-type="string">
            <text:p>16</text:p>
          </table:table-cell>
          <table:table-cell office:value-type="string">
            <text:p>Spring 1920</text:p>
          </table:table-cell>
          <table:table-cell/>
          <table:table-cell office:value-type="string">
            <text:p>RG tells his mother that on account of his brother, he would never live at home again; that he would continue to stay in Texarkana, and go to <text:span text:style-name="T1">school</text:span> until he had finished his education, and then he would go to work for Mr. Kennelwroth. <text:s/>His mother had great faith in him and told him that she knew everything would come out all right for him, and that he should study hard, make the most of his opportunities, and prepare for the position Mr. Kennelworth was going to give him upon completing his studies.</text:p>
          </table:table-cell>
          <table:table-cell/>
        </table:table-row>
        <table:table-row table:style-name="ro2">
          <table:table-cell/>
          <table:table-cell office:value-type="string">
            <text:p>18</text:p>
          </table:table-cell>
          <table:table-cell office:value-type="string">
            <text:p>Spring 1921.</text:p>
          </table:table-cell>
          <table:table-cell/>
          <table:table-cell office:value-type="string">
            <text:p>RG makes greater progress in his studies, which greatly encouraged his chum, Walter Kennelworth.</text:p>
          </table:table-cell>
          <table:table-cell/>
        </table:table-row>
        <table:table-row table:style-name="ro3">
          <table:table-cell/>
          <table:table-cell office:value-type="string">
            <text:p>18</text:p>
          </table:table-cell>
          <table:table-cell office:value-type="string">
            <text:p>Sunday in the early part of June, [1921].</text:p>
          </table:table-cell>
          <table:table-cell/>
          <table:table-cell office:value-type="string">
            <text:p>Sermon at church. <text:s/></text:p>
          </table:table-cell>
          <table:table-cell/>
        </table:table-row>
        <table:table-row table:style-name="ro7">
          <table:table-cell/>
          <table:table-cell office:value-type="string">
            <text:p>20</text:p>
          </table:table-cell>
          <table:table-cell office:value-type="string">
            <text:p>A few weeks after the minister preached this sermon on charity and love.</text:p>
          </table:table-cell>
          <table:table-cell/>
          <table:table-cell office:value-type="string">
            <text:p>Walter introduces Robert to Marie one morning, after Sunday School. <text:s/>Marie is 13 years of age, and has black eyes that are like diamonds.</text:p>
          </table:table-cell>
          <table:table-cell/>
        </table:table-row>
        <table:table-row table:style-name="ro2">
          <table:table-cell/>
          <table:table-cell office:value-type="string">
            <text:p>21</text:p>
          </table:table-cell>
          <table:table-cell office:value-type="string">
            <text:p>Wednesday Eve. </text:p>
          </table:table-cell>
          <table:table-cell/>
          <table:table-cell office:value-type="string">
            <text:p>Letter from RG to Marie.</text:p>
          </table:table-cell>
          <table:table-cell/>
        </table:table-row>
        <table:table-row table:style-name="ro3">
          <table:table-cell/>
          <table:table-cell office:value-type="string">
            <text:p>22-23</text:p>
          </table:table-cell>
          <table:table-cell office:value-type="string">
            <text:p>RG a little over 15 years old.</text:p>
          </table:table-cell>
          <table:table-cell/>
          <table:table-cell office:value-type="string">
            <text:p>Letter from Marie to Robert. <text:s/>RG's heart jumped right up in his throat. <text:s/>This is his first love. RG's mother says stick to your studies, and don't let your love for Marie interfere with your progress.</text:p>
          </table:table-cell>
          <table:table-cell/>
        </table:table-row>
        <table:table-row table:style-name="ro3">
          <table:table-cell/>
          <table:table-cell office:value-type="string">
            <text:p>23</text:p>
          </table:table-cell>
          <table:table-cell office:value-type="string">
            <text:p>June 1921</text:p>
          </table:table-cell>
          <table:table-cell/>
          <table:table-cell office:value-type="string">
            <text:p>RG and Walter graduate. <text:s/>Walter graduates at 14, while Robert graduates at the age of 15. <text:s/>Marie is 13 years of age, and graduates the following year.</text:p>
          </table:table-cell>
          <table:table-cell/>
        </table:table-row>
        <table:table-row table:style-name="ro3">
          <table:table-cell/>
          <table:table-cell office:value-type="string">
            <text:p>23</text:p>
          </table:table-cell>
          <table:table-cell office:value-type="string">
            <text:p>After RG graduates</text:p>
          </table:table-cell>
          <table:table-cell/>
          <table:table-cell office:value-type="string">
            <text:p>RG at first decided to secure a position and go to work, but after consulting with Walter, he decided it would be best ot enter High School and get thru as soon as possible. <text:s/></text:p>
          </table:table-cell>
          <table:table-cell/>
        </table:table-row>
        <table:table-row table:style-name="ro2">
          <table:table-cell/>
          <table:table-cell office:value-type="string">
            <text:p>23</text:p>
          </table:table-cell>
          <table:table-cell office:value-type="string">
            <text:p>Fall 1921.</text:p>
          </table:table-cell>
          <table:table-cell/>
          <table:table-cell office:value-type="string">
            <text:p>RG and Walter begin High School. <text:s/>Here is where his great work began to show forth. <text:s/></text:p>
          </table:table-cell>
          <table:table-cell/>
        </table:table-row>
        <table:table-row table:style-name="ro2">
          <table:table-cell/>
          <table:table-cell office:value-type="string">
            <text:p>24</text:p>
          </table:table-cell>
          <table:table-cell office:value-type="string">
            <text:p>1924</text:p>
          </table:table-cell>
          <table:table-cell/>
          <table:table-cell office:value-type="string">
            <text:p>RG and Walter graduate from High School in Texarkana with high honors.</text:p>
          </table:table-cell>
          <table:table-cell/>
        </table:table-row>
        <table:table-row table:style-name="ro60">
          <table:table-cell/>
          <table:table-cell office:value-type="string">
            <text:p>24</text:p>
          </table:table-cell>
          <table:table-cell office:value-type="string">
            <text:p>Fall 1924</text:p>
          </table:table-cell>
          <table:table-cell/>
          <table:table-cell office:value-type="string">
            <text:p>Walter to go to Columbia College in New York to begin his course. <text:s/>RG to go to work for Mr. K in his office. <text:s/>RG is a willing worker, an expert stenographer and secretary. <text:s/>Walter parts with Walter, and they talk of the future in New York, hoping that one day RG would join Walter there.</text:p>
          </table:table-cell>
          <table:table-cell/>
        </table:table-row>
        <table:table-row table:style-name="ro2">
          <table:table-cell/>
          <table:table-cell office:value-type="string">
            <text:p>24</text:p>
          </table:table-cell>
          <table:table-cell office:value-type="string">
            <text:p>1925</text:p>
          </table:table-cell>
          <table:table-cell/>
          <table:table-cell office:value-type="string">
            <text:p>Marie graduates from High School with the highest of honors.</text:p>
          </table:table-cell>
          <table:table-cell/>
        </table:table-row>
        <table:table-row table:style-name="ro60">
          <table:table-cell/>
          <table:table-cell office:value-type="string">
            <text:p>24</text:p>
          </table:table-cell>
          <table:table-cell office:value-type="string">
            <text:p>Soon after Marie's high School graduation.</text:p>
          </table:table-cell>
          <table:table-cell/>
          <table:table-cell office:value-type="string">
            <text:p>Soon after her graduation from High School, there was much talk about the College <text:span text:style-name="T1">Marie</text:span> should enter. Her father and mother finally decided that she should go to the <text:span text:style-name="T1">Kidd-Key College</text:span> at <text:span text:style-name="T1">Sherman, Texas</text:span>, as this was nearby and Marie could go home occasionally.</text:p>
          </table:table-cell>
          <table:table-cell/>
        </table:table-row>
        <table:table-row table:style-name="ro2">
          <table:table-cell/>
          <table:table-cell office:value-type="string">
            <text:p>25-26</text:p>
          </table:table-cell>
          <table:table-cell office:value-type="string">
            <text:p>1926 Spring.</text:p>
          </table:table-cell>
          <table:table-cell/>
          <table:table-cell office:value-type="string">
            <text:p>RG's father dies. <text:s/>RG goes back to the farm, and contracts malaria fever.</text:p>
          </table:table-cell>
          <table:table-cell/>
        </table:table-row>
        <table:table-row table:style-name="ro3">
          <table:table-cell/>
          <table:table-cell office:value-type="string">
            <text:p>26</text:p>
          </table:table-cell>
          <table:table-cell table:number-columns-repeated="2"/>
          <table:table-cell office:value-type="string">
            <text:p>Soon after [RG's illness?] RG returns to his position with Mr. K. <text:s/>RG meets with another automobile accident, breaking his right arm.</text:p>
          </table:table-cell>
          <table:table-cell/>
        </table:table-row>
        <table:table-row table:style-name="ro3">
          <table:table-cell/>
          <table:table-cell office:value-type="string">
            <text:p>26</text:p>
          </table:table-cell>
          <table:table-cell office:value-type="string">
            <text:p>Marie at 18 years old.</text:p>
          </table:table-cell>
          <table:table-cell/>
          <table:table-cell office:value-type="string">
            <text:p>Marie returns home for vacation. <text:s/>Walter suggests to his parents that they give a party in honor of Marie Stanton. <text:s/>RG becomes jealous.</text:p>
          </table:table-cell>
          <table:table-cell/>
        </table:table-row>
        <table:table-row table:style-name="ro2">
          <table:table-cell/>
          <table:table-cell office:value-type="string">
            <text:p>27</text:p>
          </table:table-cell>
          <table:table-cell office:value-type="string">
            <text:p>End of August [1926].</text:p>
          </table:table-cell>
          <table:table-cell/>
          <table:table-cell office:value-type="string">
            <text:p>RG gets anxious as he knew Marie was to return to school soon. <text:s/>He writes a letter with poems “Parting” and “Yesterday”.</text:p>
          </table:table-cell>
          <table:table-cell/>
        </table:table-row>
        <table:table-row table:style-name="ro60">
          <table:table-cell/>
          <table:table-cell office:value-type="string">
            <text:p>28</text:p>
          </table:table-cell>
          <table:table-cell office:value-type="string">
            <text:p>September, 1926</text:p>
          </table:table-cell>
          <table:table-cell/>
          <table:table-cell office:value-type="string">
            <text:p>Marie returns to school at Sherman Texas, leaving RG very much broken hearted because she refused to make up. <text:s/>Following her return, RG spends many long weeks of anxiety, becoming very blue and dejected. <text:s/>RG then sends his farewell letter. <text:s/>Then a few more letters back and forth between RG and Marie.</text:p>
          </table:table-cell>
          <table:table-cell/>
        </table:table-row>
        <table:table-row table:style-name="ro2">
          <table:table-cell/>
          <table:table-cell office:value-type="string">
            <text:p>36-37</text:p>
          </table:table-cell>
          <table:table-cell table:number-columns-repeated="2"/>
          <table:table-cell office:value-type="string">
            <text:p>The Garden Of Love poem.</text:p>
          </table:table-cell>
          <table:table-cell/>
        </table:table-row>
        <table:table-row table:style-name="ro60">
          <table:table-cell/>
          <table:table-cell office:value-type="string">
            <text:p>40</text:p>
          </table:table-cell>
          <table:table-cell office:value-type="string">
            <text:p>October 23, 1926.</text:p>
          </table:table-cell>
          <table:table-cell/>
          <table:table-cell office:value-type="string">
            <text:p>Beginning again. <text:s/>Beautiful sunshiny Saturday afternoon, train wended its way across the prairies for Sherman, Texas. <text:s/>His face beaming with smiles. They spend Saturday and Sunday together, supremely happy. <text:s/>After RG returns, he begins to study the Bible more than ever, to build an airplane.</text:p>
          </table:table-cell>
          <table:table-cell/>
        </table:table-row>
        <table:table-row table:style-name="ro2">
          <table:table-cell/>
          <table:table-cell office:value-type="string">
            <text:p>50-61</text:p>
          </table:table-cell>
          <table:table-cell table:number-columns-repeated="2"/>
          <table:table-cell office:value-type="string">
            <text:p>Ezekiel plans for the airplane that RG found in the bible.</text:p>
          </table:table-cell>
          <table:table-cell/>
        </table:table-row>
        <table:table-row table:style-name="ro2">
          <table:table-cell/>
          <table:table-cell office:value-type="string">
            <text:p>61-74</text:p>
          </table:table-cell>
          <table:table-cell table:number-columns-repeated="2"/>
          <table:table-cell office:value-type="string">
            <text:p>Letters to Mr. K (and others). <text:s/></text:p>
          </table:table-cell>
          <table:table-cell/>
        </table:table-row>
        <table:table-row table:style-name="ro3">
          <table:table-cell/>
          <table:table-cell office:value-type="string">
            <text:p>70</text:p>
          </table:table-cell>
          <table:table-cell office:value-type="string">
            <text:p>January 24, [1927].</text:p>
          </table:table-cell>
          <table:table-cell/>
          <table:table-cell office:value-type="string">
            <text:p>RG makes his first cotton trade. <text:s/>“Today I have started on the road to fame and fortune.” <text:s/>Reference to when RG and Marie were together last.</text:p>
          </table:table-cell>
          <table:table-cell/>
        </table:table-row>
        <table:table-row table:style-name="ro2">
          <table:table-cell/>
          <table:table-cell office:value-type="string">
            <text:p>75-84</text:p>
          </table:table-cell>
          <table:table-cell office:value-type="string">
            <text:p>January 28, 1927.</text:p>
          </table:table-cell>
          <table:table-cell/>
          <table:table-cell office:value-type="string">
            <text:p>Future Cycles article.</text:p>
          </table:table-cell>
          <table:table-cell/>
        </table:table-row>
        <table:table-row table:style-name="ro2">
          <table:table-cell/>
          <table:table-cell office:value-type="string">
            <text:p>85-89</text:p>
          </table:table-cell>
          <table:table-cell table:number-columns-repeated="2"/>
          <table:table-cell office:value-type="string">
            <text:p>Cycles of Transportation article.</text:p>
          </table:table-cell>
          <table:table-cell/>
        </table:table-row>
        <table:table-row table:style-name="ro3">
          <table:table-cell/>
          <table:table-cell office:value-type="string">
            <text:p>105</text:p>
          </table:table-cell>
          <table:table-cell office:value-type="string">
            <text:p>[Saturday], May 21 [1927].</text:p>
          </table:table-cell>
          <table:table-cell/>
          <table:table-cell office:value-type="string">
            <text:p>Red-letter day in the life of Robert Gordon. <text:s/>RG gives Mr. K his resignation letter, to take place on May 31, 1927. <text:s/>This is the greatest day in history. <text:s/>Lindbergh, the lone aviator, crossed the Atlantic and landed safely in Paris.</text:p>
          </table:table-cell>
          <table:table-cell/>
        </table:table-row>
        <table:table-row table:style-name="ro3" table:number-rows-repeated="28">
          <table:table-cell table:number-columns-repeated="6"/>
        </table:table-row>
        <table:table-row table:style-name="ro3">
          <table:table-cell table:number-columns-repeated="6"/>
        </table:table-row>
      </table:table>
      <table:table table:name="War before pg. 277" table:style-name="ta1" table:print="false">
        <table:table-column table:style-name="co13" table:default-cell-style-name="ce5"/>
        <table:table-column table:style-name="co14" table:default-cell-style-name="ce5"/>
        <table:table-column table:style-name="co15" table:default-cell-style-name="ce5"/>
        <table:table-column table:style-name="co16" table:default-cell-style-name="ce3"/>
        <table:table-column table:style-name="co17" table:default-cell-style-name="ce5"/>
        <table:table-column table:style-name="co18" table:default-cell-style-name="ce5"/>
        <table:table-column table:style-name="co19" table:number-columns-repeated="1018" table:default-cell-style-name="Default"/>
        <table:table-row table:style-name="ro1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8" office:value-type="string">
            <text:p><text:span text:style-name="T3">Calvin Gordon was a Captain in the US Army in Spain (Spanish-American war). <text:s/></text:span><text:span text:style-name="T4"><text:s/>Robert’s </text:span><text:span text:style-name="T3">own father went with Colonel Roosevelt and became a Captain in the Spanish-American War in 1898. <text:s/>Ralph born in 1898, after father went to war.</text:span></text:p>
          </table:table-cell>
          <table:table-cell table:number-columns-repeated="1019"/>
        </table:table-row>
        <table:table-row table:style-name="ro6">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9"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2">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10" office:value-type="string">
            <text:p>Amelia's great-grandfather fought in War of 1812.</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table:number-columns-repeated="2"/>
          <table:table-cell table:style-name="ce10" office:value-type="string">
            <text:p><text:s/>Amelia talked of his grandfather, Colonel Robert Gordon, for whom he was named, and how he became famous during the Civil War</text:p>
          </table:table-cell>
          <table:table-cell table:number-columns-repeated="1019"/>
        </table:table-row>
        <table:table-row table:style-name="ro3">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7">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11"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6">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11" office:value-type="string">
            <text:p><text:span text:style-name="T3"><text:s/></text:span><text:span text:style-name="T3">His brother </text:span><text:span text:style-name="T5">Ralph had just returned from France, where he had met with many obstacles in the war</text:span><text:span text:style-name="T3"> but had received no serious injury. Robert went home for a rest after the accident. He had many disagreements and fights with his older brother, and it seemed to be impossible to get along. All of the trouble occurred over the fact that Robert would not work on the farm, or help his brother.</text:span></text:p>
          </table:table-cell>
          <table:table-cell table:number-columns-repeated="1019"/>
        </table:table-row>
        <table:table-row table:style-name="ro7">
          <table:table-cell/>
          <table:table-cell office:value-type="float" office:value="70">
            <text:p>70</text:p>
          </table:table-cell>
          <table:table-cell office:value-type="string">
            <text:p>Letter is dated January 24, 1927.</text:p>
          </table:table-cell>
          <table:table-cell/>
          <table:table-cell table:style-name="ce11" office:value-type="string">
            <text:p><text:span text:style-name="T3"><text:s/></text:span><text:span text:style-name="T3">I have figured out the repetition of each cycle when </text:span><text:span text:style-name="T6">wars</text:span><text:span text:style-name="T3"> will come. I believe that the </text:span><text:span text:style-name="T5">wheat prices forecast coming wars</text:span><text:span text:style-name="T3">. Through my study of the Bible, I have determined the major and minor time factors which repeat in the history of nations, men and markets.</text:span></text:p>
          </table:table-cell>
          <table:table-cell table:number-columns-repeated="1019"/>
        </table:table-row>
        <table:table-row table:style-name="ro5">
          <table:table-cell/>
          <table:table-cell office:value-type="float" office:value="81">
            <text:p>81</text:p>
          </table:table-cell>
          <table:table-cell office:value-type="string">
            <text:p>Article is dated January 28, 1927.</text:p>
          </table:table-cell>
          <table:table-cell/>
          <table:table-cell table:style-name="ce11"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13">
          <table:table-cell office:value-type="float" office:value="14">
            <text:p>14</text:p>
          </table:table-cell>
          <table:table-cell office:value-type="string">
            <text:p>183, 184</text:p>
          </table:table-cell>
          <table:table-cell table:style-name="ce6" office:value-type="string">
            <text:p>Current date is June 11, 1927</text:p>
          </table:table-cell>
          <table:table-cell/>
          <table:table-cell table:style-name="ce10" office:value-type="string">
            <text:p><text:span text:style-name="T3"><text:s/></text:span><text:span text:style-name="T3">Robert said, “I have made a great study of wars in the past and how conditions changed; how at one time Spain was the mistress of the seas and later Rome was the controlling nation; then England ruled the waves and London was the banking center of the world. Then came the great</text:span></text:p>
            <text:p><text:span text:style-name="T3">war in 1914 which changed everything. England lost control of the seas. She lost her power as the great banking nation of the world. The gold supply of the world flowed rapidly to the United States and in the dark days of 1917, when England and France, after being deserted</text:span><text:span text:style-name="T4"> by Russia, were fighting with their backs to the wall, </text:span><text:span text:style-name="T3">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jealous of the prosperity we enjoy and the power that we now hold in financial affairs which once belonged to</text:span></text:p>
            <text:p><text:span text:style-name="T3">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he United States began as a land of liberty and has always set an example for the balance of the world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span></text:p>
          </table:table-cell>
          <table:table-cell table:number-columns-repeated="1019"/>
        </table:table-row>
        <table:table-row table:style-name="ro9">
          <table:table-cell table:style-name="ce6" office:value-type="string">
            <text:p>15</text:p>
          </table:table-cell>
          <table:table-cell table:style-name="ce6" office:value-type="string">
            <text:p>189</text:p>
          </table:table-cell>
          <table:table-cell table:style-name="ce6" office:value-type="string">
            <text:p>Current date is June 13, 1927</text:p>
          </table:table-cell>
          <table:table-cell table:style-name="ce6"/>
          <table:table-cell table:style-name="ce12" office:value-type="string">
            <text:p><text:s/>Robert said when the world once realized the great power of Love, that jealousy, enmity, all accusations and the desire for personal gain, would pass away. That when Love alone dominated the hearts of men and women, <text:span text:style-name="T1">wars would be no more</text:span>, and that men would see no evil in their fellow-men as Eric saw no evil in Molly’s sacrifice but knew and understood that great love for him was the motive that prompted her actions.</text:p>
          </table:table-cell>
          <table:table-cell table:style-name="ce14"/>
          <table:table-cell table:style-name="ce16"/>
          <table:table-cell table:style-name="ce3" table:number-columns-repeated="1017"/>
        </table:table-row>
        <table:table-row table:style-name="ro9">
          <table:table-cell table:style-name="ce3" office:value-type="string">
            <text:p>19</text:p>
          </table:table-cell>
          <table:table-cell table:style-name="ce3" office:value-type="string">
            <text:p>234</text:p>
          </table:table-cell>
          <table:table-cell table:style-name="ce3" office:value-type="string">
            <text:p>Last date given was Fall 1928 when DOD invention was complete. <text:s/>Next date after this is early September 1928.</text:p>
          </table:table-cell>
          <table:table-cell/>
          <table:table-cell table:style-name="ce12" office:value-type="string">
            <text:p><text:s/>Robert and Walter were making money rapidly in the cotton market. The <text:span text:style-name="T1">war clouds were gathering and Europe was buying cotton</text:span>. It had had a big advance and they were playing the fast moves up and down, both on the buying and selling sides.</text:p>
          </table:table-cell>
          <table:table-cell table:style-name="ce3" office:value-type="string">
            <text:p>War connected to cotton?</text:p>
          </table:table-cell>
          <table:table-cell table:style-name="ce3" table:number-columns-repeated="1018"/>
        </table:table-row>
        <table:table-row table:style-name="ro14">
          <table:table-cell table:style-name="ce3" office:value-type="string">
            <text:p>20</text:p>
          </table:table-cell>
          <table:table-cell table:style-name="ce3" office:value-type="string">
            <text:p>243</text:p>
          </table:table-cell>
          <table:table-cell table:style-name="ce7" office:value-type="string">
            <text:p>Latter part of Feburary 1929</text:p>
          </table:table-cell>
          <table:table-cell/>
          <table:table-cell table:style-name="ce13" office:value-type="string">
            <text:p><text:span text:style-name="T3">RG at the Aviators' Costume Ball to take place in the Hotel Lafayette: </text:span><text:span text:style-name="T4"><text:s/>Aviators were there from all over the </text:span><text:span text:style-name="T3">world. They had come for the great convention. </text:span><text:span text:style-name="T5">Each country was competing for the grand prize for the most efficient airplane and the best one suited for war purposes. </text:span><text:span text:style-name="T3">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 in order to please him and get him interested, had the radio tuned into New York and were getting music from the Biltmore. The dance started.</text:span></text:p>
          </table:table-cell>
          <table:table-cell table:style-name="ce3" table:number-columns-repeated="1019"/>
        </table:table-row>
        <table:table-row table:style-name="ro12" table:number-rows-repeated="23">
          <table:table-cell table:style-name="ce3" table:number-columns-repeated="3"/>
          <table:table-cell/>
          <table:table-cell table:style-name="ce14"/>
          <table:table-cell table:style-name="ce3" table:number-columns-repeated="1019"/>
        </table:table-row>
        <table:table-row table:style-name="ro12" table:number-rows-repeated="4">
          <table:table-cell table:number-columns-repeated="4"/>
          <table:table-cell table:style-name="ce15"/>
          <table:table-cell table:number-columns-repeated="1019"/>
        </table:table-row>
        <table:table-row table:style-name="ro12" table:number-rows-repeated="1048534">
          <table:table-cell table:number-columns-repeated="1024"/>
        </table:table-row>
        <table:table-row table:style-name="ro12">
          <table:table-cell table:number-columns-repeated="1024"/>
        </table:table-row>
      </table:table>
      <table:table table:name="War events" table:style-name="ta1" table:print="false">
        <table:table-column table:style-name="co20" table:default-cell-style-name="ce107"/>
        <table:table-column table:style-name="co21" table:default-cell-style-name="ce107"/>
        <table:table-column table:style-name="co22" table:default-cell-style-name="ce113"/>
        <table:table-column table:style-name="co23" table:default-cell-style-name="ce117"/>
        <table:table-column table:style-name="co24" table:default-cell-style-name="ce106"/>
        <table:table-column table:style-name="co116" table:default-cell-style-name="ce114"/>
        <table:table-column table:style-name="co19" table:number-columns-repeated="1018" table:default-cell-style-name="Default"/>
        <table:table-row table:style-name="ro67">
          <table:table-cell table:style-name="ce103" office:value-type="string">
            <text:p>rluu: Note: Not all exact details about each date entry was included. <text:s/>This is because the text for each event was very dense and would have been like copying the book word-for-word. <text:s/></text:p>
          </table:table-cell>
          <table:table-cell table:style-name="ce108"/>
          <table:table-cell table:style-name="ce109"/>
          <table:table-cell table:style-name="ce115"/>
          <table:table-cell table:style-name="ce109"/>
          <table:table-cell table:style-name="ce115"/>
          <table:table-cell table:style-name="ce128" table:number-columns-repeated="1018"/>
        </table:table-row>
        <table:table-row table:style-name="ro67">
          <table:table-cell table:style-name="ce104" office:value-type="string">
            <text:p>Chapter</text:p>
          </table:table-cell>
          <table:table-cell table:style-name="ce104" office:value-type="string">
            <text:p>Page</text:p>
          </table:table-cell>
          <table:table-cell table:style-name="ce110" office:value-type="string">
            <text:p>Timestamp given</text:p>
          </table:table-cell>
          <table:table-cell table:style-name="ce116" office:value-type="string">
            <text:p>Actual timestamp</text:p>
          </table:table-cell>
          <table:table-cell table:style-name="ce110" office:value-type="string">
            <text:p>Event</text:p>
          </table:table-cell>
          <table:table-cell table:style-name="ce116" office:value-type="string">
            <text:p>Notes/Comments</text:p>
          </table:table-cell>
          <table:table-cell table:style-name="ce128" table:number-columns-repeated="1018"/>
        </table:table-row>
        <table:table-row table:style-name="ro6">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ce105"/>
          <table:table-cell table:style-name="ce118"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128" table:number-columns-repeated="1018"/>
        </table:table-row>
        <table:table-row table:style-name="ro3">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ce105"/>
          <table:table-cell table:style-name="ce114"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128" table:number-columns-repeated="1018"/>
        </table:table-row>
        <table:table-row table:style-name="ro56">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ce105"/>
          <table:table-cell table:style-name="ce119" office:value-type="string">
            <text:p><text:span text:style-name="T3">He read the 12th verse [of Daniel]:</text:span></text:p>
            <text:p><text:span text:style-name="T3">“</text:span><text:span text:style-name="T3">Blesseth is he that waiteth, and cometh to the thousand</text:span></text:p>
            <text:p><text:span text:style-name="T3">three hundred and five and thirty days.”</text:span></text:p>
            <text:p><text:span text:style-name="T3">Robert believed that he understood the cycle and knew the number of years, months and days referred to in Daniel’s prophecies. Calculated that from </text:span><text:span text:style-name="T5">March, 1931</text:span><text:span text:style-name="T3">, until the end of </text:span><text:span text:style-name="T5">June, 1932</text:span><text:span text:style-name="T3">, would be troublesome times for the United States. 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128" table:number-columns-repeated="1018"/>
        </table:table-row>
        <table:table-row table:style-name="ro57">
          <table:table-cell table:style-name="ce105" office:value-type="string">
            <text:p>19</text:p>
          </table:table-cell>
          <table:table-cell table:style-name="ce105" office:value-type="string">
            <text:p>223</text:p>
          </table:table-cell>
          <table:table-cell table:style-name="ce111" office:value-type="string">
            <text:p>A few days before Christmas, 1927</text:p>
          </table:table-cell>
          <table:table-cell table:style-name="ce105"/>
          <table:table-cell table:style-name="ce120" office:value-type="string">
            <text:p><text:span text:style-name="T3"><text:s/></text:span><text:span text:style-name="T3">A few days before Christmas there was a big decline in the stock market. All kinds of unfavorable rumors were afloat. Business conditions were bad. </text:span><text:span text:style-name="T5">War clouds were gathering thick in Europe.</text:span><text:span text:style-name="T3"> Newspapers talked of the uncertainties in the new year due to the coming presidential election. The public had lost confidence and were selling stocks. Robert decided that this was the time to cash in so he covered a big line of </text:span><text:span text:style-name="T5">Shorts</text:span><text:span text:style-name="T3"> in Major Motors, Central Steel and others.</text:span></text:p>
          </table:table-cell>
          <table:table-cell office:value-type="string">
            <text:p>Note that 'Shorts' is capitalized in the text. <text:s/></text:p>
          </table:table-cell>
          <table:table-cell table:style-name="ce128" table:number-columns-repeated="1018"/>
        </table:table-row>
        <table:table-row table:style-name="ro6">
          <table:table-cell table:style-name="ce106" office:value-type="string">
            <text:p>19</text:p>
          </table:table-cell>
          <table:table-cell table:style-name="ce106" office:value-type="string">
            <text:p>224</text:p>
          </table:table-cell>
          <table:table-cell table:style-name="ce112" office:value-type="string">
            <text:p>The <text:span text:style-name="T7">early part of 1928 </text:span></text:p>
          </table:table-cell>
          <table:table-cell table:style-name="ce106"/>
          <table:table-cell table:style-name="ce120" office:value-type="string">
            <text:p><text:span text:style-name="T3"><text:s/></text:span><text:span text:style-name="T3">In the early part of 1928 Robert calculated that </text:span><text:span text:style-name="T5">war was inevitable between England and Russia</text:span><text:span text:style-name="T3">. He figured that the </text:span><text:span text:style-name="T5">war would start not later than the summer </text:span><text:span text:style-name="T3">and that many nations would be involved and that later an attack on the United States would come. His first airplane was now completed, -- a small one according to the plan laid down by Ezekiel in the Bible.</text:span></text:p>
          </table:table-cell>
          <table:table-cell table:style-name="ce106"/>
          <table:table-cell table:style-name="ce129" table:number-columns-repeated="1018"/>
        </table:table-row>
        <table:table-row table:style-name="ro68">
          <table:table-cell table:style-name="ce106" office:value-type="string">
            <text:p>20</text:p>
          </table:table-cell>
          <table:table-cell table:style-name="ce106" office:value-type="string">
            <text:p>237</text:p>
          </table:table-cell>
          <table:table-cell table:style-name="ce112" office:value-type="string">
            <text:p>Approaching the end of 1928</text:p>
          </table:table-cell>
          <table:table-cell table:style-name="ce106"/>
          <table:table-cell table:style-name="ce120" office:value-type="string">
            <text:p><text:span text:style-name="T3">As the end of 1928 neared, war was already raging in Europe. </text:span><text:span text:style-name="T5">England and Russia had already gone to war</text:span><text:span text:style-name="T3"> as Robert had predicted. </text:span><text:span text:style-name="T5">Complications were developing quick and fast and war clouds were gathering</text:span><text:span text:style-name="T3">. Robert knew that it was only a question of a short time when the United States with all of its gold supply, would be attacked and there would be a great battle in the air. Great progress had been made in aviation. </text:span><text:span text:style-name="T5">Airplanes were carrying mail at the rate of 300 miles per hour. </text:span><text:span text:style-name="T3">Passenger lines were now starting all over the United States. "Marie the Angel of Mercy," Robert's great ship, was rapidly nearing completion.</text:span></text:p>
          </table:table-cell>
          <table:table-cell table:style-name="ce106"/>
          <table:table-cell table:style-name="ce129" table:number-columns-repeated="1018"/>
        </table:table-row>
        <table:table-row table:style-name="ro16">
          <table:table-cell table:style-name="ce106" office:value-type="string">
            <text:p>25</text:p>
          </table:table-cell>
          <table:table-cell table:style-name="ce106" office:value-type="string">
            <text:p>276, 277</text:p>
          </table:table-cell>
          <table:table-cell table:style-name="ce112" office:value-type="string">
            <text:p>Fall of 1929</text:p>
          </table:table-cell>
          <table:table-cell table:style-name="ce106"/>
          <table:table-cell table:style-name="ce121" office:value-type="string">
            <text:p>The war clouds had begun to appear as Robert had predicted. <text:s/><text:span text:style-name="T4"><text:s/>Spain and Japan</text:span></text:p>
            <text:p><text:span text:style-name="T3">were threatening the United States. Controversies over airplane airports arose. Japan had forbidden the United States commercial ships to land on her soil. Diplomatic relations were not smoothing affairs out and Robert knew that war was inevitable. Spain had made rapid progress with airplanes and was anxious to try her power against the United States. The United States Government was waking up to the fact of their need of a greater air fleet and the Air Department was making some great progress. Robert knew they were working on secret plans and knew that he had something that could be used successfully at the right time. He was spending money lavishly and </text:span><text:span text:style-name="T5">working to improve on his Ezekiel plane</text:span><text:span text:style-name="T3">. He was keeping everything secret, sending out plans to different manufacturers and having the parts made, </text:span><text:span text:style-name="T5">Walter and himself secretly putting the machine together</text:span><text:span text:style-name="T3">. <text:s/></text:span><text:span text:style-name="T4"><text:s/>The Government realizing the </text:span><text:span text:style-name="T3">increased demand for gasoline on account of the large</text:span></text:p>
            <text:p><text:span text:style-name="T3">amount of airplanes used, knew that in time of war </text:span><text:span text:style-name="T5">their success would depend upon the supply of oil and gas</text:span><text:span text:style-name="T3">.</text:span></text:p>
          </table:table-cell>
          <table:table-cell table:style-name="ce106"/>
          <table:table-cell table:style-name="ce129" table:number-columns-repeated="1018"/>
        </table:table-row>
        <table:table-row table:style-name="ro3">
          <table:table-cell office:value-type="float" office:value="25">
            <text:p>25</text:p>
          </table:table-cell>
          <table:table-cell office:value-type="float" office:value="277">
            <text:p>277</text:p>
          </table:table-cell>
          <table:table-cell office:value-type="string">
            <text:p>April, 1930</text:p>
          </table:table-cell>
          <table:table-cell table:style-name="ce113" office:value-type="string">
            <text:p>April 21, 1930.</text:p>
          </table:table-cell>
          <table:table-cell office:value-type="string">
            <text:p><text:span text:style-name="T1">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69">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style-name="ce113"/>
          <table:table-cell table:style-name="ce121" office:value-type="string">
            <text:p><text:span text:style-name="T4">The United States Government fearing that Japan </text:span><text:span text:style-name="T3">would make the first attack on the </text:span><text:span text:style-name="T5">Pacific Coast either around Los Angeles or San Francisco, rushed the battle fleet to the Pacific</text:span><text:span text:style-name="T3">. This proved to be one of the greatest mistakes of the war. </text:span><text:span text:style-name="T5">As soon as the battleships cruised into the Pacific, Japan attacked from the air with their noiseless airplanes and began dropping deadly bombs from great heights.</text:span><text:span text:style-name="T3"> The anti-aircraft guns from the decks of the battleships were powerless to reach the bombing planes at such great heights. Defeat was swift and severe and only a few of the battleships escaped complete destruction from the first attack. The United States Officers had found that the </text:span><text:span text:style-name="T5">Japanese planes could rise more than twice the altitude of the United States planes. </text:span><text:span text:style-name="T3">They knew that Japan had some invention that was superior to ours which enabled them to reach such great heights that their airships were practically immune from attack. This placed the United States at a great disadvantage as they were unable to protect the coast cities from being destroyed by bombs from the Japanese planes. </text:span><text:span text:style-name="T4"><text:s/>A council of war was held. The commanding officers </text:span><text:span text:style-name="T3">were called together. The President hastily summoned the Cabinet. There was no minimizing the danger for everyone knew that the ingenuity of </text:span><text:span text:style-name="T5">Japan had designed a superior fighting plane; that this was to be a war in the air and that all old methods and weapons of war were obsolete</text:span><text:span text:style-name="T3">; that the United States must move quick and fast to prevent destruction of the Pacific Coast cities. <text:s/></text:span><text:span text:style-name="T4"><text:s/>They decided to confiscate the large manufacturing </text:span><text:span text:style-name="T3">plants and start them on making new inventions and the manufacture of airplanes. Central Steel was confiscated; also Major Motors and Major Electric Co. 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 Japan was quick to follow up her</text:span><text:span text:style-name="T5"> victory gained on the water</text:span><text:span text:style-name="T3"> by attacking Los Angeles from the air in the middle of May.</text:span></text:p>
          </table:table-cell>
          <table:table-cell table:style-name="ce126" office:value-type="string">
            <text:p><text:span text:style-name="T14">Summary: Japan attacks the Pacific Coast (around LA and SF) with noiseless airplanes. <text:s/>Destroys </text:span><text:span text:style-name="T15">many US battleships in the Pacific using bombs from noiseless airplanes at great heights. <text:s/>US defeat was swift and severe. <text:s/>This was a </text:span><text:span text:style-name="T16">Japan victory gained on water.</text:span></text:p>
          </table:table-cell>
          <table:table-cell table:number-columns-repeated="1018"/>
        </table:table-row>
        <table:table-row table:style-name="ro70">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style-name="ce113"/>
          <table:table-cell table:style-name="ce121" office:value-type="string">
            <text:p><text:span text:style-name="T3">Japan was quick to follow up her victory gained on the water by </text:span><text:span text:style-name="T5">attacking Los Angeles from the air</text:span><text:span text:style-name="T3"> in the middle of May. </text:span><text:span text:style-name="T5">Here again the great value of the silent motor was proved and the height to which the Japanese plane could rise. </text:span><text:span text:style-name="T3">As the enemy stole over the city in the silence of the night, not a sound could be heard from their motors at the great heights which they were sailing. Bombs began to fall in the business section</text:span><text:span text:style-name="T4"> and the skyscrapers crumbled to pieces. Every street </text:span><text:span text:style-name="T3">light was ordered out, leaving the city in total darkness. The people were aroused at the first noise of exploding bombs and rushed out to find the city in darkness. This caused a panic. Army officers tried to quiet the people and keep them in their homes because they realized the danger if they rushed out into the streets where the bombs were falling. Powerful searchlights were sweeping the sky in an effort to locate the invading planes. </text:span><text:span text:style-name="T5">Then the giant aircraft guns were trained on the enemy, but the distance was so great and the planes moving so swiftly, that they were unable to do much damage. They only succeeded in bringing down three of the bombing planes.</text:span><text:span text:style-name="T3"> </text:span><text:span text:style-name="T5">The United States scouting planes were sent out immediately, followed by the fighting planes carrying 6-inch guns. </text:span><text:span text:style-name="T3">They found that the</text:span><text:span text:style-name="T5"> Japanese planes were dropping bombs from a height of 60,000 to 80,000 feet </text:span><text:span text:style-name="T3">and the </text:span><text:span text:style-name="T5">United States planes were unable to rise high enough to attack them. </text:span><text:span text:style-name="T3">The battle waged thruout the night and when the sun rose the next morning, the beautiful city of Los Angeles was in ruins. </text:span><text:span text:style-name="T5">Thousands of people bad been killed </text:span><text:span text:style-name="T3">and the most of the important buildings had been destroyed. </text:span><text:span text:style-name="T5">The people of Los Angeles were more excited than they had ever been during earthquakes. </text:span><text:span text:style-name="T3">The destruction and loss of life were so great that everyone forgot all about their property and money and only thought of saving their lives and protecting their loved ones. The commanding officers held a hasty conference, realizing the great damage the enemy had done and the small damage they had been able to inflict upon them and knowing </text:span><text:span text:style-name="T4"><text:s/>that the enemy would follow this attack by more attacks </text:span><text:span text:style-name="T3">it was decided that to force the people to remain meant certain death and a destruction of the balance of the valuable property, so </text:span><text:span text:style-name="T5">the only thing to do was to move the people out as fast as possible and surrender the city. </text:span><text:span text:style-name="T3">After the commanders had held this council, news of their decision was conveyed to the subordinate officers.</text:span></text:p>
          </table:table-cell>
          <table:table-cell table:style-name="ce120" office:value-type="string">
            <text:p>Battle of Los Angeles, Japan attacked from the air. <text:s/>US to surrender. <text:s/>This was a night attack.</text:p>
          </table:table-cell>
          <table:table-cell table:number-columns-repeated="1018"/>
        </table:table-row>
        <table:table-row table:style-name="ro2">
          <table:table-cell office:value-type="string">
            <text:p>25</text:p>
          </table:table-cell>
          <table:table-cell office:value-type="string">
            <text:p>283</text:p>
          </table:table-cell>
          <table:table-cell office:value-type="string">
            <text:p>June 14, [1930]</text:p>
          </table:table-cell>
          <table:table-cell table:style-name="ce113"/>
          <table:table-cell office:value-type="string">
            <text:p><text:span text:style-name="T1">Los Angeles </text:span>was surrendered.</text:p>
          </table:table-cell>
          <table:table-cell office:value-type="string">
            <text:p>Los Angeles surrendered.</text:p>
          </table:table-cell>
          <table:table-cell table:number-columns-repeated="1018"/>
        </table:table-row>
        <table:table-row table:style-name="ro3">
          <table:table-cell office:value-type="string">
            <text:p>25</text:p>
          </table:table-cell>
          <table:table-cell office:value-type="string">
            <text:p>285</text:p>
          </table:table-cell>
          <table:table-cell office:value-type="string">
            <text:p>August 1, [1930]</text:p>
          </table:table-cell>
          <table:table-cell table:style-name="ce105"/>
          <table:table-cell table:style-name="ce122" office:value-type="string">
            <text:p>Enemy planes crossed the <text:span text:style-name="T1">Rio Grande</text:span> and dropped bombs all along from <text:span text:style-name="T1">Brownsville</text:span> to <text:span text:style-name="T1">El Paso</text:span>.</text:p>
          </table:table-cell>
          <table:table-cell office:value-type="string">
            <text:p>Attack along the Rio Grande (Brownsville to El Paso).</text:p>
          </table:table-cell>
          <table:table-cell table:number-columns-repeated="1018"/>
        </table:table-row>
        <table:table-row table:style-name="ro60">
          <table:table-cell office:value-type="string">
            <text:p>25</text:p>
          </table:table-cell>
          <table:table-cell office:value-type="string">
            <text:p>286</text:p>
          </table:table-cell>
          <table:table-cell office:value-type="string">
            <text:p>Morning of August 3, [1930]</text:p>
          </table:table-cell>
          <table:table-cell table:style-name="ce113"/>
          <table:table-cell office:value-type="string">
            <text:p>Captain Robert Gordon traveled across <text:span text:style-name="T1">Arizona</text:span> and<text:span text:style-name="T1"> New Mexico</text:span> and as he neared <text:span text:style-name="T1">El Paso</text:span>, saw the largest airship that he had ever seen before slowly drifting over<text:span text:style-name="T1"> El Pas</text:span>o. <text:s/>This is the “<text:span text:style-name="T1">Tokyo J-1</text:span>”. <text:s/>RG bombs and destroys it. <text:s/></text:p>
          </table:table-cell>
          <table:table-cell office:value-type="string">
            <text:p>pg. 300, the good news about the capture of the Tokyo J-1 causes stocks to rally.</text:p>
          </table:table-cell>
          <table:table-cell table:number-columns-repeated="1018"/>
        </table:table-row>
        <table:table-row table:style-name="ro60">
          <table:table-cell office:value-type="string">
            <text:p>26</text:p>
          </table:table-cell>
          <table:table-cell office:value-type="string">
            <text:p>290</text:p>
          </table:table-cell>
          <table:table-cell office:value-type="string">
            <text:p>September, 1930</text:p>
          </table:table-cell>
          <table:table-cell table:style-name="ce113"/>
          <table:table-cell office:value-type="string">
            <text:p>Attack on <text:span text:style-name="T1">San Francisco</text:span>. <text:s/>Enemy planes attacked from the west, the South and the North. <text:s/>The destruction was the greatest in history, much greater than the earthquake in 1906. <text:s/></text:p>
          </table:table-cell>
          <table:table-cell office:value-type="string">
            <text:p>Attack on San Francisco.</text:p>
          </table:table-cell>
          <table:table-cell table:number-columns-repeated="1018"/>
        </table:table-row>
        <table:table-row table:style-name="ro2">
          <table:table-cell office:value-type="string">
            <text:p>27</text:p>
          </table:table-cell>
          <table:table-cell office:value-type="string">
            <text:p>300</text:p>
          </table:table-cell>
          <table:table-cell office:value-type="string">
            <text:p>1931</text:p>
          </table:table-cell>
          <table:table-cell table:style-name="ce113"/>
          <table:table-cell office:value-type="string">
            <text:p>RG says the war will get worse in 1931.</text:p>
          </table:table-cell>
          <table:table-cell table:number-columns-repeated="1019"/>
        </table:table-row>
        <table:table-row table:style-name="ro2">
          <table:table-cell office:value-type="string">
            <text:p>27</text:p>
          </table:table-cell>
          <table:table-cell office:value-type="string">
            <text:p>300</text:p>
          </table:table-cell>
          <table:table-cell office:value-type="string">
            <text:p>Summer or Fall 1932</text:p>
          </table:table-cell>
          <table:table-cell table:style-name="ce113"/>
          <table:table-cell office:value-type="string">
            <text:p>The end [of the war] will not come until the Summer or Fall of 1932.</text:p>
          </table:table-cell>
          <table:table-cell table:number-columns-repeated="1019"/>
        </table:table-row>
        <table:table-row table:style-name="ro2">
          <table:table-cell office:value-type="string">
            <text:p>27</text:p>
          </table:table-cell>
          <table:table-cell office:value-type="string">
            <text:p>301</text:p>
          </table:table-cell>
          <table:table-cell office:value-type="string">
            <text:p>Latter part of October 1930</text:p>
          </table:table-cell>
          <table:table-cell table:style-name="ce113"/>
          <table:table-cell office:value-type="string">
            <text:p>Robert <text:span text:style-name="T1">returned</text:span> to Denver, Colorado.</text:p>
          </table:table-cell>
          <table:table-cell table:number-columns-repeated="1019"/>
        </table:table-row>
        <table:table-row table:style-name="ro3">
          <table:table-cell office:value-type="string">
            <text:p>27</text:p>
          </table:table-cell>
          <table:table-cell office:value-type="string">
            <text:p>302</text:p>
          </table:table-cell>
          <table:table-cell office:value-type="string">
            <text:p>November 1930</text:p>
          </table:table-cell>
          <table:table-cell table:style-name="ce113"/>
          <table:table-cell office:value-type="string">
            <text:p>Robert Gordon was made Colonel. <text:s/>Walter Kennelworth was also promoted to Colonel.</text:p>
          </table:table-cell>
          <table:table-cell table:number-columns-repeated="1019"/>
        </table:table-row>
        <table:table-row table:style-name="ro60">
          <table:table-cell office:value-type="string">
            <text:p>27</text:p>
          </table:table-cell>
          <table:table-cell office:value-type="string">
            <text:p>303</text:p>
          </table:table-cell>
          <table:table-cell office:value-type="string">
            <text:p>December 1930</text:p>
          </table:table-cell>
          <table:table-cell table:style-name="ce113"/>
          <table:table-cell table:style-name="ce121" office:value-type="string">
            <text:p><text:s/>Complications came thick and fast, the enemy was landing more planes in Mexico, bringing up reinforcements. They moved part of their army from San Francisco north, and in December, 1930, after a short engagement, captured <text:span text:style-name="T1">Seattle</text:span> and <text:span text:style-name="T1">Portland</text:span>.</text:p>
          </table:table-cell>
          <table:table-cell office:value-type="string">
            <text:p>Enemy captures Seattle and Portland.</text:p>
          </table:table-cell>
          <table:table-cell table:number-columns-repeated="1018"/>
        </table:table-row>
        <table:table-row table:style-name="ro7">
          <table:table-cell office:value-type="string">
            <text:p>27</text:p>
          </table:table-cell>
          <table:table-cell office:value-type="string">
            <text:p>304</text:p>
          </table:table-cell>
          <table:table-cell office:value-type="string">
            <text:p>March 1931</text:p>
          </table:table-cell>
          <table:table-cell table:style-name="ce113"/>
          <table:table-cell office:value-type="string">
            <text:p>Sudden attack occurred in March. <text:s/>A large fleet of airplanes sailed up the Mississippi River and attacked <text:span text:style-name="T1">New Orleans</text:span>. <text:s/>Somewhere out in the Atlantic Ocean or in the Gulf of Mexico, there was a secret base o supplies and they suspected that England had already joined forces with the enemy. <text:s/><text:span text:style-name="T1">New Orleans </text:span>fell within three days.</text:p>
          </table:table-cell>
          <table:table-cell office:value-type="string">
            <text:p>Attack on New Orleans. <text:s/>New Orleans falls within 3 days. <text:s/>Connection to pg. 213 about Daniel's cycles.</text:p>
          </table:table-cell>
          <table:table-cell table:number-columns-repeated="1018"/>
        </table:table-row>
        <table:table-row table:style-name="ro56">
          <table:table-cell office:value-type="string">
            <text:p>27</text:p>
          </table:table-cell>
          <table:table-cell office:value-type="string">
            <text:p>306</text:p>
          </table:table-cell>
          <table:table-cell office:value-type="string">
            <text:p>After the fall of New Orleans.</text:p>
          </table:table-cell>
          <table:table-cell table:style-name="ce113"/>
          <table:table-cell office:value-type="string">
            <text:p>After the fall of New Orleans, the enemy continued their march up the <text:span text:style-name="T1">Mississippi valley</text:span>. One by one important cities were bombed. <text:span text:style-name="T1">Natchez</text:span>, <text:span text:style-name="T1">Vicksburg</text:span>, then <text:span text:style-name="T1">Memphis</text:span> fell under the fire of the enemy. The devastation was the greatest ever known. Not only were the buildings destroyed by bombs, but fire and poisoned gases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2">
          <table:table-cell office:value-type="string">
            <text:p>27</text:p>
          </table:table-cell>
          <table:table-cell office:value-type="string">
            <text:p>307</text:p>
          </table:table-cell>
          <table:table-cell office:value-type="string">
            <text:p>April 1931</text:p>
          </table:table-cell>
          <table:table-cell table:style-name="ce113"/>
          <table:table-cell office:value-type="string">
            <text:p>Colonel Gordon was permitted to sit at a conference of the War Council in April 1931.</text:p>
          </table:table-cell>
          <table:table-cell table:number-columns-repeated="1019"/>
        </table:table-row>
        <table:table-row table:style-name="ro60">
          <table:table-cell office:value-type="string">
            <text:p>27</text:p>
          </table:table-cell>
          <table:table-cell office:value-type="string">
            <text:p>307</text:p>
          </table:table-cell>
          <table:table-cell office:value-type="string">
            <text:p>One foggy night in the month of April 1931</text:p>
          </table:table-cell>
          <table:table-cell table:style-name="ce113"/>
          <table:table-cell office:value-type="string">
            <text:p>Large fleet of airships flying toward Savannah, Georgia. <text:s/>Bombs were dropped the planes, and it was found out that they were actually commercial planes from England, Germany, Austria, and Italy.</text:p>
          </table:table-cell>
          <table:table-cell table:number-columns-repeated="1019"/>
        </table:table-row>
        <table:table-row table:style-name="ro60">
          <table:table-cell office:value-type="string">
            <text:p>27</text:p>
          </table:table-cell>
          <table:table-cell office:value-type="string">
            <text:p>308</text:p>
          </table:table-cell>
          <table:table-cell office:value-type="string">
            <text:p>May 1931</text:p>
          </table:table-cell>
          <table:table-cell table:style-name="ce113"/>
          <table:table-cell office:value-type="string">
            <text:p>England, Germany, Italy and Austria joined forces against the United States. <text:s/>The War Council of the United States withdraws forces from other strategic points to try to protect the North and Eastern part of the United States.</text:p>
          </table:table-cell>
          <table:table-cell table:number-columns-repeated="1019"/>
        </table:table-row>
        <table:table-row table:style-name="ro57">
          <table:table-cell office:value-type="string">
            <text:p>27</text:p>
          </table:table-cell>
          <table:table-cell office:value-type="string">
            <text:p>308</text:p>
          </table:table-cell>
          <table:table-cell office:value-type="string">
            <text:p>Latter part of May 1931</text:p>
          </table:table-cell>
          <table:table-cell table:style-name="ce113"/>
          <table:table-cell office:value-type="string">
            <text:p>England and the other allied enemy forces sailed across the Atlantic, bring their entire fleets on the water, escorted by thousands of modern airplanes. <text:s/>These were fast <text:span text:style-name="T2">hydroplanes</text:span> which could travel on the water at more than 150 miles per hour. <text:s/>U.S. Commercial planes were stopped from carrying mail, passengers or express across the Atlantic. <text:s text:c="3"/>The Japanese, Spanish and Mexican planes were patrolling the Gulf of Mexico and the Pacific Coast.</text:p>
          </table:table-cell>
          <table:table-cell table:number-columns-repeated="1019"/>
        </table:table-row>
        <table:table-row table:style-name="ro6">
          <table:table-cell office:value-type="string">
            <text:p>27</text:p>
          </table:table-cell>
          <table:table-cell office:value-type="string">
            <text:p>311</text:p>
          </table:table-cell>
          <table:table-cell office:value-type="string">
            <text:p>No date given, but between the latter part of May 1931 and the end of June 1931.</text:p>
          </table:table-cell>
          <table:table-cell table:style-name="ce113"/>
          <table:table-cell office:value-type="string">
            <text:p>Enemy attacks <text:span text:style-name="T1">Cairo</text:span>, Illinois by hydroplanes. <text:s/>Colonel Walter Kennelworth uses new plane equipped with an electric machine which could take the electric current from the air, charge into the water, and destroy battleships for miles in every direction. <text:s/>This was the first real victory for the United States since Colonel Gordon destroyed the “Tokyo J-1”.</text:p>
          </table:table-cell>
          <table:table-cell office:value-type="string">
            <text:p>Attack on Cairo by hydroplanes. <text:s/>Hydroplanes destroyed by U.S. <text:s/>Victory for the U.S.</text:p>
          </table:table-cell>
          <table:table-cell table:number-columns-repeated="1018"/>
        </table:table-row>
        <table:table-row table:style-name="ro7">
          <table:table-cell office:value-type="string">
            <text:p>27</text:p>
          </table:table-cell>
          <table:table-cell office:value-type="string">
            <text:p>311</text:p>
          </table:table-cell>
          <table:table-cell office:value-type="string">
            <text:p>End of June 1931</text:p>
          </table:table-cell>
          <table:table-cell table:style-name="ce113"/>
          <table:table-cell office:value-type="string">
            <text:p>After this disaster to the hydroplanes which had been marching up the Mississippi, the enemy air fleet ceased its attacks for awhile, but about the end of June, an air fleet swarmed over <text:span text:style-name="T1">Cairo</text:span>, landed without much resistance, and officers were put in charge of the town.</text:p>
          </table:table-cell>
          <table:table-cell office:value-type="string">
            <text:p>Enemy takes over Cairo.</text:p>
          </table:table-cell>
          <table:table-cell table:number-columns-repeated="1018"/>
        </table:table-row>
        <table:table-row table:style-name="ro3">
          <table:table-cell office:value-type="string">
            <text:p>27</text:p>
          </table:table-cell>
          <table:table-cell office:value-type="string">
            <text:p>312</text:p>
          </table:table-cell>
          <table:table-cell office:value-type="string">
            <text:p>No date given, but around the end of June 1931 to shortly after.</text:p>
          </table:table-cell>
          <table:table-cell table:style-name="ce113"/>
          <table:table-cell office:value-type="string">
            <text:p>Support from France is good news for the U.S.</text:p>
          </table:table-cell>
          <table:table-cell table:number-columns-repeated="1019"/>
        </table:table-row>
        <table:table-row table:style-name="ro14">
          <table:table-cell office:value-type="string">
            <text:p>28</text:p>
          </table:table-cell>
          <table:table-cell office:value-type="string">
            <text:p>313, 314</text:p>
          </table:table-cell>
          <table:table-cell office:value-type="string">
            <text:p>July 4, 1931.</text:p>
          </table:table-cell>
          <table:table-cell table:style-name="ce113"/>
          <table:table-cell office:value-type="string">
            <text:p>US is celebrating the victory at Cairo where the English and German battleships and hydroplanes had been destroyed. This is good news. <text:s text:c="2"/>A large fleet of the enemies' planes were seen constantly scouting up and down the Mississippi. <text:s/>Colonel Gordon had sent out a scouting expedition with some of the planes equipped with powerful searchlights and they had discovered several mother supply ships, like the “Tokyo”, anchored at great heights above Cairo. <text:s/>He knew that this meant that preparations were being made to attack St. Louis and continue the advance up the Mississippi, that the enemy was making for Chicago and the Great Lakes to form a line across the Unites states so that their airplanes could control this territory, shut off any attacks fromt eh West while they avanced on the Eastern and Northern borders of the United States. <text:s/><text:span text:style-name="T1">The recent victory of Cairo was of great importance.</text:span></text:p>
          </table:table-cell>
          <table:table-cell office:value-type="string">
            <text:p>U.S. Celebrates the good news of victory of Cairo.</text:p>
          </table:table-cell>
          <table:table-cell table:number-columns-repeated="1018"/>
        </table:table-row>
        <table:table-row table:style-name="ro2">
          <table:table-cell office:value-type="string">
            <text:p>28</text:p>
          </table:table-cell>
          <table:table-cell office:value-type="string">
            <text:p>315</text:p>
          </table:table-cell>
          <table:table-cell office:value-type="string">
            <text:p>Early part of August 1931</text:p>
          </table:table-cell>
          <table:table-cell table:style-name="ce113"/>
          <table:table-cell office:value-type="string">
            <text:p>Attack upon<text:span text:style-name="T1"> St. Louis</text:span> started.</text:p>
          </table:table-cell>
          <table:table-cell office:value-type="string">
            <text:p>Attack on St. Louis.</text:p>
          </table:table-cell>
          <table:table-cell table:number-columns-repeated="1018"/>
        </table:table-row>
        <table:table-row table:style-name="ro60">
          <table:table-cell office:value-type="string">
            <text:p>28</text:p>
          </table:table-cell>
          <table:table-cell office:value-type="string">
            <text:p>316</text:p>
          </table:table-cell>
          <table:table-cell office:value-type="string">
            <text:p>14 days after the attack on St. Louis begun.</text:p>
          </table:table-cell>
          <table:table-cell table:style-name="ce113"/>
          <table:table-cell office:value-type="string">
            <text:p><text:span text:style-name="T1">St. Louis</text:span> was surrendered. <text:s/>The food situation was acute thruout the country. <text:s/>Canada was not able to supply all of our needs and <text:span text:style-name="T1">we were blockaded on the South, East and West.</text:span></text:p>
          </table:table-cell>
          <table:table-cell office:value-type="string">
            <text:p>Surrender of St. Louis.</text:p>
          </table:table-cell>
          <table:table-cell table:number-columns-repeated="1018"/>
        </table:table-row>
        <table:table-row table:style-name="ro61">
          <table:table-cell office:value-type="string">
            <text:p>28</text:p>
          </table:table-cell>
          <table:table-cell office:value-type="string">
            <text:p>316, 317</text:p>
          </table:table-cell>
          <table:table-cell office:value-type="string">
            <text:p>Before the fall of St. Louis</text:p>
          </table:table-cell>
          <table:table-cell table:style-name="ce113"/>
          <table:table-cell office:value-type="string">
            <text:p><text:span text:style-name="T1">The English and the Germans attacked the Northern border, making for Chicag</text:span>o. <text:s/>The lines were tightly drawn, the enemy was still holding the Western Coast, close up the lines between Chicago and St. Louis, and complete the enemy's lines across the Central part of the United States. <text:span text:style-name="T4"><text:s/>Council after council </text:span><text:span text:style-name="T3">was held while the </text:span><text:span text:style-name="T5">fighting was going on around the Great Lakes</text:span><text:span text:style-name="T3">. The Government rushed reinforcements and the new long-range gun on our large cruising airships was able to do effective work for a long time in protecting Chicago. England lost heavily in the</text:span><text:span text:style-name="T5"> battle around the Great Lakes </text:span><text:span text:style-name="T3">because Canada was helping us there, but the blow was heavy to the United States. Our losses in men and planes were tremendous.</text:span></text:p>
          </table:table-cell>
          <table:table-cell office:value-type="string">
            <text:p>Battle around the Great Lakes.</text:p>
          </table:table-cell>
          <table:table-cell table:number-columns-repeated="1018"/>
        </table:table-row>
        <table:table-row table:style-name="ro68">
          <table:table-cell office:value-type="string">
            <text:p>28</text:p>
          </table:table-cell>
          <table:table-cell office:value-type="string">
            <text:p>317</text:p>
          </table:table-cell>
          <table:table-cell office:value-type="string">
            <text:p>Early part of September 1931</text:p>
          </table:table-cell>
          <table:table-cell table:style-name="ce113"/>
          <table:table-cell table:style-name="ce121" office:value-type="string">
            <text:p><text:span text:style-name="T3"><text:s/></text:span><text:span text:style-name="T3">In the early part of September, 1931, it was plain from the skirmishes which had been taking place around the Great Lakes that </text:span><text:span text:style-name="T5">the enemy was trying to attack Chicago</text:span><text:span text:style-name="T3"> and it was only a question of time when they would break thru and make the attack. The United States officers were well aware of the fact that if Chicago fell into the hands of the enemy, it would place the United States at a greater disadvantage than ever to defend the Eastern Coast. </text:span><text:span text:style-name="T5">The United States War Council decided to urge France to attack England and Germany </text:span><text:span text:style-name="T3">and make them withdraw forces from the United States to protect their home cities.</text:span></text:p>
          </table:table-cell>
          <table:table-cell office:value-type="string">
            <text:p>pg. 318 has another reference to the year 1917. <text:s/>Do a search for 1917 in TTTA.</text:p>
          </table:table-cell>
          <table:table-cell table:number-columns-repeated="1018"/>
        </table:table-row>
        <table:table-row table:style-name="ro6">
          <table:table-cell office:value-type="string">
            <text:p>28</text:p>
          </table:table-cell>
          <table:table-cell office:value-type="string">
            <text:p>318</text:p>
          </table:table-cell>
          <table:table-cell office:value-type="string">
            <text:p>September 6, 1931</text:p>
          </table:table-cell>
          <table:table-cell table:style-name="ce113"/>
          <table:table-cell office:value-type="string">
            <text:p><text:span text:style-name="T1">France attacks London. <text:s/>And on the same night, France attacks Berlin from the ai</text:span>r, destroying many buildings. <text:s/>Quickly following this, England, Germany, Austria, Spain, Italy and Japan called upon the other countries to join them. <text:s/>Turkey and Russia were the first to join the enemy, then quickly followed Rumania, Denmark, Greece, Hungary, Morocco and Portugal.</text:p>
          </table:table-cell>
          <table:table-cell office:value-type="string">
            <text:p>France attacks London and Berlin.</text:p>
          </table:table-cell>
          <table:table-cell table:number-columns-repeated="1018"/>
        </table:table-row>
        <table:table-row table:style-name="ro68">
          <table:table-cell office:value-type="string">
            <text:p>28</text:p>
          </table:table-cell>
          <table:table-cell office:value-type="string">
            <text:p>319</text:p>
          </table:table-cell>
          <table:table-cell office:value-type="string">
            <text:p>Night of October 1, 1931.</text:p>
          </table:table-cell>
          <table:table-cell table:style-name="ce113"/>
          <table:table-cell table:style-name="ce121" office:value-type="string">
            <text:p><text:span text:style-name="T3"><text:s/></text:span><text:span text:style-name="T3">The night of October 1st proved to be one of the worst so far of the war. </text:span><text:span text:style-name="T5">The enemy attacked Omaha, Kansas City, Denver, Cincinnati, Louisville, Milwaukee and St. Paul. The forces from Mexico attacked El Paso, San Antonio, Galveston and Houston.</text:span><text:span text:style-name="T3"> The greater part of the United States forces being concentrated around Chicago and the East, this scattered attack all over the South, West and North was disorganizing to our forces. There was great loss of life and property in all of these </text:span><text:span text:style-name="T4"><text:s/>cities because they were not properly prepared for the </text:span><text:span text:style-name="T3">attack which came suddenly and unexpectedly.</text:span></text:p>
          </table:table-cell>
          <table:table-cell table:number-columns-repeated="1019"/>
        </table:table-row>
        <table:table-row table:style-name="ro6">
          <table:table-cell office:value-type="string">
            <text:p>28</text:p>
          </table:table-cell>
          <table:table-cell office:value-type="string">
            <text:p>320</text:p>
          </table:table-cell>
          <table:table-cell office:value-type="string">
            <text:p>Morning of October 2, 1931</text:p>
          </table:table-cell>
          <table:table-cell table:style-name="ce113"/>
          <table:table-cell table:style-name="ce121" office:value-type="string">
            <text:p><text:s/>On the morning of October 2nd a Council was held and it was decided to immediately send as many airplanes as possible to help protect these cities because an attack was expected again that night. This was just exactly what the enemy wanted, -- to get the United States to scatter forces, withdrawing part of their armies which were protecting Chicago.</text:p>
          </table:table-cell>
          <table:table-cell table:number-columns-repeated="1019"/>
        </table:table-row>
        <table:table-row table:style-name="ro2">
          <table:table-cell office:value-type="string">
            <text:p>28</text:p>
          </table:table-cell>
          <table:table-cell office:value-type="string">
            <text:p>320</text:p>
          </table:table-cell>
          <table:table-cell office:value-type="string">
            <text:p>Night of October 2, 1931</text:p>
          </table:table-cell>
          <table:table-cell table:style-name="ce113"/>
          <table:table-cell office:value-type="string">
            <text:p>Attack on <text:span text:style-name="T1">Chicago</text:span>. <text:s/></text:p>
          </table:table-cell>
          <table:table-cell office:value-type="string">
            <text:p>Attack on Chicago.</text:p>
          </table:table-cell>
          <table:table-cell table:number-columns-repeated="1018"/>
        </table:table-row>
        <table:table-row table:style-name="ro3">
          <table:table-cell office:value-type="string">
            <text:p>28</text:p>
          </table:table-cell>
          <table:table-cell office:value-type="string">
            <text:p>320</text:p>
          </table:table-cell>
          <table:table-cell office:value-type="string">
            <text:p>Sunrise on the morning of October 3, 1931</text:p>
          </table:table-cell>
          <table:table-cell table:style-name="ce113"/>
          <table:table-cell office:value-type="string">
            <text:p>Chicago's buildings were in ruins in every direction. <text:s/>As the sun rose<text:span text:style-name="T1">, the enemy's planes which had wreaked their vengeance, withdrew. <text:s/></text:span></text:p>
          </table:table-cell>
          <table:table-cell office:value-type="string">
            <text:p>Enemy withdraws their planes.</text:p>
          </table:table-cell>
          <table:table-cell table:number-columns-repeated="1018"/>
        </table:table-row>
        <table:table-row table:style-name="ro6">
          <table:table-cell office:value-type="string">
            <text:p>28</text:p>
          </table:table-cell>
          <table:table-cell office:value-type="string">
            <text:p>322</text:p>
          </table:table-cell>
          <table:table-cell office:value-type="string">
            <text:p>10:00 am [No date given, but it is <text:s/>likely still October 3, 1931].</text:p>
          </table:table-cell>
          <table:table-cell table:style-name="ce113"/>
          <table:table-cell office:value-type="string">
            <text:p><text:span text:style-name="T1">Chicago is surrendered.</text:span> <text:s/>As soon as Chicago surrendered, the enemy planes and land forces were brought up and they closed the gap between Chicago and St. Louis, leaving the Central lines intact and the Western lines holding the Pacific Coast. NYSE closed to prevent panic. <text:s/><text:span text:style-name="T1">U.S. Asks for armistice for 30 days; enemy grants 15 days time for a discussion of terms. <text:s/></text:span></text:p>
          </table:table-cell>
          <table:table-cell office:value-type="string">
            <text:p>Chicago is surrendered. <text:s/>NYSE closed to prevent panic.</text:p>
          </table:table-cell>
          <table:table-cell table:number-columns-repeated="1018"/>
        </table:table-row>
        <table:table-row table:style-name="ro60">
          <table:table-cell office:value-type="string">
            <text:p>29</text:p>
          </table:table-cell>
          <table:table-cell office:value-type="string">
            <text:p>327, 328</text:p>
          </table:table-cell>
          <table:table-cell office:value-type="string">
            <text:p>3 days before the end of armistice [of 15 days]. </text:p>
          </table:table-cell>
          <table:table-cell table:style-name="ce113"/>
          <table:table-cell office:value-type="string">
            <text:p>Colonel Gordon is promoted to Supreme Commander. <text:s/>Colonel Walter Kennelworth is appointed aide-de-camp in carrying out [RG's] plans. <text:s/>Captain Edna Kennelworth is appointed second aide and confered the title of Colonel.</text:p>
          </table:table-cell>
          <table:table-cell table:number-columns-repeated="1019"/>
        </table:table-row>
        <table:table-row table:style-name="ro3">
          <table:table-cell office:value-type="string">
            <text:p>29</text:p>
          </table:table-cell>
          <table:table-cell office:value-type="string">
            <text:p>332</text:p>
          </table:table-cell>
          <table:table-cell office:value-type="string">
            <text:p>1927</text:p>
          </table:table-cell>
          <table:table-cell table:style-name="ce113"/>
          <table:table-cell office:value-type="string">
            <text:p>Reference to Holland Tunnel, which was opened from New York City under the Hudson River to the State of New Jersey.</text:p>
          </table:table-cell>
          <table:table-cell table:number-columns-repeated="1019"/>
        </table:table-row>
        <table:table-row table:style-name="ro3">
          <table:table-cell office:value-type="string">
            <text:p>29</text:p>
          </table:table-cell>
          <table:table-cell office:value-type="string">
            <text:p>333</text:p>
          </table:table-cell>
          <table:table-cell office:value-type="string">
            <text:p>3 days before the end of armistice [of 15 days]. </text:p>
          </table:table-cell>
          <table:table-cell table:style-name="ce113"/>
          <table:table-cell office:value-type="string">
            <text:p>RG plans to put a Tunnel from <text:span text:style-name="T1">New York City to London and Germany</text:span>. <text:s/>Tunnel from <text:span text:style-name="T1">Great Lakes to New Orleans and the Gulf of Mexico.</text:span> <text:s/></text:p>
          </table:table-cell>
          <table:table-cell table:number-columns-repeated="1019"/>
        </table:table-row>
        <table:table-row table:style-name="ro3">
          <table:table-cell office:value-type="string">
            <text:p>29</text:p>
          </table:table-cell>
          <table:table-cell office:value-type="string">
            <text:p>335</text:p>
          </table:table-cell>
          <table:table-cell office:value-type="string">
            <text:p>3 days before the end of armistice [of 15 days]. </text:p>
          </table:table-cell>
          <table:table-cell table:style-name="ce113"/>
          <table:table-cell office:value-type="string">
            <text:p>Reference to Jesus Christ.</text:p>
          </table:table-cell>
          <table:table-cell table:number-columns-repeated="1019"/>
        </table:table-row>
        <table:table-row table:style-name="ro71">
          <table:table-cell office:value-type="string">
            <text:p>29</text:p>
          </table:table-cell>
          <table:table-cell office:value-type="string">
            <text:p>335</text:p>
          </table:table-cell>
          <table:table-cell office:value-type="string">
            <text:p>3 days before the end of armistice [of 15 days]. </text:p>
          </table:table-cell>
          <table:table-cell table:style-name="ce113"/>
          <table:table-cell table:style-name="ce123" office:value-type="string">
            <text:p><text:span text:style-name="T3">Supreme Commander Gordon asks</text:span><text:span text:style-name="T4"> for the use of the largest building </text:span><text:span text:style-name="T3">in New York, </text:span><text:span text:style-name="T5">“The Mammouth” and wanted the entire top floor of this 110-story building at 42nd street and Broadway.</text:span><text:span text:style-name="T3"> </text:span><text:span text:style-name="T4"><text:s/>His wishes were immediately granted. <text:s text:c="2"/>Supreme Commander Gordon </text:span><text:span text:style-name="T8">departed from</text:span><text:span text:style-name="T4"> </text:span><text:span text:style-name="T8">Washington</text:span><text:span text:style-name="T4"> </text:span><text:span text:style-name="T8">that night </text:span><text:span text:style-name="T4">in the old </text:span><text:span text:style-name="T8">“St. Marie” </text:span><text:span text:style-name="T4">which he had ordered brought to </text:span><text:span text:style-name="T8">Washington</text:span><text:span text:style-name="T4"> to </text:span><text:span text:style-name="T8">convey him back, taking with him Colonel Walter Kennelworth. </text:span><text:span text:style-name="T4">He had instructed </text:span><text:span text:style-name="T8"><text:s/>Colonel Edna Kennelworth to meet him at the Mammouth Building in New York. </text:span><text:span text:style-name="T4">On arrival he proceeded at once to put the top floor in order for the “Demon of Death” to be moved in. Colonel Kennelworth and another assistant were sent at once to the </text:span><text:span text:style-name="T8">Adirondacks</text:span><text:span text:style-name="T4"> to the secret hiding of </text:span><text:span text:style-name="T9">“Marie the Angel of Mercy,” to test out this giant Ezekiel airplane, and bring it to</text:span><text:span text:style-name="T4"> </text:span><text:span text:style-name="T8">New York City</text:span><text:span text:style-name="T4">. The machine for distributing the sleeping gas which would reach a radius of 700 miles, was made in readiness on the top floor of the building.</text:span><text:span text:style-name="T8"> “Marie the Angel of Mercy” was in perfect working order, and arrived in New York ship-shape. <text:s text:c="2"/></text:span><text:span text:style-name="T9">The people in Washington, Boston, Philadelphia, and New York had not slept for more than a Week. <text:s text:c="2"/>For many months previous to this, all of the large cities had been kept in darkness because they feared night attacks.</text:span></text:p>
          </table:table-cell>
          <table:table-cell table:number-columns-repeated="1019"/>
        </table:table-row>
        <table:table-row table:style-name="ro60">
          <table:table-cell office:value-type="string">
            <text:p>30</text:p>
          </table:table-cell>
          <table:table-cell office:value-type="string">
            <text:p>338</text:p>
          </table:table-cell>
          <table:table-cell office:value-type="string">
            <text:p>October 15, 1931</text:p>
          </table:table-cell>
          <table:table-cell table:style-name="ce113"/>
          <table:table-cell table:style-name="ce124" office:value-type="string">
            <text:p><text:span text:style-name="T3">Allied Enemy in </text:span><text:span text:style-name="T5">Chicago</text:span><text:span text:style-name="T3"> and</text:span><text:span text:style-name="T5"> St. Louis</text:span><text:span text:style-name="T3"> received the defiance reply signed by Supreme Commander Robert Gordon. <text:s/></text:span><text:span text:style-name="T4"><text:s/>The </text:span><text:span text:style-name="T3">English, German, Austrian, and Russians had never heard of this United States officer before.</text:span></text:p>
          </table:table-cell>
          <table:table-cell table:number-columns-repeated="1019"/>
        </table:table-row>
        <table:table-row table:style-name="ro61">
          <table:table-cell office:value-type="string">
            <text:p>30</text:p>
          </table:table-cell>
          <table:table-cell office:value-type="string">
            <text:p>338</text:p>
          </table:table-cell>
          <table:table-cell office:value-type="string">
            <text:p>October 21, 1931</text:p>
          </table:table-cell>
          <table:table-cell table:style-name="ce113"/>
          <table:table-cell office:value-type="string">
            <text:p>Enemy decided that the War Council should be held in the <text:span text:style-name="T1">City of Mexico</text:span>. <text:s/><text:span text:style-name="T4">It was decided that the commanding </text:span><text:span text:style-name="T3">generals of all the allied enemy nations should proceed at once to the City of Mexico to hold a council and decide what the wisest and next move should be. They left in the dead hours of the night in the fastest planes and those which could rise to the highest altitudes, enabling them to travel noiselessly and at a height at which they could not be detected or captured. The scouting and cruising planes were left to patrol the lines between Chicago, St. Louis and New Orleans and watch for any move that might be made on the part of the United States forces.</text:span></text:p>
          </table:table-cell>
          <table:table-cell table:number-columns-repeated="1019"/>
        </table:table-row>
        <table:table-row table:style-name="ro2">
          <table:table-cell office:value-type="string">
            <text:p>30</text:p>
          </table:table-cell>
          <table:table-cell office:value-type="string">
            <text:p>340</text:p>
          </table:table-cell>
          <table:table-cell office:value-type="string">
            <text:p>October 18, 1931</text:p>
          </table:table-cell>
          <table:table-cell table:style-name="ce113"/>
          <table:table-cell office:value-type="string">
            <text:p>The 15 day armistice expired on October 18, 1931.</text:p>
          </table:table-cell>
          <table:table-cell office:value-type="string">
            <text:p>Armistice expires.</text:p>
          </table:table-cell>
          <table:table-cell table:number-columns-repeated="1018"/>
        </table:table-row>
        <table:table-row table:style-name="ro6">
          <table:table-cell office:value-type="string">
            <text:p>30</text:p>
          </table:table-cell>
          <table:table-cell office:value-type="string">
            <text:p>341</text:p>
          </table:table-cell>
          <table:table-cell office:value-type="string">
            <text:p>Less than 30 days from the time the TTTA machines were ordered to be built. <text:s/>[Less than 30 days from approximately October 15, 1931].</text:p>
          </table:table-cell>
          <table:table-cell table:style-name="ce113"/>
          <table:table-cell table:style-name="ce125" office:value-type="string">
            <text:p>Less than 30 days from the time the TTTA machines were ordered to be built, they reported that the TTTA machines were completed and ready to test out. <text:s/>TTTA to be tested for short and long distance work.</text:p>
          </table:table-cell>
          <table:table-cell table:number-columns-repeated="1019"/>
        </table:table-row>
        <table:table-row table:style-name="ro5">
          <table:table-cell office:value-type="string">
            <text:p>30</text:p>
          </table:table-cell>
          <table:table-cell office:value-type="string">
            <text:p>341, 342</text:p>
          </table:table-cell>
          <table:table-cell office:value-type="string">
            <text:p>November 17, 1931</text:p>
          </table:table-cell>
          <table:table-cell table:style-name="ce113"/>
          <table:table-cell table:style-name="ce121" office:value-type="string">
            <text:p><text:span text:style-name="T3"><text:s/></text:span><text:span text:style-name="T3">Colonel Kennelworth arrived in Detroit on November 17th. The following day tested out the Tunnel machines; reported to Supreme Commander Gordon that </text:span><text:span text:style-name="T4"><text:s/>they were working in fine shape and producing results </text:span><text:span text:style-name="T3">according to the plans. The Supreme Commander then decided to go immediately to Detroit and establish one of the machines at a base there and have Colonel Kennelworth take the other machine to Cincinnati and set it up. The machine was transported secretly and successfully to Cincinnati and set up in one of the largest buildings in the city.</text:span></text:p>
          </table:table-cell>
          <table:table-cell table:number-columns-repeated="1019"/>
        </table:table-row>
        <table:table-row table:style-name="ro57">
          <table:table-cell office:value-type="string">
            <text:p>30</text:p>
          </table:table-cell>
          <table:table-cell office:value-type="string">
            <text:p>342</text:p>
          </table:table-cell>
          <table:table-cell office:value-type="string">
            <text:p>November 20, 1931</text:p>
          </table:table-cell>
          <table:table-cell table:style-name="ce113"/>
          <table:table-cell office:value-type="string">
            <text:p>Supreme Commander Gordon and Colonel Kennelworth tested the Tunnel machines over this long distance [SCG in Detroit and Colonel Kennelworth in Cincinnati]. <text:s/><text:span text:style-name="T4"><text:s/>The machines were set to produce </text:span><text:span text:style-name="T3">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riumph.</text:span></text:p>
          </table:table-cell>
          <table:table-cell table:number-columns-repeated="1019"/>
        </table:table-row>
        <table:table-row table:style-name="ro3">
          <table:table-cell office:value-type="string">
            <text:p>30</text:p>
          </table:table-cell>
          <table:table-cell office:value-type="string">
            <text:p>342, 343</text:p>
          </table:table-cell>
          <table:table-cell office:value-type="string">
            <text:p>The night of November 19, 1931</text:p>
          </table:table-cell>
          <table:table-cell table:style-name="ce113"/>
          <table:table-cell table:style-name="ce121" office:value-type="string">
            <text:p><text:span text:style-name="T3"><text:s/></text:span><text:span text:style-name="T3">The Supreme War Council which had convened in Mexico City broke up and the commanding generals returned to their vari</text:span><text:span text:style-name="T4"> ous posts around St. Louis and Chicago. <text:s/></text:span></text:p>
          </table:table-cell>
          <table:table-cell table:number-columns-repeated="1019"/>
        </table:table-row>
        <table:table-row table:style-name="ro68">
          <table:table-cell office:value-type="string">
            <text:p>30</text:p>
          </table:table-cell>
          <table:table-cell office:value-type="string">
            <text:p>343</text:p>
          </table:table-cell>
          <table:table-cell office:value-type="string">
            <text:p>The morning of November 20, 1931</text:p>
          </table:table-cell>
          <table:table-cell table:style-name="ce113"/>
          <table:table-cell table:style-name="ce121" office:value-type="string">
            <text:p>Supreme Commander Gordon had his powerful Tel-Talk directed so that he would get all the conversation along the lines between Chicago, St. Louis and New Orleans. 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text:p>
          </table:table-cell>
          <table:table-cell table:number-columns-repeated="1019"/>
        </table:table-row>
        <table:table-row table:style-name="ro5">
          <table:table-cell office:value-type="string">
            <text:p>30</text:p>
          </table:table-cell>
          <table:table-cell office:value-type="string">
            <text:p>344</text:p>
          </table:table-cell>
          <table:table-cell office:value-type="string">
            <text:p>Near Thanksgiving</text:p>
          </table:table-cell>
          <table:table-cell table:style-name="ce113"/>
          <table:table-cell office:value-type="string">
            <text:p>When it was near Thanksgiving, he [RG] had a great desire that the battle should start around that time. <text:s/>Large electric <text:span text:style-name="T1">sign</text:span> is built with letters 20 feet high, “Detroit is ready – won't you come and take us we want to be your Thanksgiving turKEY”. <text:s/><text:span text:style-name="T4"><text:s/>The</text:span></text:p>
            <text:p><text:span text:style-name="T5">sign</text:span><text:span text:style-name="T3"> was placed on an airplane and lighted. This plane passed in full view of the enemy's lines at St. Louis and Chicago. <text:s/></text:span><text:span text:style-name="T4"><text:s/>What the enemy thought of this, perhaps </text:span><text:span text:style-name="T3">no one will ever know. Colonel Manson later wrote that this electric sign put the fear of God in the heart of the enemy.</text:span></text:p>
          </table:table-cell>
          <table:table-cell table:number-columns-repeated="1019"/>
        </table:table-row>
        <table:table-row table:style-name="ro5">
          <table:table-cell office:value-type="string">
            <text:p>30</text:p>
          </table:table-cell>
          <table:table-cell office:value-type="string">
            <text:p>344</text:p>
          </table:table-cell>
          <table:table-cell office:value-type="string">
            <text:p>Thanksgiving night, November 24, 1931</text:p>
          </table:table-cell>
          <table:table-cell table:style-name="ce113"/>
          <table:table-cell office:value-type="string">
            <text:p>Attack was ordered on <text:span text:style-name="T1">Detroit</text:span>.</text:p>
          </table:table-cell>
          <table:table-cell office:value-type="string">
            <text:p>First attack on Detroit.</text:p>
            <text:p/>
            <text:p>rluu: Note: Thanksgiving on this year was actually on November 26, 1931, not the 24th. <text:s/>My guess is it is to emphasize the "sign" and the word "key".</text:p>
          </table:table-cell>
          <table:table-cell table:number-columns-repeated="1018"/>
        </table:table-row>
        <table:table-row table:style-name="ro72">
          <table:table-cell office:value-type="string">
            <text:p>30</text:p>
          </table:table-cell>
          <table:table-cell office:value-type="string">
            <text:p>345-346</text:p>
          </table:table-cell>
          <table:table-cell office:value-type="string">
            <text:p>Just before 10:00 [pm, on November 24, 1931].</text:p>
          </table:table-cell>
          <table:table-cell table:style-name="ce113"/>
          <table:table-cell table:style-name="ce121" office:value-type="string">
            <text:p><text:s/>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text:s/>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text:p>
            <text:p>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 <text:s/>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text:p>
          </table:table-cell>
          <table:table-cell table:number-columns-repeated="1019"/>
        </table:table-row>
        <table:table-row table:style-name="ro60">
          <table:table-cell office:value-type="string">
            <text:p>30</text:p>
          </table:table-cell>
          <table:table-cell office:value-type="string">
            <text:p>347</text:p>
          </table:table-cell>
          <table:table-cell office:value-type="string">
            <text:p>After 12:00 [am, on November 25, 1931].</text:p>
          </table:table-cell>
          <table:table-cell table:style-name="ce113"/>
          <table:table-cell table:style-name="ce121" office:value-type="string">
            <text:p><text:span text:style-name="T3"><text:s/></text:span><text:span text:style-name="T3">After waiting till after 12 o'clock for further attacks and finding the air clear with no signs of the enemy in sight, </text:span><text:span text:style-name="T4"><text:s/>he decided to retire and get some sleep. This was the </text:span><text:span text:style-name="T3">greatest day since the beginning of the war.</text:span></text:p>
          </table:table-cell>
          <table:table-cell table:number-columns-repeated="1019"/>
        </table:table-row>
        <table:table-row table:style-name="ro60">
          <table:table-cell office:value-type="string">
            <text:p>30</text:p>
          </table:table-cell>
          <table:table-cell office:value-type="string">
            <text:p>348</text:p>
          </table:table-cell>
          <table:table-cell office:value-type="string">
            <text:p>November 25, 1931</text:p>
          </table:table-cell>
          <table:table-cell table:style-name="ce113"/>
          <table:table-cell table:style-name="ce121" office:value-type="string">
            <text:p><text:span text:style-name="T1"><text:s/></text:span><text:span text:style-name="T2">November 25th, 1931, w</text:span>as a great day for the United States. They had more to be thankful for than any day since <text:span text:style-name="T1">November, 1918</text:span>, when the great World War had come to a close.</text:p>
          </table:table-cell>
          <table:table-cell table:number-columns-repeated="1019"/>
        </table:table-row>
        <table:table-row table:style-name="ro3">
          <table:table-cell office:value-type="string">
            <text:p>30</text:p>
          </table:table-cell>
          <table:table-cell office:value-type="string">
            <text:p>349</text:p>
          </table:table-cell>
          <table:table-cell office:value-type="string">
            <text:p>December 7, 1931</text:p>
          </table:table-cell>
          <table:table-cell table:style-name="ce113"/>
          <table:table-cell table:style-name="ce123" office:value-type="string">
            <text:p>Everything was quiet and no move or attack was made until December 7th, when the enemy held a council and decided that a gigantic attack on Detroit should be made.</text:p>
          </table:table-cell>
          <table:table-cell table:number-columns-repeated="1019"/>
        </table:table-row>
        <table:table-row table:style-name="ro73">
          <table:table-cell office:value-type="string">
            <text:p>30</text:p>
          </table:table-cell>
          <table:table-cell office:value-type="string">
            <text:p>349</text:p>
          </table:table-cell>
          <table:table-cell office:value-type="string">
            <text:p>About 3 o'clock in the afternoon [About 3:00 pm, December 7, 1931]</text:p>
          </table:table-cell>
          <table:table-cell table:style-name="ce113"/>
          <table:table-cell table:style-name="ce121" office:value-type="string">
            <text:p><text:span text:style-name="T3"><text:s/></text:span><text:span text:style-name="T3">About 3</text:span></text:p>
            <text:p><text:span text:style-name="T3">o'clock in the afternoon the enemy planes were seen approching [Detroit]</text:span></text:p>
            <text:p><text:span text:style-name="T4">from the East and West. <text:s/>He saw that this </text:span><text:span text:style-name="T10">was to be a gigantic attack because there was a larger number of planes than they had used at any time since the attack of Chicago. <text:s/></text:span><text:span text:style-name="T4"><text:s/>Before he could get the Tunnel </text:span><text:span text:style-name="T10">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text:span text:style-name="T63">in a few minutes </text:span><text:span text:style-name="T10">the Tunnel thru the Air was in working order and the enemy planes began to be drawn into it. </text:span><text:span text:style-name="T63">Within less than an hour</text:span><text:span text:style-name="T10"> more than 2500 planes had been captured.</text:span></text:p>
          </table:table-cell>
          <table:table-cell office:value-type="string">
            <text:p>Second attack on Detroit.</text:p>
          </table:table-cell>
          <table:table-cell table:number-columns-repeated="1018"/>
        </table:table-row>
        <table:table-row table:style-name="ro56">
          <table:table-cell office:value-type="string">
            <text:p>30</text:p>
          </table:table-cell>
          <table:table-cell office:value-type="string">
            <text:p>350</text:p>
          </table:table-cell>
          <table:table-cell office:value-type="string">
            <text:p>About 5 o'clock [About 5:00 pm, December 7, 1931]</text:p>
          </table:table-cell>
          <table:table-cell table:style-name="ce113"/>
          <table:table-cell table:style-name="ce123" office:value-type="string">
            <text:p><text:span text:style-name="T3"><text:s/></text:span><text:span text:style-name="T3">About 5 o'clock, the gigantic concentrated attack took place. It was estimated that there were more than 25,000 planes of the enemy in this attack. They were supported by about 10 supply ships which sailed at a great distance and were attempting to anchor. <text:s/></text:span><text:span text:style-name="T4"><text:s/>Soon more than 10,000 of their planes had gone </text:span><text:span text:style-name="T3">into the Tunnel never to return again. When this large fleet of planes went down and evidently were no longer able to communicate with the giant supply ships which were not yet anchored, the enemy quickly changed plans and the supply ships sailed back toward Chicago, fol</text:span><text:span text:style-name="T4">lowed by the balance of the invading fleet which had not </text:span><text:span text:style-name="T3">been captured. </text:span><text:span text:style-name="T4"><text:s/>United States had lost about 400 </text:span><text:span text:style-name="T3">of their best planes, but had captured more than 12,000 of the enemy planes.</text:span></text:p>
          </table:table-cell>
          <table:table-cell table:number-columns-repeated="1019"/>
        </table:table-row>
        <table:table-row table:style-name="ro3">
          <table:table-cell office:value-type="string">
            <text:p>30</text:p>
          </table:table-cell>
          <table:table-cell office:value-type="string">
            <text:p>352</text:p>
          </table:table-cell>
          <table:table-cell office:value-type="string">
            <text:p>Morning of December 8, 1931</text:p>
          </table:table-cell>
          <table:table-cell table:style-name="ce113"/>
          <table:table-cell office:value-type="string">
            <text:p>Newspapers carried thruout the United States carried big headlines [about the second attack on Detroit].</text:p>
          </table:table-cell>
          <table:table-cell table:number-columns-repeated="1019"/>
        </table:table-row>
        <table:table-row table:style-name="ro6">
          <table:table-cell office:value-type="string">
            <text:p>30</text:p>
          </table:table-cell>
          <table:table-cell office:value-type="string">
            <text:p>353</text:p>
          </table:table-cell>
          <table:table-cell office:value-type="string">
            <text:p>December 25, 1931</text:p>
          </table:table-cell>
          <table:table-cell table:style-name="ce113"/>
          <table:table-cell table:style-name="ce123" office:value-type="string">
            <text:p><text:span text:style-name="T3"><text:s/></text:span><text:span text:style-name="T3">December 25th, 1931, arrived and the United States had much to be thankful for. There was a great rejoicing and merry-making on Christmas. Supreme Commander Gordon had a great Christmas. <text:s/></text:span><text:span text:style-name="T4"><text:s/>The Major </text:span><text:span text:style-name="T3">Electric Co. had been working on the process for making planes invisible and reported to him that they had completed the process according to his plans and that it was a success.</text:span></text:p>
          </table:table-cell>
          <table:table-cell table:number-columns-repeated="1019"/>
        </table:table-row>
        <table:table-row table:style-name="ro56">
          <table:table-cell office:value-type="string">
            <text:p>30</text:p>
          </table:table-cell>
          <table:table-cell office:value-type="string">
            <text:p>354</text:p>
          </table:table-cell>
          <table:table-cell office:value-type="string">
            <text:p>January 1, 1932</text:p>
          </table:table-cell>
          <table:table-cell table:style-name="ce113"/>
          <table:table-cell table:style-name="ce121" office:value-type="string">
            <text:p><text:s/>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invisible. He was now in position to construct a Tunnel thru the Air from New York to Europe and sail the "Marie" in safety thru it, then rise to a height of 20 to 50 miles over any of the cities, anchor and start destruction.</text:p>
          </table:table-cell>
          <table:table-cell table:number-columns-repeated="1019"/>
        </table:table-row>
        <table:table-row table:style-name="ro6">
          <table:table-cell office:value-type="string">
            <text:p>30</text:p>
          </table:table-cell>
          <table:table-cell office:value-type="string">
            <text:p>355</text:p>
          </table:table-cell>
          <table:table-cell office:value-type="string">
            <text:p>February 15, 1932</text:p>
          </table:table-cell>
          <table:table-cell table:style-name="ce113"/>
          <table:table-cell table:style-name="ce123" office:value-type="string">
            <text:p><text:span text:style-name="T3"><text:s/></text:span><text:span text:style-name="T3">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ext:span><text:span text:style-name="T4"><text:s/>Two more </text:span><text:span text:style-name="T3">"Demon of Death" machines were ready and ordered </text:span><text:span text:style-name="T4">sent to Washington and Boston.</text:span></text:p>
          </table:table-cell>
          <table:table-cell table:number-columns-repeated="1019"/>
        </table:table-row>
        <table:table-row table:style-name="ro59">
          <table:table-cell office:value-type="string">
            <text:p>31</text:p>
          </table:table-cell>
          <table:table-cell office:value-type="string">
            <text:p>357</text:p>
          </table:table-cell>
          <table:table-cell office:value-type="string">
            <text:p>April 1, 1932</text:p>
          </table:table-cell>
          <table:table-cell table:style-name="ce113"/>
          <table:table-cell table:style-name="ce123" office:value-type="string">
            <text:p><text:span text:style-name="T3">April 1,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text:span><text:span text:style-name="T4"><text:s/></text:span><text:span text:style-name="T3">Spain and Japan ordered their reserve planes from home to England and Germany to help fight France. The "Tel- Talk" recorded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text:span></text:p>
          </table:table-cell>
          <table:table-cell office:value-type="string">
            <text:p>France attacks England and Germany again.</text:p>
          </table:table-cell>
          <table:table-cell table:number-columns-repeated="1018"/>
        </table:table-row>
        <table:table-row table:style-name="ro6">
          <table:table-cell office:value-type="string">
            <text:p>31</text:p>
          </table:table-cell>
          <table:table-cell office:value-type="string">
            <text:p>358</text:p>
          </table:table-cell>
          <table:table-cell office:value-type="string">
            <text:p>June 1932</text:p>
          </table:table-cell>
          <table:table-cell table:style-name="ce113"/>
          <table:table-cell table:style-name="ce121" office:value-type="string">
            <text:p><text:s/>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Demon of Death," awaiting the attack upon New York.</text:p>
          </table:table-cell>
          <table:table-cell table:number-columns-repeated="1019"/>
        </table:table-row>
        <table:table-row table:style-name="ro5">
          <table:table-cell office:value-type="string">
            <text:p>31</text:p>
          </table:table-cell>
          <table:table-cell office:value-type="string">
            <text:p>358</text:p>
          </table:table-cell>
          <table:table-cell office:value-type="string">
            <text:p>June 6, 1932</text:p>
          </table:table-cell>
          <table:table-cell table:style-name="ce113"/>
          <table:table-cell table:style-name="ce121" office:value-type="string">
            <text:p><text:s/>On June 6th, the enemy attacked Boston. The planes came in large numbers from every side, some from across the water, some from the North and West. Colonel Kennelworth let them approach within a reasonable distance and then turned loose the sleeping gas among all the enemy planes. The aviators immediately went to sleep and the planes all dropped slowly to the earth and some landed on the water and were not damaged. Hundreds after hundreds of planes followed up, each one sharing the same fate. Of all the planes sent out by the enemy, not one returned.</text:p>
          </table:table-cell>
          <table:table-cell office:value-type="string">
            <text:p>Attack on Boston.</text:p>
          </table:table-cell>
          <table:table-cell table:number-columns-repeated="1018"/>
        </table:table-row>
        <table:table-row table:style-name="ro16">
          <table:table-cell office:value-type="string">
            <text:p>31</text:p>
          </table:table-cell>
          <table:table-cell office:value-type="string">
            <text:p>359</text:p>
          </table:table-cell>
          <table:table-cell office:value-type="string">
            <text:p>Night of June 7, 1932</text:p>
          </table:table-cell>
          <table:table-cell table:style-name="ce113"/>
          <table:table-cell table:style-name="ce121" office:value-type="string">
            <text:p><text:span text:style-name="T3"><text:s/></text:span><text:span text:style-name="T3">On the night of June 7th, Supreme Commander Gordon had grown tired from his long vigil waiting for an attack upon New York. He placed Colonel Edna Kennelworth in charge of the "Demon of Death" while </text:span><text:span text:style-name="T4"><text:s/>he went to get a few hours' sleep. While he was sleeping, </text:span><text:span text:style-name="T3">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 Mammouth Building, she saluted him and said, "Supreme Commander Gordon, this is going to be a great birthday or you. The enemy is going to attack New York City with probably 100,000 airplanes and you and I are alone to defend it. It will be the day of all days for you." He replied: "I had forgotten all about my birthday. 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span></text:p>
          </table:table-cell>
          <table:table-cell table:number-columns-repeated="1019"/>
        </table:table-row>
        <table:table-row table:style-name="ro74">
          <table:table-cell office:value-type="string">
            <text:p>31</text:p>
          </table:table-cell>
          <table:table-cell office:value-type="string">
            <text:p>361</text:p>
          </table:table-cell>
          <table:table-cell office:value-type="string">
            <text:p>8 o'clock on the evening of June 8, [1932]</text:p>
          </table:table-cell>
          <table:table-cell table:style-name="ce113"/>
          <table:table-cell table:style-name="ce123" office:value-type="string">
            <text:p><text:span text:style-name="T3"><text:s/></text:span><text:span text:style-name="T3">At 8 o'clock on the evening of June 8th, Supreme Commander Gordon stood near the "Demon of Death" watching his different instruments and soon noticed on the other side of the room the radio interceptor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 up for the night so that they would not miss the city </text:span><text:span text:style-name="T4">and that he awaited their coming with pleasure. Asked </text:span><text:span text:style-name="T3">them not to overlook the Mammouth Building which was 110 stories high; that he would he there alone, waiting for them to destroy the building.</text:span></text:p>
          </table:table-cell>
          <table:table-cell table:number-columns-repeated="1019"/>
        </table:table-row>
        <table:table-row table:style-name="ro59">
          <table:table-cell office:value-type="string">
            <text:p>31</text:p>
          </table:table-cell>
          <table:table-cell office:value-type="string">
            <text:p>362</text:p>
          </table:table-cell>
          <table:table-cell office:value-type="string">
            <text:p>10 minutes after 10 o'clock [pm, June 8, 1932]</text:p>
          </table:table-cell>
          <table:table-cell table:style-name="ce113"/>
          <table:table-cell table:style-name="ce121" office:value-type="string">
            <text:p><text:s/>About 10 minutes after 10 o'clock, Supreme Commander Gordon sighted the first airplane of the fleet approaching 40 or 50 miles up the Hudson River. He watched them until they got within about 20 miles of New York City, near Yonkers, then he slowly swung the "Demon of Death" around on the revolving base and turned on the rays, at the same time starting the sleeping gas machine working. He swept the territory for 50 or 60 miles in every direction, and as the rays from the "Demon of Death" struck the enemy planes, their motors leaped into a liquid flame. Supreme Commander Gordon saw that the "Demon of Death" was doing its work so he pressed a button and Colonel Edna Kennelworth appeared.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YC, wave 1 (North).</text:p>
          </table:table-cell>
          <table:table-cell table:number-columns-repeated="1018"/>
        </table:table-row>
        <table:table-row table:style-name="ro5">
          <table:table-cell office:value-type="string">
            <text:p>31</text:p>
          </table:table-cell>
          <table:table-cell office:value-type="string">
            <text:p>362</text:p>
          </table:table-cell>
          <table:table-cell office:value-type="string">
            <text:p>A few minutes after the Northern army was wiped out [June 8, 1932]</text:p>
          </table:table-cell>
          <table:table-cell table:style-name="ce113"/>
          <table:table-cell table:style-name="ce123" office:value-type="string">
            <text:p><text:span text:style-name="T3"><text:s/></text:span><text:span text:style-name="T3">A few minutes after the Northern army was wiped out, the signal came that a great fleet of airplanes was making its way across Long Island Sound. Supreme </text:span><text:span text:style-name="T4">Commander Gordon swung the "Demon of Death" </text:span><text:span text:style-name="T3">around and watched the approach of the enemy planes as they came out from the Atlantic Ocean and crossed Fire Island. He let them get within 30 to 40 miles as they came up across the Great South Bay, then he again turned loose the "Demon of Death." Swiftly the planes went down in flames, ending the attack from the ocean. <text:s/></text:span><text:span text:style-name="T4"><text:s/></text:span></text:p>
          </table:table-cell>
          <table:table-cell office:value-type="string">
            <text:p>Attack on NYC, wave 2 (East).</text:p>
          </table:table-cell>
          <table:table-cell table:number-columns-repeated="1018"/>
        </table:table-row>
        <table:table-row table:style-name="ro61">
          <table:table-cell office:value-type="string">
            <text:p>31</text:p>
          </table:table-cell>
          <table:table-cell table:style-name="Default" office:value-type="float" office:value="362">
            <text:p>362</text:p>
          </table:table-cell>
          <table:table-cell table:style-name="ce114" office:value-type="string">
            <text:p>A little while later [no timestamp given, but it is after 10:10 pm, on June 8, 1932].</text:p>
          </table:table-cell>
          <table:table-cell table:style-name="ce105"/>
          <table:table-cell table:style-name="ce126" office:value-type="string">
            <text:p><text:span text:style-name="T7">He watched a little while longer and saw across </text:span><text:span text:style-name="T12">Staten Island another flock of planes which he knew was coming from Southern headquarters. He called Colonel Edna Kennelworth and said: "This time you may operate 'Spitfire'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 was clear.</text:span></text:p>
          </table:table-cell>
          <table:table-cell office:value-type="string">
            <text:p>Attack on NYC, wave 3 (South).</text:p>
          </table:table-cell>
          <table:table-cell table:number-columns-repeated="1018"/>
        </table:table-row>
        <table:table-row table:style-name="ro16">
          <table:table-cell office:value-type="string">
            <text:p>31</text:p>
          </table:table-cell>
          <table:table-cell office:value-type="string">
            <text:p>365</text:p>
          </table:table-cell>
          <table:table-cell office:value-type="string">
            <text:p>About 12 o'clock [am, June 9, 1932]</text:p>
          </table:table-cell>
          <table:table-cell table:style-name="ce113"/>
          <table:table-cell table:style-name="ce127" office:value-type="string">
            <text:p><text:span text:style-name="T3"><text:s/></text:span><text:span text:style-name="T3">About the time that Colonel Kennelworth was transferred from Cincinnati to Boston, General Pearson had been sent to Cincinnati to operate the Tunnel machine from there. Immediately before the final attack on New York City, Supreme Commander Gordon ordered General Pearson to swing the Tunnel machine to the East and establish a Tunnel thru the Air between New York and Cincinnati, informing him that the expected the final attack upon New York would come over the mountains of Pennsylvania and that this final attack would be from the West; that he wanted a Tunnel thru the Air at least 30 miles wide so that he could protect </text:span><text:span text:style-name="T13">the Jersey shores and prevent the attack upon New <text:s/>York City. In a few minutes a test was made and the Tunnel was ready to receive the invading army of planes and airships. He knew that New York was now safe and awaited the final combined attack of the Enemy planes that would come across from St. Louis and Chicago to meet on the Western side of the Hudson River. <text:s/></text:span><text:s/><text:span text:style-name="T1">About 12 o'clock</text:span> he sighted the enemy planes across the Western coast of Jersey moving in triangle form, and knew that it was the combined forces with probably more than 50,000 planes ready for the final attack.</text:p>
          </table:table-cell>
          <table:table-cell office:value-type="string">
            <text:p>Attack on NYC, wave 4 (West).</text:p>
          </table:table-cell>
          <table:table-cell table:number-columns-repeated="1018"/>
        </table:table-row>
        <table:table-row table:style-name="ro74">
          <table:table-cell office:value-type="string">
            <text:p>31</text:p>
          </table:table-cell>
          <table:table-cell office:value-type="string">
            <text:p>366</text:p>
          </table:table-cell>
          <table:table-cell office:value-type="string">
            <text:p>At 12:30 [am, June 9, 1932]</text:p>
          </table:table-cell>
          <table:table-cell table:style-name="ce113"/>
          <table:table-cell table:style-name="ce121" office:value-type="string">
            <text:p><text:span text:style-name="T3"><text:s/></text:span><text:span text:style-name="T3">At 12:30 the sky in the West was clear and there was not an enemy plane in sight in any direction. During </text:span><text:span text:style-name="T4"><text:s/>the minutes of the final battle Supreme Commander </text:span><text:span text:style-name="T3">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When the last plane had landed safely in the Tunnel, his features relaxed and his face showed a smile of victory. His first thought was of Marie, his next thought was of his old friend Walter Kennelworth. He sent the first message of the victory over his secret radio to him. "The enemy has attacked New York from four sides, more than 100,000 strong. The 'Demon of Death' has done its work. The Tunnel machines have performed a miracle. More than 50,000 aviators are sleeping in our nets. Your great discovery has made this a painless victory.</text:span></text:p>
          </table:table-cell>
          <table:table-cell office:value-type="string">
            <text:p>NYC skies are now clear; no enemy planes in sight in any direction.</text:p>
          </table:table-cell>
          <table:table-cell table:number-columns-repeated="1018"/>
        </table:table-row>
        <table:table-row table:style-name="ro3">
          <table:table-cell office:value-type="string">
            <text:p>31</text:p>
          </table:table-cell>
          <table:table-cell table:style-name="Default" office:value-type="string">
            <text:p>368-374</text:p>
          </table:table-cell>
          <table:table-cell table:style-name="Default" office:value-type="string">
            <text:p>None given.</text:p>
          </table:table-cell>
          <table:table-cell table:style-name="ce105"/>
          <table:table-cell table:style-name="ce114" office:value-type="string">
            <text:p>References to Ezekiel and Daniel in relation to the war, and war events.</text:p>
          </table:table-cell>
          <table:table-cell office:value-type="string">
            <text:p>TODO: Re-read this section carefully later and take notes.</text:p>
          </table:table-cell>
          <table:table-cell table:number-columns-repeated="1018"/>
        </table:table-row>
        <table:table-row table:style-name="ro5">
          <table:table-cell office:value-type="string">
            <text:p>32</text:p>
          </table:table-cell>
          <table:table-cell office:value-type="string">
            <text:p>375</text:p>
          </table:table-cell>
          <table:table-cell office:value-type="string">
            <text:p>About 4:00 am [June 9, 1932]</text:p>
          </table:table-cell>
          <table:table-cell table:style-name="ce113"/>
          <table:table-cell table:style-name="ce121" office:value-type="string">
            <text:p><text:span text:style-name="T3">About 4 a.m. the President of the United States landed on the Mammouth Building in New</text:span></text:p>
            <text:p><text:span text:style-name="T3">York and was taken down in the elevator to the 110th floor to Supreme Commander Gordon's office. He found Colonel Edna Kennelworth sentinel at the door. She had met the President before and after saluting him asked if he wished to see Supreme Commander Gordon. He replied that he did and she immediately conducted him to his private office.</text:span></text:p>
          </table:table-cell>
          <table:table-cell table:number-columns-repeated="1019"/>
        </table:table-row>
        <table:table-row table:style-name="ro75">
          <table:table-cell/>
          <table:table-cell office:value-type="string">
            <text:p>379</text:p>
          </table:table-cell>
          <table:table-cell office:value-type="string">
            <text:p>Afternoon of June 9, [1932]</text:p>
          </table:table-cell>
          <table:table-cell table:style-name="ce113"/>
          <table:table-cell office:value-type="string">
            <text:p><text:span text:style-name="T3"><text:s/></text:span><text:span text:style-name="T3">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Some devilish invention by the Americans is being used to destroy or capture our ships. Their success seems to be so complete that it is almost unbelievable. Not </text:span><text:span text:style-name="T4"><text:s/>one report from any man or ship has been heard since </text:span><text:span text:style-name="T3">we attacked Boston. Now, if the </text:span><text:span text:style-name="T5">flower</text:span><text:span text:style-name="T3"> of our army has been lost in this attack against New York, our cause seems hopeless. The facts are desperate but we must face them. Let no further move be made until we know more about what the Yankees have." Supreme Commander Gordon had made up his mind that he would keep everything secret and not let the enemy know anything, but he dispatched a message by radio to enemy headquarters reading: “Very much disappointed. Lost a good night's sleep last night waiting for your army to take New York Citv. When may</text:span></text:p>
            <text:p><text:span text:style-name="T3">we expect the pleasure of a visit from your planes?” 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span></text:p>
          </table:table-cell>
          <table:table-cell table:number-columns-repeated="1019"/>
        </table:table-row>
        <table:table-row table:style-name="ro14">
          <table:table-cell/>
          <table:table-cell office:value-type="string">
            <text:p>380</text:p>
          </table:table-cell>
          <table:table-cell office:value-type="string">
            <text:p>Morning of June 13, [1932]</text:p>
          </table:table-cell>
          <table:table-cell table:style-name="ce113"/>
          <table:table-cell table:style-name="ce121" office:value-type="string">
            <text:p><text:span text:style-name="T3"><text:s/></text:span><text:span text:style-name="T3">On the morning of June 13th the aviators who had been put to sleep by the sleeping gas around Boston, awoke. They were feeling good. They knew that something had put them to sleep suddenly but did not know that </text:span><text:span text:style-name="T5">they had slept seven days and nights</text:span><text:span text:style-name="T3"> instead of one night. Instructions by Supreme Commander Gordon had been given that no harm should be done any of the aviators when they awoke. Scouting planes were sent out by the United States Army to capture the aviators </text:span><text:span text:style-name="T4"><text:s/>when they awoke or started to drive their planes away, </text:span><text:span text:style-name="T3">but a few of the planes were permitted to escape and return to the headquarters of the enemy. When they reported that while they were attacking Boston the night before, they suddenly went to sleep and the planes dropped to the earth and water, they were informed by the Commanders that they had been away one week.</text:span></text:p>
          </table:table-cell>
          <table:table-cell table:number-columns-repeated="1019"/>
        </table:table-row>
        <table:table-row table:style-name="ro68">
          <table:table-cell/>
          <table:table-cell office:value-type="string">
            <text:p>381</text:p>
          </table:table-cell>
          <table:table-cell office:value-type="string">
            <text:p>June 16, [1932] to June 21, [1932]</text:p>
          </table:table-cell>
          <table:table-cell table:style-name="ce113"/>
          <table:table-cell table:style-name="ce121" office:value-type="string">
            <text:p><text:span text:style-name="T3"><text:s/></text:span><text:span text:style-name="T3">They waited until the </text:span><text:span text:style-name="T5">16th day of June</text:span><text:span text:style-name="T3">, thinking that if their aviators had been put to sleep</text:span></text:p>
            <text:p><text:span text:style-name="T3">there some of them would return. When none of them returned by the</text:span><text:span text:style-name="T5"> 21st of the month </text:span><text:span text:style-name="T3">and no word was received, 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span></text:p>
          </table:table-cell>
          <table:table-cell table:number-columns-repeated="1019"/>
        </table:table-row>
        <table:table-row table:style-name="ro71">
          <table:table-cell/>
          <table:table-cell office:value-type="string">
            <text:p>382</text:p>
          </table:table-cell>
          <table:table-cell office:value-type="string">
            <text:p>Early part of July [1932]</text:p>
          </table:table-cell>
          <table:table-cell table:style-name="ce113"/>
          <table:table-cell table:style-name="ce121" office:value-type="string">
            <text:p><text:span text:style-name="T3">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50,000 or 60,000 feet in the air. They thought that they were getting ready to make another attack and were trying to get a line on what the United States forces were planning to do. The Supreme Commander went to Washington to test out the "Demon of Death" which had been installed in the Capitol Building and found it in good working order. A sleeping gas distributing machine and the Tunnel machine had been set up there and he also tested them out. In view of the splendid work done by Colonel Edna Kennelworth at the time of the attack on New York City, Supreme Commander Gordon decided to send her to Washington and put her in charge of the sleeping gas distributing machine, the "Demon of Death," and the Tunnel machine. He instructed her that if an attack came upon Washington, she was not to use the "Demon of Death" unless the sleeping gas failed or they</text:span><text:span text:style-name="T4"> failed to get the enemy aviators into the Tunnel thru </text:span><text:span text:style-name="T3">the Air.</text:span></text:p>
          </table:table-cell>
          <table:table-cell table:number-columns-repeated="1019"/>
        </table:table-row>
        <table:table-row table:style-name="ro2">
          <table:table-cell/>
          <table:table-cell office:value-type="string">
            <text:p>383</text:p>
          </table:table-cell>
          <table:table-cell office:value-type="string">
            <text:p>July 2, 1932</text:p>
          </table:table-cell>
          <table:table-cell table:style-name="ce113"/>
          <table:table-cell table:style-name="ce123" office:value-type="string">
            <text:p><text:s/>Colonel Edna Kennelworth went to Washington. She arrived there on July 2nd.</text:p>
          </table:table-cell>
          <table:table-cell table:number-columns-repeated="1019"/>
        </table:table-row>
        <table:table-row table:style-name="ro56">
          <table:table-cell/>
          <table:table-cell office:value-type="string">
            <text:p>384</text:p>
          </table:table-cell>
          <table:table-cell office:value-type="string">
            <text:p>July 4, 1932</text:p>
          </table:table-cell>
          <table:table-cell table:style-name="ce113"/>
          <table:table-cell table:style-name="ce121" office:value-type="string">
            <text:p><text:span text:style-name="T3"><text:s/></text:span><text:span text:style-name="T3">The enemy was losing confidence and decided to risk 50,000 planes, the best that they had, on a concerted attack upon Washington. They figured that if they could take the Capitol, it would be a telling blow and help them on to further victory. This was to be a supreme test and they decided to make the attack in </text:span><text:span text:style-name="T4"><text:s/>broad daylight because they thought it would be a surprise</text:span></text:p>
            <text:p><text:span text:style-name="T3">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text:span></text:p>
          </table:table-cell>
          <table:table-cell office:value-type="string">
            <text:p>Attack on Washington. <text:s/>Enemy plans to send 3 fleets.</text:p>
          </table:table-cell>
          <table:table-cell table:number-columns-repeated="1018"/>
        </table:table-row>
        <table:table-row table:style-name="ro13">
          <table:table-cell/>
          <table:table-cell office:value-type="string">
            <text:p>384</text:p>
          </table:table-cell>
          <table:table-cell office:value-type="string">
            <text:p>July 4, 1932</text:p>
          </table:table-cell>
          <table:table-cell table:style-name="ce113"/>
          <table:table-cell table:style-name="ce121" office:value-type="string">
            <text:p><text:span text:style-name="T3"><text:s/></text:span><text:span text:style-name="T3">Colonel Edna Kennelworth was on duty when the Tel-Talk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 She adjusted the gas machine toward the enemy approaching down the Potomac and set it for a certain range, about 75 miles. She looked thru her telescope and saw the enemy when they were about 50 miles away and decided to let go the sleeping gas. She swept it quickly right and left and in the glistening sunshine saw hundreds of planes going down. In fifteen minutes the entire fleet was safely asleep in the Tunnel thru the Air. By this time report came that another fleet was making from Baltimore in a direct line for Washington. She set the machine again, looked thru her powerful glass and saw the enemy approachingg. She started discharging the gas, and in twelve minutes the entire fleet had been plunged into the Tunnel. </text:span><text:span text:style-name="T4"><text:s/>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 Swiftly and silently, the gas machine did its work and they went down into the Tunnel. Then came the second, third, and fourth formation and so on. More than 50,000 planes had gone down and not more than one hour's time had elapsed. When it was over with, Edna realized that she had not been a human being during this ordeal, that she had worked just like the machine.</text:span></text:p>
          </table:table-cell>
          <table:table-cell office:value-type="string">
            <text:p>Edna destroys the enemy fleets attacking Washington. <text:s/>Rluu: Are the same 3 fleets destroyed by Edna here? <text:s/></text:p>
          </table:table-cell>
          <table:table-cell table:number-columns-repeated="1018"/>
        </table:table-row>
        <table:table-row table:style-name="ro7">
          <table:table-cell/>
          <table:table-cell office:value-type="string">
            <text:p>388</text:p>
          </table:table-cell>
          <table:table-cell office:value-type="string">
            <text:p>Afternoon of July 4, 1932</text:p>
          </table:table-cell>
          <table:table-cell table:style-name="ce113"/>
          <table:table-cell table:style-name="ce121" office:value-type="string">
            <text:p><text:s/>On the afternoon of July 4th the President of the United States issued a proclamation to the people, telling them of the wonderful victory in Washington and assuring them that the country was safe, and set aside the following <text:span text:style-name="T1">three days </text:span>as holidays to celebrate and commemorate the victory of Independence Day.</text:p>
          </table:table-cell>
          <table:table-cell table:number-columns-repeated="1019"/>
        </table:table-row>
        <table:table-row table:style-name="ro2">
          <table:table-cell/>
          <table:table-cell office:value-type="string">
            <text:p>389-391</text:p>
          </table:table-cell>
          <table:table-cell table:number-columns-repeated="3"/>
          <table:table-cell office:value-type="string">
            <text:p>More Ezekiel</text:p>
          </table:table-cell>
          <table:table-cell table:number-columns-repeated="1018"/>
        </table:table-row>
        <table:table-row table:style-name="ro12" table:number-rows-repeated="1048488">
          <table:table-cell table:number-columns-repeated="1024"/>
        </table:table-row>
        <table:table-row table:style-name="ro12">
          <table:table-cell table:number-columns-repeated="1024"/>
        </table:table-row>
      </table:table>
      <table:table table:name="StocksBeforeTheWar" table:style-name="ta1" table:print="false">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3"/>
        <table:table-column table:style-name="co22" table:default-cell-style-name="ce3"/>
        <table:table-column table:style-name="co19" table:number-columns-repeated="1018" table:default-cell-style-name="Default"/>
        <table:table-row table:style-name="ro15">
          <table:table-cell table:style-name="ce37" office:value-type="string">
            <text:p>Chapter</text:p>
          </table:table-cell>
          <table:table-cell table:style-name="ce37"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36" table:number-columns-repeated="1018"/>
        </table:table-row>
        <table:table-row table:style-name="ro7">
          <table:table-cell table:style-name="ce3" office:value-type="string">
            <text:p>16</text:p>
          </table:table-cell>
          <table:table-cell table:style-name="ce3" office:value-type="float" office:value="199">
            <text:p>199</text:p>
          </table:table-cell>
          <table:table-cell table:style-name="ce3" office:value-type="string">
            <text:p>Fall and Winter 1927</text:p>
          </table:table-cell>
          <table:table-cell table:style-name="ce3"/>
          <table:table-cell table:style-name="ce9" office:value-type="string">
            <text:p><text:span text:style-name="T3"><text:s/></text:span><text:span text:style-name="T3">The great decline in stocks which he forecast for the</text:span></text:p>
            <text:p><text:span text:style-name="T3">Fall and Winter of 1927 took place and he made money</text:span></text:p>
            <text:p><text:span text:style-name="T3">rapidly on the short side of stocks. He was selling short</text:span></text:p>
            <text:p><text:span text:style-name="T3">Central Steel and Major Motors and other stocks.</text:span></text:p>
          </table:table-cell>
          <table:table-cell/>
          <table:table-cell table:style-name="ce36" table:number-columns-repeated="1018"/>
        </table:table-row>
        <table:table-row table:style-name="ro6">
          <table:table-cell table:style-name="ce3" office:value-type="string">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30" office:value-type="string">
            <text:p><text:span text:style-name="T3">Stocks had been declining for</text:span></text:p>
            <text:p><text:span text:style-name="T3">several weeks. This month stocks declined rapidly</text:span></text:p>
            <text:p><text:span text:style-name="T3">and Robert was heavily short.</text:span><text:span text:style-name="T4"> Just before Christmas he figured that he would</text:span></text:p>
            <text:p><text:span text:style-name="T3">cover his short stocks and wait for a rally which he</text:span></text:p>
            <text:p><text:span text:style-name="T3">expected would come in January or February.</text:span></text:p>
          </table:table-cell>
          <table:table-cell/>
          <table:table-cell table:style-name="ce36" table:number-columns-repeated="1018"/>
        </table:table-row>
        <table:table-row table:style-name="ro19">
          <table:table-cell table:style-name="ce3" office:value-type="string">
            <text:p>19</text:p>
          </table:table-cell>
          <table:table-cell table:style-name="ce3" office:value-type="string">
            <text:p>223</text:p>
          </table:table-cell>
          <table:table-cell table:style-name="ce3" office:value-type="string">
            <text:p>A few days before Christmas, 1927</text:p>
          </table:table-cell>
          <table:table-cell table:style-name="ce3"/>
          <table:table-cell table:style-name="ce30" office:value-type="string">
            <text:p><text:span text:style-name="T3"><text:s/></text:span><text:span text:style-name="T3">A few days before Christmas there was a big decline</text:span></text:p>
            <text:p><text:span text:style-name="T3">in the stock market. All kinds of unfavorable rumors</text:span></text:p>
            <text:p><text:span text:style-name="T3">were afloat. Business conditions were bad. War clouds</text:span></text:p>
            <text:p><text:span text:style-name="T3">were gathering thick in Europe. Newspapers talked of</text:span></text:p>
            <text:p><text:span text:style-name="T3">the uncertainties in the new year due to the coming</text:span></text:p>
            <text:p><text:span text:style-name="T3">presidential election. The public had lost confidence</text:span></text:p>
            <text:p><text:span text:style-name="T3">and were selling stocks. Robert decided that this was</text:span></text:p>
            <text:p><text:span text:style-name="T3">the time to cash in so he covered a big line of Shorts in</text:span></text:p>
            <text:p><text:span text:style-name="T3">Major Motors, Central Steel and others.</text:span></text:p>
          </table:table-cell>
          <table:table-cell/>
          <table:table-cell table:style-name="ce36" table:number-columns-repeated="1018"/>
        </table:table-row>
        <table:table-row table:style-name="ro12">
          <table:table-cell table:style-name="Default" table:number-columns-repeated="5"/>
          <table:table-cell table:number-columns-repeated="1019"/>
        </table:table-row>
        <table:table-row table:style-name="ro12" table:number-rows-repeated="1048570">
          <table:table-cell table:number-columns-repeated="1024"/>
        </table:table-row>
        <table:table-row table:style-name="ro12">
          <table:table-cell table:number-columns-repeated="1024"/>
        </table:table-row>
      </table:table>
      <table:table table:name="RG health, personalities, events" table:style-name="ta1" table:print="false">
        <table:table-column table:style-name="co118" table:default-cell-style-name="ce140"/>
        <table:table-column table:style-name="co119" table:default-cell-style-name="ce140"/>
        <table:table-column table:style-name="co28" table:default-cell-style-name="ce145"/>
        <table:table-column table:style-name="co120" table:default-cell-style-name="ce145"/>
        <table:table-column table:style-name="co121" table:default-cell-style-name="ce142"/>
        <table:table-column table:style-name="co122" table:default-cell-style-name="ce141"/>
        <table:table-column table:style-name="co19" table:number-columns-repeated="1018" table:default-cell-style-name="Default"/>
        <table:table-row table:style-name="ro15">
          <table:table-cell table:style-name="ce137" office:value-type="string">
            <text:p>Chapter</text:p>
          </table:table-cell>
          <table:table-cell table:style-name="ce137" office:value-type="string">
            <text:p>Page</text:p>
          </table:table-cell>
          <table:table-cell table:style-name="ce143" office:value-type="string">
            <text:p>Timestamp given</text:p>
          </table:table-cell>
          <table:table-cell table:style-name="ce152" office:value-type="string">
            <text:p>Actual timestamp</text:p>
          </table:table-cell>
          <table:table-cell table:style-name="ce154" office:value-type="string">
            <text:p>Event</text:p>
          </table:table-cell>
          <table:table-cell table:style-name="ce152" office:value-type="string">
            <text:p>Notes/Comments</text:p>
          </table:table-cell>
          <table:table-cell table:style-name="ce175" table:number-columns-repeated="1018"/>
        </table:table-row>
        <table:table-row table:style-name="ro65">
          <table:table-cell table:style-name="ce138" office:value-type="string">
            <text:p>2</text:p>
          </table:table-cell>
          <table:table-cell table:style-name="ce138" office:value-type="string">
            <text:p>6</text:p>
          </table:table-cell>
          <table:table-cell table:style-name="ce144" office:value-type="string">
            <text:p>Spring 1913</text:p>
          </table:table-cell>
          <table:table-cell table:style-name="ce153"/>
          <table:table-cell table:style-name="ce155" office:value-type="string">
            <text:p><text:span text:style-name="T3">Robert suffers from </text:span><text:span text:style-name="T5">severe illness</text:span><text:span text:style-name="T3">.</text:span><text:span text:style-name="T4"> For a few months his life was despaired </text:span><text:span text:style-name="T3">of, but he quickly recovered.</text:span></text:p>
          </table:table-cell>
          <table:table-cell table:style-name="ce153" office:value-type="string">
            <text:p>Spring 1913 is right before RG's 7<text:span text:style-name="T49">th</text:span> birthday. <text:s/>March 1913 would be 81 months since RG's birthday.</text:p>
          </table:table-cell>
          <table:table-cell table:style-name="ce176" table:number-columns-repeated="1018"/>
        </table:table-row>
        <table:table-row table:style-name="ro3">
          <table:table-cell table:style-name="ce138" office:value-type="string">
            <text:p>2</text:p>
          </table:table-cell>
          <table:table-cell table:style-name="ce138" office:value-type="string">
            <text:p>6-7</text:p>
          </table:table-cell>
          <table:table-cell table:style-name="ce144" office:value-type="string">
            <text:p>A few months after Spring 1913</text:p>
          </table:table-cell>
          <table:table-cell table:style-name="ce153"/>
          <table:table-cell table:style-name="ce156" office:value-type="string">
            <text:p><text:span text:style-name="T3">Fishing trip to Spirit Lake. <text:s/>Story of Spirit Lake which </text:span><text:span text:style-name="T4">old Moses told him </text:span><text:span text:style-name="T3">about the spirit walking on the water.</text:span></text:p>
          </table:table-cell>
          <table:table-cell table:style-name="ce153" office:value-type="string">
            <text:p>Full moon Pisces/Virgo on Sept 15. 1913.</text:p>
          </table:table-cell>
          <table:table-cell table:style-name="ce176" table:number-columns-repeated="1018"/>
        </table:table-row>
        <table:table-row table:style-name="ro15">
          <table:table-cell table:style-name="ce138" office:value-type="string">
            <text:p>2</text:p>
          </table:table-cell>
          <table:table-cell table:style-name="ce138" office:value-type="string">
            <text:p>7</text:p>
          </table:table-cell>
          <table:table-cell table:style-name="ce144" office:value-type="string">
            <text:p>1914</text:p>
          </table:table-cell>
          <table:table-cell table:style-name="ce153"/>
          <table:table-cell table:style-name="ce156" office:value-type="string">
            <text:p>RG takes great interest in the war.</text:p>
          </table:table-cell>
          <table:table-cell table:style-name="ce153" office:value-type="string">
            <text:p>Referring to WWI?</text:p>
          </table:table-cell>
          <table:table-cell table:style-name="ce176" table:number-columns-repeated="1018"/>
        </table:table-row>
        <table:table-row table:style-name="ro7">
          <table:table-cell table:style-name="ce138" office:value-type="string">
            <text:p>2</text:p>
          </table:table-cell>
          <table:table-cell table:style-name="ce138" office:value-type="string">
            <text:p>9</text:p>
          </table:table-cell>
          <table:table-cell table:style-name="ce144" office:value-type="string">
            <text:p>No date given, but between 1914 and 1917</text:p>
          </table:table-cell>
          <table:table-cell table:style-name="ce153"/>
          <table:table-cell table:style-name="ce156" office:value-type="string">
            <text:p><text:span text:style-name="T3"><text:s/></text:span><text:span text:style-name="T3">His brother called him</text:span></text:p>
            <text:p><text:span text:style-name="T3">“</text:span><text:span text:style-name="T3">Cottonhead” because his hair was so white, and accused</text:span></text:p>
            <text:p><text:span text:style-name="T3">him of being a white-livered coward, but </text:span><text:span text:style-name="T5">Bobbie was</text:span></text:p>
            <text:p><text:span text:style-name="T5">patient and did not lose his temper</text:span><text:span text:style-name="T3">.</text:span></text:p>
          </table:table-cell>
          <table:table-cell table:style-name="ce153"/>
          <table:table-cell table:style-name="ce176" table:number-columns-repeated="1018"/>
        </table:table-row>
        <table:table-row table:style-name="ro57">
          <table:table-cell table:style-name="ce138" office:value-type="string">
            <text:p>2</text:p>
          </table:table-cell>
          <table:table-cell table:style-name="ce138" office:value-type="string">
            <text:p>9</text:p>
          </table:table-cell>
          <table:table-cell table:style-name="ce144" office:value-type="string">
            <text:p>No date given, but between 1914 and 1917</text:p>
          </table:table-cell>
          <table:table-cell table:style-name="ce153"/>
          <table:table-cell table:style-name="ce156" office:value-type="string">
            <text:p><text:span text:style-name="T3"><text:s/></text:span><text:span text:style-name="T3">Unfavorable conditions</text:span></text:p>
            <text:p><text:span text:style-name="T3">thruout the country and the low price of cotton left</text:span></text:p>
            <text:p><text:span text:style-name="T3">Capt. Gordon practically penniless, causing him and</text:span></text:p>
            <text:p><text:span text:style-name="T3">all of his children to labor hard in order to support</text:span></text:p>
            <text:p><text:span text:style-name="T3">themselves. He tried to force young Robert to work in</text:span></text:p>
            <text:p><text:span text:style-name="T3">the fields and help cultivate the cotton, but he</text:span><text:span text:style-name="T5"> stubbornly</text:span><text:span text:style-name="T8"> rebelled.</text:span></text:p>
          </table:table-cell>
          <table:table-cell table:style-name="ce153"/>
          <table:table-cell table:style-name="ce176" table:number-columns-repeated="1018"/>
        </table:table-row>
        <table:table-row table:style-name="ro6">
          <table:table-cell table:style-name="ce139" office:value-type="float" office:value="2">
            <text:p>2</text:p>
          </table:table-cell>
          <table:table-cell table:style-name="ce139" office:value-type="string">
            <text:p>10,13</text:p>
          </table:table-cell>
          <table:table-cell table:style-name="ce139" office:value-type="float" office:value="1917">
            <text:p>1917</text:p>
          </table:table-cell>
          <table:table-cell table:style-name="ce141" office:value-type="string">
            <text:p>April 6, 1917</text:p>
          </table:table-cell>
          <table:table-cell table:style-name="ce139" office:value-type="string">
            <text:p>US enters the World War. <text:s/>RG was 11 years old and had<text:span text:style-name="T1"> great ambitions to join the Army and go to war</text:span><text:span text:style-name="T2">.</text:span> <text:s/>His older brother Ralph joined the Army. <text:s/>He spent nearly all of his time reading the newspapers and <text:span text:style-name="T1">followed the progress of the wa</text:span>r. <text:s/>He was <text:span text:style-name="T1">extremely interested</text:span> in the victories of the boys overseas, and when they began to turn the tide against the Germans, he was <text:span text:style-name="T1">greatly elated</text:span>.</text:p>
          </table:table-cell>
          <table:table-cell office:value-type="string">
            <text:p>Cotton prices connected to war?</text:p>
          </table:table-cell>
          <table:table-cell/>
          <table:table-cell table:style-name="ce176" table:number-columns-repeated="1017"/>
        </table:table-row>
        <table:table-row table:style-name="ro21">
          <table:table-cell office:value-type="string">
            <text:p>2</text:p>
          </table:table-cell>
          <table:table-cell office:value-type="string">
            <text:p>14</text:p>
          </table:table-cell>
          <table:table-cell office:value-type="string">
            <text:p>July 1919</text:p>
          </table:table-cell>
          <table:table-cell table:style-name="ce141"/>
          <table:table-cell office:value-type="string">
            <text:p><text:span text:style-name="T2">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3">
          <table:table-cell office:value-type="string">
            <text:p>2</text:p>
          </table:table-cell>
          <table:table-cell office:value-type="string">
            <text:p>15</text:p>
          </table:table-cell>
          <table:table-cell office:value-type="string">
            <text:p>Fall of 1919 through Spring 1920</text:p>
          </table:table-cell>
          <table:table-cell table:style-name="ce141"/>
          <table:table-cell office:value-type="string">
            <text:p>Health not good / inability to concentrate. <text:s/></text:p>
          </table:table-cell>
          <table:table-cell office:value-type="string">
            <text:p><text:s/></text:p>
          </table:table-cell>
          <table:table-cell table:number-columns-repeated="1018"/>
        </table:table-row>
        <table:table-row table:style-name="ro3">
          <table:table-cell office:value-type="string">
            <text:p>2</text:p>
          </table:table-cell>
          <table:table-cell office:value-type="string">
            <text:p>16</text:p>
          </table:table-cell>
          <table:table-cell office:value-type="string">
            <text:p>Spring and Summer of 1920</text:p>
          </table:table-cell>
          <table:table-cell table:style-name="ce141"/>
          <table:table-cell office:value-type="string">
            <text:p>RG became very ill again from malaria, so that he was unable to work even if he wanted to.</text:p>
          </table:table-cell>
          <table:table-cell table:number-columns-repeated="1019"/>
        </table:table-row>
        <table:table-row table:style-name="ro3">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3">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1">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7">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9">Robert was in church one</text:span></text:p>
            <text:p><text:span text:style-name="T6">morning, and after Sunday School, was talking with</text:span></text:p>
            <text:p><text:span text:style-name="T6">Caroline Oglethorpe, and with her was her chum, Marie</text:span></text:p>
            <text:p><text:span text:style-name="T6">Stanton. </text:span><text:span text:style-name="T5">Walter introduced Robert to Marie.</text:span></text:p>
          </table:table-cell>
          <table:table-cell table:number-columns-repeated="1019"/>
        </table:table-row>
        <table:table-row table:style-name="ro3">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1">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3">
          <table:table-cell office:value-type="string">
            <text:p>2</text:p>
          </table:table-cell>
          <table:table-cell office:value-type="string">
            <text:p>23</text:p>
          </table:table-cell>
          <table:table-cell table:number-columns-repeated="2"/>
          <table:table-cell table:style-name="ce157" office:value-type="string">
            <text:p><text:span text:style-name="T3"><text:s/></text:span><text:span text:style-name="T3">She [RG's mother] saw that this [puppy] love was a great stimulator for</text:span></text:p>
            <text:p><text:span text:style-name="T3">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9">
          <table:table-cell office:value-type="string">
            <text:p>3</text:p>
          </table:table-cell>
          <table:table-cell office:value-type="string">
            <text:p>23</text:p>
          </table:table-cell>
          <table:table-cell office:value-type="string">
            <text:p>June 1921</text:p>
          </table:table-cell>
          <table:table-cell/>
          <table:table-cell table:style-name="ce157" office:value-type="string">
            <text:p><text:span text:style-name="T3"><text:s/></text:span><text:span text:style-name="T3">In June, 1921, </text:span><text:span text:style-name="T5">Robert Gordon and Walter Kennelworth</text:span></text:p>
            <text:p><text:span text:style-name="T5">were in the graduating class</text:span><text:span text:style-name="T3">. Altho Walter</text:span></text:p>
            <text:p><text:span text:style-name="T3">was one year younger than Robert, his early advantages</text:span></text:p>
            <text:p><text:span text:style-name="T3">enabled him to graduate at fourteen, while Robert was</text:span></text:p>
            <text:p><text:span text:style-name="T3">graduating at the age of fifteen, and would not have</text:span></text:p>
            <text:p><text:span text:style-name="T3">been able to pass all of his examinations except for the</text:span></text:p>
            <text:p><text:span text:style-name="T3">help and assistance rendered him by Walter. Marie</text:span></text:p>
            <text:p><text:span text:style-name="T3">Stanton, who was then thirteen years of age, graduated</text:span></text:p>
            <text:p><text:span text:style-name="T3">the following year.</text:span></text:p>
          </table:table-cell>
          <table:table-cell table:number-columns-repeated="1019"/>
        </table:table-row>
        <table:table-row table:style-name="ro15">
          <table:table-cell office:value-type="string">
            <text:p>3</text:p>
          </table:table-cell>
          <table:table-cell office:value-type="string">
            <text:p>23</text:p>
          </table:table-cell>
          <table:table-cell office:value-type="string">
            <text:p>Fall 1921</text:p>
          </table:table-cell>
          <table:table-cell/>
          <table:table-cell table:style-name="ce157" office:value-type="string">
            <text:p>RG and Walter begin High School.</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4</text:p>
          </table:table-cell>
          <table:table-cell/>
          <table:table-cell table:style-name="ce157" office:value-type="string">
            <text:p>RG and Walter Kennelworth graduate from High School in Texarkana with high honors.</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Fall 1924</text:p>
          </table:table-cell>
          <table:table-cell/>
          <table:table-cell table:style-name="ce157" office:value-type="string">
            <text:p>Walter goes to Columbia College in New York. <text:s/>Robert goes to work for Mr. Kennelworth.</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5</text:p>
          </table:table-cell>
          <table:table-cell/>
          <table:table-cell table:style-name="ce157" office:value-type="string">
            <text:p>Marie's father and mother decide she should go to Kidd-Key College at Sherman, Texas.</text:p>
          </table:table-cell>
          <table:table-cell table:number-columns-repeated="1019"/>
        </table:table-row>
        <table:table-row table:style-name="ro60">
          <table:table-cell office:value-type="string">
            <text:p>3</text:p>
          </table:table-cell>
          <table:table-cell office:value-type="string">
            <text:p>25</text:p>
          </table:table-cell>
          <table:table-cell office:value-type="string">
            <text:p>1925</text:p>
          </table:table-cell>
          <table:table-cell/>
          <table:table-cell table:style-name="ce157"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3">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57" office:value-type="string">
            <text:p>Love letters passed between RG and Marie, and all went well.</text:p>
          </table:table-cell>
          <table:table-cell table:number-columns-repeated="1019"/>
        </table:table-row>
        <table:table-row table:style-name="ro57">
          <table:table-cell office:value-type="string">
            <text:p>3</text:p>
          </table:table-cell>
          <table:table-cell office:value-type="string">
            <text:p>25</text:p>
          </table:table-cell>
          <table:table-cell office:value-type="string">
            <text:p>Spring 1926</text:p>
          </table:table-cell>
          <table:table-cell/>
          <table:table-cell table:style-name="ce158" office:value-type="string">
            <text:p><text:span text:style-name="T3">RG's father dies suddenly. <text:s/>RG leaves his position [with Mr. Kennelworth], </text:span><text:span text:style-name="T4">and returns to the farm. <text:s text:c="2"/>He encountered the usual obstacles and </text:span><text:span text:style-name="T8">opposition from his brother</text:span><text:span text:style-name="T4">, because he knew nothing about farming and of course did not like it. The result was that he put all of his savings into helping to make the crop. While it turned 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5">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3"><text:s/></text:span><text:span text:style-name="T3">While on the farm, he contracted </text:span><text:span text:style-name="T5">malaria fever </text:span><text:span text:style-name="T3">and</text:span></text:p>
            <text:p><text:span text:style-name="T3">a </text:span><text:span text:style-name="T5">severe spell of illness followed</text:span><text:span text:style-name="T3">, during which time he</text:span></text:p>
            <text:p><text:span text:style-name="T3">received many consoling letters from Marie. <text:s/></text:span><text:span text:style-name="T4"><text:s/>Soon</text:span></text:p>
            <text:p><text:span text:style-name="T3">after he was able to return to his position with Mr.</text:span></text:p>
            <text:p><text:span text:style-name="T3">Kennelworth, he met with </text:span><text:span text:style-name="T5">another severe automobile</text:span></text:p>
            <text:p><text:span text:style-name="T5">accident, this time breaking his right arm. </text:span><text:span text:style-name="T3">This necessitated</text:span></text:p>
            <text:p><text:span text:style-name="T5">six weeks in the hospital</text:span><text:span text:style-name="T3"> before he was able to</text:span></text:p>
            <text:p><text:span text:style-name="T3">return to work again.</text:span></text:p>
          </table:table-cell>
          <table:table-cell table:number-columns-repeated="1019"/>
        </table:table-row>
        <table:table-row table:style-name="ro6">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57" office:value-type="string">
            <text:p><text:span text:style-name="T3"><text:s/></text:span><text:span text:style-name="T3">Robert became very jealous and after the party had a quarrel with Marie. Then followed long</text:span><text:span text:style-name="T4"> </text:span><text:span text:style-name="T8">weeks of agony</text:span><text:span text:style-name="T4">. Many letters passed between Robert </text:span><text:span text:style-name="T3">and Marie. When the end of August [1926] drew near and Robert knew that Marie was to return to school soon, he was anxious to make up before she went away, and wrote a letter to her saying he was </text:span><text:span text:style-name="T5">sad</text:span><text:span text:style-name="T3">.</text:span></text:p>
          </table:table-cell>
          <table:table-cell table:number-columns-repeated="1019"/>
        </table:table-row>
        <table:table-row table:style-name="ro6">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1">RG broken-hearted. <text:s/></text:span><text:span text:style-name="T8"><text:s/></text:span><text:span text:style-name="T9">Following her return to school, Robert spent </text:span><text:span text:style-name="T8">many long weeks of anxiety, becoming very blue and dejected. <text:s/></text:span><text:span text:style-name="T9">Many letters passed between them. <text:s/>Finally RG sends Marie a farewell letter. <text:s/>Robert becomes very despondent and no longer takes an interest in his work.</text:span></text:p>
          </table:table-cell>
          <table:table-cell table:number-columns-repeated="1019"/>
        </table:table-row>
        <table:table-row table:style-name="ro21">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57" office:value-type="string">
            <text:p><text:span text:style-name="T3"><text:s/></text:span><text:span text:style-name="T3">Meeting with Marie to make up with her: On a beautiful </text:span><text:span text:style-name="T5">sunshiny</text:span><text:span text:style-name="T3"> Saturday afternoon on the</text:span></text:p>
            <text:p><text:span text:style-name="T3">23rd of October, 1926, as the </text:span><text:span text:style-name="T5">train</text:span><text:span text:style-name="T3"> wended its way across the prairies for Sherman, Texas, Robert kept watching out of the car window, his face beaming with smiles as he thought of his meeting with Marie. </text:span><text:span text:style-name="T5">He counted every turn of the wheels because he knew they were bringing him closer to her. </text:span><text:span text:style-name="T6"><text:s/>After he returns he is </text:span><text:span text:style-name="T5">supremely </text:span><text:span text:style-name="T6">happy</text:span><text:span text:style-name="T5">.</text:span></text:p>
          </table:table-cell>
          <table:table-cell office:value-type="string">
            <text:p>Was this a major turning point in cotton?</text:p>
          </table:table-cell>
          <table:table-cell table:number-columns-repeated="1018"/>
        </table:table-row>
        <table:table-row table:style-name="ro3">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4"><text:s/>Her letters of love and encouragement</text:span></text:p>
            <text:p><text:span text:style-name="T3">helped Robert to make progress in his work.</text:span></text:p>
          </table:table-cell>
          <table:table-cell table:number-columns-repeated="1019"/>
        </table:table-row>
        <table:table-row table:style-name="ro5">
          <table:table-cell office:value-type="string">
            <text:p>4</text:p>
          </table:table-cell>
          <table:table-cell office:value-type="string">
            <text:p>42</text:p>
          </table:table-cell>
          <table:table-cell table:style-name="ce146" office:value-type="string">
            <text:p><text:s/>Christmas, 1926</text:p>
          </table:table-cell>
          <table:table-cell/>
          <table:table-cell table:style-name="ce157" office:value-type="string">
            <text:p><text:span text:style-name="T3">RG was the</text:span><text:span text:style-name="T5"> happiest that he had ever known</text:span><text:span text:style-name="T3"> and wanting Marie to share it with him he</text:span></text:p>
            <text:p><text:span text:style-name="T5">sent her a beautiful ring</text:span><text:span text:style-name="T3">, wrote her that he had saved his money and was now in position to buy it. The </text:span><text:span text:style-name="T5">diamond</text:span><text:span text:style-name="T3">, he said, represented purity, firmness and faith and symbolized all those things in her and his great trust in her. He told her that he was</text:span><text:span text:style-name="T5"> anxious to get in shape to go to New York</text:span><text:span text:style-name="T3"> to continue his studies, and work and make money and be near his old chum, Walter, who had always been a </text:span><text:span text:style-name="T6">great comfort to him and encouraged him in so many ways</text:span><text:span text:style-name="T3">.</text:span></text:p>
          </table:table-cell>
          <table:table-cell table:number-columns-repeated="1019"/>
        </table:table-row>
        <table:table-row table:style-name="ro3">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3">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49">th</text:span> [1927] was the greatest week in RG's life up to that time. <text:s/></text:p>
          </table:table-cell>
          <table:table-cell office:value-type="string">
            <text:p>May 7, 1927 is a Saturday.</text:p>
          </table:table-cell>
          <table:table-cell table:number-columns-repeated="1018"/>
        </table:table-row>
        <table:table-row table:style-name="ro21">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4"><text:s/>He had been reading about the contemplated </text:span><text:span text:style-name="T3">flights of the airplanes from New York across the Atlantic, and he wanted to be in New York by his birthday in June, 1927, because he figured by that time the airplanes would have crossed the Atlantic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text:span></text:p>
          </table:table-cell>
          <table:table-cell table:number-columns-repeated="1019"/>
        </table:table-row>
        <table:table-row table:style-name="ro3">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4">left for Texarkana on Sunday </text:span><text:span text:style-name="T3">afternoon, May 8th, with Marie's promise that if he decided to go to New York within a few weeks, they would make arrangements to elope and be married in St. Louis on their arrival there.</text:span></text:p>
          </table:table-cell>
          <table:table-cell table:number-columns-repeated="1019"/>
        </table:table-row>
        <table:table-row table:style-name="ro66">
          <table:table-cell office:value-type="string">
            <text:p>10</text:p>
          </table:table-cell>
          <table:table-cell office:value-type="string">
            <text:p>105</text:p>
          </table:table-cell>
          <table:table-cell office:value-type="string">
            <text:p>May 21, 1927</text:p>
          </table:table-cell>
          <table:table-cell/>
          <table:table-cell table:style-name="ce159" office:value-type="string">
            <text:p><text:span text:style-name="T3">May 21</text:span><text:span text:style-name="T50">st</text:span><text:span text:style-name="T3"> was a red-letter day in the life of Robert Gordon. Wheat, corn and cotton all advanced to the highest levels of the season. Robert had read reports in the paper that Charles A. Lindbergh had started on his lone flight from New York to Paris. <text:s/></text:span><text:span text:style-name="T4"><text:s/>He </text:span><text:span text:style-name="T3">went down to the telegraph office in the afternoon to inquire if there was any news about the success of Lindbergh's flight. The operator said that nothing had come over the wire yet, but there had been a report that Lindbergh had passed over Ireland early that morning. Robert waited in the telegraph office until about 5 P.M. 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text:span></text:p>
          </table:table-cell>
          <table:table-cell table:number-columns-repeated="1019"/>
        </table:table-row>
        <table:table-row table:style-name="ro15">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4">to take place on May 31, 1927.</text:span></text:p>
          </table:table-cell>
          <table:table-cell table:number-columns-repeated="1019"/>
        </table:table-row>
        <table:table-row table:style-name="ro6">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4"><text:s/>The past week has been a great one for us, and yesterday,</text:span><text:span text:style-name="T3"> May 21, 1927, was the greatest day in history. Lindbergh, the lone aviator, crossed the Atlantic and landed safely in Paris. Wheat, corn and cotton went up and we made more money. Profits are piling up fast, and I will soon have plenty of money to build my airplane.</text:span></text:p>
          </table:table-cell>
          <table:table-cell table:number-columns-repeated="1019"/>
        </table:table-row>
        <table:table-row table:style-name="ro3">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57">
          <table:table-cell office:value-type="string">
            <text:p>10</text:p>
          </table:table-cell>
          <table:table-cell office:value-type="string">
            <text:p>109</text:p>
          </table:table-cell>
          <table:table-cell table:number-columns-repeated="2"/>
          <table:table-cell table:style-name="ce157" office:value-type="string">
            <text:p><text:span text:style-name="T3"><text:s/></text:span><text:span text:style-name="T3">Robert said that on June 9th, he would be 21 years of age, and on that day he wanted to be married and start on his career as a real man. <text:s/></text:span><text:span text:style-name="T4"><text:s/>He wanted to go </text:span><text:span text:style-name="T3">back to Texarkana after the holidays, wind up his affairs and get ready to go to New York. Wanted her to go with him, starting Saturday, June 4th, so they would arrive on Sunday, June 5th, in St. Louis, be married,</text:span></text:p>
            <text:p><text:span text:style-name="T3">and proceed immediately to New York</text:span></text:p>
          </table:table-cell>
          <table:table-cell table:number-columns-repeated="1019"/>
        </table:table-row>
        <table:table-row table:style-name="ro5">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4"><text:s/>They had planned when they were ready </text:span><text:span text:style-name="T3">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text:span><text:span text:style-name="T4"><text:s/>It was the most interesting and pleasant Sunday that </text:span><text:span text:style-name="T3">they had ever spent together. They drove around Dallas and talked over their future plans.</text:span></text:p>
          </table:table-cell>
          <table:table-cell table:number-columns-repeated="1019"/>
        </table:table-row>
        <table:table-row table:style-name="ro3">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4">
          <table:table-cell office:value-type="string">
            <text:p>10</text:p>
          </table:table-cell>
          <table:table-cell office:value-type="string">
            <text:p>111</text:p>
          </table:table-cell>
          <table:table-cell table:style-name="ce149" office:value-type="string">
            <text:p>Monday “forenoon”, May 30, 1927</text:p>
          </table:table-cell>
          <table:table-cell/>
          <table:table-cell table:style-name="ce157" office:value-type="string">
            <text:p><text:span text:style-name="T3"><text:s/></text:span><text:span text:style-name="T3">Monday forenoon Robert spent with Marie. <text:s text:c="2"/>Robert talked of the great feat of Lindbergh and of</text:span></text:p>
            <text:p><text:span text:style-name="T3">the honors that he would receive from the foreign countries, and told Marie what a great time they would have, as Mr. Kennelworth was going to New York and they would all be there at the great reception when Lindbergh returned. He said good-bye to her on Monday afternoon and started back for Texarkana, knowing that the next time he would meet her, would be on board the train for St. Louis, where she would become his wife. </text:span><text:span text:style-name="T4"><text:s/>From that time on, Robert counted the minutes, in </text:span><text:span text:style-name="T3">anticipation of the great happiness of the following Sunday when they would be married in St. Louis. He was strongly attracted to St. Louis because Lindbergh had left from there in the "Spirit of St. Louis," on his successful flight. </text:span></text:p>
          </table:table-cell>
          <table:table-cell table:number-columns-repeated="1019"/>
        </table:table-row>
        <table:table-row table:style-name="ro3">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4"><text:s/>Mr. Kennelworth told him that he would arrange </text:span><text:span text:style-name="T3">to go to New York about the 11th of June and was sorry that he couldn't make the trip with Marie and Robert and see them married in St. Louis.</text:span></text:p>
          </table:table-cell>
          <table:table-cell table:number-columns-repeated="1019"/>
        </table:table-row>
        <table:table-row table:style-name="ro57">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3"><text:s/></text:span><text:span text:style-name="T3">He went down to</text:span></text:p>
            <text:p><text:span text:style-name="T3">the broker's office to watch the market for that week,</text:span></text:p>
            <text:p><text:span text:style-name="T3">because he knew the next few days would be very important</text:span></text:p>
            <text:p><text:span text:style-name="T3">and anxious days for him. He was thinking</text:span></text:p>
            <text:p><text:span text:style-name="T3">every minute of the day when he would start to New</text:span></text:p>
            <text:p><text:span text:style-name="T3">York and would make Marie his wife.</text:span></text:p>
          </table:table-cell>
          <table:table-cell table:number-columns-repeated="1019"/>
        </table:table-row>
        <table:table-row table:style-name="ro3">
          <table:table-cell office:value-type="string">
            <text:p>10</text:p>
          </table:table-cell>
          <table:table-cell office:value-type="string">
            <text:p>113</text:p>
          </table:table-cell>
          <table:table-cell office:value-type="string">
            <text:p>Saturday June 4<text:span text:style-name="T49">th</text:span>, 1927</text:p>
          </table:table-cell>
          <table:table-cell/>
          <table:table-cell office:value-type="string">
            <text:p>RG would have everything in cash and ready to make a new start after the honey moon. <text:s/>“<text:span text:style-name="T4"> He handed Robert New York exchange</text:span></text:p>
            <text:p><text:span text:style-name="T3">for $10,000.00 as a wedding present.”</text:span></text:p>
          </table:table-cell>
          <table:table-cell office:value-type="string">
            <text:p>“New start” means a new cycle?</text:p>
          </table:table-cell>
          <table:table-cell table:number-columns-repeated="1018"/>
        </table:table-row>
        <table:table-row table:style-name="ro3">
          <table:table-cell office:value-type="string">
            <text:p>10</text:p>
          </table:table-cell>
          <table:table-cell office:value-type="string">
            <text:p>114</text:p>
          </table:table-cell>
          <table:table-cell office:value-type="string">
            <text:p>Saturday June 4<text:span text:style-name="T49">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5">
          <table:table-cell office:value-type="string">
            <text:p>10</text:p>
          </table:table-cell>
          <table:table-cell office:value-type="string">
            <text:p>114</text:p>
          </table:table-cell>
          <table:table-cell office:value-type="string">
            <text:p>Saturday June 4<text:span text:style-name="T49">th</text:span>, 1927</text:p>
          </table:table-cell>
          <table:table-cell/>
          <table:table-cell table:style-name="ce157" office:value-type="string">
            <text:p><text:span text:style-name="T5">Marie goes to Dallas that afternoon on the "Sunshine Special,"</text:span><text:span text:style-name="T3"> and after the train pulled out of Texarkana, he would find her on board. <text:s/></text:span><text:span text:style-name="T4"><text:s/>RG was to keep everything quiet and not let anybody </text:span><text:span text:style-name="T3">know anything about the elopement, as her father might try to stop her. No one in Texarkana but Robert's mother and Mr. Kennelworth knew about the secret elopement. Robert kept everything quiet about his resigning from Mr. Kennelworth's and going to New York, because he thought that</text:span><text:span text:style-name="T5"> there might be some leak somewhere </text:span><text:span text:style-name="T3">and that Mr. Stanton might find out about Marie's elopement and stop it.</text:span></text:p>
          </table:table-cell>
          <table:table-cell office:value-type="string">
            <text:p>Is there something to this “leak”?</text:p>
          </table:table-cell>
          <table:table-cell table:number-columns-repeated="1018"/>
        </table:table-row>
        <table:table-row table:style-name="ro5">
          <table:table-cell office:value-type="string">
            <text:p>11</text:p>
          </table:table-cell>
          <table:table-cell office:value-type="string">
            <text:p>115, 116</text:p>
          </table:table-cell>
          <table:table-cell office:value-type="string">
            <text:p>June 4, 1927, 7:00pm</text:p>
          </table:table-cell>
          <table:table-cell/>
          <table:table-cell table:style-name="ce157" office:value-type="string">
            <text:p><text:span text:style-name="T3"><text:s/></text:span><text:span text:style-name="T3">Robert walked into the Railroad Station at Texarkana and bought a ticket for St. Louis, with a reservation on the "Sunshine Special." This was the greatest and happiest moment of his life.</text:span><text:span text:style-name="T4"> <text:s/>He knew that Marie was already on her way </text:span><text:span text:style-name="T3">and that in a couple of hours the train would arrive and</text:span></text:p>
            <text:p><text:span text:style-name="T3">he would go aboard for St. Louis, where he was to make her his wife. <text:s/>Mr. Kennelworth </text:span><text:span text:style-name="T4">wanted Robert to </text:span><text:span text:style-name="T3">encourage Walter to continue his studies along chemical lines, because he believed that Walter would be able to make some great discoveries and they could work together to good advantage.</text:span></text:p>
          </table:table-cell>
          <table:table-cell table:number-columns-repeated="1019"/>
        </table:table-row>
        <table:table-row table:style-name="ro24">
          <table:table-cell office:value-type="string">
            <text:p>11</text:p>
          </table:table-cell>
          <table:table-cell office:value-type="string">
            <text:p>116</text:p>
          </table:table-cell>
          <table:table-cell office:value-type="string">
            <text:p>June 4, 1927</text:p>
          </table:table-cell>
          <table:table-cell/>
          <table:table-cell table:style-name="ce157" office:value-type="string">
            <text:p><text:span text:style-name="T3"><text:s/></text:span><text:span text:style-name="T3">The "Sunshine Special" was a little late on Saturday night, June 4th, and Robert's heart was in his throat. He was anxious for that train to roll in. Finally, when the whistle blew and the signal light in the yard of the Texas Pacific showed the "Sunshine Special" was rolling in, the glare of the headlights on the train was the most welcome sight that Robert had ever witnessed thru all the days of his life. He boarded the train as quickly as possible and sat down nervous and anxious awaiting the moment when the train would get about 20 miles out of Texarkana, so that he might go back and look for Marie. The minutes passed slowly away and it seemed like years before the train crossed the Red River and Robert decided that it was safe to go back to the car where Marie was and see her. He found Marie all anxious and nervously awaiting his arrival. She flew into his</text:span></text:p>
            <text:p><text:span text:style-name="T3">arms and seemed the happiest woman in the world and Robert was too happy for words. They sat there and talked of their future plans until after midnight.</text:span></text:p>
          </table:table-cell>
          <table:table-cell table:number-columns-repeated="1019"/>
        </table:table-row>
        <table:table-row table:style-name="ro14">
          <table:table-cell office:value-type="string">
            <text:p>11</text:p>
          </table:table-cell>
          <table:table-cell office:value-type="string">
            <text:p>117</text:p>
          </table:table-cell>
          <table:table-cell office:value-type="string">
            <text:p>June 4, 1927</text:p>
          </table:table-cell>
          <table:table-cell/>
          <table:table-cell table:style-name="ce157" office:value-type="string">
            <text:p><text:span text:style-name="T3"><text:s/></text:span><text:span text:style-name="T3">Robert knew that he couldn't sleep either, but he would</text:span><text:span text:style-name="T5"> go up to his car,</text:span><text:span text:style-name="T3"> lie down and try</text:span></text:p>
            <text:p><text:span text:style-name="T3">to get some rest before they arrived in St. Louis the next morning. They agreed to meet early in the morning </text:span><text:span text:style-name="T4"><text:s/>and go back into the dining car for breakfast before </text:span><text:span text:style-name="T3">they arrived in St. Louis. <text:s/></text:span><text:span text:style-name="T4"><text:s/>Robert returned to his </text:span><text:span text:style-name="T8">berth</text:span><text:span text:style-name="T4"> and tried to rest, but </text:span><text:span text:style-name="T3">found that he couldn't sleep. <text:s/></text:span><text:span text:style-name="T4"><text:s/>He felt lonesome being </text:span><text:span text:style-name="T8">separated from Marie</text:span><text:span text:style-name="T4">. </text:span><text:span text:style-name="T5">She was two cars back</text:span><text:span text:style-name="T3">,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6">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4"><text:s/>The Pullman porter told him </text:span><text:span text:style-name="T3">that he hadn't seen her that morning and the last he saw of her was when Robert was talking to her in the berth late that night. <text:s/></text:span><text:span text:style-name="T5">Marie's baggage is gone. <text:s/>All of RG's future happiness 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76">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4"><text:s/>DEAREST ROBERT:</text:span></text:p>
            <text:p><text:span text:style-name="T3">According to your faith, be I unto you. Love will always</text:span></text:p>
            <text:p><text:span text:style-name="T3">have faith, understand and wait. Time proves all things.</text:span></text:p>
            <text:p><text:span text:style-name="T3">You will get everything you want. I will come to you when I</text:span></text:p>
            <text:p><text:span text:style-name="T3">mean the most and your need for love is the greatest.</text:span></text:p>
            <text:p><text:span text:style-name="T3">Lovingly always,</text:span></text:p>
            <text:p><text:span text:style-name="T3">MARIE.</text:span></text:p>
          </table:table-cell>
          <table:table-cell office:value-type="string">
            <text:p>Note Gann says “find a pencil and draw out a wallet”, so we should put the text into a table. <text:s/>Notice 'Love' is the 11<text:span text:style-name="T49">th</text:span> word, “Time” is the 19<text:span text:style-name="T49">th</text:span> word, “things” is the 22<text:span text:style-name="T49">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77">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58" office:value-type="string">
            <text:p><text:span text:style-name="T3">Train rolls into Union Station at St. Louis. RG realized he must have faith in Marie, must understand and wait. <text:s/>He decided to stay in the station and wait. </text:span><text:span text:style-name="T4">He waited a short time in the station, hoping Marie </text:span><text:span text:style-name="T3">would join him. The </text:span><text:span text:style-name="T5">seconds drifted away like weeks, the minutes seemed like months, and when an hour had gone by, to Robert it seemed like years.</text:span></text:p>
          </table:table-cell>
          <table:table-cell office:value-type="string">
            <text:p>Gann says to RG was going to <text:span text:style-name="T62">lay the circumstances of </text:span><text:span text:style-name="T64">Marie's disappearance before Mr. Kennelworth... so organize information surounding Marie's disappearance around Mr. Kennelworth [what planet?]. <text:s/>Faith = 8, understand = 3, wait = 8.</text:span></text:p>
          </table:table-cell>
          <table:table-cell table:number-columns-repeated="1018"/>
        </table:table-row>
        <table:table-row table:style-name="ro24">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57" office:value-type="string">
            <text:p><text:span text:style-name="T3"><text:s/></text:span><text:span text:style-name="T3">Slowly the hands on the </text:span><text:span text:style-name="T5">great clock in the Union Station showed it was nearly 12 o'clock noon</text:span><text:span text:style-name="T3">. Robert listened attentively as the old clock tolled</text:span><text:span text:style-name="T5"> twelve times</text:span><text:span text:style-name="T3"> for 12 o'clock and each time it seemed that the blood from his heart was slowly trickling away. Hope was fast giving away to despair. Robert found his patience waning, but that was not to be. He must trust to the word of God which said: "O, ye of little faith, saith the Lord," and must try to find Marie who meant everything to him. As the last stroke of the clock died slowly away, Robert started to think again. He finally decided that </text:span><text:span text:style-name="T5">he would stay in the Union Station </text:span><text:span text:style-name="T3">and have patience to </text:span><text:span text:style-name="T5">wait one more hour for Marie</text:span><text:span text:style-name="T3">. He thought that she was really playing a joke on him and would surely come by </text:span><text:span text:style-name="T5">1 o'clock</text:span><text:span text:style-name="T3">. <text:s/></text:span><text:span text:style-name="T4"><text:s/>Robert thought how happy he would have been, as he </text:span><text:span text:style-name="T3">expected by this time to be married to Marie and happily on their way to New York to celebrate their honeymoon. </text:span><text:span text:style-name="T5">The hour had drifted 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24">
          <table:table-cell office:value-type="string">
            <text:p>11</text:p>
          </table:table-cell>
          <table:table-cell office:value-type="string">
            <text:p>125</text:p>
          </table:table-cell>
          <table:table-cell office:value-type="string">
            <text:p>June 5, 1927. <text:s/>1 o'clock.</text:p>
          </table:table-cell>
          <table:table-cell/>
          <table:table-cell table:style-name="ce157" office:value-type="string">
            <text:p><text:span text:style-name="T3"><text:s/></text:span><text:span text:style-name="T3">Robert </text:span><text:span text:style-name="T5">watched the movement of every woman who passed thru the gates of the Union Station for Marie</text:span><text:span text:style-name="T3">, but each minute brought bitter disappointment. His heart, which but a few hours ago was filled with love and happiness, was sad. Robert looked up as</text:span><text:span text:style-name="T5"> the hands</text:span></text:p>
            <text:p><text:span text:style-name="T5">on the clock in the Union Station pointed to 1 o'clock, -- the time that he had appointed unto himself to wait without taking some action to try to find Marie. </text:span><text:span text:style-name="T3">No Marie was in sight. He walked over to the news stand and bought a paper and decided to sit down for a few</text:span></text:p>
            <text:p><text:span text:style-name="T3">minutes and try to read. As he slowly turned the pages of the paper looking for something he knew not what, suddenly his eyes fell upon the heading; "The Best Thing on Earth" by R. L. Cole. The first thought that entered Robert's mind was that </text:span><text:span text:style-name="T5">the best thing on earth was Marie and that the greatest thing in the world was love.</text:span><text:span text:style-name="T3"> He read the entire article.</text:span></text:p>
          </table:table-cell>
          <table:table-cell office:value-type="string">
            <text:p>“woman” == planet?</text:p>
          </table:table-cell>
          <table:table-cell table:number-columns-repeated="1018"/>
        </table:table-row>
        <table:table-row table:style-name="ro5">
          <table:table-cell office:value-type="string">
            <text:p>12</text:p>
          </table:table-cell>
          <table:table-cell office:value-type="string">
            <text:p>130, 131</text:p>
          </table:table-cell>
          <table:table-cell office:value-type="string">
            <text:p>June 5, 1927. <text:s/>After 1:30pm</text:p>
          </table:table-cell>
          <table:table-cell/>
          <table:table-cell table:style-name="ce157" office:value-type="string">
            <text:p><text:span text:style-name="T3"><text:s/></text:span><text:span text:style-name="T3">These statements [by R. L. Cole] agreed exactly with Robert’s views. He had found his greatest help in the Bible and knew John Wanamaker was right when he said that the greatest purchase he ever made in his life was when he was </text:span><text:span text:style-name="T5">11 years old</text:span><text:span text:style-name="T3"> and bought the Bible for</text:span><text:span text:style-name="T5"> $2.75. <text:s/></text:span><text:span text:style-name="T8"><text:s/>By the time Robert had finished reading this article, </text:span><text:span text:style-name="T5">it was after 1:30 P.M</text:span><text:span text:style-name="T6">. and he decided that it was hopeless to wait longer for Marie, that something radically wrong had happened and she had either gone away</text:span><text:span text:style-name="T9"> or an accident had befallen her. He must </text:span><text:span text:style-name="T8">make some </text:span><text:span text:style-name="T5">plans for locating her.</text:span></text:p>
          </table:table-cell>
          <table:table-cell office:value-type="string">
            <text:p>Note page 131 is like 1:31 pm, which is after 1:30 pm.</text:p>
          </table:table-cell>
          <table:table-cell table:number-columns-repeated="1018"/>
        </table:table-row>
        <table:table-row table:style-name="ro10">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3"><text:s/></text:span><text:span text:style-name="T3">He advised Robert to notify the railroad authorities, and have them </text:span><text:span text:style-name="T5">make a search and inquire</text:span></text:p>
            <text:p><text:span text:style-name="T5">at all of the stations where the train stopped that night on the way from Texarkana to St. Louis, in order to get a clue to Marie’s disappearance.</text:span><text:span text:style-name="T3"> <text:s/></text:span><text:span text:style-name="T4"><text:s/>After talking with Mr. Kennelworth, Robert got </text:span><text:span text:style-name="T3">in touch over the 'phone with the railroad officials in St. Louis and notified them of Marie’s disappearance from the train. They promised to send telegrams to all the station agents, to </text:span><text:span text:style-name="T5">have all the trains watched and try to secure some information</text:span><text:span text:style-name="T3"> for him. They were to com</text:span><text:span text:style-name="T4">municate with him just as soon as they had anything </text:span><text:span text:style-name="T3">definite one way or the other.</text:span><text:span text:style-name="T4"> </text:span><text:span text:style-name="T8">Robert now realized that he must go thru the greatest </text:span><text:span text:style-name="T5">ordeal yet -- that of waiting hourly for some news of Marie. He knew the hours would pass slowly </text:span><text:span text:style-name="T3">and decided to formulate a plan in case Marie did not return to school or to her home, and if no news came from her the next day what would be his next move and what he should do to try to locate her. </text:span><text:span text:style-name="T5">The next time Robert noticed the time of day, it was after 6 P.M.</text:span><text:span text:style-name="T3"> and he realized that he had had no breakfast, lunch or dinner, but his heart 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5">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57" office:value-type="string">
            <text:p><text:span text:style-name="T3">RG came across the present, the surprise that he had for Marie, that he had told her about before and refused to give to her or tell her more about it until </text:span><text:span text:style-name="T4"><text:s/>they arrived in St. Louis. The present was a </text:span><text:span text:style-name="T8">wedding </text:span><text:span text:style-name="T5">ring set with diamonds and a beautiful brooch made of two hearts woven together and tied with a cluster of diamonds and pearls. </text:span><text:span text:style-name="T3">This was to be the great surprise for Marie and he was going to present it to Marie after they were married, as a token of the</text:span><text:span text:style-name="T5"> two hearts</text:span><text:span text:style-name="T3"> that now beat as one. Robert looked at this and thought of how the </text:span><text:span text:style-name="T5">diamonds</text:span><text:span text:style-name="T3"> represented Marie in all of her beauty and that </text:span><text:span text:style-name="T5">she was a pearl of great price.</text:span></text:p>
          </table:table-cell>
          <table:table-cell table:number-columns-repeated="1019"/>
        </table:table-row>
        <table:table-row table:style-name="ro19">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160" office:value-type="string">
            <text:p><text:span text:style-name="T3"><text:s/></text:span><text:span text:style-name="T3">Robert had always been a great admirer of the poet, S. E. Kiser; always read his poems in the daily newspapers and </text:span><text:span text:style-name="T5">a few months previous to this time</text:span><text:span text:style-name="T3">, had bought a little book entitled, “Poems That Have Helped Me,” collected by S. E. Kiser. <text:s/>Poems mentioned in that collection of poems: "Faith" by Tennyson [pg. 134]. <text:s/>Poem by Aubrey de Vere (no title of poem given) [pg. 135]. <text:s text:c="2"/>"Courage" by Thos. F. Porter [pg. 135, 136]. <text:s/>"Not in Vain" by Emily Dickinson [pg. 136, 137]. <text:s/></text:span><text:span text:style-name="T51">Regarding <text:s/>"Courage" by Thos. F. Porter, <text:s/>It surely had been written for him </text:span><text:span text:style-name="T52">in this very hour of trouble</text:span><text:span text:style-name="T51"> and realized with Job he must find his strength within 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5">
          <table:table-cell office:value-type="string">
            <text:p>12</text:p>
          </table:table-cell>
          <table:table-cell office:value-type="string">
            <text:p>137</text:p>
          </table:table-cell>
          <table:table-cell office:value-type="string">
            <text:p>Monday morning, June 6, 1927.</text:p>
          </table:table-cell>
          <table:table-cell/>
          <table:table-cell table:style-name="ce157" office:value-type="string">
            <text:p><text:span text:style-name="T3"><text:s/></text:span><text:span text:style-name="T3">The next time that he remembered anything, he awoke on Monday morning with the </text:span><text:span text:style-name="T5">sun streaming in thru the window </text:span><text:span text:style-name="T3">of his hotel and realized that he had fallen asleep.</text:span><text:span text:style-name="T4"> The little book, “Poems That Have Helped </text:span><text:span text:style-name="T3">Me,” lay on the bed beside him. Because the </text:span><text:span text:style-name="T5">sun was coming in the east window</text:span><text:span text:style-name="T3"> he knew that he must have slept thru some part of the night, and it was now morning.</text:span><text:span text:style-name="T4"> <text:s/>His first thought was of Marie, and of any news </text:span><text:span text:style-name="T3">that might have come. Picking up the little book, the first thing that struck his eye was the poem, </text:span><text:span text:style-name="T5">“Press On” by Park Benjamin. <text:s/></text:span><text:span text:style-name="T6">RG </text:span><text:span text:style-name="T5">hastily read this poem</text:span><text:span text:style-name="T6"> and found some consolation in </text:span><text:span text:style-name="T5">it</text:span><text:span text:style-name="T6">.</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7">
          <table:table-cell office:value-type="string">
            <text:p>12</text:p>
          </table:table-cell>
          <table:table-cell office:value-type="string">
            <text:p>140</text:p>
          </table:table-cell>
          <table:table-cell office:value-type="string">
            <text:p>Monday, June 6, 1927</text:p>
          </table:table-cell>
          <table:table-cell/>
          <table:table-cell table:style-name="ce161" office:value-type="string">
            <text:p><text:span text:style-name="T3"><text:s/></text:span><text:span text:style-name="T3">Mr. Kennelworth told Robert that he would </text:span><text:span text:style-name="T5">call him on the 'phone about 8 o’clock that night</text:span><text:span text:style-name="T3"> and let him know if any </text:span><text:span text:style-name="T5">word</text:span><text:span text:style-name="T3">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9">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3"><text:s/></text:span><text:span text:style-name="T3">He </text:span><text:span text:style-name="T5">secured a morning newspaper and</text:span></text:p>
            <text:p><text:span text:style-name="T5">found the headlines filled with Lindbergh. Read about</text:span></text:p>
            <text:p><text:span text:style-name="T5">the preparations for Captain Lindbergh’s return to</text:span></text:p>
            <text:p><text:span text:style-name="T5">Washington and New York and the plans for his reception.</text:span></text:p>
            <text:p><text:span text:style-name="T3">Of course, Robert had looked forward to being</text:span></text:p>
            <text:p><text:span text:style-name="T3">there at that time and have Marie with him as his wife.</text:span></text:p>
            <text:p><text:span text:style-name="T3">He had been looking forward to the day when his own</text:span></text:p>
            <text:p><text:span text:style-name="T3">dream would be realized and he would build one of</text:span></text:p>
            <text:p><text:span text:style-name="T3">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6">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3"><text:s/></text:span><text:span text:style-name="T3">He realized the significance of money and how little it meant; thought how quickly he had made money on </text:span><text:span text:style-name="T5">a thousand dollars</text:span><text:span text:style-name="T3"> in the market and now how he would </text:span><text:span text:style-name="T5">give every</text:span></text:p>
            <text:p><text:span text:style-name="T5">cent of it for just a message from Marie</text:span><text:span text:style-name="T3">; just to know</text:span></text:p>
            <text:p><text:span text:style-name="T3">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4">
          <table:table-cell office:value-type="string">
            <text:p>12</text:p>
          </table:table-cell>
          <table:table-cell office:value-type="string">
            <text:p>144</text:p>
          </table:table-cell>
          <table:table-cell table:style-name="ce150" office:value-type="string">
            <text:p>No timestamp given, but it is still Monday, June 6, 1927</text:p>
          </table:table-cell>
          <table:table-cell/>
          <table:table-cell table:style-name="ce157" office:value-type="string">
            <text:p><text:span text:style-name="T4"><text:s/></text:span><text:span text:style-name="T4">He had a scrap book where he had collected poems and he took this book out and began to look</text:span></text:p>
            <text:p><text:span text:style-name="T4">thru it. He noticed a clipping that he had pasted in </text:span><text:span text:style-name="T8">only a short time before </text:span><text:span text:style-name="T4">headed: “Tomorrow’s Chance,” by his favorite modern poet, S. E. Kiser. <text:s text:c="2"/></text:span><text:span text:style-name="T8">This poem seemed to fit his case</text:span><text:span text:style-name="T4"> and he read it over carefully. He resolved that regardless of discouragement or disappointment, blasted hopes, lost ideals or shattered dreams, he would still have the courage to</text:span></text:p>
            <text:p><text:span text:style-name="T4">exert himself for “Tomorrow’s Chance.” After reading this poem he began to think about the future and his plans. He knew that he had intended to go into the market again on Monday or Tuesday, but the thought came to him -- What good would 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78">
          <table:table-cell office:value-type="string">
            <text:p>12</text:p>
          </table:table-cell>
          <table:table-cell office:value-type="string">
            <text:p>147</text:p>
          </table:table-cell>
          <table:table-cell table:style-name="ce150" office:value-type="string">
            <text:p>8:15pm</text:p>
          </table:table-cell>
          <table:table-cell office:value-type="string">
            <text:p>It should still be June 6, 1927.</text:p>
          </table:table-cell>
          <table:table-cell table:style-name="ce158" office:value-type="string">
            <text:p><text:span text:style-name="T3">Expected phone call received from Mr. Kennelworth: At about 8:15 the telephone rang and Mr. Kennelworth was on the wire. Robert knew from Mr. Kennelworth’s voice that he had no good news. Mr. Kennelworth informed him that no word had been received from Marie by her parents, and that they had called up the school in Sherman, Texas, and not a word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Advised him to go on to New York and wait him there. </text:span><text:span text:style-name="T4"><text:s/>Mr. Kennelworth said that he planned to leave for New </text:span><text:span text:style-name="T3">York at the end of the week. Robert then decided to stay in St. Louis until he got some definite word, or</text:span></text:p>
            <text:p><text:span text:style-name="T3">anyway remain there until Mr. Kennelworth arrived and then go on to New York with him.</text:span></text:p>
          </table:table-cell>
          <table:table-cell table:number-columns-repeated="1019"/>
        </table:table-row>
        <table:table-row table:style-name="ro79">
          <table:table-cell office:value-type="string">
            <text:p>12</text:p>
          </table:table-cell>
          <table:table-cell office:value-type="string">
            <text:p>151</text:p>
          </table:table-cell>
          <table:table-cell office:value-type="string">
            <text:p>Tuesday, June 7, 1927</text:p>
          </table:table-cell>
          <table:table-cell/>
          <table:table-cell table:style-name="ce162" office:value-type="string">
            <text:p>RG was looking forward to Tuesday, the 7<text:span text:style-name="T49">th</text:span> day of the month. <text:s/><text:span text:style-name="T13"><text:s/>He had </text:span><text:span text:style-name="T3">learned that the "7th" was a sacred day, and had often talked to Marie about the number 7, and the number of times it is spoken of in the Bible. How God had blessed the 7th day and made it the Sabbath; how many things had come to pass on the 7th day of the 7</text:span><text:span text:style-name="T50">th</text:span><text:span text:style-name="T3"> month, or the 7th year referred to in the Bible. In some way he felt that on this day news would come from Marie and he hoped that it would be good. Robert awoke on Tuesday morning feeling much better, had his breakfast early, bought the newspaper and read all about the receptions being planned for Colonel Lindbergh and again the wish stole into his heart and the hope was revived that in some way Marie might be with him when Lindbergh arrived in New York.</text:span></text:p>
          </table:table-cell>
          <table:table-cell table:number-columns-repeated="1019"/>
        </table:table-row>
        <table:table-row table:style-name="ro24">
          <table:table-cell table:style-name="ce141" office:value-type="string">
            <text:p>13</text:p>
          </table:table-cell>
          <table:table-cell table:style-name="ce141" office:value-type="string">
            <text:p>157</text:p>
          </table:table-cell>
          <table:table-cell table:style-name="ce141" office:value-type="string">
            <text:p>Wednesday morning, June 8, 1927</text:p>
          </table:table-cell>
          <table:table-cell table:style-name="ce141"/>
          <table:table-cell table:style-name="ce163"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number-columns-repeated="1019"/>
        </table:table-row>
        <table:table-row table:style-name="ro6">
          <table:table-cell table:style-name="ce141" office:value-type="string">
            <text:p>13</text:p>
          </table:table-cell>
          <table:table-cell table:style-name="ce141" office:value-type="string">
            <text:p>158</text:p>
          </table:table-cell>
          <table:table-cell table:style-name="ce141" office:value-type="string">
            <text:p>Wednesday, June 8, 1927</text:p>
          </table:table-cell>
          <table:table-cell table:style-name="ce141"/>
          <table:table-cell table:style-name="ce164"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19">
          <table:table-cell table:style-name="ce141" office:value-type="string">
            <text:p>13</text:p>
          </table:table-cell>
          <table:table-cell table:style-name="ce141" office:value-type="string">
            <text:p>160</text:p>
          </table:table-cell>
          <table:table-cell table:style-name="ce141" office:value-type="string">
            <text:p>Wednesday, June 8, 1927</text:p>
          </table:table-cell>
          <table:table-cell table:style-name="ce141"/>
          <table:table-cell table:style-name="ce165"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number-columns-repeated="1019"/>
        </table:table-row>
        <table:table-row table:style-name="ro21">
          <table:table-cell table:style-name="ce141" office:value-type="string">
            <text:p>13</text:p>
          </table:table-cell>
          <table:table-cell table:style-name="ce141" office:value-type="string">
            <text:p>162</text:p>
          </table:table-cell>
          <table:table-cell table:style-name="ce141" office:value-type="string">
            <text:p>Thursday, June 9, 1927</text:p>
          </table:table-cell>
          <table:table-cell table:style-name="ce141"/>
          <table:table-cell table:style-name="ce163"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number-columns-repeated="1019"/>
        </table:table-row>
        <table:table-row table:style-name="ro7">
          <table:table-cell table:style-name="ce141" office:value-type="string">
            <text:p>13</text:p>
          </table:table-cell>
          <table:table-cell table:style-name="ce141" office:value-type="string">
            <text:p>162</text:p>
          </table:table-cell>
          <table:table-cell table:style-name="ce141" office:value-type="string">
            <text:p>11 o'clock, Thursday, June 9, 1927</text:p>
          </table:table-cell>
          <table:table-cell table:style-name="ce141"/>
          <table:table-cell table:style-name="ce166"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number-columns-repeated="1019"/>
        </table:table-row>
        <table:table-row table:style-name="ro57">
          <table:table-cell table:style-name="ce141" office:value-type="string">
            <text:p>13</text:p>
          </table:table-cell>
          <table:table-cell table:style-name="ce141" office:value-type="string">
            <text:p>162</text:p>
          </table:table-cell>
          <table:table-cell table:style-name="ce141" office:value-type="string">
            <text:p>12 o'clock, Thursday, June 9, 1927</text:p>
          </table:table-cell>
          <table:table-cell table:style-name="ce141"/>
          <table:table-cell table:style-name="ce167"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number-columns-repeated="1019"/>
        </table:table-row>
        <table:table-row table:style-name="ro21">
          <table:table-cell table:style-name="ce141" office:value-type="string">
            <text:p>13</text:p>
          </table:table-cell>
          <table:table-cell table:style-name="ce141" office:value-type="string">
            <text:p>163</text:p>
          </table:table-cell>
          <table:table-cell table:style-name="ce141" office:value-type="string">
            <text:p>'Later in the day' (between 12:00pm and 2:00pm), Thursday, June 9, 1927</text:p>
          </table:table-cell>
          <table:table-cell table:style-name="ce141"/>
          <table:table-cell table:style-name="ce168"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number-columns-repeated="1019"/>
        </table:table-row>
        <table:table-row table:style-name="ro14">
          <table:table-cell table:style-name="ce141" office:value-type="string">
            <text:p>13</text:p>
          </table:table-cell>
          <table:table-cell table:style-name="ce141" office:value-type="string">
            <text:p>163</text:p>
          </table:table-cell>
          <table:table-cell table:style-name="ce141" office:value-type="string">
            <text:p>2 o'clock, Thursday, June 9, 1927</text:p>
          </table:table-cell>
          <table:table-cell table:style-name="ce141"/>
          <table:table-cell table:style-name="ce164"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number-columns-repeated="1019"/>
        </table:table-row>
        <table:table-row table:style-name="ro5">
          <table:table-cell office:value-type="string">
            <text:p>13</text:p>
          </table:table-cell>
          <table:table-cell office:value-type="string">
            <text:p>165</text:p>
          </table:table-cell>
          <table:table-cell office:value-type="string">
            <text:p>June 9, 1927</text:p>
          </table:table-cell>
          <table:table-cell/>
          <table:table-cell table:style-name="ce158" office:value-type="string">
            <text:p><text:span text:style-name="T3"><text:s/></text:span><text:span text:style-name="T3">It [the poem] made him realize that on the "</text:span><text:span text:style-name="T5">river of time</text:span><text:span text:style-name="T3">" there are many trials, tribulations and disappointments. While he was young in years he had experienced many of them, and it seemed to him that</text:span><text:span text:style-name="T5"> the last five days had been five years. <text:s/></text:span><text:span text:style-name="T6">L</text:span><text:span text:style-name="T9">ike </text:span><text:span text:style-name="T6">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span></text:p>
          </table:table-cell>
          <table:table-cell table:number-columns-repeated="1019"/>
        </table:table-row>
        <table:table-row table:style-name="ro3">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80">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53">Robert eagerly read the advertisement because </text:span><text:span text:style-name="T54">t</text:span><text:span text:style-name="T55">he name attracted him</text:span><text:span text:style-name="T53">. <text:s/></text:span><text:span text:style-name="T10">RG goes to Professor O. B. Joyful's office for an astrology reading. <text:s/></text:span><text:span text:style-name="T4"><text:s/>RG reads some poems [about love] that </text:span><text:span text:style-name="T8">attracted</text:span><text:span text:style-name="T4"> his attention. <text:s text:c="3"/>Robert knew that </text:span><text:span text:style-name="T8">he was using love every day</text:span><text:span text:style-name="T4"> and it seemed that</text:span><text:span text:style-name="T8"> the Professor had prepared his office to receive</text:span></text:p>
            <text:p><text:span text:style-name="T8">those in love</text:span><text:span text:style-name="T4">.</text:span></text:p>
          </table:table-cell>
          <table:table-cell table:number-columns-repeated="1019"/>
        </table:table-row>
        <table:table-row table:style-name="ro7">
          <table:table-cell office:value-type="string">
            <text:p>14</text:p>
          </table:table-cell>
          <table:table-cell office:value-type="string">
            <text:p>184</text:p>
          </table:table-cell>
          <table:table-cell office:value-type="string">
            <text:p>Afternoon of June 12, 1927</text:p>
          </table:table-cell>
          <table:table-cell/>
          <table:table-cell table:style-name="ce158"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3">
          <table:table-cell office:value-type="string">
            <text:p>15</text:p>
          </table:table-cell>
          <table:table-cell office:value-type="string">
            <text:p>187</text:p>
          </table:table-cell>
          <table:table-cell office:value-type="string">
            <text:p>Monday June 13, 1927</text:p>
          </table:table-cell>
          <table:table-cell/>
          <table:table-cell table:style-name="ce157" office:value-type="string">
            <text:p><text:span text:style-name="T3"><text:s/></text:span><text:span text:style-name="T3">Mr. Kennelworth, Robert and Walter arose early to be ready for </text:span><text:span text:style-name="T5">Colonel Lindbergh’s triumphant march up Broadway. </text:span><text:span text:style-name="T3">Robert was very enthusiastic about it and talked about what a great achievement it was and </text:span><text:span text:style-name="T5">what it meant to the world, especially to the United States</text:span><text:span text:style-name="T3">. Walter told him that they must get busy and </text:span><text:span text:style-name="T5">start to lay out the plans to build Robert’s great airplane. </text:span><text:span text:style-name="T8"><text:s/></text:span><text:span text:style-name="T4">When they started out on the street, Robert began to </text:span><text:span text:style-name="T3">talk of Marie and said that he hoped that he would find her that day. Thru all the surging crowds, he stared in the face of every woman, hoping that Marie, if she was alive, might have decided to come to New York for the </text:span><text:span text:style-name="T5">Lindbergh reception</text:span><text:span text:style-name="T3">. It was a great day for Colonel Lindbergh, and a great day for Robert, because it encouraged his hope for the day, and believed it would come to pass when airplanes would conquer the world and bring universal peace.</text:span></text:p>
          </table:table-cell>
          <table:table-cell table:number-columns-repeated="1019"/>
        </table:table-row>
        <table:table-row table:style-name="ro19">
          <table:table-cell office:value-type="string">
            <text:p>16</text:p>
          </table:table-cell>
          <table:table-cell office:value-type="string">
            <text:p>197</text:p>
          </table:table-cell>
          <table:table-cell office:value-type="string">
            <text:p>Sunday, June 19, 1927</text:p>
          </table:table-cell>
          <table:table-cell/>
          <table:table-cell table:style-name="ce158" office:value-type="string">
            <text:p><text:span text:style-name="T3"><text:s/></text:span><text:span text:style-name="T3">On Sunday, June 19, 1927, Robert Gordon spent the day studying his charts and working out his cycles for stocks, cotton and grain. He was short of Major Motors and was watching it very closely. </text:span><text:span text:style-name="T5">On this day he made a new and great discovery of a time factor</text:span><text:span text:style-name="T3">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text:s/></text:span><text:span text:style-name="T4"><text:s/>[pg. 197] <text:s/>His </text:span><text:span text:style-name="T3">great discovery of what stocks would do at a certain age enabled him to make enormous profits when stocks reached the age where they would have fast moves up or down in a very short time. [pg. 199]</text:span></text:p>
          </table:table-cell>
          <table:table-cell table:number-columns-repeated="1019"/>
        </table:table-row>
        <table:table-row table:style-name="ro21">
          <table:table-cell office:value-type="string">
            <text:p>16</text:p>
          </table:table-cell>
          <table:table-cell office:value-type="string">
            <text:p>199</text:p>
          </table:table-cell>
          <table:table-cell office:value-type="string">
            <text:p>October, 1927</text:p>
          </table:table-cell>
          <table:table-cell/>
          <table:table-cell table:style-name="ce157"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6">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159" office:value-type="string">
            <text:p><text:span text:style-name="T3"><text:s/></text:span><text:span text:style-name="T3">He worked upon his invention, and Walter was his sole companion. Walter had met an old man by the name of </text:span><text:span text:style-name="T5">Henry Watson</text:span><text:span text:style-name="T3"> who was a veteran of Wall Street, now over 70 years of age, had made and lost many fortunes and had seen the biggest and best plungers go on the rocks in Wall Street. </text:span><text:span text:style-name="T5">Walter introduced Mr. Watson to Robert </text:span><text:span text:style-name="T3">and he became very much interested in the old man’s reminiscences.</text:span></text:p>
          </table:table-cell>
          <table:table-cell office:value-type="string">
            <text:p>Reference to Sherlock Holmes.</text:p>
          </table:table-cell>
          <table:table-cell table:number-columns-repeated="1018"/>
        </table:table-row>
        <table:table-row table:style-name="ro3">
          <table:table-cell office:value-type="string">
            <text:p>17</text:p>
          </table:table-cell>
          <table:table-cell office:value-type="string">
            <text:p>216</text:p>
          </table:table-cell>
          <table:table-cell office:value-type="string">
            <text:p>Latter part of June, 1927</text:p>
          </table:table-cell>
          <table:table-cell/>
          <table:table-cell table:style-name="ce157" office:value-type="string">
            <text:p><text:s/>Mr. Kennelworth left New York and returned to Texarkana in the latter part of June, 1927.</text:p>
          </table:table-cell>
          <table:table-cell table:number-columns-repeated="1019"/>
        </table:table-row>
        <table:table-row table:style-name="ro14">
          <table:table-cell office:value-type="string">
            <text:p>19</text:p>
          </table:table-cell>
          <table:table-cell office:value-type="string">
            <text:p>223</text:p>
          </table:table-cell>
          <table:table-cell office:value-type="string">
            <text:p>Christmas 1927</text:p>
          </table:table-cell>
          <table:table-cell/>
          <table:table-cell table:style-name="ce161" office:value-type="string">
            <text:p><text:span text:style-name="T3"><text:s/></text:span><text:span text:style-name="T5">His mind turned back to Christmas, 1926 [pg. 42]</text:span><text:span text:style-name="T3">, when he had bought Marie a beautiful ring with the money he had saved. At that time he little realized that so much</text:span></text:p>
            <text:p><text:span text:style-name="T3">could happen in one short year. He thought of all he could do for Marie this year if he only knew where she was. Decided that he would buy some beautiful presents for her anyway and keep them until she returned to show her that he was thinking of her on Christmas. </text:span><text:span text:style-name="T5">He bought a beautiful diamond ring</text:span><text:span text:style-name="T3"> and a bracelet set with sapphires and diamonds. When the jeweler delivered them Robert looked them over and thought of all Marie's beauty and purity. His faith in her was still supreme. He was very sad and wept bitterly because he felt more keenly than 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57">
          <table:table-cell office:value-type="string">
            <text:p>19</text:p>
          </table:table-cell>
          <table:table-cell office:value-type="string">
            <text:p>224</text:p>
          </table:table-cell>
          <table:table-cell office:value-type="string">
            <text:p>Christmas, 1927</text:p>
          </table:table-cell>
          <table:table-cell/>
          <table:table-cell table:style-name="ce159" office:value-type="string">
            <text:p><text:span text:style-name="T3"><text:s/></text:span><text:span text:style-name="T5">His heart turned to his next dearest friend – his mother.</text:span><text:span text:style-name="T3"> He decided to try to make it the happiest Christmas of her life and bought her every kind of a present that he thought would make her happy and comfortable and sent her a check for $5,000.00 to do with just as she pleased and buy anything she wanted. Begged her to come to New York to see him soon after the new year, as he wanted her to see the sights of the city, and thought the trip would be good for her health.</text:span></text:p>
          </table:table-cell>
          <table:table-cell table:number-columns-repeated="1019"/>
        </table:table-row>
        <table:table-row table:style-name="ro3">
          <table:table-cell office:value-type="string">
            <text:p>19</text:p>
          </table:table-cell>
          <table:table-cell office:value-type="string">
            <text:p>224</text:p>
          </table:table-cell>
          <table:table-cell table:style-name="ce146" office:value-type="string">
            <text:p><text:s/>In the early part of 1928</text:p>
          </table:table-cell>
          <table:table-cell/>
          <table:table-cell table:style-name="ce157" office:value-type="string">
            <text:p><text:span text:style-name="T3"><text:s/></text:span><text:span text:style-name="T3">His first airplane was now completed, -- a small one according to the plan laid down by Ezekiel in the Bible.</text:span><text:span text:style-name="T4"> Robert </text:span><text:span text:style-name="T3">then sailed away in his new plane which he had named "The St. Marie."</text:span></text:p>
          </table:table-cell>
          <table:table-cell table:number-columns-repeated="1019"/>
        </table:table-row>
        <table:table-row table:style-name="ro3">
          <table:table-cell office:value-type="string">
            <text:p>19</text:p>
          </table:table-cell>
          <table:table-cell office:value-type="string">
            <text:p>224</text:p>
          </table:table-cell>
          <table:table-cell table:style-name="ce146" office:value-type="string">
            <text:p><text:s/>In the early part of 1928</text:p>
          </table:table-cell>
          <table:table-cell/>
          <table:table-cell table:style-name="ce169" office:value-type="string">
            <text:p><text:span text:style-name="T7">Robert's next invention was to build a silent motor, </text:span><text:span text:style-name="T27">or a muffler, which would prevent any sound. He knew that this would be very useful in war. <text:s/></text:span><text:span text:style-name="T7"><text:s/></text:span></text:p>
          </table:table-cell>
          <table:table-cell table:number-columns-repeated="1019"/>
        </table:table-row>
        <table:table-row table:style-name="ro6">
          <table:table-cell office:value-type="string">
            <text:p>19</text:p>
          </table:table-cell>
          <table:table-cell office:value-type="string">
            <text:p>225</text:p>
          </table:table-cell>
          <table:table-cell table:style-name="ce146" office:value-type="string">
            <text:p>Spring of 1928</text:p>
          </table:table-cell>
          <table:table-cell/>
          <table:table-cell office:value-type="string">
            <text:p>RG visited <text:span text:style-name="T4"><text:s/>England, France, </text:span><text:span text:style-name="T3">Germany and </text:span><text:span text:style-name="T5">in the Spring of 1928 made the longest successful flight to Japan, where he was received with great honor.</text:span><text:span text:style-name="T3"> Japan was very much interested in his new plane [St. Marie] and in his muffler. The Japanese Government quickly closed a deal and bought his invention for a large sum of money.</text:span></text:p>
          </table:table-cell>
          <table:table-cell table:number-columns-repeated="1019"/>
        </table:table-row>
        <table:table-row table:style-name="ro21">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174"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14">
          <table:table-cell table:style-name="ce142" office:value-type="string">
            <text:p>19</text:p>
          </table:table-cell>
          <table:table-cell table:style-name="ce142" office:value-type="string">
            <text:p>226</text:p>
          </table:table-cell>
          <table:table-cell table:style-name="ce142" office:value-type="string">
            <text:p>May 1928</text:p>
          </table:table-cell>
          <table:table-cell table:style-name="ce142"/>
          <table:table-cell table:style-name="ce157" office:value-type="string">
            <text:p><text:s/>In May, 1928, Walter received a radio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162" office:value-type="string">
            <text:p>What is a <text:span text:style-name="T1">radio</text:span>gram? <text:s/><text:span text:style-name="T15">Note also, that they greet Robert on his </text:span><text:span text:style-name="T16">return</text:span><text:span text:style-name="T15">.</text:span></text:p>
          </table:table-cell>
          <table:table-cell table:number-columns-repeated="1018"/>
        </table:table-row>
        <table:table-row table:style-name="ro7">
          <table:table-cell table:style-name="ce141" office:value-type="string">
            <text:p>19</text:p>
          </table:table-cell>
          <table:table-cell table:style-name="ce141" office:value-type="string">
            <text:p>227</text:p>
          </table:table-cell>
          <table:table-cell table:style-name="ce141" office:value-type="string">
            <text:p>June 9, 1928</text:p>
          </table:table-cell>
          <table:table-cell table:style-name="ce141"/>
          <table:table-cell table:style-name="ce163"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text:span></text:p>
          </table:table-cell>
          <table:table-cell table:style-name="Default"/>
          <table:table-cell table:number-columns-repeated="1018"/>
        </table:table-row>
        <table:table-row table:style-name="ro81">
          <table:table-cell table:style-name="ce142" office:value-type="string">
            <text:p>19</text:p>
          </table:table-cell>
          <table:table-cell table:style-name="ce142" office:value-type="string">
            <text:p>229</text:p>
          </table:table-cell>
          <table:table-cell table:style-name="ce142" office:value-type="string">
            <text:p>Current timestamp is June 1928</text:p>
          </table:table-cell>
          <table:table-cell/>
          <table:table-cell table:style-name="ce170" office:value-type="string">
            <text:p><text:span text:style-name="T18">Walter Kennelworth was graduated from Columbia College in June and prepared to work with Robert in the </text:span><text:span text:style-name="T28">office</text:span><text:span text:style-name="T18">. Edna Quinton had proved to be a faithful employee and a valuable aid to Robert. </text:span><text:span text:style-name="T7">Edna Quinton had been in [RG's] </text:span><text:span text:style-name="T24">office</text:span><text:span text:style-name="T7"> ever since </text:span><text:span text:style-name="T18">he was in New York.</text:span></text:p>
          </table:table-cell>
          <table:table-cell table:number-columns-repeated="1019"/>
        </table:table-row>
        <table:table-row table:style-name="ro34">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57" office:value-type="string">
            <text:p><text:span text:style-name="T3"><text:s/></text:span><text:span text:style-name="T3">There is an old saying that intimacy breeds contempt, but it did not prove so with Walter Kennelworth and Edna Quinton. One beautiful morning in early September, 1928, </text:span><text:span text:style-name="T5">Robert Gordon stepped into the laboratory and found Edna in the arms of Walter.</text:span><text:span text:style-name="T3">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 That evening he invited Walter to dinner with him and when they were alone said, "Well, Walter, the love bug has got you at last." Walter was bashful at first and didn't want to talk much about it; then he admitted that it had come on very suddenly when he and Edna had realized that they were both in love with each other. Robert told him that</text:span><text:span text:style-name="T5"> it was inevitable</text:span><text:span text:style-name="T3"> and </text:span><text:span text:style-name="T4"><text:s/>that </text:span><text:span text:style-name="T8">now was the time it should start</text:span><text:span text:style-name="T4"> and that it would </text:span><text:span text:style-name="T3">be better for both of them. They were business partners and it would make them more happy and successful in their work. Walter asked him if he still had hopes of finding Marie. Robert told him that he did – that he would never give up the search. </text:span><text:span text:style-name="T5">Everything moved along smoothly after this.</text:span><text:span text:style-name="T3"> Walter and Edna were happy in their work and the Fall of 1928 rewarded them with a new and wonderful discovery.</text:span></text:p>
          </table:table-cell>
          <table:table-cell table:number-columns-repeated="1019"/>
        </table:table-row>
        <table:table-row table:style-name="ro57">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57" office:value-type="string">
            <text:p><text:span text:style-name="T3"><text:s/></text:span><text:span text:style-name="T3">The completion of the great machine, "The Demon of Death," which Robert had worked on untiringly day and night, was a great triumph for him, but his wonderful energy had been exhausted. Walter had noticed </text:span><text:span text:style-name="T4"><text:s/>before the machine was completed that Robert looked </text:span><text:span text:style-name="T3">tired and worn. His mind lacked its old-time quickness and he feared for his health. Robert began to reach the office late and ceased to take an interest in his work. He was moody and despondent. </text:span></text:p>
          </table:table-cell>
          <table:table-cell table:number-columns-repeated="1019"/>
        </table:table-row>
        <table:table-row table:style-name="ro82">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171" office:value-type="string">
            <text:p><text:span text:style-name="T27">Thanksgiving Day, Walter and Edna arranged a big dinner and invited </text:span><text:span text:style-name="T18">Robert. He appeared very much worn and ate very little dinner. Both Walter and Edna noticed that he was less talkative than ever before. About an hour after dinner was over </text:span><text:span text:style-name="T28">Robert fell in a faint</text:span><text:span text:style-name="T18">. A doctor was called immediately and after making a careful examination pronounced it </text:span><text:span text:style-name="T28">a case of nervous breakdown.</text:span><text:span text:style-name="T18"> Said there must be </text:span><text:span text:style-name="T28">something preying on his mind</text:span><text:span text:style-name="T18">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text:span></text:p>
          </table:table-cell>
          <table:table-cell table:number-columns-repeated="1019"/>
        </table:table-row>
        <table:table-row table:style-name="ro7">
          <table:table-cell office:value-type="string">
            <text:p>19</text:p>
          </table:table-cell>
          <table:table-cell office:value-type="string">
            <text:p>236</text:p>
          </table:table-cell>
          <table:table-cell office:value-type="string">
            <text:p>A few days after Thanksgiving, 1928</text:p>
          </table:table-cell>
          <table:table-cell/>
          <table:table-cell table:style-name="ce169"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6">
          <table:table-cell office:value-type="string">
            <text:p>20</text:p>
          </table:table-cell>
          <table:table-cell office:value-type="string">
            <text:p>237</text:p>
          </table:table-cell>
          <table:table-cell office:value-type="string">
            <text:p>Approaching the end of 1928</text:p>
          </table:table-cell>
          <table:table-cell/>
          <table:table-cell table:style-name="ce172" office:value-type="string">
            <text:p><text:span text:style-name="T32">"Marie the Angel of Mercy," Robert's great ship, was rapidly nearing completion.</text:span></text:p>
            <text:p><text:span text:style-name="T32">The new 12-cylinder motor had been tested and the engineers had estimated that they would attain a speed of 1000 miles per hour. </text:span><text:span text:style-name="T5">Robert was elated over the success </text:span><text:span text:style-name="T32">and knew that he would now be prepared to help his country in time of its greatest need.</text:span></text:p>
          </table:table-cell>
          <table:table-cell table:number-columns-repeated="1019"/>
        </table:table-row>
        <table:table-row table:style-name="ro16">
          <table:table-cell office:value-type="string">
            <text:p>20</text:p>
          </table:table-cell>
          <table:table-cell office:value-type="string">
            <text:p>239</text:p>
          </table:table-cell>
          <table:table-cell table:style-name="ce151" office:value-type="string">
            <text:p><text:span text:style-name="T18">middle of</text:span></text:p>
            <text:p><text:span text:style-name="T18">January, 1929</text:span></text:p>
          </table:table-cell>
          <table:table-cell/>
          <table:table-cell table:style-name="ce157" office:value-type="string">
            <text:p><text:span text:style-name="T3"><text:s/></text:span><text:span text:style-name="T3">After preparing his campaign for the market and buying stocks and cotton for the big advance, Walter noticed a great change in Robert. His </text:span><text:span text:style-name="T5">health began to fail again</text:span><text:span text:style-name="T3">, and now that he had achieved great success and completed such wonderful inventions, </text:span><text:span text:style-name="T5">without Marie to comfort him he would probably break down in health and give up</text:span><text:span text:style-name="T3">. Robert had ceased to talk much about Marie. His interest in the future was waning. 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text:span><text:span text:style-name="T4"><text:s/>and worn than ever. He called Walter and Edna into </text:span><text:span text:style-name="T3">the office, told them that he had had a very peculiar dream the night before, that he had dreamed that he had gone to Paris and suddenly met Marie. He was so strongly impressed with the dream that he decided to leave at once. Told Walter to give the mechanics instructions to put his old ship "The St. Marie" in shape to sail at once.</text:span></text:p>
          </table:table-cell>
          <table:table-cell table:number-columns-repeated="1019"/>
        </table:table-row>
        <table:table-row table:style-name="ro21">
          <table:table-cell table:style-name="ce142" office:value-type="string">
            <text:p>20</text:p>
          </table:table-cell>
          <table:table-cell table:style-name="ce142" office:value-type="string">
            <text:p>240</text:p>
          </table:table-cell>
          <table:table-cell table:style-name="ce142" office:value-type="string">
            <text:p>A short time after the middle of January, 1929</text:p>
          </table:table-cell>
          <table:table-cell table:style-name="ce142"/>
          <table:table-cell table:style-name="ce157"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number-columns-repeated="1019"/>
        </table:table-row>
        <table:table-row table:style-name="ro83">
          <table:table-cell office:value-type="string">
            <text:p>20</text:p>
          </table:table-cell>
          <table:table-cell office:value-type="string">
            <text:p>240</text:p>
          </table:table-cell>
          <table:table-cell office:value-type="string">
            <text:p>Morning of February 2, 1929.</text:p>
          </table:table-cell>
          <table:table-cell/>
          <table:table-cell table:style-name="ce173" office:value-type="string">
            <text:p><text:span text:style-name="T27">On the</text:span><text:span text:style-name="T61"> </text:span><text:span text:style-name="T12">morning of February 2nd, 1929, </text:span><text:span text:style-name="T61">Robert started his flight to Paris and arrived there promptly in the evening</text:span><text:span text:style-name="T27"> and went to visit some friends and acquaintances. After talking over the war situation and his forecasts of the great war yet to come, </text:span><text:span text:style-name="T61">he decided to visit friends in London.</text:span><text:span text:style-name="T27"> England and Russia were waging their battles in the air and doing very little land fighting. Despite the good start that England had made, Russia and her allies were getting the best of the victory. </text:span><text:span text:style-name="T61">Robert found London very uninteresting.</text:span><text:span text:style-name="T27"> Up to this time he had heard nothing of Marie and </text:span><text:span text:style-name="T61">decided to return to Paris.</text:span></text:p>
          </table:table-cell>
          <table:table-cell table:number-columns-repeated="1019"/>
        </table:table-row>
        <table:table-row table:style-name="ro14">
          <table:table-cell office:value-type="string">
            <text:p>20</text:p>
          </table:table-cell>
          <table:table-cell office:value-type="string">
            <text:p>241</text:p>
          </table:table-cell>
          <table:table-cell office:value-type="string">
            <text:p>Latter part of Feburary 1929</text:p>
          </table:table-cell>
          <table:table-cell/>
          <table:table-cell table:style-name="ce157" office:value-type="string">
            <text:p><text:span text:style-name="T3"><text:s/></text:span><text:span text:style-name="T3">On a beautiful sunhiny morning in the latter part of Feburary, 1929, Robert was walking down a prominent business street in Paris with no special objective in mind. </text:span><text:span text:style-name="T5">He was feeling sick and gloomy and was walking with his head down, looking at the street. </text:span><text:span text:style-name="T3">Suddenly he saw a form approaching very closely, and like a flash, a woman quickly passed him. He was sure it was Marie. His heart was in his throat. He turned around quickly to follow her but she had disappeared. </text:span><text:span text:style-name="T5">Just as she passed him she dropped a letter on the street and he picked it up, put it in his pocket</text:span><text:span text:style-name="T3"> and rushed on down the street, hoping to find her, but after exhausting himself running around, fighting his way thru the crowds, without a glimpse of her, he decided to open the letter. When he opened it it was written in a foreign language which he did not understand.</text:span></text:p>
          </table:table-cell>
          <table:table-cell office:value-type="string">
            <text:p>Is there a reason for 'Feburary' being misspelled?</text:p>
          </table:table-cell>
          <table:table-cell table:number-columns-repeated="1018"/>
        </table:table-row>
        <table:table-row table:style-name="ro84">
          <table:table-cell office:value-type="string">
            <text:p>20</text:p>
          </table:table-cell>
          <table:table-cell office:value-type="string">
            <text:p>243, 244</text:p>
          </table:table-cell>
          <table:table-cell office:value-type="string">
            <text:p>Latter part of Feburary 1929</text:p>
          </table:table-cell>
          <table:table-cell/>
          <table:table-cell table:style-name="ce161" office:value-type="string">
            <text:p><text:span text:style-name="T3"><text:s/></text:span><text:span text:style-name="T5">RG attends the Aviators' Costume Ball to take place in the Hotel Lafayette.</text:span><text:span text:style-name="T3"> </text:span><text:span text:style-name="T4"><text:s/>They asked Robert if he did not have a plane to </text:span><text:span text:style-name="T3">enter or if he could not demonstrate something with "The St. Marie." He told them that his health was not good and that he was not interested in entering a plane at this time. <text:s/>RG </text:span><text:span text:style-name="T4">looked across the hall and again he saw </text:span><text:span text:style-name="T8">Marie dressed</text:span></text:p>
            <text:p><text:span text:style-name="T5">like an eagle, queen of the air.</text:span><text:span text:style-name="T3"> He made a mad rush thru the crowd to the other side of the hall and when he got there, he could see no Marie. The ordeal was too much for him. He fell unconscious on the floor. <text:s/></text:span><text:span text:style-name="T4"><text:s/>Robert </text:span><text:span text:style-name="T3">was not only sick at heart but sick physically, and his</text:span></text:p>
            <text:p><text:span text:style-name="T3">friends realized it and called a nerve specialist, </text:span><text:span text:style-name="T5">Dr. Descartes</text:span><text:span text:style-name="T3">. Robert explained what had happened, about meeting Marie on the street and about seeing her at the ball, altho he said nothing about the mysterious letter to the Doctor. The Doctor, after examining him, told</text:span></text:p>
            <text:p><text:span text:style-name="T3">his friends he thought that he was suffering from </text:span><text:span text:style-name="T5">mental delusions</text:span><text:span text:style-name="T3"> -- that he had probably had this woman on his mind so long and after </text:span><text:span text:style-name="T5">dreaming</text:span><text:span text:style-name="T3"> he had met her on a street in Paris, had hoped so strongly that he would meet her, he had brought himself to believe that she was there and </text:span><text:span text:style-name="T5">had really thought that he had seen her, both on the street and in the ballroom, but it was probably an optical delusion </text:span><text:span text:style-name="T3">and after he got better he would realize that he hadn't seen Marie. </text:span><text:span text:style-name="T5">Several days passed before Robert fully recovered. </text:span></text:p>
          </table:table-cell>
          <table:table-cell table:number-columns-repeated="1019"/>
        </table:table-row>
        <table:table-row table:style-name="ro7">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58" office:value-type="string">
            <text:p><text:span text:style-name="T3"><text:s/></text:span><text:span text:style-name="T3">Robert was very much </text:span><text:span text:style-name="T5">worried</text:span><text:span text:style-name="T3">. His</text:span><text:span text:style-name="T5"> hope was fast giving way to despair. </text:span><text:span text:style-name="T3">He again realized that hope deferred maketh the heart grow sick. </text:span><text:span text:style-name="T5">He thought of Henry Watson's story</text:span><text:span text:style-name="T3"> and wondered if he would have to go thru life and die without ever again seeing Marie.</text:span></text:p>
          </table:table-cell>
          <table:table-cell office:value-type="string">
            <text:p>Connection to Henry Watson's story on page 206-211.</text:p>
          </table:table-cell>
          <table:table-cell table:number-columns-repeated="1018"/>
        </table:table-row>
        <table:table-row table:style-name="ro14">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57" office:value-type="string">
            <text:p><text:span text:style-name="T3"><text:s/></text:span><text:span text:style-name="T3">In the early part of March a lot of the aviators were </text:span><text:span text:style-name="T5">returning from Paris to New York </text:span><text:span text:style-name="T3">after the convention and Robert decided to go home with them. </text:span><text:span text:style-name="T5">They insisted that he was not physically able to sail "The St. Marie" alone and sent a pilot along with him. </text:span><text:span text:style-name="T3">The trip was uneventful and on</text:span><text:span text:style-name="T5"> March 5th Robert arrived in New York. On his arrival he went immediately to his office and laboratories where he found Walter and Edna </text:span><text:span text:style-name="T8"><text:s/>glad to see him. </text:span><text:span text:style-name="T4">They told him that </text:span><text:span text:style-name="T8">he looked much </text:span><text:span text:style-name="T5">improved in health</text:span><text:span text:style-name="T3">. He related all his experiences in Paris and the mysterious letter. Walter was very much amazed and at a loss to understand it all. He could not understand, if </text:span><text:span text:style-name="T5">Marie had dropped the letter</text:span><text:span text:style-name="T3"> and had really seen Robert on the street and at the ball, why she would not answer his personal notices in the papers and at least clear up the mystery of her disappearance.</text:span></text:p>
          </table:table-cell>
          <table:table-cell table:number-columns-repeated="1019"/>
        </table:table-row>
        <table:table-row table:style-name="ro57">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58" office:value-type="string">
            <text:p><text:s/>After consulting with his friends, he decided to go immediately to Silver Springs to see her. On Sunday morning about 10 o'clock he <text:span text:style-name="T1">boarded a local airplane for Silver Springs and arrived in the afternoon</text:span>. It was a fitting setting for the scene. The day was beautiful, the sunshine at its best. Robert had watched the plane as <text:span text:style-name="T1">it 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57">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8">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57" office:value-type="string">
            <text:p><text:span text:style-name="T3"><text:s/></text:span><text:span text:style-name="T3">Robert arose early the next morning and decided that he would go to Silver Springs and see this beautiful spot just as the sun was rising. It was a beautiful morning and he rode out upon the waters, listened to the</text:span><text:span text:style-name="T4"> songs of the birds, </text:span><text:span text:style-name="T8">watched the beautiful fish running </text:span><text:span text:style-name="T5">to and fro in the clear waters</text:span><text:span text:style-name="T3">. He again </text:span><text:span text:style-name="T5">thought of the story of the spirit bride whom the legend said appeared upon the waters on moonlight nights. His mind went back to the fishing trip at Spirit Lake, Arkansas. </text:span><text:span text:style-name="T3">He thought of the story of Spirit Lake and how he was impressed as a child with that story. Now it seemed more vivid and real. </text:span><text:span text:style-name="T5">His mind reverted back to the death of Henry Watson</text:span><text:span text:style-name="T3"> and he thought "Is it my fate to visit places and to hear stories of tragedy and disappointment of lovers, and in the end, will my fate be like theirs? Must I sink into the waters of forgetfulness without ever again seeing the best beloved face in all the world, Marie's? After all, </text:span><text:span text:style-name="T5">is it line Henry Watson said: 'Hope is but an anchor to the soul, but facts are stubborn things and we must face them?' </text:span><text:span text:style-name="T3">" For a 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6">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57" office:value-type="string">
            <text:p><text:span text:style-name="T3">RG drove back to the hotel, found Lady Bersford awaiting him. He ate his breakfast hurriedly</text:span></text:p>
            <text:p><text:span text:style-name="T3">and retired to a </text:span><text:span text:style-name="T5">secret corner in the hotel </text:span><text:span text:style-name="T3">where they would be alone and he could hear what Lady Bersford had gathered from the spirit world the night before. </text:span></text:p>
          </table:table-cell>
          <table:table-cell table:number-columns-repeated="1019"/>
        </table:table-row>
        <table:table-row table:style-name="ro19">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58" office:value-type="string">
            <text:p><text:span text:style-name="T3">After Laughing Waters had told RG about Marie and after she removed the impression of Marie from RG's mind, </text:span><text:span text:style-name="T5">RG was much more cheerful and hopeful.</text:span><text:span text:style-name="T3"> <text:s/>RG's own mind told him that </text:span><text:span text:style-name="T5">he was at last on the right track.</text:span><text:span text:style-name="T3"> <text:s/></text:span><text:span text:style-name="T4"><text:s/>He thought of the laws laid down in the </text:span><text:span text:style-name="T3">Bible; remembered what Jesus said when they asked him for a sign that the Son of man would remain three days and three nights in the heart of the earth, then rise and ascend to heaven. Robert knew the meaning of this. He knew that sorrows, sufferings and disappointment had to come before joy and happiness; for every day of sunshine comes a night of darkness, for every aching in the heart there is a returning flow.</text:span></text:p>
          </table:table-cell>
          <table:table-cell table:number-columns-repeated="1019"/>
        </table:table-row>
        <table:table-row table:style-name="ro5">
          <table:table-cell office:value-type="string">
            <text:p>23</text:p>
          </table:table-cell>
          <table:table-cell office:value-type="string">
            <text:p>266</text:p>
          </table:table-cell>
          <table:table-cell table:style-name="ce150" office:value-type="string">
            <text:p>“A few days later”, after the previous timestamp of Monday.</text:p>
          </table:table-cell>
          <table:table-cell table:style-name="ce150" office:value-type="string">
            <text:p>If the previous timestamp Sunday is March 10, 1929, then Monday would be March 11, 1929, and the timestamp is a few days after that date.</text:p>
          </table:table-cell>
          <table:table-cell table:style-name="ce157" office:value-type="string">
            <text:p><text:span text:style-name="T3">RG says "I am going </text:span><text:span text:style-name="T5">direct to New York </text:span><text:span text:style-name="T3">as I have important business matters to look after</text:span></text:p>
            <text:p><text:span text:style-name="T3">there," he replied. Lady Bersford says: </text:span><text:span text:style-name="T5">"Mr. Gordon, you don't look strong," she said. "It seems to me you need to take more care of your health and have more rest. <text:s/></text:span><text:span text:style-name="T6">Then Lady Bersford tells RG about Sebring, Florida, where there is a sunshine sanitarium. <text:s/>It was the place Ponce de Leon was looking for when we was searching for the fountain of youth. <text:s/>Sebring has more sunshine than any other place in 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3">
          <table:table-cell table:style-name="ce142" office:value-type="string">
            <text:p>23</text:p>
          </table:table-cell>
          <table:table-cell table:style-name="ce142" office:value-type="string">
            <text:p>267</text:p>
          </table:table-cell>
          <table:table-cell table:style-name="ce142" office:value-type="string">
            <text:p>March 27, 1929</text:p>
          </table:table-cell>
          <table:table-cell table:style-name="ce142"/>
          <table:table-cell office:value-type="string">
            <text:p><text:span text:style-name="T1">Lady Bersford and RG arrived in Sebring, Florida. <text:s/></text:span>RG's health began to improve a few days after he arrived. <text:span text:style-name="T1"><text:s/>Time went by rapidly and a month was gone before RG knew it. <text:s/></text:span></text:p>
          </table:table-cell>
          <table:table-cell table:style-name="ce142" office:value-type="string">
            <text:p>Time distortion.</text:p>
          </table:table-cell>
          <table:table-cell table:number-columns-repeated="1018"/>
        </table:table-row>
        <table:table-row table:style-name="ro57">
          <table:table-cell table:style-name="ce142" office:value-type="string">
            <text:p>24</text:p>
          </table:table-cell>
          <table:table-cell table:style-name="ce142" office:value-type="string">
            <text:p>269</text:p>
          </table:table-cell>
          <table:table-cell table:style-name="ce142" office:value-type="string">
            <text:p>Latter part of April, 1929</text:p>
          </table:table-cell>
          <table:table-cell table:style-name="ce142"/>
          <table:table-cell table:style-name="ce157" office:value-type="string">
            <text:p>In the latter part of April, Robert decided that he must return to New York and take up his duties. <text:span text:style-name="T3">As Robert started toward New York, his heart was light, his hopes were revived and he had greater faith than ever that Marie was alive and would in the not distant future return to him. When he arrived in New York he went direct to his office and laboratory. Walter and Edna greeted him with enthusiasm. Were happy to see him looking so well.</text:span></text:p>
          </table:table-cell>
          <table:table-cell table:style-name="ce142"/>
          <table:table-cell table:number-columns-repeated="1018"/>
        </table:table-row>
        <table:table-row table:style-name="ro6">
          <table:table-cell table:style-name="ce142" office:value-type="string">
            <text:p>24</text:p>
          </table:table-cell>
          <table:table-cell table:style-name="ce142" office:value-type="string">
            <text:p>270</text:p>
          </table:table-cell>
          <table:table-cell table:style-name="ce142" office:value-type="string">
            <text:p>Latter part of April, 1929</text:p>
          </table:table-cell>
          <table:table-cell table:style-name="ce142"/>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42" office:value-type="string">
            <text:p>Second day after RG was in Sebring, Florida is the second day after March 27, 1929.</text:p>
          </table:table-cell>
          <table:table-cell table:number-columns-repeated="1018"/>
        </table:table-row>
        <table:table-row table:style-name="ro7">
          <table:table-cell table:style-name="ce142" office:value-type="string">
            <text:p>24</text:p>
          </table:table-cell>
          <table:table-cell table:style-name="ce142" office:value-type="string">
            <text:p>270</text:p>
          </table:table-cell>
          <table:table-cell table:style-name="ce142" office:value-type="string">
            <text:p>Latter part of April, 1929</text:p>
          </table:table-cell>
          <table:table-cell table:style-name="ce142"/>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42" office:value-type="string">
            <text:p>The next March or early April referred to is in 1930. </text:p>
          </table:table-cell>
          <table:table-cell table:number-columns-repeated="1018"/>
        </table:table-row>
        <table:table-row table:style-name="ro7">
          <table:table-cell table:style-name="ce142" office:value-type="string">
            <text:p>25</text:p>
          </table:table-cell>
          <table:table-cell table:style-name="ce142" office:value-type="string">
            <text:p>276</text:p>
          </table:table-cell>
          <table:table-cell table:style-name="ce142" office:value-type="string">
            <text:p>Fall of 1929</text:p>
          </table:table-cell>
          <table:table-cell table:style-name="ce142"/>
          <table:table-cell table:style-name="ce157" office:value-type="string">
            <text:p>In Fall of 1929, Robert and Walter made a large amount of money in cotton and wheat. <text:span text:style-name="T1">Robert was unusually happy</text:span>. Altho over three years had passed without any direct news of Marie he was sure she was alive; felt that the time was not long to wait before she would reappear.</text:p>
          </table:table-cell>
          <table:table-cell table:style-name="ce142"/>
          <table:table-cell table:number-columns-repeated="1018"/>
        </table:table-row>
        <table:table-row table:style-name="ro12" table:number-rows-repeated="51">
          <table:table-cell table:style-name="ce142" table:number-columns-repeated="4"/>
          <table:table-cell/>
          <table:table-cell table:style-name="ce142"/>
          <table:table-cell table:number-columns-repeated="1018"/>
        </table:table-row>
        <table:table-row table:style-name="ro12" table:number-rows-repeated="1048410">
          <table:table-cell table:number-columns-repeated="1024"/>
        </table:table-row>
        <table:table-row table:style-name="ro12">
          <table:table-cell table:number-columns-repeated="1024"/>
        </table:table-row>
      </table:table>
      <table:table table:name="Ranks and Promotions" table:style-name="ta1" table:print="false">
        <table:table-column table:style-name="co32" table:default-cell-style-name="ce20"/>
        <table:table-column table:style-name="co33" table:default-cell-style-name="ce20"/>
        <table:table-column table:style-name="co28" table:default-cell-style-name="ce6"/>
        <table:table-column table:style-name="co34" table:default-cell-style-name="ce6"/>
        <table:table-column table:style-name="co28" table:default-cell-style-name="ce6"/>
        <table:table-column table:style-name="co35" table:default-cell-style-name="ce14"/>
        <table:table-column table:style-name="co36" table:default-cell-style-name="ce36"/>
        <table:table-column table:style-name="co37" table:default-cell-style-name="ce14"/>
        <table:table-column table:style-name="co38" table:default-cell-style-name="ce3"/>
        <table:table-column table:style-name="co19" table:number-columns-repeated="1014" table:default-cell-style-name="Default"/>
        <table:table-row table:style-name="ro3">
          <table:table-cell table:style-name="ce62" office:value-type="string">
            <text:p>Chapter</text:p>
          </table:table-cell>
          <table:table-cell table:style-name="ce62"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45"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36" table:number-columns-repeated="1014"/>
        </table:table-row>
        <table:table-row table:style-name="ro6">
          <table:table-cell table:number-columns-repeated="2" table:style-name="ce38" office:value-type="string">
            <text:p>1</text:p>
          </table:table-cell>
          <table:table-cell table:style-name="Default"/>
          <table:table-cell table:style-name="ce3"/>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46" office:value-type="string">
            <text:p><text:span text:style-name="T3"><text:s/></text:span><text:span text:style-name="T3">Calvin Gordon, the baby’s father, had been a </text:span><text:span text:style-name="T5">Captain </text:span><text:span text:style-name="T3">in the U.S. Army in Spain. He had won distinction for his cool courage and daring nerve, and after the close of the Spanish-American war, moved from Tennessee to Texas. </text:span><text:span text:style-name="T5">Capt. Gordon.</text:span></text:p>
          </table:table-cell>
          <table:table-cell table:style-name="ce44"/>
          <table:table-cell table:style-name="ce61" table:number-columns-repeated="1014"/>
        </table:table-row>
        <table:table-row table:style-name="ro15">
          <table:table-cell office:value-type="string">
            <text:p>1</text:p>
          </table:table-cell>
          <table:table-cell office:value-type="string">
            <text:p>2</text:p>
          </table:table-cell>
          <table:table-cell/>
          <table:table-cell table:style-name="ce3"/>
          <table:table-cell table:style-name="ce44" office:value-type="string">
            <text:p>Calvin Gordon</text:p>
          </table:table-cell>
          <table:table-cell table:style-name="ce63" office:value-type="string">
            <text:p>Capt. Gordon</text:p>
          </table:table-cell>
          <table:table-cell office:value-type="float" office:value="4">
            <text:p>4</text:p>
          </table:table-cell>
          <table:table-cell/>
          <table:table-cell table:style-name="ce7"/>
          <table:table-cell table:number-columns-repeated="1014"/>
        </table:table-row>
        <table:table-row table:style-name="ro6">
          <table:table-cell office:value-type="string">
            <text:p>1</text:p>
          </table:table-cell>
          <table:table-cell office:value-type="string">
            <text:p>7</text:p>
          </table:table-cell>
          <table:table-cell office:value-type="string">
            <text:p>1914</text:p>
          </table:table-cell>
          <table:table-cell table:style-name="ce3"/>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office:value-type="string">
            <text:p><text:span text:style-name="T3"><text:s/></text:span><text:span text:style-name="T3">In 1914, when war broke out, </text:span><text:span text:style-name="T5">Capt. Gordon</text:span><text:span text:style-name="T3">, who</text:span></text:p>
            <text:p><text:span text:style-name="T3">had once served in the Spanish-American War, became very much interested in the conflict and followed it very closely, reading the papers daily and talking about it.</text:span></text:p>
          </table:table-cell>
          <table:table-cell table:number-columns-repeated="1015"/>
        </table:table-row>
        <table:table-row table:style-name="ro4">
          <table:table-cell office:value-type="string">
            <text:p>1</text:p>
          </table:table-cell>
          <table:table-cell office:value-type="string">
            <text:p>8</text:p>
          </table:table-cell>
          <table:table-cell office:value-type="string">
            <text:p>During the Civil War</text:p>
          </table:table-cell>
          <table:table-cell table:style-name="ce3"/>
          <table:table-cell table:style-name="ce3" office:value-type="string">
            <text:p>Robert Gordon [grandfather]</text:p>
          </table:table-cell>
          <table:table-cell table:style-name="ce64" office:value-type="string">
            <text:p>Colonel Robert Gordon</text:p>
          </table:table-cell>
          <table:table-cell office:value-type="float" office:value="1">
            <text:p>1</text:p>
          </table:table-cell>
          <table:table-cell table:style-name="ce48" office:value-type="string">
            <text:p><text:span text:style-name="T3"><text:s/></text:span><text:span text:style-name="T3">She talked of his grandfather, </text:span><text:span text:style-name="T5">Colonel Robert</text:span></text:p>
            <text:p><text:span text:style-name="T5">Gordon</text:span><text:span text:style-name="T3">,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3" table:number-columns-repeated="2"/>
          <table:table-cell table:style-name="ce64" office:value-type="string">
            <text:p>Colonel Roosevelt</text:p>
          </table:table-cell>
          <table:table-cell office:value-type="float" office:value="1">
            <text:p>1</text:p>
          </table:table-cell>
          <table:table-cell table:style-name="ce48" office:value-type="string">
            <text:p><text:span text:style-name="T3"><text:s/></text:span><text:span text:style-name="T3">She talked of his grandfather, </text:span><text:span text:style-name="T6">Colonel Robert Gordon</text:span><text:span text:style-name="T3">, for whom he was named, and how he became famous during the Civil War, and how later Robert’s own father went with </text:span><text:span text:style-name="T5">Colonel Roosevelt</text:span><text:span text:style-name="T3"> and became a </text:span><text:span text:style-name="T5">Captain</text:span><text:span text:style-name="T3"> in the Spanish-American War in 1898.</text:span></text:p>
          </table:table-cell>
          <table:table-cell table:number-columns-repeated="1015"/>
        </table:table-row>
        <table:table-row table:style-name="ro4">
          <table:table-cell office:value-type="string">
            <text:p>1</text:p>
          </table:table-cell>
          <table:table-cell office:value-type="string">
            <text:p>8</text:p>
          </table:table-cell>
          <table:table-cell office:value-type="string">
            <text:p>1898</text:p>
          </table:table-cell>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11" office:value-type="string">
            <text:p><text:span text:style-name="T3"><text:s/></text:span><text:span text:style-name="T3">His mother spent many anxious months and worried with the children while </text:span><text:span text:style-name="T5">Capt. Gordon </text:span><text:span text:style-name="T3">was away at war.</text:span></text:p>
          </table:table-cell>
          <table:table-cell table:number-columns-repeated="1015"/>
        </table:table-row>
        <table:table-row table:style-name="ro7">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12" office:value-type="string">
            <text:p>Unfavorable conditions thruout the country and the low price of cotton left <text:span text:style-name="T1">Capt. Gordon</text:span> practically penniless, causing him and all of his children to labor hard in order to support themselves.</text:p>
          </table:table-cell>
          <table:table-cell table:number-columns-repeated="1015"/>
        </table:table-row>
        <table:table-row table:style-name="ro15">
          <table:table-cell office:value-type="string">
            <text:p>1</text:p>
          </table:table-cell>
          <table:table-cell table:style-name="Default" office:value-type="float" office:value="12">
            <text:p>12</text:p>
          </table:table-cell>
          <table:table-cell table:style-name="Default"/>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48" office:value-type="string">
            <text:p><text:span text:style-name="T3"><text:s/></text:span><text:span text:style-name="T5">Capt. Gordon </text:span><text:span text:style-name="T3">had been very successful during the war growing cotton. Prices had gone very high and he had accumulated quite a little money. But in 1920 cotton prices declined rapidly and his cotton brought very little, which again reduced them to poor circumstances.</text:span></text:p>
          </table:table-cell>
          <table:table-cell table:number-columns-repeated="1015"/>
        </table:table-row>
        <table:table-row table:style-name="ro8">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3" office:value-type="string">
            <text:p><text:span text:style-name="T3"><text:s/></text:span><text:span text:style-name="T3">He secured a morning newspaper and found the headlines filled with Lindbergh. </text:span><text:span text:style-name="T5">Read about the preparations for Captain Lindbergh’s return to Washington and New York and the plans for his reception. </text:span><text:span text:style-name="T3">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5"/>
        </table:table-row>
        <table:table-row table:style-name="ro23">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Robert was still holding his Right Aeroplane stock,</text:span></text:p>
            <text:p><text:span text:style-name="T3">which </text:span><text:span text:style-name="T5">he had bought at 31 on May 21st, the day that Captain Lindbergh completed his successful flight to Paris. </text:span><text:span text:style-name="T3">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number-columns-repeated="1015"/>
        </table:table-row>
        <table:table-row table:style-name="ro21">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table:style-name="ce48"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text:span><text:span text:style-name="T5">when Lindbergh arrived in New York</text:span><text:span text:style-name="T3">.</text:span></text:p>
          </table:table-cell>
          <table:table-cell table:number-columns-repeated="1015"/>
        </table:table-row>
        <table:table-row table:style-name="ro14">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48" office:value-type="string">
            <text:p><text:span text:style-name="T3"><text:s/></text:span><text:span text:style-name="T3">RG was also anxious to meet his old pal, Walter Kennelworth, so he decided to get ready to go on to New York. </text:span><text:span text:style-name="T5">The big reception for Colonel Charles A. Lindbergh was planned</text:span><text:span text:style-name="T3"> and would take place in </text:span><text:span text:style-name="T5">New York on Monday, June 13th</text:span><text:span text:style-name="T3">, and he wanted to be there, but every time he thought of anything that would give him happiness or pleasure, he thought of Marie and knew that without her it would not mean as much to him.</text:span><text:span text:style-name="T4"> <text:s/>Still he hoped </text:span><text:span text:style-name="T3">Marie might appear or that some news of her might be 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3" office:value-type="string">
            <text:p><text:s/>RG wanted to see<text:span text:style-name="T1"> Captain Lindbergh</text:span> and his plane, <text:span text:style-name="T1">“The Spirit of St. Louis,” </text:span>for Robert was dreaming of the day when he would complete his own great plane according to Ezekiel’s plan.</text:p>
          </table:table-cell>
          <table:table-cell table:number-columns-repeated="1015"/>
        </table:table-row>
        <table:table-row table:style-name="ro21">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The United States began as a land of liberty and</text:span></text:p>
            <text:p><text:span text:style-name="T3">has always set an example for the </text:span><text:span text:style-name="T5">balance of the world </text:span><text:span text:style-name="T3">and I hope to see the day when our country will take the lead in establishing universal peace and the brotherhood of man. </text:span><text:span text:style-name="T5">Captain Lindberg’s flight confirms my studies and forecasts of the future.</text:span></text:p>
          </table:table-cell>
          <table:table-cell table:number-columns-repeated="1015"/>
        </table:table-row>
        <table:table-row table:style-name="ro39">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2" office:value-type="string">
            <text:p><text:span text:style-name="T3"><text:s/></text:span><text:span text:style-name="T3">Mr. Kennelworth, Robert and Walter arose early to be ready for </text:span><text:span text:style-name="T5">Colonel Lindbergh</text:span><text:span text:style-name="T3">’s triumphant march up Broadway. Robert was very enthusiastic about it and talked about what a great achievement it was and what it meant to the world, especially to the United States. Walter told him that </text:span><text:span text:style-name="T5">they must get busy and start to lay out the plans to build Robert’s great airplane</text:span><text:span text:style-name="T3">. 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span></text:p>
          </table:table-cell>
          <table:table-cell table:number-columns-repeated="1015"/>
        </table:table-row>
        <table:table-row table:style-name="ro23">
          <table:table-cell office:value-type="string">
            <text:p>15</text:p>
          </table:table-cell>
          <table:table-cell office:value-type="string">
            <text:p>194</text:p>
          </table:table-cell>
          <table:table-cell office:value-type="string">
            <text:p>A few days after New York's reception <text:span text:style-name="T1">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3"><text:s/></text:span><text:span text:style-name="T3">A few days after New York’s reception to</text:span><text:span text:style-name="T5"> Colonel</text:span></text:p>
            <text:p><text:span text:style-name="T5">Lindbergh</text:span><text:span text:style-name="T3">, Robert decided to get down to business.</text:span></text:p>
            <text:p><text:span text:style-name="T3">He visited his brokers in Wall Street, talked over the</text:span></text:p>
            <text:p><text:span text:style-name="T3">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span></text:p>
          </table:table-cell>
          <table:table-cell table:number-columns-repeated="1015"/>
        </table:table-row>
        <table:table-row table:style-name="ro40">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65" office:value-type="string">
            <text:p><text:span text:style-name="T3"><text:s/></text:span><text:span text:style-name="T3">Mr. Kennelworth proposed that the leading citizens of Texarkana go to New York to honor their favorite</text:span><text:span text:style-name="T5"> son</text:span><text:span text:style-name="T3"> on his return. When he had finished talking there was lasting applause and hurrahs for Robert Gordon. </text:span><text:span text:style-name="T5">Colonel Stanton</text:span><text:span text:style-name="T3"> was in the audience. He arose and said that he heartily endorsed the proposal and would donate $10,000.00 to the expense fund, that they should go to New York in a special train to greet the greatest young </text:span><text:span text:style-name="T5">man of the age </text:span><text:span text:style-name="T3">who was born on a farm near Texarkana.</text:span></text:p>
          </table:table-cell>
          <table:table-cell office:value-type="string">
            <text:p>'son' == Sun?</text:p>
          </table:table-cell>
          <table:table-cell table:number-columns-repeated="1014"/>
        </table:table-row>
        <table:table-row table:style-name="ro5">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2" office:value-type="string">
            <text:p><text:span text:style-name="T3">From the Legend of Silver Springs: In the near vicinity of Ocala, when first it was settled, stood a splendid old mansion owned by </text:span><text:span text:style-name="T5">Capt. Harding Douglass</text:span><text:span text:style-name="T3">, a South Carolinian of considerable wealth. His only child was a son, who, with his mother's beauty of countenance, had inherited her tender, shrinking nature, and, like herself, was a slave to the old man's iron will.</text:span></text:p>
          </table:table-cell>
          <table:table-cell office:value-type="string">
            <text:p>Capt. Harding Douglass is the father of Claire Douglass [his son].</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table:style-name="ce48"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table:style-name="ce48"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text:p>
          </table:table-cell>
          <table:table-cell table:number-columns-repeated="1014"/>
        </table:table-row>
        <table:table-row table:style-name="ro12">
          <table:table-cell table:number-columns-repeated="3"/>
          <table:table-cell table:style-name="ce27"/>
          <table:table-cell table:style-name="Default"/>
          <table:table-cell table:number-columns-repeated="2"/>
          <table:table-cell table:style-name="ce3"/>
          <table:table-cell table:number-columns-repeated="1015"/>
        </table:table-row>
        <table:table-row table:style-name="ro12" table:number-rows-repeated="1048552">
          <table:table-cell table:number-columns-repeated="1023"/>
        </table:table-row>
        <table:table-row table:style-name="ro12">
          <table:table-cell table:number-columns-repeated="1023"/>
        </table:table-row>
      </table:table>
      <table:table table:name="Promotions only" table:style-name="ta1">
        <table:table-column table:style-name="co39" table:default-cell-style-name="ce19"/>
        <table:table-column table:style-name="co40" table:default-cell-style-name="ce19"/>
        <table:table-column table:style-name="co41" table:default-cell-style-name="ce19"/>
        <table:table-column table:style-name="co42" table:default-cell-style-name="ce19"/>
        <table:table-column table:style-name="co43" table:default-cell-style-name="ce19"/>
        <table:table-column table:style-name="co44" table:default-cell-style-name="ce19"/>
        <table:table-column table:style-name="co45" table:default-cell-style-name="ce19"/>
        <table:table-column table:style-name="co46" table:default-cell-style-name="ce19"/>
        <table:table-column table:style-name="co47" table:default-cell-style-name="ce19"/>
        <table:table-column table:style-name="co48" table:number-columns-repeated="2" table:default-cell-style-name="ce19"/>
        <table:table-column table:style-name="co49" table:number-columns-repeated="2" table:default-cell-style-name="ce19"/>
        <table:table-column table:style-name="co50" table:default-cell-style-name="Default"/>
        <table:table-column table:style-name="co51" table:default-cell-style-name="Default"/>
        <table:table-column table:style-name="co52" table:default-cell-style-name="Default"/>
        <table:table-row table:style-name="ro11">
          <table:table-cell table:style-name="ce66" office:value-type="string">
            <text:p>Promotions (or first declaration) of Rank in TTTA. <text:s/></text:p>
          </table:table-cell>
          <table:table-cell/>
          <table:table-cell table:style-name="ce3" table:number-columns-repeated="8"/>
          <table:table-cell table:style-name="Default" table:number-columns-repeated="2"/>
          <table:table-cell table:style-name="ce3"/>
          <table:table-cell table:number-columns-repeated="3"/>
        </table:table-row>
        <table:table-row table:style-name="ro11">
          <table:table-cell office:value-type="string">
            <text:p>Note: Lindbergh is not in this timeline list below because Gann jumps between Colonel and Captain many times in TTTA. <text:s/>I believe that because of the different ranks, they indicate two different planets in the story.</text:p>
          </table:table-cell>
          <table:table-cell table:style-name="ce66"/>
          <table:table-cell table:style-name="ce3" table:number-columns-repeated="11"/>
          <table:table-cell table:number-columns-repeated="3"/>
        </table:table-row>
        <table:table-row table:style-name="ro11">
          <table:table-cell office:value-type="string">
            <text:p>Note <text:s/>This is not a complete exhaustive list. <text:s/>Excluded: Lindbergh, Harding, Roosevelt, George Cooper, <text:s/>Gordon family, <text:s/>and maybe others.</text:p>
          </table:table-cell>
          <table:table-cell table:style-name="ce66"/>
          <table:table-cell table:style-name="ce3" table:number-columns-repeated="11"/>
          <table:table-cell table:number-columns-repeated="3"/>
        </table:table-row>
        <table:table-row table:style-name="ro3">
          <table:table-cell table:style-name="ce67" office:value-type="string">
            <text:p>Chapter</text:p>
          </table:table-cell>
          <table:table-cell table:style-name="ce68" office:value-type="string">
            <text:p>Page number</text:p>
          </table:table-cell>
          <table:table-cell table:style-name="ce70" office:value-type="string">
            <text:p>Date</text:p>
          </table:table-cell>
          <table:table-cell table:style-name="ce68" office:value-type="string">
            <text:p>Calvin Gordon (RG's father).</text:p>
          </table:table-cell>
          <table:table-cell table:style-name="ce68" office:value-type="string">
            <text:p>Roosevelt</text:p>
          </table:table-cell>
          <table:table-cell table:style-name="ce68" office:value-type="string">
            <text:p>Gordon (grandfather)</text:p>
          </table:table-cell>
          <table:table-cell table:style-name="ce68" office:value-type="string">
            <text:p>Robert Gordon</text:p>
          </table:table-cell>
          <table:table-cell table:style-name="ce68" office:value-type="string">
            <text:p>Walter Kennelworth</text:p>
          </table:table-cell>
          <table:table-cell table:style-name="ce68" office:value-type="string">
            <text:p>Edna Kennelworth</text:p>
          </table:table-cell>
          <table:table-cell table:style-name="ce68" office:value-type="string">
            <text:p>Morrison</text:p>
          </table:table-cell>
          <table:table-cell table:style-name="ce68" office:value-type="string">
            <text:p>Manson</text:p>
          </table:table-cell>
          <table:table-cell table:style-name="ce68" office:value-type="string">
            <text:p>Nagato</text:p>
          </table:table-cell>
          <table:table-cell table:style-name="ce68" office:value-type="string">
            <text:p>Pearson</text:p>
          </table:table-cell>
          <table:table-cell table:style-name="ce68" office:value-type="string">
            <text:p>Johnson</text:p>
          </table:table-cell>
          <table:table-cell table:style-name="ce68" office:value-type="string">
            <text:p>Dawson</text:p>
          </table:table-cell>
          <table:table-cell table:style-name="ce68" office:value-type="string">
            <text:p>Marshall</text:p>
          </table:table-cell>
        </table:table-row>
        <table:table-row table:style-name="ro3">
          <table:table-cell/>
          <table:table-cell table:style-name="ce14" office:value-type="float" office:value="8">
            <text:p>8</text:p>
          </table:table-cell>
          <table:table-cell table:style-name="ce3" office:value-type="string">
            <text:p>Civil War (April 12, 1861 – May 9, 1865).</text:p>
          </table:table-cell>
          <table:table-cell table:style-name="ce3" table:number-columns-repeated="2"/>
          <table:table-cell table:style-name="ce3" office:value-type="string">
            <text:p>Colonel Robert Gordon.</text:p>
          </table:table-cell>
          <table:table-cell table:style-name="ce3" table:number-columns-repeated="10"/>
        </table:table-row>
        <table:table-row table:style-name="ro11">
          <table:table-cell/>
          <table:table-cell table:style-name="ce14" office:value-type="float" office:value="8">
            <text:p>8</text:p>
          </table:table-cell>
          <table:table-cell table:style-name="ce3" office:value-type="string">
            <text:p>1898 (Spanish-American War)</text:p>
          </table:table-cell>
          <table:table-cell table:style-name="ce3" office:value-type="string">
            <text:p>Captain Gordon.</text:p>
          </table:table-cell>
          <table:table-cell table:style-name="ce3" office:value-type="string">
            <text:p>Colonel Roosevelt.</text:p>
          </table:table-cell>
          <table:table-cell table:style-name="ce3" table:number-columns-repeated="11"/>
        </table:table-row>
        <table:table-row table:style-name="ro15">
          <table:table-cell/>
          <table:table-cell table:style-name="ce69" office:value-type="string">
            <text:p>277</text:p>
          </table:table-cell>
          <table:table-cell office:value-type="string">
            <text:p>April 1930</text:p>
          </table:table-cell>
          <table:table-cell table:style-name="ce3" table:number-columns-repeated="3"/>
          <table:table-cell table:number-columns-repeated="2" table:style-name="ce3" office:value-type="string">
            <text:p>Lieutenant</text:p>
          </table:table-cell>
          <table:table-cell table:style-name="ce3" table:number-columns-repeated="8"/>
        </table:table-row>
        <table:table-row table:style-name="ro11">
          <table:table-cell/>
          <table:table-cell table:style-name="ce14" office:value-type="float" office:value="282">
            <text:p>282</text:p>
          </table:table-cell>
          <table:table-cell table:style-name="ce7" office:value-type="string">
            <text:p>~May – June 1930</text:p>
          </table:table-cell>
          <table:table-cell table:style-name="ce3" table:number-columns-repeated="3"/>
          <table:table-cell table:number-columns-repeated="2" table:style-name="ce3" office:value-type="string">
            <text:p>Captain</text:p>
          </table:table-cell>
          <table:table-cell table:style-name="ce3" table:number-columns-repeated="8"/>
        </table:table-row>
        <table:table-row table:style-name="ro3">
          <table:table-cell/>
          <table:table-cell table:style-name="ce14" office:value-type="string">
            <text:p>283</text:p>
          </table:table-cell>
          <table:table-cell table:style-name="ce7" office:value-type="string">
            <text:p>June 14, [1930] (Surrender of LA).</text:p>
          </table:table-cell>
          <table:table-cell table:style-name="ce3" table:number-columns-repeated="9"/>
          <table:table-cell table:style-name="ce3" office:value-type="string">
            <text:p>General of Aviation Corps</text:p>
          </table:table-cell>
          <table:table-cell table:style-name="ce3" office:value-type="string">
            <text:p>General of Cavalry</text:p>
          </table:table-cell>
          <table:table-cell table:style-name="ce3" office:value-type="string">
            <text:p>Admiral of the Navy</text:p>
          </table:table-cell>
          <table:table-cell table:style-name="ce3" office:value-type="string">
            <text:p>General of the Infantry</text:p>
          </table:table-cell>
        </table:table-row>
        <table:table-row table:style-name="ro11">
          <table:table-cell/>
          <table:table-cell table:style-name="ce14" office:value-type="string">
            <text:p>302</text:p>
          </table:table-cell>
          <table:table-cell table:style-name="ce3" office:value-type="string">
            <text:p>Early part of November 1930</text:p>
          </table:table-cell>
          <table:table-cell table:style-name="ce3" table:number-columns-repeated="3"/>
          <table:table-cell table:number-columns-repeated="2" table:style-name="ce3" office:value-type="string">
            <text:p>Colonel</text:p>
          </table:table-cell>
          <table:table-cell table:style-name="ce3" office:value-type="string">
            <text:p>Captain of Inventions</text:p>
          </table:table-cell>
          <table:table-cell table:style-name="ce3" table:number-columns-repeated="7"/>
        </table:table-row>
        <table:table-row table:style-name="ro3">
          <table:table-cell/>
          <table:table-cell table:style-name="ce14" office:value-type="string">
            <text:p>327-328</text:p>
          </table:table-cell>
          <table:table-cell table:style-name="ce3" office:value-type="string">
            <text:p>3 days before end of armistice (October 15, 1931)</text:p>
          </table:table-cell>
          <table:table-cell table:style-name="ce3" table:number-columns-repeated="3"/>
          <table:table-cell table:style-name="ce3" office:value-type="string">
            <text:p>Supreme Commander of Armies</text:p>
          </table:table-cell>
          <table:table-cell table:style-name="ce3"/>
          <table:table-cell table:style-name="ce3" office:value-type="string">
            <text:p>Colonel</text:p>
          </table:table-cell>
          <table:table-cell table:style-name="ce3" table:number-columns-repeated="7"/>
        </table:table-row>
        <table:table-row table:style-name="ro4">
          <table:table-cell/>
          <table:table-cell table:style-name="ce14" office:value-type="string">
            <text:p>339</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General</text:p>
          </table:table-cell>
          <table:table-cell table:style-name="ce3" table:number-columns-repeated="4"/>
        </table:table-row>
        <table:table-row table:style-name="ro4">
          <table:table-cell/>
          <table:table-cell table:style-name="ce14" office:value-type="string">
            <text:p>340</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Colonel</text:p>
          </table:table-cell>
          <table:table-cell table:style-name="ce3" table:number-columns-repeated="4"/>
        </table:table-row>
        <table:table-row table:style-name="ro3">
          <table:table-cell/>
          <table:table-cell table:style-name="ce14" office:value-type="string">
            <text:p>345</text:p>
          </table:table-cell>
          <table:table-cell table:style-name="ce3" office:value-type="string">
            <text:p>[Connected to both the Battle of Chicago and Battle of Detroit].</text:p>
          </table:table-cell>
          <table:table-cell table:style-name="ce3" table:number-columns-repeated="6"/>
          <table:table-cell table:style-name="ce3" office:value-type="string">
            <text:p>Captain</text:p>
          </table:table-cell>
          <table:table-cell table:style-name="ce3" table:number-columns-repeated="6"/>
        </table:table-row>
        <table:table-row table:style-name="ro4">
          <table:table-cell/>
          <table:table-cell table:style-name="ce14" office:value-type="string">
            <text:p>347</text:p>
          </table:table-cell>
          <table:table-cell table:style-name="ce3" office:value-type="string">
            <text:p>Just before 10 o'clock, [November 24, [1931]] (Battle of Detroit).</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54</text:p>
          </table:table-cell>
          <table:table-cell table:style-name="ce3" office:value-type="string">
            <text:p>January 1, 1932 (after the attacks on Detroit).</text:p>
          </table:table-cell>
          <table:table-cell table:style-name="ce3" table:number-columns-repeated="6"/>
          <table:table-cell table:style-name="ce3" office:value-type="string">
            <text:p>Colonel</text:p>
          </table:table-cell>
          <table:table-cell table:style-name="ce3" table:number-columns-repeated="2"/>
          <table:table-cell table:style-name="ce3" office:value-type="string">
            <text:p>General</text:p>
          </table:table-cell>
          <table:table-cell table:style-name="ce3" table:number-columns-repeated="3"/>
        </table:table-row>
        <table:table-row table:style-name="ro3">
          <table:table-cell/>
          <table:table-cell table:style-name="ce14" office:value-type="string">
            <text:p>379</text:p>
          </table:table-cell>
          <table:table-cell table:style-name="ce3" office:value-type="string">
            <text:p>Afternoon of June 9, [1932]. (After the attack on NYC).</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89</text:p>
          </table:table-cell>
          <table:table-cell table:style-name="ce3" office:value-type="string">
            <text:p>July 4, [1932] (Right after the battle of Washington).</text:p>
          </table:table-cell>
          <table:table-cell table:style-name="ce3" table:number-columns-repeated="6"/>
          <table:table-cell table:number-columns-repeated="2" table:style-name="ce3" office:value-type="string">
            <text:p>Colonel</text:p>
          </table:table-cell>
          <table:table-cell table:style-name="ce3" table:number-columns-repeated="5"/>
        </table:table-row>
        <table:table-row table:style-name="ro3">
          <table:table-cell/>
          <table:table-cell table:style-name="ce14" office:value-type="string">
            <text:p>392</text:p>
          </table:table-cell>
          <table:table-cell table:style-name="ce3" office:value-type="string">
            <text:p>July 20, [1932], (Right before RG's 7 days).</text:p>
          </table:table-cell>
          <table:table-cell table:style-name="ce3" table:number-columns-repeated="4"/>
          <table:table-cell table:number-columns-repeated="2" table:style-name="ce3" office:value-type="string">
            <text:p>General</text:p>
          </table:table-cell>
          <table:table-cell table:style-name="ce3" table:number-columns-repeated="7"/>
        </table:table-row>
        <table:table-row table:style-name="ro12" table:number-rows-repeated="41">
          <table:table-cell/>
          <table:table-cell table:style-name="ce14"/>
          <table:table-cell table:style-name="ce3" table:number-columns-repeated="14"/>
        </table:table-row>
        <table:table-row table:style-name="ro12" table:number-rows-repeated="84">
          <table:table-cell/>
          <table:table-cell table:style-name="ce14"/>
          <table:table-cell table:style-name="ce3" table:number-columns-repeated="11"/>
          <table:table-cell table:number-columns-repeated="3"/>
        </table:table-row>
        <table:table-row table:style-name="ro12" table:number-rows-repeated="44">
          <table:table-cell/>
          <table:table-cell table:style-name="ce3" table:number-columns-repeated="12"/>
          <table:table-cell table:number-columns-repeated="3"/>
        </table:table-row>
        <table:table-row table:style-name="ro12" table:number-rows-repeated="1048387">
          <table:table-cell table:number-columns-repeated="16"/>
        </table:table-row>
        <table:table-row table:style-name="ro12">
          <table:table-cell table:number-columns-repeated="16"/>
        </table:table-row>
      </table:table>
      <table:table table:name="RG events at age given" table:style-name="ta1" table:print="false">
        <table:table-column table:style-name="co53" table:number-columns-repeated="2" table:default-cell-style-name="ce3"/>
        <table:table-column table:style-name="co54" table:default-cell-style-name="ce3"/>
        <table:table-column table:style-name="co55" table:default-cell-style-name="ce3"/>
        <table:table-column table:style-name="co56" table:default-cell-style-name="ce3"/>
        <table:table-column table:style-name="co57" table:default-cell-style-name="ce3"/>
        <table:table-column table:style-name="co19" table:default-cell-style-name="ce76"/>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74" office:value-type="string">
            <text:p>Age</text:p>
          </table:table-cell>
        </table:table-row>
        <table:table-row table:style-name="ro4">
          <table:table-cell table:number-columns-repeated="2" table:style-name="ce44" office:value-type="string">
            <text:p>1</text:p>
          </table:table-cell>
          <table:table-cell table:style-name="ce44" office:value-type="string">
            <text:p>Late Saturday night, June 9, 1906, Texarkana, Texas</text:p>
          </table:table-cell>
          <table:table-cell table:style-name="ce44"/>
          <table:table-cell table:style-name="ce5" office:value-type="string">
            <text:p>Robert Gordon is born.</text:p>
          </table:table-cell>
          <table:table-cell table:style-name="ce44"/>
          <table:table-cell table:style-name="ce75" office:value-type="float" office:value="0">
            <text:p>0</text:p>
          </table:table-cell>
        </table:table-row>
        <table:table-row table:style-name="ro11">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11">
          <table:table-cell office:value-type="string">
            <text:p>1</text:p>
          </table:table-cell>
          <table:table-cell office:value-type="string">
            <text:p>2</text:p>
          </table:table-cell>
          <table:table-cell table:number-columns-repeated="2"/>
          <table:table-cell table:style-name="ce11"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3">
          <table:table-cell office:value-type="string">
            <text:p>1</text:p>
          </table:table-cell>
          <table:table-cell office:value-type="string">
            <text:p>2</text:p>
          </table:table-cell>
          <table:table-cell table:number-columns-repeated="2"/>
          <table:table-cell table:style-name="ce11"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3">
          <table:table-cell table:style-name="ce5" office:value-type="float" office:value="2">
            <text:p>2</text:p>
          </table:table-cell>
          <table:table-cell table:style-name="ce5" office:value-type="float" office:value="10">
            <text:p>10</text:p>
          </table:table-cell>
          <table:table-cell table:style-name="ce5" office:value-type="float" office:value="1917">
            <text:p>1917</text:p>
          </table:table-cell>
          <table:table-cell office:value-type="string">
            <text:p>April 6, 1917</text:p>
          </table:table-cell>
          <table:table-cell table:style-name="ce5"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7">
          <table:table-cell office:value-type="string">
            <text:p>2</text:p>
          </table:table-cell>
          <table:table-cell office:value-type="string">
            <text:p>13</text:p>
          </table:table-cell>
          <table:table-cell table:number-columns-repeated="2"/>
          <table:table-cell table:style-name="ce29" office:value-type="string">
            <text:p><text:span text:style-name="T3"><text:s/></text:span><text:span text:style-name="T3">when Robert was about thirteen years of age, that there was no use trying to keep him on the farm, but that he should be sent away to Texarkana to school, to learn something and to become interested in the things along which his mind seemed to lead. <text:s/></text:span><text:span text:style-name="T4"><text:s/>While in this school he met his first real boy chum, </text:span><text:span text:style-name="T3">Walter Kennelworth.</text:span></text:p>
          </table:table-cell>
          <table:table-cell/>
          <table:table-cell office:value-type="float" office:value="13">
            <text:p>13</text:p>
          </table:table-cell>
        </table:table-row>
        <table:table-row table:style-name="ro6">
          <table:table-cell office:value-type="string">
            <text:p>3</text:p>
          </table:table-cell>
          <table:table-cell office:value-type="string">
            <text:p>22</text:p>
          </table:table-cell>
          <table:table-cell office:value-type="string">
            <text:p>Sunday</text:p>
          </table:table-cell>
          <table:table-cell/>
          <table:table-cell table:style-name="ce71" office:value-type="string">
            <text:p><text:span text:style-name="T32">“</text:span><text:span text:style-name="T32">Bobbie,” said his mother, “you are little over</text:span></text:p>
            <text:p><text:span text:style-name="T32">fifteen years old, and this is only puppy love, or what</text:span></text:p>
            <text:p><text:span text:style-name="T32">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9">
          <table:table-cell office:value-type="string">
            <text:p>3</text:p>
          </table:table-cell>
          <table:table-cell office:value-type="string">
            <text:p>23</text:p>
          </table:table-cell>
          <table:table-cell office:value-type="string">
            <text:p>June, 1921</text:p>
          </table:table-cell>
          <table:table-cell/>
          <table:table-cell table:style-name="ce29" office:value-type="string">
            <text:p><text:span text:style-name="T3"><text:s/></text:span><text:span text:style-name="T3">In June, 1921, Robert Gordon and Walter Kennelworth were in the graduating class. Altho Walter</text:span></text:p>
            <text:p><text:span text:style-name="T3">was one year younger than Robert, his early advantages enabled him to graduate at fourteen, while Robert was graduating at the age of fifteen, and would not have been able to pass all of his examinations except for the help and assistance rendered him by Walter. Marie Stanton, who was then thirteen years of age, graduated the following year.</text:span></text:p>
          </table:table-cell>
          <table:table-cell/>
          <table:table-cell office:value-type="float" office:value="15">
            <text:p>15</text:p>
          </table:table-cell>
        </table:table-row>
        <table:table-row table:style-name="ro4">
          <table:table-cell office:value-type="string">
            <text:p>3</text:p>
          </table:table-cell>
          <table:table-cell office:value-type="string">
            <text:p>24</text:p>
          </table:table-cell>
          <table:table-cell office:value-type="string">
            <text:p>1924</text:p>
          </table:table-cell>
          <table:table-cell/>
          <table:table-cell table:style-name="ce5" office:value-type="string">
            <text:p><text:span text:style-name="T3"><text:s/></text:span><text:span text:style-name="T3">The time passed by quickly and in 1924 Robert</text:span></text:p>
            <text:p><text:span text:style-name="T3">Gordon and Walter Kennelworth graduated from High</text:span></text:p>
            <text:p><text:span text:style-name="T3">School in Texarkana with high honors.</text:span></text:p>
          </table:table-cell>
          <table:table-cell/>
          <table:table-cell office:value-type="float" office:value="18">
            <text:p>18</text:p>
          </table:table-cell>
        </table:table-row>
        <table:table-row table:style-name="ro23">
          <table:table-cell office:value-type="string">
            <text:p>13</text:p>
          </table:table-cell>
          <table:table-cell office:value-type="string">
            <text:p>157</text:p>
          </table:table-cell>
          <table:table-cell office:value-type="string">
            <text:p>Wednesday morning, June 8, 1927</text:p>
          </table:table-cell>
          <table:table-cell/>
          <table:table-cell table:style-name="ce30"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table-cell office:value-type="string">
            <text:p>About 21</text:p>
          </table:table-cell>
        </table:table-row>
        <table:table-row table:style-name="ro7">
          <table:table-cell office:value-type="string">
            <text:p>13</text:p>
          </table:table-cell>
          <table:table-cell office:value-type="string">
            <text:p>158</text:p>
          </table:table-cell>
          <table:table-cell office:value-type="string">
            <text:p>Wednesday, June 8, 1927</text:p>
          </table:table-cell>
          <table:table-cell/>
          <table:table-cell table:style-name="ce5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8">
          <table:table-cell office:value-type="string">
            <text:p>13</text:p>
          </table:table-cell>
          <table:table-cell office:value-type="string">
            <text:p>160</text:p>
          </table:table-cell>
          <table:table-cell office:value-type="string">
            <text:p>Wednesday, June 8, 1927</text:p>
          </table:table-cell>
          <table:table-cell/>
          <table:table-cell table:style-name="ce53"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30"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table-cell office:value-type="float" office:value="21">
            <text:p>21</text:p>
          </table:table-cell>
        </table:table-row>
        <table:table-row table:style-name="ro4">
          <table:table-cell office:value-type="string">
            <text:p>13</text:p>
          </table:table-cell>
          <table:table-cell office:value-type="string">
            <text:p>162</text:p>
          </table:table-cell>
          <table:table-cell office:value-type="string">
            <text:p>11 o'clock, Thursday, June 9, 1927</text:p>
          </table:table-cell>
          <table:table-cell/>
          <table:table-cell table:style-name="ce54"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table-cell office:value-type="float" office:value="21">
            <text:p>21</text:p>
          </table:table-cell>
        </table:table-row>
        <table:table-row table:style-name="ro9">
          <table:table-cell office:value-type="string">
            <text:p>13</text:p>
          </table:table-cell>
          <table:table-cell office:value-type="string">
            <text:p>162</text:p>
          </table:table-cell>
          <table:table-cell office:value-type="string">
            <text:p>12 o'clock, Thursday, June 9, 1927</text:p>
          </table:table-cell>
          <table:table-cell/>
          <table:table-cell table:style-name="ce55"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35"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table-cell office:value-type="float" office:value="21">
            <text:p>21</text:p>
          </table:table-cell>
        </table:table-row>
        <table:table-row table:style-name="ro8">
          <table:table-cell office:value-type="string">
            <text:p>13</text:p>
          </table:table-cell>
          <table:table-cell office:value-type="string">
            <text:p>163</text:p>
          </table:table-cell>
          <table:table-cell office:value-type="string">
            <text:p>2 o'clock, Thursday, June 9, 1927</text:p>
          </table:table-cell>
          <table:table-cell/>
          <table:table-cell table:style-name="ce72"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table-cell office:value-type="float" office:value="21">
            <text:p>21</text:p>
          </table:table-cell>
        </table:table-row>
        <table:table-row table:style-name="ro4">
          <table:table-cell table:style-name="ce20" office:value-type="string">
            <text:p>13</text:p>
          </table:table-cell>
          <table:table-cell table:style-name="ce20" office:value-type="string">
            <text:p>165</text:p>
          </table:table-cell>
          <table:table-cell table:style-name="ce6" office:value-type="string">
            <text:p>June 9, 1927</text:p>
          </table:table-cell>
          <table:table-cell table:style-name="ce6"/>
          <table:table-cell table:style-name="ce12" office:value-type="string">
            <text:p><text:s/>It [the poem] made him realize that on the "<text:span text:style-name="T1">river of time</text:span>" there are many trials, tribulations and disappointments. While he was young in years he had experienced many of them, and it seemed to him that<text:span text:style-name="T1"> the last five days had been five years.</text:span></text:p>
          </table:table-cell>
          <table:table-cell/>
          <table:table-cell office:value-type="float" office:value="21">
            <text:p>21</text:p>
          </table:table-cell>
        </table:table-row>
        <table:table-row table:style-name="ro9">
          <table:table-cell office:value-type="string">
            <text:p>13</text:p>
          </table:table-cell>
          <table:table-cell office:value-type="string">
            <text:p>166</text:p>
          </table:table-cell>
          <table:table-cell office:value-type="string">
            <text:p>June 9, 1927</text:p>
          </table:table-cell>
          <table:table-cell/>
          <table:table-cell table:style-name="ce30" office:value-type="string">
            <text:p><text:s/>He had looked forward to this day, <text:span text:style-name="T1">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3">
          <table:table-cell office:value-type="string">
            <text:p>13</text:p>
          </table:table-cell>
          <table:table-cell office:value-type="string">
            <text:p>169</text:p>
          </table:table-cell>
          <table:table-cell office:value-type="string">
            <text:p>June 9, 1927</text:p>
          </table:table-cell>
          <table:table-cell/>
          <table:table-cell table:style-name="ce29"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4">
          <table:table-cell office:value-type="string">
            <text:p>14</text:p>
          </table:table-cell>
          <table:table-cell office:value-type="string">
            <text:p>171</text:p>
          </table:table-cell>
          <table:table-cell office:value-type="string">
            <text:p>June 9, 1927</text:p>
          </table:table-cell>
          <table:table-cell/>
          <table:table-cell table:style-name="ce29" office:value-type="string">
            <text:p><text:span text:style-name="T3"><text:s/></text:span><text:span text:style-name="T3">His birthday had indeed been a success, financially, and his 21st birthday found him on top of the world, but this was not what counted with Robert. </text:span><text:span text:style-name="T4"><text:s/>The great disappointment </text:span><text:span text:style-name="T3">was that his hopes for Marie on that day were blasted, but he had not given up.</text:span></text:p>
          </table:table-cell>
          <table:table-cell/>
          <table:table-cell office:value-type="float" office:value="21">
            <text:p>21</text:p>
          </table:table-cell>
        </table:table-row>
        <table:table-row table:style-name="ro41">
          <table:table-cell office:value-type="string">
            <text:p>19</text:p>
          </table:table-cell>
          <table:table-cell office:value-type="string">
            <text:p>227</text:p>
          </table:table-cell>
          <table:table-cell office:value-type="string">
            <text:p>June 9, 1928</text:p>
          </table:table-cell>
          <table:table-cell/>
          <table:table-cell table:style-name="ce30"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 had per</text:span><text:span text:style-name="T4">formed perfectly, making the trip from Japan at an </text:span><text:span text:style-name="T3">average speed of over 300 miles per hour. Robert received the surprise of his life when he saw his mother and rushed to her, and after greeting her affectionately turned to shake hands with Mr. Kennelworth and Walter and seeing Mr. and Mrs. Stanton there was overjoyed and thought sure that Marie had been found. He rushed to greet her parents and his first words were, "Where is Marie?" With tears in their eyes, they informed him that not a word had been received in regard to her. 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his was the age of the young man and that Robert had demonstrated that he was the greatest young man of his day. Robert was overwhelmed at this great 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text:span><text:span text:style-name="T4"> boy, when you landed today I thought about that dream </text:span><text:span text:style-name="T3">and how it had been fulfilled. I hope that all of your other dreams and ambitions will be realized and that you will be rewarded with Marie's love, because you have been faithful and loyal to her." 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world can give."</text:span></text:p>
          </table:table-cell>
          <table:table-cell/>
          <table:table-cell office:value-type="float" office:value="22">
            <text:p>22</text:p>
          </table:table-cell>
        </table:table-row>
        <table:table-row table:style-name="ro42">
          <table:table-cell office:value-type="string">
            <text:p>24</text:p>
          </table:table-cell>
          <table:table-cell office:value-type="string">
            <text:p>271-275</text:p>
          </table:table-cell>
          <table:table-cell office:value-type="string">
            <text:p>June 9, 1929</text:p>
          </table:table-cell>
          <table:table-cell/>
          <table:table-cell table:style-name="ce73" office:value-type="string">
            <text:p><text:span text:style-name="T3"><text:s/></text:span><text:span text:style-name="T3">Robert told Walter and Edna that on June 9th, his birthday, he was going to give them a big dinner and celebration before their marriage. It was now time to declare a holiday and have a real jubilee celebration after their great discoveries were completed, that it was but fitting to crown </text:span><text:span text:style-name="T13"><text:s/>the event with the marriage of Edna and Walter. They </text:span><text:span text:style-name="T3">were now in position to sit calmly by and wait for the great war in the air knowing that, with their secret discoveries, they were prepared to save the United States in time of war and at the same time without sacrificing too many human lives. 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text:span><text:span text:style-name="T5">corwned</text:span><text:span text:style-name="T3">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text:span><text:span text:style-name="T13"><text:s/>cord is not easily broken. Edna, your devotion to Walter </text:span><text:span text:style-name="T3">has been his inspiration and has led him to the great discovery, which will relieve suffering in the world. 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hree beautiful diamonds. 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text:span></text:p>
            <text:p><text:span text:style-name="T3">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 </text:span><text:span text:style-name="T13"><text:s/>the beautiful colors of the rainbow, which reveals God's </text:span><text:span text:style-name="T3">covenant with man. That is why the diamonds are used as an engagement ring, but few there are who know and understand the real meaning and live in accordance with it. You will ever reflect the beauty of the diamonds. 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 The dinner was then served and Edna proved that, as an after-dinner speaker, she had some ability. She arose, drank a glass of pure water, pouring part of it on the floor and said, "Mr. Gordon, my vocabulary is now destitute of the poetic rhyme that would be necessary</text:span></text:p>
            <text:p><text:span text:style-name="T3">to bring into existence words to express to you my heartfelt thanks for the favor already in hand. I have been so over-generous in loving Walter that I feel that I've neglected to extend to you the friendship due to a man of such noble ideals. As I pour this pure water</text:span></text:p>
            <text:p><text:span text:style-name="T3">back to earth I am following an ancient custom. Before they entered upon any solemn obligation, they washed their hands in pure water, touched their lips with pure water, to purify them and to seal the records of the past. They poured the pure water back to earth,</text:span></text:p>
            <text:p><text:span text:style-name="T3">in memory of the absent and dead. I pour this pure water back to earth that in the presence of the living we</text:span><text:span text:style-name="T13"> are not forgetting the absent one, and the greatest wish </text:span><text:span text:style-name="T3">that I can have for you, Mr. Gordon, is that at a not distant date, Walter and I may have the great pleasure</text:span></text:p>
            <text:p><text:span text:style-name="T3">of joining Marie and yourself in an occasion like this. Words are idle now, they mean but little when the heart is touched. I accept your beautiful gift with all gratitude. It is my prayer that the day may come when you may have another brooch made with two hearts</text:span></text:p>
            <text:p><text:span text:style-name="T3">entwined, set with a single solitaire, emblematic of your faith and pure love for Marie. I pray for you the gifts of all the Gods, and may your prayers be answered as the prayers of Pygmalion were whose faith and love were so strong that the Grecian Gods turned a piece of</text:span></text:p>
            <text:p><text:span text:style-name="T3">cold marble into the living form of a beautiful woman. But, Robert, when Marie returns to you in all her beauty, I am sure that you will not act in the way that Pygmalion did, when he caused Galatea to pray to the Grecian Gods to turn her back to cold marble again.</text:span></text:p>
            <text:p><text:span text:style-name="T3">I am sure, yes, I know, that such devotion as yours will keep Marie always when she returns to you." When Edna had finished, Walter arose and said, "Robert, there is nothing left for me to say, I thank You."</text:span></text:p>
          </table:table-cell>
          <table:table-cell/>
          <table:table-cell office:value-type="float" office:value="23">
            <text:p>23</text:p>
          </table:table-cell>
        </table:table-row>
        <table:table-row table:style-name="ro12" table:number-rows-repeated="1048551">
          <table:table-cell table:number-columns-repeated="7"/>
        </table:table-row>
        <table:table-row table:style-name="ro12">
          <table:table-cell table:number-columns-repeated="7"/>
        </table:table-row>
      </table:table>
      <table:table table:name="Major Motors and Right Aeroplane" table:style-name="ta1" table:print="false">
        <table:table-column table:style-name="co58" table:default-cell-style-name="ce20"/>
        <table:table-column table:style-name="co59" table:default-cell-style-name="ce20"/>
        <table:table-column table:style-name="co22" table:default-cell-style-name="ce6"/>
        <table:table-column table:style-name="co55" table:default-cell-style-name="ce27"/>
        <table:table-column table:style-name="co60" table:default-cell-style-name="ce3"/>
        <table:table-column table:style-name="co22" table:default-cell-style-name="ce5"/>
        <table:table-column table:style-name="co19" table:number-columns-repeated="1018" table:default-cell-style-name="Default"/>
        <table:table-row table:style-name="ro3">
          <table:table-cell table:style-name="ce18" office:value-type="string">
            <text:p>Chapter</text:p>
          </table:table-cell>
          <table:table-cell table:style-name="ce18" office:value-type="string">
            <text:p>Page</text:p>
          </table:table-cell>
          <table:table-cell table:style-name="ce1" office:value-type="string">
            <text:p>Timestamp given</text:p>
          </table:table-cell>
          <table:table-cell table:style-name="ce26" office:value-type="string">
            <text:p>Actual timestamp</text:p>
          </table:table-cell>
          <table:table-cell table:style-name="ce1" office:value-type="string">
            <text:p>Event</text:p>
          </table:table-cell>
          <table:table-cell table:style-name="ce26" office:value-type="string">
            <text:p>Notes/Comments</text:p>
          </table:table-cell>
          <table:table-cell table:style-name="ce36" table:number-columns-repeated="1018"/>
        </table:table-row>
        <table:table-row table:style-name="ro8">
          <table:table-cell table:style-name="Default" office:value-type="float" office:value="9">
            <text:p>9</text:p>
          </table:table-cell>
          <table:table-cell table:style-name="Default" office:value-type="float" office:value="90">
            <text:p>90</text:p>
          </table:table-cell>
          <table:table-cell table:style-name="ce19" office:value-type="string">
            <text:p>January 28, 1927</text:p>
          </table:table-cell>
          <table:table-cell table:style-name="Default"/>
          <table:table-cell table:style-name="ce5" office:value-type="string">
            <text:p><text:span text:style-name="T3">Supplement letter to the letter sent from RG to Mr. Kennelworth:</text:span></text:p>
            <text:p><text:span text:style-name="T3">I am anxious to make some money in my cotton deals and get into wheat for the big advance that I figure is coming this Spring and Summer. Then</text:span><text:span text:style-name="T5"> I want to be in position to buy some Right Aeroplane and Sell Major Motors and other stocks short, because I believe that in the next few years I can make a fortune buying Right Aeroplane stock and selling short Major Motors. </text:span><text:span text:style-name="T3">Just as the railroad locomotive attained great speed from 1834 to 1839, and the big steamers cut down the time between New York and Europe, so will airplanes 100 years later cut the time around the world and to all points of the world. Just as the automobile has supplanted the railway passenger trains in carrying passengers across the country, so will the airplane take the place of railroads and automobiles in transportation through the air, because it will be much faster and safer. I believe that the airplane described by Ezekiel is going to be the model of a great plane in the future and I would like to make money enough to be the man to build the first plane according to the plans laid down in the Bible.</text:span></text:p>
          </table:table-cell>
          <table:table-cell/>
          <table:table-cell table:style-name="ce36" table:number-columns-repeated="1018"/>
        </table:table-row>
        <table:table-row table:style-name="ro19">
          <table:table-cell office:value-type="string">
            <text:p>12</text:p>
          </table:table-cell>
          <table:table-cell office:value-type="string">
            <text:p>146</text:p>
          </table:table-cell>
          <table:table-cell table:style-name="ce42" office:value-type="string">
            <text:p>No timestamp given, but it is still Monday, June 6, 1927</text:p>
          </table:table-cell>
          <table:table-cell table:style-name="Default"/>
          <table:table-cell table:style-name="ce77" office:value-type="string">
            <text:p><text:span text:style-name="T13">Robert looked</text:span><text:span text:style-name="T3"> over the stock page and noticed the heading; “</text:span><text:span text:style-name="T5">Major Motors</text:span><text:span text:style-name="T3"> advances above 200, a new high level.” Robert had figured out that </text:span><text:span text:style-name="T5">Major Motors</text:span><text:span text:style-name="T3"> would not advance much above 200 before it would be a short sale for big profits. He figured out from the cycle of </text:span><text:span text:style-name="T5">Major Motors </text:span><text:span text:style-name="T3">that it would hold until along in June and July and that it would decline to a very low level in 1928, so he decided he was going to go short to hold for a long campaign and make a fortune. Robert was still holding his </text:span><text:span text:style-name="T5">Right Aeroplane</text:span><text:span text:style-name="T3"> stock, which he had bought at 31 on May 21st, the day that Captain Lindbergh completed his successful flight to Paris. He figured that he could make a great fortune by buying </text:span><text:span text:style-name="T5">Right Aeroplane </text:span><text:span text:style-name="T3">stock and holding it for years and at the same time selling </text:span><text:span text:style-name="T5">Major Motors</text:span><text:span text:style-name="T3"> short.</text:span><text:span text:style-name="T13"> <text:s/>The markets in Wheat, Cotton, </text:span><text:span text:style-name="T36">Major Motors</text:span><text:span text:style-name="T13"> and </text:span><text:span text:style-name="T36">Right Aeroplane </text:span><text:span text:style-name="T13">were all doing just exactly as he had calculated they would. The fact that he was making </text:span><text:span text:style-name="T3">money on </text:span><text:span text:style-name="T5">Right Aeroplane</text:span><text:span text:style-name="T3"> stock encouraged him to continue his work on his own plane.</text:span></text:p>
          </table:table-cell>
          <table:table-cell/>
          <table:table-cell table:style-name="ce36" table:number-columns-repeated="1018"/>
        </table:table-row>
        <table:table-row table:style-name="ro7">
          <table:table-cell table:style-name="ce6" office:value-type="string">
            <text:p>12</text:p>
          </table:table-cell>
          <table:table-cell table:style-name="ce6" office:value-type="string">
            <text:p>147</text:p>
          </table:table-cell>
          <table:table-cell table:style-name="ce42" office:value-type="string">
            <text:p>June 7, 1927</text:p>
          </table:table-cell>
          <table:table-cell table:style-name="ce5"/>
          <table:table-cell table:style-name="ce77" office:value-type="string">
            <text:p><text:span text:style-name="T3"><text:s/></text:span><text:span text:style-name="T3">RG also ordered [the broker] to buy 100,000 bushels of July Wheat and gave an order to sell 500 shares of Major Motors when it reached 203. After sending these telegrams he returned to the hotel feeling some better and hoping that when he heard from Mr. Kennelworth on</text:span></text:p>
            <text:p><text:span text:style-name="T3">the long-distance 'phone he would have some good news.</text:span></text:p>
          </table:table-cell>
          <table:table-cell/>
          <table:table-cell table:style-name="ce36" table:number-columns-repeated="1018"/>
        </table:table-row>
        <table:table-row table:style-name="ro7">
          <table:table-cell office:value-type="string">
            <text:p>13</text:p>
          </table:table-cell>
          <table:table-cell office:value-type="string">
            <text:p>161</text:p>
          </table:table-cell>
          <table:table-cell office:value-type="string">
            <text:p>June 9, 1927</text:p>
          </table:table-cell>
          <table:table-cell/>
          <table:table-cell table:style-name="ce30"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4">
          <table:table-cell office:value-type="string">
            <text:p>14</text:p>
          </table:table-cell>
          <table:table-cell office:value-type="string">
            <text:p>181</text:p>
          </table:table-cell>
          <table:table-cell office:value-type="string">
            <text:p>June 11, 1927</text:p>
          </table:table-cell>
          <table:table-cell/>
          <table:table-cell table:style-name="ce30" office:value-type="string">
            <text:p><text:span text:style-name="T3"><text:s/></text:span><text:span text:style-name="T3">Robert told Mr. Kennelworth that he had been making money in wheat and cotton and that Right</text:span></text:p>
            <text:p><text:span text:style-name="T3">Aeroplane was moving his way; that he was Short of Major Motors and expected to make a fortune selling it all the way down.</text:span></text:p>
          </table:table-cell>
          <table:table-cell table:number-columns-repeated="1019"/>
        </table:table-row>
        <table:table-row table:style-name="ro43">
          <table:table-cell office:value-type="string">
            <text:p>16</text:p>
          </table:table-cell>
          <table:table-cell table:style-name="ce6" office:value-type="string">
            <text:p>197, 198, 199</text:p>
          </table:table-cell>
          <table:table-cell office:value-type="string">
            <text:p>Sunday, June 19, 1927</text:p>
          </table:table-cell>
          <table:table-cell/>
          <table:table-cell table:style-name="ce32" office:value-type="string">
            <text:p><text:span text:style-name="T3">Campaign in Major Motors starts. <text:s/></text:span><text:span text:style-name="T4"><text:s/>On Sunday, June 19, 1927, Robert Gordon spent the </text:span><text:span text:style-name="T3">day studying his charts and working out his cycles for stocks, cotton and grain. He was short of Major Motors and was watching it very closely. On this day he made a new and great discovery of a time factor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 On June 30th it declined and he bought in his short contracts and bought for long account 500 shares of Major Motors at 192ó. He decided to pyramid it all the way up. On July 15th he bought 500 shares at 204; on July 21st he bought 300 at 214 and on July 26th bought 300 more at 224. On August 5th the stock advanced to 230 and he raised his stop on 1600 shares to 225. On August 8th his stock was sold out at 225. He still believed that the stock would go up to around 270 by September 16th but he expected a reaction of about 12 to 15 points so he decided to wait </text:span><text:span text:style-name="T4"><text:s/>for a few days and watch his charts to see how the stock </text:span><text:span text:style-name="T3">acted. On August 12th Major Motors declined to 218, being down a little over 12 points as he figured, and he bought 1000 shares at 218. He placed a stop at 212, a point which he figured it would not decline to. The advance started, and on August 20th he bought 300 shares at 228; on August 24th bought 300 shares more at 238 and on August 26th bought 300 shares more at 248. When he started pyramiding, his plan was to buy or sell the largest amount first and then gradually decrease buying and selling smaller amounts on the way up or down, and always using a stop loss order. On September 7th the stock advanced to 253 and he raised his stop on his entire amount to 243. This stop was never reached but on September 14th a rapid advance was on and he bought 300 shares more at 258, giving him a line of 2200 shares of stock. He figured that it should advance on September 16th to around 270. When the market advanced to 272 at this time he sold out his 2200 shares at 272.</text:span><text:span text:style-name="T4"> He cleaned up a profit on this deal of over $80,000.00, </text:span><text:span text:style-name="T3">and as he figured that the stock would make final top around this time he decided to put out a line of short stock and pyramid all the way down, remaining short for the long pull. On September 17th he sold 500 shares of the new Major Motors stock at 138 and 500 shares at 137 and placed a stop on it at 147. <text:s/></text:span><text:span text:style-name="T4"><text:s/>He had made it a rule that after he had made a large </text:span><text:span text:style-name="T3">amount of profits that he would never risk more than 10 per cent of his profits on the first new deal, and that if that deal went wrong and he lost 10 per cent of the </text:span><text:span text:style-name="T4"><text:s/>capital, he would decrease his trading so that the next </text:span><text:span text:style-name="T3">loss would only be 10 per cent of his remaining profits. In this way he figured that the market would have to beat him ten consecutive times for him to lose all the profits he had made, and his studies of past records showed that this could never happen. 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age enabled him to make enormous profits when stocks reached the age where they would have fast moves up or down in a very short time.</text:span><text:span text:style-name="T4"> October, 1927, was a beautiful month in New York. </text:span><text:span text:style-name="T3">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 The great decline in stocks which he forecast for the Fall and Winter of 1927 took place and he made money rapidly on the short side of stocks. He was selling short Central Steel and Major Motors and other stocks. </text:span><text:span text:style-name="T4"><text:s/>He </text:span><text:span text:style-name="T3">had bought Corn and Wheat in October and made big profits later in the year. Money was piling up fast</text:span><text:span text:style-name="T4"> and in the latter part of October, 1927, he had made </text:span><text:span text:style-name="T3">over $300,000.</text:span></text:p>
          </table:table-cell>
          <table:table-cell table:number-columns-repeated="1019"/>
        </table:table-row>
        <table:table-row table:style-name="ro24">
          <table:table-cell table:style-name="ce3" office:value-type="string">
            <text:p>16</text:p>
          </table:table-cell>
          <table:table-cell table:style-name="ce3" office:value-type="string">
            <text:p>201</text:p>
          </table:table-cell>
          <table:table-cell table:style-name="ce3" table:number-columns-repeated="2"/>
          <table:table-cell table:style-name="ce30" office:value-type="string">
            <text:p><text:span text:style-name="T3"><text:s/></text:span><text:span text:style-name="T3">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text:span></text:p>
            <text:p><text:span text:style-name="T3">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text:span><text:span text:style-name="T4"><text:s/>at a figure reported to be around $5.00 per share, and he </text:span><text:span text:style-name="T3">lost control of the gigantic corporation which had made him famous. Later Durant organized a new company and came back fast. He went back into the stock market and in the great Coolidge Bull campaign from 1924 to</text:span></text:p>
            <text:p><text:span text:style-name="T3">1927 was again a dominant factor in General Motors and other stocks and was reputed to have made fifty millions, or more.</text:span></text:p>
          </table:table-cell>
          <table:table-cell table:style-name="ce3"/>
          <table:table-cell table:number-columns-repeated="1018"/>
        </table:table-row>
        <table:table-row table:style-name="ro4">
          <table:table-cell table:style-name="ce3" office:value-type="float" office:value="19">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78" office:value-type="string">
            <text:p><text:span text:style-name="T3">December, 1927, </text:span><text:span text:style-name="T4"><text:s/>stocks had been declining for </text:span><text:span text:style-name="T3">several weeks. This month stocks declined rapidly and Robert was heavily short. Wheat and corn advanced. Robert had been on the right side for several months. Just before Christmas he figured that he would cover his short stocks and wait for a rally which he expected would come in January or February.</text:span></text:p>
          </table:table-cell>
          <table:table-cell table:style-name="ce3"/>
          <table:table-cell table:number-columns-repeated="1018"/>
        </table:table-row>
        <table:table-row table:style-name="ro6">
          <table:table-cell table:style-name="ce6" office:value-type="string">
            <text:p>19</text:p>
          </table:table-cell>
          <table:table-cell table:style-name="ce6" office:value-type="string">
            <text:p>223</text:p>
          </table:table-cell>
          <table:table-cell office:value-type="string">
            <text:p>A few days before Christmas, 1927</text:p>
          </table:table-cell>
          <table:table-cell table:style-name="ce6"/>
          <table:table-cell office:value-type="string">
            <text:p><text:span text:style-name="T3"><text:s/></text:span><text:span text:style-name="T3">A few days before Christmas there was a big decline in the stock market. All kinds of unfavorable rumors were afloat. Business conditions were bad. War clouds were gathering thick in Europe. Newspapers talked of the uncertainties in the new year due to the coming</text:span></text:p>
            <text:p><text:span text:style-name="T3">presidential election. The public had lost confidence and were selling stocks. Robert decided that this was the time to cash in so he covered a big line of Shorts in Major Motors, Central Steel and others.</text:span></text:p>
          </table:table-cell>
          <table:table-cell table:style-name="ce3"/>
          <table:table-cell table:number-columns-repeated="1018"/>
        </table:table-row>
        <table:table-row table:style-name="ro9">
          <table:table-cell office:value-type="string">
            <text:p>20</text:p>
          </table:table-cell>
          <table:table-cell office:value-type="string">
            <text:p>239</text:p>
          </table:table-cell>
          <table:table-cell office:value-type="string">
            <text:p>1928</text:p>
          </table:table-cell>
          <table:table-cell/>
          <table:table-cell table:style-name="ce32" office:value-type="string">
            <text:p><text:span text:style-name="T3"><text:s/></text:span><text:span text:style-name="T3">He had also forecast the rapid advance of certain classes of stocks. During 1928 he had closed a successful bear campaign in Major Motors and was still holding his Right Aeroplane stock, which had continued to advance, and he figured that it would have a big rise during 1929. <text:s/></text:span><text:span text:style-name="T4"><text:s/>After preparing his campaign for the market and </text:span><text:span text:style-name="T3">buying stocks and cotton for the big advance, Walter noticed a great change in Robert. </text:span><text:span text:style-name="T4"><text:s/>His health began to </text:span><text:span text:style-name="T3">fail again, and now that he had achieved great success and completed such wonderful inventions, without Marie to comfort him he would probably break down in health and give up.</text:span></text:p>
          </table:table-cell>
          <table:table-cell table:number-columns-repeated="1019"/>
        </table:table-row>
        <table:table-row table:style-name="ro3">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30"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12" table:number-rows-repeated="1048563">
          <table:table-cell table:number-columns-repeated="1024"/>
        </table:table-row>
        <table:table-row table:style-name="ro12">
          <table:table-cell table:number-columns-repeated="1024"/>
        </table:table-row>
      </table:table>
      <table:table table:name="Spirit and Spirit Lake" table:style-name="ta1" table:print="false">
        <table:table-column table:style-name="co61" table:default-cell-style-name="ce14"/>
        <table:table-column table:style-name="co62" table:default-cell-style-name="ce14"/>
        <table:table-column table:style-name="co63" table:default-cell-style-name="ce14"/>
        <table:table-column table:style-name="co19" table:default-cell-style-name="ce14"/>
        <table:table-column table:style-name="co64" table:default-cell-style-name="ce14"/>
        <table:table-column table:style-name="co65"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15">
          <table:table-cell table:style-name="ce79" table:number-columns-repeated="6"/>
          <table:table-cell table:number-columns-repeated="1018"/>
        </table:table-row>
        <table:table-row table:style-name="ro19">
          <table:table-cell table:style-name="ce80" office:value-type="string">
            <text:p>1</text:p>
          </table:table-cell>
          <table:table-cell table:style-name="ce80" office:value-type="string">
            <text:p>5</text:p>
          </table:table-cell>
          <table:table-cell table:style-name="ce80" office:value-type="string">
            <text:p>No timestamp given, but previous timestamp says that RG is about the age of 5.</text:p>
          </table:table-cell>
          <table:table-cell table:style-name="ce79"/>
          <table:table-cell table:style-name="ce81" office:value-type="string">
            <text:p><text:span text:style-name="T3"><text:s/></text:span><text:span text:style-name="T3">Robert often visited the colored mammies on the plantation and listened to the ghost stories they told, and the</text:span></text:p>
            <text:p><text:span text:style-name="T3">fear was created in his mind of the </text:span><text:span text:style-name="T5">spirits </text:span><text:span text:style-name="T3">that walked in the night. He was often afraid that the goblins would get him if he didn't watch out. One Sunday at </text:span><text:span text:style-name="T4"><text:s/>church, the preacher took for his text Gen. 1: 7, “For </text:span><text:span text:style-name="T3">God has not given us the spirit of fear, but of power and of love and of a sound mind.” When Robert heard this, he wanted to know how it was that we should fear things, if God had not given us the spirit of fear nor created the spirit of fear in us, but gave us a spirit of power and of love and of sound mind. His mother explained to him that the ghost and the fear of the dark which the old darkies told him about, were nothing but superstition, and he should banish it from his mind.</text:span></text:p>
          </table:table-cell>
          <table:table-cell table:style-name="ce79"/>
          <table:table-cell table:number-columns-repeated="1018"/>
        </table:table-row>
        <table:table-row table:style-name="ro44">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2" office:value-type="string">
            <text:p><text:span text:style-name="T3">Story of Spirit Lake: In 1913, Robert suffered a severe illness in the Spring, and for a few months his life was despaired of, but he quickly recovered. Soon after his recovery, his father took him on a fishing trip to Spirit Lake. The old darky of slavery days went along, and while he was putting worms on Robert’s hook, told the story about this lake and why it was named “Spirit Lake.” The old darky said that the spirit of a beautiful lady walked on the waters of the lake at night and that was why they called it Spirit Lake. Long, long years ago, the daughter of a wealthy planter fell in love with a poor but honest boy and after many years of courtship, in which they spent many moonlight nights rowing on the beautiful lake, the time came when they felt that they could no longer be separated. The young man pleaded with her father to consent to their marriage, but he stubbornly refused and threatened to kill the young man if he ever called at his home again. They then planned to elope one night, and as her sweetheart was placing a ladder under the window and helping her to get down, her father shot her lover and killed him. When she found that he was dead, she ran to the lake and drowned herself. They searched for days for her body and one moonlight night they saw her walking on the water. They rowed out </text:span><text:span text:style-name="T4"><text:s/>on the lake and found her body floating on the water. </text:span><text:span text:style-name="T3">He said that the fish would always bite better at full moon, but the darkies were afraid to fish there because the spirit of this beautiful young lady walked on the water. Bobbie came home very much interested and excited and told his mother all about the fish they caught at Spirit Lake and about the story old Moses told him about the spirit walking on the water. He told his mother that the Sunday School teacher had read in the Bible where Christ walked on the water, and he wanted her to explain how this could happen. She told him that all of those things happened in the days of miracles which had passed and no longer happened in these days. Bobbie had a great desire to walk or ride upon the water, and was enthusiastic about bicycles. He told his mother that he intended to build a bicycle some day that he could ride on the water.</text:span></text:p>
          </table:table-cell>
          <table:table-cell table:number-columns-repeated="1019"/>
        </table:table-row>
        <table:table-row table:style-name="ro3">
          <table:table-cell office:value-type="string">
            <text:p>3</text:p>
          </table:table-cell>
          <table:table-cell office:value-type="string">
            <text:p>34</text:p>
          </table:table-cell>
          <table:table-cell office:value-type="string">
            <text:p>No timestamp given.</text:p>
          </table:table-cell>
          <table:table-cell/>
          <table:table-cell table:style-name="ce12" office:value-type="string">
            <text:p><text:span text:style-name="T3">From the poem on love: Love symbolizes the everlasting, for it is the </text:span><text:span text:style-name="T5">spirit</text:span><text:span text:style-name="T3"> of the beginning, and its wonderful radiance of color decks each sunrise and sunset.</text:span></text:p>
          </table:table-cell>
          <table:table-cell table:number-columns-repeated="1019"/>
        </table:table-row>
        <table:table-row table:style-name="ro45">
          <table:table-cell office:value-type="string">
            <text:p>5</text:p>
          </table:table-cell>
          <table:table-cell office:value-type="string">
            <text:p>51</text:p>
          </table:table-cell>
          <table:table-cell office:value-type="string">
            <text:p>No timestamp given.</text:p>
          </table:table-cell>
          <table:table-cell/>
          <table:table-cell table:style-name="ce12" office:value-type="string">
            <text:p><text:span text:style-name="T37">From</text:span><text:span text:style-name="T4"> the plan for a great airplane in Ezekiel 1: 4-16: And they went every one straight forward; whither the</text:span></text:p>
            <text:p><text:span text:style-name="T3">spirit was to go; they went; and they turned not when they went.</text:span></text:p>
          </table:table-cell>
          <table:table-cell table:number-columns-repeated="1019"/>
        </table:table-row>
        <table:table-row table:style-name="ro7">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2" office:value-type="string">
            <text:p><text:span text:style-name="T3"><text:s/></text:span><text:span text:style-name="T3">From that time on, Robert counted the minutes, in anticipation of the great happiness of the following</text:span></text:p>
            <text:p><text:span text:style-name="T3">Sunday when they would be married in St. Louis. He was strongly attracted to St. Louis because Lindbergh had left from there in the</text:span><text:span text:style-name="T5"> "Spirit of St. Louis,"</text:span><text:span text:style-name="T3"> on his 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6">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4"><text:s/></text:span></text:p>
            <text:p><text:span text:style-name="T4">Ah no, my dear Bible, revealer of light,</text:span></text:p>
            <text:p><text:span text:style-name="T3">Thou sword of the spirit, put error to flight;</text:span></text:p>
            <text:p><text:span text:style-name="T3">And still thru life’s journey, until the last sigh;</text:span></text:p>
            <text:p><text:span text:style-name="T3">We’ll travel together, my Bible and I.”</text:span></text:p>
          </table:table-cell>
          <table:table-cell table:number-columns-repeated="1019"/>
        </table:table-row>
        <table:table-row table:style-name="ro19">
          <table:table-cell table:style-name="ce23" office:value-type="string">
            <text:p>14</text:p>
          </table:table-cell>
          <table:table-cell table:style-name="ce23" office:value-type="float" office:value="180">
            <text:p>180</text:p>
          </table:table-cell>
          <table:table-cell table:style-name="ce23" office:value-type="string">
            <text:p>Monday, June 13, 1927, in New York.</text:p>
          </table:table-cell>
          <table:table-cell table:style-name="ce23"/>
          <table:table-cell table:style-name="ce23" office:value-type="string">
            <text:p><text:span text:style-name="T3"><text:s/></text:span><text:span text:style-name="T3">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Captain Lindbergh and his plane, </text:span><text:span text:style-name="T5">“The Spirit of St. Louis,”</text:span><text:span text:style-name="T3"> for Robert was dreaming of the day when he would complete his own great plane according to Ezekiel’s plan. Robert went to his room and spent the balance of the day reading the Bible and working out future cycles on wars.</text:span></text:p>
            <text:p><text:span text:style-name="T3">Figured that great opportunities would come for making money in the Stock and Commodity markets, and that he was going to make a great financial success and carry out his plans.</text:span></text:p>
          </table:table-cell>
          <table:table-cell table:style-name="ce23" office:value-type="string">
            <text:p>This plane mentioned on page 111.</text:p>
          </table:table-cell>
          <table:table-cell table:style-name="ce23"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2"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style-name="Default"/>
          <table:table-cell table:number-columns-repeated="1018"/>
        </table:table-row>
        <table:table-row table:style-name="ro6">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2"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1">appearance of Marie may have been a spiritual apparition.</text:span></text:p>
          </table:table-cell>
          <table:table-cell table:number-columns-repeated="1019"/>
        </table:table-row>
        <table:table-row table:style-name="ro46">
          <table:table-cell office:value-type="string">
            <text:p>21</text:p>
          </table:table-cell>
          <table:table-cell office:value-type="string">
            <text:p>253</text:p>
          </table:table-cell>
          <table:table-cell office:value-type="string">
            <text:p>No timestamp given.</text:p>
          </table:table-cell>
          <table:table-cell/>
          <table:table-cell table:style-name="ce82" office:value-type="string">
            <text:p><text:span text:style-name="T32">From the legend of Silver Springs: "Aunt Silly," she gasped, "I am a dying woman; I am very near to God; I have talked with Him, and He has answered me. My will has been crushed in life, I swear it shall not in death. Before twenty-four hours Claire Douglass shall join me in the crystal cavern of Silver Springs. If you do not grant my request every </text:span><text:span text:style-name="T38">spirit</text:span><text:span text:style-name="T5"> </text:span><text:span text:style-name="T32">of evil shall surround you. Palsied and blind you shall grow, and deaf -- deaf to every sound but the ghosts of the dead, which shall pursue you by day and haunt you by night. Do you swear to obey my dying request, or will you refuse me, and reap the prophecy of a dying woman, which shall rest upon your cowardly head for refusing to obey God's will?"</text:span></text:p>
          </table:table-cell>
          <table:table-cell table:number-columns-repeated="1019"/>
        </table:table-row>
        <table:table-row table:style-name="ro47">
          <table:table-cell office:value-type="string">
            <text:p>21</text:p>
          </table:table-cell>
          <table:table-cell office:value-type="string">
            <text:p>255</text:p>
          </table:table-cell>
          <table:table-cell office:value-type="string">
            <text:p>No timestamp given.</text:p>
          </table:table-cell>
          <table:table-cell/>
          <table:table-cell table:style-name="ce56" office:value-type="string">
            <text:p><text:span text:style-name="T3"><text:s/></text:span><text:span text:style-name="T39">From the legend of Silver Springs: <text:s/></text:span><text:span text:style-name="T3">Suddenly the boiling of the water ceased, and out upon a rock in its transparent depths, like a broken, beautiful lily, lay Bernice Mayo, her golden hair floating on the sand, her dead face smiling placidly, as if at last a halo of peace had descended upon the tired </text:span><text:span text:style-name="T38">spirit</text:span><text:span text:style-name="T3">, and the broken heart had found rest. With a wild cry that pierced even the heart of the mother, who for the last time in life gazed upon the dead face of her child, Claire Douglass dashed overboard, diving deeper, ever deeper, until he caught in his arms the little figure of his dead love.</text:span></text:p>
          </table:table-cell>
          <table:table-cell table:number-columns-repeated="1019"/>
        </table:table-row>
        <table:table-row table:style-name="ro21">
          <table:table-cell office:value-type="string">
            <text:p>22</text:p>
          </table:table-cell>
          <table:table-cell office:value-type="string">
            <text:p>258, 259</text:p>
          </table:table-cell>
          <table:table-cell table:style-name="ce64" office:value-type="string">
            <text:p>If the Sunday referenced is the first Sunday after March 5, 1929, then the date would be March 10, 1929 (afternoon).</text:p>
          </table:table-cell>
          <table:table-cell/>
          <table:table-cell table:style-name="ce13" office:value-type="string">
            <text:p><text:s/>Robert asked the man who was rowing the boat to row<text:span text:style-name="T4"> back to the place where the face of the </text:span><text:span text:style-name="T8">spirit bride</text:span></text:p>
            <text:p><text:span text:style-name="T3">showed in the water and as he looked down at the face again, he thought of Marie and this is what he said: "Most beautiful face in all the world, best beloved eyes that inspired the best in me, the days pass by on leaden wings, when only in memory your dear eyes shine for me." Somehow the beautiful waters and the scenery inspired a new hope in Robert, for love must ever inspire hope in man when his faith in a woman 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64" office:value-type="string">
            <text:p>If the Sunday referenced is the first Sunday after March 5, 1929, then the date would be March 10, 1929 (afternoon).</text:p>
          </table:table-cell>
          <table:table-cell/>
          <table:table-cell table:style-name="ce12" office:value-type="string">
            <text:p><text:span text:style-name="T3"><text:s/></text:span><text:span text:style-name="T3">He telegraphed the hotel in Palm Beach and after making a search, they reported that they were unable to find the</text:span></text:p>
            <text:p><text:span text:style-name="T3">letter. Lady Bersford realized the keen disappointment that the loss of this mysterious letter had brought Robert, so she told him that </text:span><text:span text:style-name="T5">she would use her spiritual powers every way possible to solve the mystery of the letter and try to help him find Marie</text:span><text:span text:style-name="T3">, and that if he would leave her alone in silence that night, the following day she would report to him the information she received.</text:span></text:p>
          </table:table-cell>
          <table:table-cell table:number-columns-repeated="1019"/>
        </table:table-row>
        <table:table-row table:style-name="ro11" table:number-rows-repeated="3">
          <table:table-cell table:number-columns-repeated="1024"/>
        </table:table-row>
        <table:table-row table:style-name="ro34">
          <table:table-cell office:value-type="string">
            <text:p>22</text:p>
          </table:table-cell>
          <table:table-cell office:value-type="string">
            <text:p>260, 261</text:p>
          </table:table-cell>
          <table:table-cell table:style-name="ce64" office:value-type="string">
            <text:p>If the previous timestamp Sunday is March 10, 1929, then this Monday would be March 11, 1929, at 6:48 am.</text:p>
          </table:table-cell>
          <table:table-cell/>
          <table:table-cell table:style-name="ce12" office:value-type="string">
            <text:p><text:span text:style-name="T3"><text:s/></text:span><text:span text:style-name="T3">Robert arose early the next morning and decided that he would go to Silver Springs and see this beautiful spot </text:span><text:span text:style-name="T5">just as the sun was rising</text:span><text:span text:style-name="T3">. It was a beautiful morning and he rode out upon the waters, listened to the</text:span><text:span text:style-name="T4"> songs of the birds, watched the beautiful fish running </text:span><text:span text:style-name="T3">to and fro in the clear waters. He again thought of the story of the spirit bride whom the legend said appeared upon the waters on moonlight nights. His mind went back to the fishing trip at </text:span><text:span text:style-name="T5">Spirit Lake,</text:span><text:span text:style-name="T3">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facts are stubborn things and we must face them?' " For a</text:span></text:p>
            <text:p><text:span text:style-name="T3">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he man who was rowing the boat, noticed that Robert had fallen into a death-like silence. He asked him if he was ready to return. Robert awakened as if by a</text:span></text:p>
            <text:p><text:span text:style-name="T3">shot and said "Yes."</text:span></text:p>
          </table:table-cell>
          <table:table-cell table:number-columns-repeated="1019"/>
        </table:table-row>
        <table:table-row table:style-name="ro48">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Lady Bersford said that </text:span><text:span text:style-name="T5">Laughing Waters' spirit</text:span><text:span text:style-name="T3"> told her that after she drowned herself and </text:span><text:span text:style-name="T5">her spirit was released</text:span><text:span text:style-name="T3">,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text:span><text:span text:style-name="T5"> It was the spirit of Marie that Robert saw on the </text:span><text:span text:style-name="T8"><text:s/>streets in Paris. </text:span><text:span text:style-name="T4">Marie was not there and never had </text:span><text:span text:style-name="T3">been, but Robert loved her so much and longed for her until Marie's spirit, which had always been closely in touch with Robert, was able to leave her body and appear to comfort him. </text:span><text:span text:style-name="T5">It was Marie’s spirit he saw at the ballroom. She was not there at all. </text:span><text:span text:style-name="T3">It occurred because Robert needed some hope and encouragement to go on and wait until the proper time when Marie would return to him. The mysterious letter never existed. 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text:span><text:span text:style-name="T5">when her spirit appeared he expected a message, a letter, or some communication, and he really thought she dropped a letter. </text:span><text:span text:style-name="T3">This power so strongly impressed the subconscious mind that</text:span><text:span text:style-name="T6"> he was able to make other people feel, believe and see the letter</text:span><text:span text:style-name="T3">,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text:span><text:span text:style-name="T5"> removed the impression </text:span><text:span text:style-name="T3">from Robert's subconscious mind and when he went to look for the letter, of course it was not there, and never was because it only existed in his subconscious mind." </text:span></text:p>
          </table:table-cell>
          <table:table-cell table:number-columns-repeated="1019"/>
        </table:table-row>
        <table:table-row table:style-name="ro19">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Robert remained a few days longer at Silver Springs. 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honor of any man on earth except Jesus Christ, because he was following the law of love and that law would bring to him his own Marie and he would spend many happy years with her. She told him that the </text:span><text:span text:style-name="T8">great Chief whose spirit was with her</text:span><text:span text:style-name="T4">, had confirmed all </text:span><text:span text:style-name="T3">she had told them.</text:span></text:p>
          </table:table-cell>
          <table:table-cell table:number-columns-repeated="1019"/>
        </table:table-row>
        <table:table-row table:style-name="ro5">
          <table:table-cell office:value-type="string">
            <text:p>28</text:p>
          </table:table-cell>
          <table:table-cell office:value-type="string">
            <text:p>321</text:p>
          </table:table-cell>
          <table:table-cell office:value-type="string">
            <text:p>Morning of October 3, 1931.</text:p>
          </table:table-cell>
          <table:table-cell/>
          <table:table-cell table:style-name="ce12" office:value-type="string">
            <text:p><text:span text:style-name="T3"><text:s/></text:span><text:span text:style-name="T3">As Colonel Gordon made his way to headquarters to report to General Pearson, he thought of what he had read in</text:span></text:p>
            <text:p><text:span text:style-name="T3">the Acts 2: 17: </text:span><text:span text:style-name="T5">“And it shall come to pass in the last days, saith God, I will pour out of my Spirit upon all flesh: and your sons and your daughters shall prophesy, and your young men shall see visions, and your old men shall dream dreams: and I will shew wonders in heaven above, and signs in the earth beneath; blood, and fire, and vapour of smoke.”</text:span><text:span text:style-name="T3"> He thought of how </text:span><text:span text:style-name="T5">he had dreamed </text:span><text:span text:style-name="T3">and prophesied and how he had believed the Bible knowing that these terrible things would come in the latter days.</text:span></text:p>
          </table:table-cell>
          <table:table-cell table:number-columns-repeated="1019"/>
        </table:table-row>
        <table:table-row table:style-name="ro21">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2" office:value-type="string">
            <text:p><text:span text:style-name="T3"><text:s/></text:span><text:span text:style-name="T3">We will take no territory nor demand any indemnity. We will retain the gold supply of the world but will follow the admonition of Jesus Christ when he said 'Feed my Lambs.' We will lend a helping hand to any nation that needs it. You are to return to your homes and loved ones and tell them that the </text:span><text:span text:style-name="T5">spirit of God, which is all-powerful and able</text:span></text:p>
            <text:p><text:span text:style-name="T5">to destroy</text:span><text:span text:style-name="T3">, is ever merciful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14">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82" office:value-type="string">
            <text:p><text:span text:style-name="T32">"In closing, I request that one of the terms of peace shall be that New York City shall be the capital of the United Kingdom of the World; that the plan of the future shall be according to Ezekiel. The Bible is replete with references thruout of a rebirth. </text:span><text:span text:style-name="T5">Jesus said 'Ye must be born again of water and of the spirit.' A change of name is referred to many times.</text:span><text:span text:style-name="T32"> Jesus said 'I will give him a new name.' The United Kingdom of the World shall be the new name. Jesus said 'I will be their God and there shall be no more War.' In Ezekiel 48: 35, his last prophecy was 'And the name of</text:span></text:p>
            <text:p><text:span text:style-name="T32">that city from that day shall be THE LORD IS THERE.' New York City, which is to be the capital of the United Kingdom of the World and which has been </text:span><text:span text:style-name="T40"><text:s/>known as the most wicked city in the world, is now to </text:span><text:span text:style-name="T32">be the capital of the land of love and liberty, because the victory which united the world was won from there. I christen it 'THE CITY OF THE LORD.' May you so live that the world may know by the acts and justice of this great city that THE LORD IS THERE. I thank you, one and all."</text:span></text:p>
          </table:table-cell>
          <table:table-cell table:number-columns-repeated="1019"/>
        </table:table-row>
        <table:table-row table:style-name="ro12" table:number-rows-repeated="1048551">
          <table:table-cell table:number-columns-repeated="1024"/>
        </table:table-row>
        <table:table-row table:style-name="ro12">
          <table:table-cell table:number-columns-repeated="1024"/>
        </table:table-row>
      </table:table>
      <table:table table:name="San Francisco" table:style-name="ta1" table:print="false">
        <table:table-column table:style-name="co21" table:default-cell-style-name="ce6"/>
        <table:table-column table:style-name="co66" table:default-cell-style-name="ce6"/>
        <table:table-column table:style-name="co67" table:default-cell-style-name="ce6"/>
        <table:table-column table:style-name="co23" table:default-cell-style-name="ce6"/>
        <table:table-column table:style-name="co68" table:default-cell-style-name="ce14"/>
        <table:table-column table:style-name="co69" table:default-cell-style-name="ce14"/>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6" table:number-columns-repeated="1018"/>
        </table:table-row>
        <table:table-row table:style-name="ro11">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3">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1">two days</text:span> by some war machine. <text:s/></text:p>
          </table:table-cell>
          <table:table-cell table:number-columns-repeated="1019"/>
        </table:table-row>
        <table:table-row table:style-name="ro12" table:number-rows-repeated="1048572">
          <table:table-cell table:number-columns-repeated="1024"/>
        </table:table-row>
        <table:table-row table:style-name="ro12">
          <table:table-cell table:number-columns-repeated="1024"/>
        </table:table-row>
      </table:table>
      <table:table table:name="Texarkana" table:style-name="ta1" table:print="false">
        <table:table-column table:style-name="co70" table:default-cell-style-name="ce3"/>
        <table:table-column table:style-name="co20" table:default-cell-style-name="ce3"/>
        <table:table-column table:style-name="co71" table:default-cell-style-name="ce3"/>
        <table:table-column table:style-name="co69" table:default-cell-style-name="ce3"/>
        <table:table-column table:style-name="co72" table:default-cell-style-name="ce3"/>
        <table:table-column table:style-name="co73"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number-columns-repeated="2" office:value-type="float" office:value="1">
            <text:p>1</text:p>
          </table:table-cell>
          <table:table-cell office:value-type="string">
            <text:p>June 9, 1906</text:p>
          </table:table-cell>
          <table:table-cell/>
          <table:table-cell office:value-type="string">
            <text:p>RG is born. <text:s/>In<text:span text:style-name="T4"> the extreme northeastern corner of the Lone Star</text:span></text:p>
            <text:p><text:span text:style-name="T3">State of Texas, about eight miles west of Texarkana,</text:span></text:p>
            <text:p><text:span text:style-name="T3">in a lonely farm-house on Sunday morning, June</text:span></text:p>
            <text:p><text:span text:style-name="T3">10</text:span><text:span text:style-name="T41">th</text:span><text:span text:style-name="T3"> , Amelia Gordon turned over in her bed and</text:span></text:p>
            <text:p><text:span text:style-name="T3">watched the sunlight streaming thru the window on</text:span></text:p>
            <text:p><text:span text:style-name="T3">the head of her new-born son. She had always hoped</text:span></text:p>
            <text:p><text:span text:style-name="T3">that this, her third son, would be born on Sunday, but</text:span></text:p>
            <text:p><text:span text:style-name="T3">he was born late Saturday night, June 9</text:span><text:span text:style-name="T41">th</text:span><text:span text:style-name="T3"> , 1906.</text:span></text:p>
          </table:table-cell>
          <table:table-cell table:number-columns-repeated="1019"/>
        </table:table-row>
        <table:table-row table:style-name="ro12" table:number-rows-repeated="1048573">
          <table:table-cell table:number-columns-repeated="1024"/>
        </table:table-row>
        <table:table-row table:style-name="ro12">
          <table:table-cell table:number-columns-repeated="1024"/>
        </table:table-row>
      </table:table>
      <table:table table:name="Hotels" table:style-name="ta1" table:print="false">
        <table:table-column table:style-name="co19" table:default-cell-style-name="Default"/>
        <table:table-row table:style-name="ro1">
          <table:table-cell/>
        </table:table-row>
      </table:table>
      <table:table table:name="New York" table:style-name="ta1" table:print="false">
        <table:table-column table:style-name="co21" table:number-columns-repeated="2" table:default-cell-style-name="ce3"/>
        <table:table-column table:style-name="co74" table:default-cell-style-name="ce3"/>
        <table:table-column table:style-name="co75" table:default-cell-style-name="ce3"/>
        <table:table-column table:style-name="co76" table:default-cell-style-name="ce3"/>
        <table:table-column table:style-name="co74"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Paris"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St. Louis" table:style-name="ta1" table:print="false">
        <table:table-column table:style-name="co19" table:default-cell-style-name="Default"/>
        <table:table-row table:style-name="ro11">
          <table:table-cell/>
        </table:table-row>
      </table:table>
      <table:table table:name="Dallas" table:style-name="ta1" table:print="false">
        <table:table-column table:style-name="co19" table:default-cell-style-name="Default"/>
        <table:table-row table:style-name="ro11">
          <table:table-cell/>
        </table:table-row>
      </table:table>
      <table:table table:name="Mother"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8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84" table:number-columns-repeated="4"/>
          <table:table-cell table:number-columns-repeated="1018"/>
        </table:table-row>
        <table:table-row table:style-name="ro15">
          <table:table-cell table:style-name="ce83" office:value-type="string">
            <text:p>rluu: I need to go back through the events listed below and enter the timestamps given in TTTA, if there is one for the event</text:p>
          </table:table-cell>
          <table:table-cell table:style-name="ce84" table:number-columns-repeated="5"/>
          <table:table-cell table:number-columns-repeated="1018"/>
        </table:table-row>
        <table:table-row table:style-name="ro15">
          <table:table-cell table:style-name="ce83"/>
          <table:table-cell table:style-name="ce84" table:number-columns-repeated="5"/>
          <table:table-cell table:number-columns-repeated="101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6">
          <table:table-cell table:number-columns-repeated="2" office:value-type="string">
            <text:p>1</text:p>
          </table:table-cell>
          <table:table-cell office:value-type="string">
            <text:p>A few months before RG's birth, April 1906.</text:p>
          </table:table-cell>
          <table:table-cell/>
          <table:table-cell table:style-name="ce30" office:value-type="string">
            <text:p><text:span text:style-name="T3">RG's </text:span><text:span text:style-name="T5">mother had suffered a severe shock </text:span><text:span text:style-name="T3">on account of the death of her oldest son in the San Francisco earthquake in April, and for a time it was </text:span><text:span text:style-name="T5">feared</text:span><text:span text:style-name="T3"> that her third son might never be born to live. </text:span><text:span text:style-name="T5">She was happy this Sunday morning </text:span><text:span text:style-name="T3">when she looked at her bouncing baby boy, dreamed of his future, and thought of what his name should be.</text:span></text:p>
          </table:table-cell>
          <table:table-cell table:number-columns-repeated="1019"/>
        </table:table-row>
        <table:table-row table:style-name="ro4">
          <table:table-cell office:value-type="string">
            <text:p>1</text:p>
          </table:table-cell>
          <table:table-cell office:value-type="string">
            <text:p>2</text:p>
          </table:table-cell>
          <table:table-cell table:number-columns-repeated="2"/>
          <table:table-cell table:style-name="ce30" office:value-type="string">
            <text:p><text:span text:style-name="T3"><text:s/></text:span><text:span text:style-name="T3">When Robert was a little over two years old, his </text:span><text:span text:style-name="T5">mother gave birth to a girl,</text:span><text:span text:style-name="T3"> the first born to her, but still </text:span><text:span text:style-name="T5">she showed great interest in Robert</text:span><text:span text:style-name="T3">; talked much of his future and took great interest in teaching him to live according to the Bible.</text:span></text:p>
          </table:table-cell>
          <table:table-cell table:number-columns-repeated="1019"/>
        </table:table-row>
        <table:table-row table:style-name="ro19">
          <table:table-cell office:value-type="string">
            <text:p>1</text:p>
          </table:table-cell>
          <table:table-cell office:value-type="string">
            <text:p>4</text:p>
          </table:table-cell>
          <table:table-cell table:number-columns-repeated="2"/>
          <table:table-cell table:style-name="ce30" office:value-type="string">
            <text:p><text:span text:style-name="T3">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text:span><text:span text:style-name="T5">mother set an example more by her love and devotion than by words; that a mother's actions would influence a child more than anything she could say, and this was the great silent Teaching.</text:span></text:p>
          </table:table-cell>
          <table:table-cell table:number-columns-repeated="1019"/>
        </table:table-row>
        <table:table-row table:style-name="ro5">
          <table:table-cell office:value-type="string">
            <text:p>2</text:p>
          </table:table-cell>
          <table:table-cell office:value-type="string">
            <text:p>8</text:p>
          </table:table-cell>
          <table:table-cell table:number-columns-repeated="2"/>
          <table:table-cell table:style-name="ce30" office:value-type="string">
            <text:p><text:span text:style-name="T3">His </text:span><text:span text:style-name="T5">mother spent many anxious months and worried with the children</text:span><text:span text:style-name="T3"> while Capt. Gordon was away at war. She prayed that war would be ended for all time. </text:span><text:span text:style-name="T4"><text:s/>While the tragic </text:span><text:span text:style-name="T3">death of your brother Herbert in San Francisco was </text:span><text:span text:style-name="T5">a shock that I have never fully recovered from</text:span><text:span text:style-name="T3">, yet I had rather know that he went that way than to have him go to war and lose his life. I remember well the </text:span><text:span text:style-name="T5">many sleepless nights that I have passed thru</text:span><text:span text:style-name="T3"> while your father was away at war and how</text:span><text:span text:style-name="T5"> happy I was when he returned</text:span><text:span text:style-name="T3">. I prayed to God then that war might be ended and that none of my sons would ever have to go to war.”</text:span></text:p>
          </table:table-cell>
          <table:table-cell table:number-columns-repeated="1019"/>
        </table:table-row>
        <table:table-row table:style-name="ro21">
          <table:table-cell office:value-type="string">
            <text:p>2</text:p>
          </table:table-cell>
          <table:table-cell office:value-type="string">
            <text:p>9</text:p>
          </table:table-cell>
          <table:table-cell table:number-columns-repeated="2"/>
          <table:table-cell table:style-name="ce30"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3">
          <table:table-cell office:value-type="string">
            <text:p>2</text:p>
          </table:table-cell>
          <table:table-cell office:value-type="string">
            <text:p>10</text:p>
          </table:table-cell>
          <table:table-cell table:number-columns-repeated="2"/>
          <table:table-cell table:style-name="ce30" office:value-type="string">
            <text:p><text:span text:style-name="T3">His </text:span><text:span text:style-name="T5">mother was always in sympathy</text:span><text:span text:style-name="T3"> with Robert and tried to encourage him, but she could never get him to take an interest in working on a farm.</text:span></text:p>
          </table:table-cell>
          <table:table-cell table:number-columns-repeated="1019"/>
        </table:table-row>
        <table:table-row table:style-name="ro19">
          <table:table-cell office:value-type="string">
            <text:p>2</text:p>
          </table:table-cell>
          <table:table-cell office:value-type="string">
            <text:p>11</text:p>
          </table:table-cell>
          <table:table-cell table:number-columns-repeated="2"/>
          <table:table-cell table:style-name="ce30" office:value-type="string">
            <text:p><text:span text:style-name="T3">His </text:span><text:span text:style-name="T5">mother was very proud of him</text:span><text:span text:style-name="T3"> and said “Bobbie, one day your dream of becoming a great inventor will he realized. You have not been wasting your time tinkering around with your father’s tools trying to make things.” His brother, Ralph, continued to call him “Fool Bobbie” and “Mother’s dream”; said he would never amount to anything because he wouldn’t work on</text:span></text:p>
            <text:p><text:span text:style-name="T3">the farm like the rest of them. Bobbie always found a willing listener in his mother. She helped him with his studies in school and encouraged him in every way and showed that </text:span><text:span text:style-name="T5">she believed in him and had faith that one day he would be a great man</text:span><text:span text:style-name="T3">. This encouraged him to do greater things.</text:span></text:p>
          </table:table-cell>
          <table:table-cell table:number-columns-repeated="1019"/>
        </table:table-row>
        <table:table-row table:style-name="ro6">
          <table:table-cell office:value-type="string">
            <text:p>2</text:p>
          </table:table-cell>
          <table:table-cell office:value-type="string">
            <text:p>14</text:p>
          </table:table-cell>
          <table:table-cell office:value-type="string">
            <text:p>July 1919</text:p>
          </table:table-cell>
          <table:table-cell/>
          <table:table-cell table:style-name="ce30" office:value-type="string">
            <text:p><text:span text:style-name="T3">Along in July, RG met with a serious accident. The automobile was overturned and Robert’s</text:span></text:p>
            <text:p><text:span text:style-name="T3">arm was broken, and he suffered internal injuries. He was taken to the hospital where he lay for several weeks before recovery. His </text:span><text:span text:style-name="T5">mother was very much worried and alarmed</text:span><text:span text:style-name="T3"> over this accident,</text:span></text:p>
          </table:table-cell>
          <table:table-cell table:number-columns-repeated="1019"/>
        </table:table-row>
        <table:table-row table:style-name="ro19">
          <table:table-cell office:value-type="string">
            <text:p>2</text:p>
          </table:table-cell>
          <table:table-cell office:value-type="string">
            <text:p>16</text:p>
          </table:table-cell>
          <table:table-cell table:number-columns-repeated="2"/>
          <table:table-cell table:style-name="ce30" office:value-type="string">
            <text:p><text:span text:style-name="T3">These disagreements and disputes with his brother were very </text:span><text:span text:style-name="T5">annoying and disappointing to Robert’s mother</text:span><text:span text:style-name="T3">, because she wanted the children to get along in peace. Robert told his mother that on account of his brother he would never live at home again; that he would continue to stay in Texarkana and go to school until he had finished his education, and then he would go to work for Mr. Kennelworth. His </text:span><text:span text:style-name="T5">mother had great faith in him </text:span><text:span text:style-name="T3">and told him that she knew everything would come out all right for him, and that he should study hard, make the most of his opportunities, and prepare for the position Mr. Kennelworth was going to give him upon completing his studies.</text:span></text:p>
          </table:table-cell>
          <table:table-cell table:number-columns-repeated="1019"/>
        </table:table-row>
        <table:table-row table:style-name="ro7">
          <table:table-cell office:value-type="string">
            <text:p>2</text:p>
          </table:table-cell>
          <table:table-cell office:value-type="string">
            <text:p>16</text:p>
          </table:table-cell>
          <table:table-cell table:number-columns-repeated="2"/>
          <table:table-cell table:style-name="ce30" office:value-type="string">
            <text:p><text:span text:style-name="T3">His </text:span><text:span text:style-name="T5">mother had always petted him</text:span><text:span text:style-name="T3"> because of his severe illnesses and accident, and his father often referred to him as his </text:span><text:span text:style-name="T5">mother’s burden or his mother’s problem</text:span><text:span text:style-name="T3">. But </text:span><text:span text:style-name="T5">she had great faith in young Robert </text:span><text:span text:style-name="T3">because he clung so strongly to religion, believing in the Bible.</text:span></text:p>
          </table:table-cell>
          <table:table-cell table:number-columns-repeated="1019"/>
        </table:table-row>
        <table:table-row table:style-name="ro9">
          <table:table-cell office:value-type="string">
            <text:p>2</text:p>
          </table:table-cell>
          <table:table-cell office:value-type="string">
            <text:p>20</text:p>
          </table:table-cell>
          <table:table-cell table:number-columns-repeated="2"/>
          <table:table-cell table:style-name="ce30" office:value-type="string">
            <text:p><text:span text:style-name="T3">It made RG realize the </text:span><text:span text:style-name="T5">love that he owed to his mother, whose great faith and love had helped to lay the foundation</text:span><text:span text:style-name="T3"> for his future career. <text:s/></text:span><text:span text:style-name="T4"><text:s/>He thought about what the preacher said – that a man </text:span><text:span text:style-name="T3">deserts father and </text:span><text:span text:style-name="T5">mother</text:span><text:span text:style-name="T3"> to cleave unto his wife, and that this was as it should be. He had always felt his </text:span><text:span text:style-name="T5">greatest love for his mother, but now for the first time in his life he began to think of love for another woman.</text:span></text:p>
          </table:table-cell>
          <table:table-cell table:number-columns-repeated="1019"/>
        </table:table-row>
        <table:table-row table:style-name="ro23">
          <table:table-cell/>
          <table:table-cell office:value-type="string">
            <text:p>22</text:p>
          </table:table-cell>
          <table:table-cell table:number-columns-repeated="2"/>
          <table:table-cell table:style-name="ce30" office:value-type="string">
            <text:p><text:span text:style-name="T3"><text:s/></text:span><text:span text:style-name="T3">The following Sunday, he went home to the country to see his mother, and told her the story of the new love affair. “Bobbie,” said his mother, “you are little over fifteen years old, and this is only puppy love, or what they call school-boy and school-girl love. It will soon pass away, but there is no harm in it. Love is a great thing and some day you will meet the right girl, but there is no use being in any hurry about it.” Bobbie told his mother that Marie was the only girl in the world for him, and that he would live and work for her; that if he couldn’t marry Marie he never</text:span></text:p>
            <text:p><text:span text:style-name="T3">wanted any other girl. His mother laughed at this and told him that they all thought that way over the first love affair, but that after a while, as the years went by and he met the real one, this would all pass away. However, she did tell Bobbie that she had never forgotten her first love, as there is something different about the first love, 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30" office:value-type="string">
            <text:p><text:span text:style-name="T3">She saw that this love was a great stimulator for Robert and that his ambitions were greater than ever. He told his mother that he was going to Sunday School every Sunday and that he was studying hard, reading the Bible and learning a lot, and that he was preparing to be a great man. His mother said, “</text:span><text:span text:style-name="T5">Bobbie, I have always had great faith in you</text:span><text:span text:style-name="T3">, and I know that one day </text:span><text:span text:style-name="T5">my dream will come true</text:span><text:span text:style-name="T3">, and you will do something that will make me very proud of you.”</text:span></text:p>
          </table:table-cell>
          <table:table-cell table:number-columns-repeated="1019"/>
        </table:table-row>
        <table:table-row table:style-name="ro7">
          <table:table-cell/>
          <table:table-cell office:value-type="string">
            <text:p>25</text:p>
          </table:table-cell>
          <table:table-cell table:number-columns-repeated="2"/>
          <table:table-cell table:style-name="ce30" office:value-type="string">
            <text:p><text:span text:style-name="T3">1926 was to be one of the most eventful years in the life of Robert Gordon. In the Spring his father died suddenly, and after a </text:span><text:span text:style-name="T5">consultation with his mother</text:span><text:span text:style-name="T3">, it was decided that he should leave his position, return to the farm and help them to get things straightened out</text:span></text:p>
          </table:table-cell>
          <table:table-cell table:number-columns-repeated="1019"/>
        </table:table-row>
        <table:table-row table:style-name="ro3">
          <table:table-cell/>
          <table:table-cell office:value-type="string">
            <text:p>37</text:p>
          </table:table-cell>
          <table:table-cell table:number-columns-repeated="2"/>
          <table:table-cell table:style-name="ce30" office:value-type="string">
            <text:p><text:span text:style-name="T3">Grasp one quickly and carry it thru life, for these are the lilies of faith which s</text:span><text:span text:style-name="T5">mother</text:span><text:span text:style-name="T3"> out all the foul weeds in the garden.</text:span></text:p>
          </table:table-cell>
          <table:table-cell table:number-columns-repeated="1019"/>
        </table:table-row>
        <table:table-row table:style-name="ro7">
          <table:table-cell/>
          <table:table-cell office:value-type="string">
            <text:p>54</text:p>
          </table:table-cell>
          <table:table-cell table:number-columns-repeated="2"/>
          <table:table-cell table:style-name="ce30" office:value-type="string">
            <text:p><text:span text:style-name="T3">Ezekiel 16: 1 and 44:</text:span></text:p>
            <text:p><text:span text:style-name="T3">Again the word of the Lord came unto me, saying,</text:span></text:p>
            <text:p><text:span text:style-name="T3">Behold, every one that useth proverbs shall use this proverb</text:span></text:p>
            <text:p><text:span text:style-name="T3">against thee, saying, As is the mother, so is her daughter.</text:span></text:p>
          </table:table-cell>
          <table:table-cell office:value-type="string">
            <text:p>Note that RG's mother had a daughter.</text:p>
          </table:table-cell>
          <table:table-cell table:number-columns-repeated="1018"/>
        </table:table-row>
        <table:table-row table:style-name="ro2">
          <table:table-cell/>
          <table:table-cell office:value-type="string">
            <text:p>64</text:p>
          </table:table-cell>
          <table:table-cell table:number-columns-repeated="2"/>
          <table:table-cell table:style-name="ce32" office:value-type="string">
            <text:p><text:s/>Give my <text:span text:style-name="T1">love to mother</text:span>, and all, Your son, WALTER.</text:p>
          </table:table-cell>
          <table:table-cell table:number-columns-repeated="1019"/>
        </table:table-row>
        <table:table-row table:style-name="ro4">
          <table:table-cell table:number-columns-repeated="4"/>
          <table:table-cell table:style-name="ce30" office:value-type="string">
            <text:p><text:span text:style-name="T3">Ever since I was a small boy, and used to </text:span><text:span text:style-name="T5">kneel at my mother's knee</text:span><text:span text:style-name="T3">, and she taught me first to pray, I have believed in that great book and in God's power to guide me right and give me understanding of all things.</text:span></text:p>
          </table:table-cell>
          <table:table-cell table:number-columns-repeated="1019"/>
        </table:table-row>
        <table:table-row table:style-name="ro3">
          <table:table-cell/>
          <table:table-cell office:value-type="string">
            <text:p>71</text:p>
          </table:table-cell>
          <table:table-cell table:number-columns-repeated="2"/>
          <table:table-cell table:style-name="ce30" office:value-type="string">
            <text:p><text:span text:style-name="T3">It is the</text:span><text:span text:style-name="T5"> love of my mother</text:span><text:span text:style-name="T3"> and the love of you which has inspired me to greater things.</text:span></text:p>
          </table:table-cell>
          <table:table-cell table:number-columns-repeated="1019"/>
        </table:table-row>
        <table:table-row table:style-name="ro4">
          <table:table-cell/>
          <table:table-cell office:value-type="string">
            <text:p>72</text:p>
          </table:table-cell>
          <table:table-cell table:number-columns-repeated="2"/>
          <table:table-cell table:style-name="ce30" office:value-type="string">
            <text:p><text:span text:style-name="T3">It is not the </text:span><text:span text:style-name="T5">money</text:span><text:span text:style-name="T3"> that counts with me, but </text:span><text:span text:style-name="T5">it does count with my father and mother</text:span><text:span text:style-name="T3">, and I want you to prove to them that without the help of anyone you can make as much money as father has. -Marie</text:span></text:p>
          </table:table-cell>
          <table:table-cell table:number-columns-repeated="1019"/>
        </table:table-row>
        <table:table-row table:style-name="ro7">
          <table:table-cell/>
          <table:table-cell office:value-type="string">
            <text:p>92</text:p>
          </table:table-cell>
          <table:table-cell table:number-columns-repeated="2"/>
          <table:table-cell table:style-name="ce30" office:value-type="string">
            <text:p><text:span text:style-name="T3">I am going to drive out to the farm to see your mother next Sunday if I can get time. Want to have a talk with her and tell her of your brilliant achievement. </text:span><text:span text:style-name="T5">It makes every mother's heart glad</text:span><text:span text:style-name="T3"> to know that her boy is trying to accomplish something. <text:s/>- Mr. Kennelworth</text:span></text:p>
          </table:table-cell>
          <table:table-cell table:number-columns-repeated="1019"/>
        </table:table-row>
        <table:table-row table:style-name="ro4">
          <table:table-cell/>
          <table:table-cell office:value-type="string">
            <text:p>94</text:p>
          </table:table-cell>
          <table:table-cell table:number-columns-repeated="2"/>
          <table:table-cell table:style-name="ce30" office:value-type="string">
            <text:p><text:span text:style-name="T3">I do </text:span><text:span text:style-name="T5">hope and pray as your mother does,</text:span><text:span text:style-name="T3"> that the days of wars may pass away; that man may cease to fight and may know and understand each other, setting their differences on the basis of </text:span><text:span text:style-name="T5">love</text:span><text:span text:style-name="T3">. -Marie</text:span></text:p>
          </table:table-cell>
          <table:table-cell table:number-columns-repeated="1019"/>
        </table:table-row>
        <table:table-row table:style-name="ro8">
          <table:table-cell/>
          <table:table-cell office:value-type="string">
            <text:p>99</text:p>
          </table:table-cell>
          <table:table-cell office:value-type="string">
            <text:p>May 1</text:p>
          </table:table-cell>
          <table:table-cell/>
          <table:table-cell table:style-name="ce30" office:value-type="string">
            <text:p><text:span text:style-name="T3">On Sunday, May 1st, Robert went to visit his </text:span><text:span text:style-name="T5">mother </text:span><text:span text:style-name="T3">in the country. He found that Mr. Kennelworth had been there and told her of Robert's success and his faith in him. Robert's </text:span><text:span text:style-name="T5">mother was very happy </text:span><text:span text:style-name="T3">when he told her that cotton was advancing and he was making money rapidly and Mr. Kennelworth was making money; </text:span><text:span text:style-name="T4"><text:s/></text:span><text:span text:style-name="T8">Mrs. Gordon was very happy </text:span><text:span text:style-name="T4">to learn of her </text:span><text:span text:style-name="T3">boy's success. </text:span><text:span text:style-name="T5">She was sad when he began to talk about war.</text:span><text:span text:style-name="T3"> Robert assured her that the Bible plainly foretold the great war which was to be fought in the air and that it was his duty to help protect his country. While his mother admired his patriotism, she again referred to the dream that she had had years before, about a great war which would come and in which she thought that Robert lost his life in San Francisco.</text:span></text:p>
          </table:table-cell>
          <table:table-cell table:number-columns-repeated="1019"/>
        </table:table-row>
        <table:table-row table:style-name="ro3">
          <table:table-cell/>
          <table:table-cell office:value-type="string">
            <text:p>100</text:p>
          </table:table-cell>
          <table:table-cell table:number-columns-repeated="2"/>
          <table:table-cell table:style-name="ce30" office:value-type="string">
            <text:p>Mrs. Gordon felt that her faith in Robert had been justified and that she understood him better than his father and brother.</text:p>
          </table:table-cell>
          <table:table-cell table:number-columns-repeated="1019"/>
        </table:table-row>
        <table:table-row table:style-name="ro3">
          <table:table-cell/>
          <table:table-cell office:value-type="string">
            <text:p>110</text:p>
          </table:table-cell>
          <table:table-cell table:number-columns-repeated="2"/>
          <table:table-cell table:style-name="ce30" office:value-type="string">
            <text:p><text:span text:style-name="T3">that regardless of money or conditions, she would leave father,</text:span><text:span text:style-name="T5"> mother</text:span><text:span text:style-name="T3">, brothers and sisters, and go with him anywhere, even unto the ends of the earth, -Marie</text:span></text:p>
          </table:table-cell>
          <table:table-cell table:number-columns-repeated="1019"/>
        </table:table-row>
        <table:table-row table:style-name="ro3">
          <table:table-cell/>
          <table:table-cell office:value-type="string">
            <text:p>114</text:p>
          </table:table-cell>
          <table:table-cell table:number-columns-repeated="2"/>
          <table:table-cell table:style-name="ce30" office:value-type="string">
            <text:p><text:span text:style-name="T3">No one in Texarkana but Robert's </text:span><text:span text:style-name="T5">mother</text:span><text:span text:style-name="T3"> and Mr. Kennelworth knew about the secret Elopement.</text:span></text:p>
          </table:table-cell>
          <table:table-cell table:number-columns-repeated="1019"/>
        </table:table-row>
        <table:table-row table:style-name="ro4">
          <table:table-cell/>
          <table:table-cell office:value-type="string">
            <text:p>134</text:p>
          </table:table-cell>
          <table:table-cell table:number-columns-repeated="2"/>
          <table:table-cell table:style-name="ce30" office:value-type="string">
            <text:p><text:span text:style-name="T3">It was too much for him. He broke down completely and wept like a baby. Alone he was -- the most alone he had ever been in his life before -- away from friends, away from </text:span><text:span text:style-name="T5">mother</text:span><text:span text:style-name="T3">, and above all, separated from Marie, who meant more than life to him.</text:span></text:p>
          </table:table-cell>
          <table:table-cell table:number-columns-repeated="1019"/>
        </table:table-row>
        <table:table-row table:style-name="ro3">
          <table:table-cell/>
          <table:table-cell office:value-type="string">
            <text:p>142</text:p>
          </table:table-cell>
          <table:table-cell table:number-columns-repeated="2"/>
          <table:table-cell table:style-name="ce30" office:value-type="string">
            <text:p><text:span text:style-name="T3">It was an unselfish prayer; the kind of a prayer that a </text:span><text:span text:style-name="T5">mother</text:span><text:span text:style-name="T3"> prays when her child is lost, when she thinks nothing of herself but only of the child that </text:span><text:span text:style-name="T5">she loves</text:span><text:span text:style-name="T3">.</text:span></text:p>
          </table:table-cell>
          <table:table-cell table:number-columns-repeated="1019"/>
        </table:table-row>
        <table:table-row table:style-name="ro5">
          <table:table-cell/>
          <table:table-cell office:value-type="string">
            <text:p>158-159</text:p>
          </table:table-cell>
          <table:table-cell table:number-columns-repeated="2"/>
          <table:table-cell table:style-name="ce30" office:value-type="string">
            <text:p><text:span text:style-name="T3">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text:s/>Letter follows from mother on page 159. <text:s/></text:span><text:span text:style-name="T4"><text:s/>Robert was happy to get the letter from his mother </text:span><text:span text:style-name="T3">because she always encouraged him and he knew that no matter what happened, her faith in him would always remain the same and her love would endure forever.</text:span></text:p>
          </table:table-cell>
          <table:table-cell table:number-columns-repeated="1019"/>
        </table:table-row>
        <table:table-row table:style-name="ro7">
          <table:table-cell/>
          <table:table-cell office:value-type="string">
            <text:p>183</text:p>
          </table:table-cell>
          <table:table-cell table:number-columns-repeated="2"/>
          <table:table-cell table:style-name="ce30"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4">
          <table:table-cell/>
          <table:table-cell office:value-type="string">
            <text:p>190</text:p>
          </table:table-cell>
          <table:table-cell table:number-columns-repeated="2"/>
          <table:table-cell table:style-name="ce30" office:value-type="string">
            <text:p><text:span text:style-name="T3">It may be a mother, sister or sweetheart, but the love of a woman is always the motive behind the</text:span></text:p>
            <text:p><text:span text:style-name="T3">great achievements of men.</text:span></text:p>
          </table:table-cell>
          <table:table-cell table:number-columns-repeated="1019"/>
        </table:table-row>
        <table:table-row table:style-name="ro7">
          <table:table-cell/>
          <table:table-cell office:value-type="string">
            <text:p>203</text:p>
          </table:table-cell>
          <table:table-cell table:number-columns-repeated="2"/>
          <table:table-cell table:style-name="ce30"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6">
          <table:table-cell/>
          <table:table-cell office:value-type="string">
            <text:p>224</text:p>
          </table:table-cell>
          <table:table-cell table:number-columns-repeated="2"/>
          <table:table-cell table:style-name="ce30" office:value-type="string">
            <text:p><text:span text:style-name="T3">His heart turned to his next dearest friend – his mother. He decided to try to make it the happiest</text:span></text:p>
            <text:p><text:span text:style-name="T3">Christmas of her life and bought her every kind of a present that he thought would make her happy and comfortable and sent her a check for $5,000.00 to do with just as she pleased and buy anything she wanted.</text:span></text:p>
          </table:table-cell>
          <table:table-cell table:number-columns-repeated="1019"/>
        </table:table-row>
        <table:table-row table:style-name="ro7">
          <table:table-cell/>
          <table:table-cell office:value-type="string">
            <text:p>227</text:p>
          </table:table-cell>
          <table:table-cell office:value-type="string">
            <text:p>May 1928</text:p>
          </table:table-cell>
          <table:table-cell/>
          <table:table-cell table:style-name="ce30" office:value-type="string">
            <text:p>When the meeting was over, J. H. Kennelworth drove out to the country home of Amelia Gordon, Robert's mother. Told her of her boy's success and the plans to meet him in New York and give him a great reception, inviting her to go on the <text:span text:style-name="T1">special train</text:span> as a guest of honor. She thankfully accepted.</text:p>
          </table:table-cell>
          <table:table-cell table:number-columns-repeated="1019"/>
        </table:table-row>
        <table:table-row table:style-name="ro4">
          <table:table-cell/>
          <table:table-cell office:value-type="string">
            <text:p>228</text:p>
          </table:table-cell>
          <table:table-cell table:number-columns-repeated="2"/>
          <table:table-cell table:style-name="ce30"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4">
          <table:table-cell/>
          <table:table-cell office:value-type="string">
            <text:p>228-229</text:p>
          </table:table-cell>
          <table:table-cell table:number-columns-repeated="2"/>
          <table:table-cell table:style-name="ce30"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4">
          <table:table-cell/>
          <table:table-cell office:value-type="string">
            <text:p>255</text:p>
          </table:table-cell>
          <table:table-cell table:number-columns-repeated="2"/>
          <table:table-cell table:style-name="ce30"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4">
          <table:table-cell/>
          <table:table-cell office:value-type="string">
            <text:p>293</text:p>
          </table:table-cell>
          <table:table-cell table:number-columns-repeated="2"/>
          <table:table-cell table:style-name="ce30"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3">
          <table:table-cell/>
          <table:table-cell office:value-type="string">
            <text:p>293</text:p>
          </table:table-cell>
          <table:table-cell table:number-columns-repeated="2"/>
          <table:table-cell table:style-name="ce30" office:value-type="string">
            <text:p>He prayed for his dear old mother and prayed for Marie that she might be safe and her life be spared, no matter what his fate might be.</text:p>
          </table:table-cell>
          <table:table-cell table:number-columns-repeated="1019"/>
        </table:table-row>
        <table:table-row table:style-name="ro3">
          <table:table-cell/>
          <table:table-cell office:value-type="string">
            <text:p>401</text:p>
          </table:table-cell>
          <table:table-cell table:number-columns-repeated="2"/>
          <table:table-cell table:style-name="ce30"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30" office:value-type="string">
            <text:p><text:span text:style-name="T6">"I demand that the terms of peace be signed by women as well as men. They are more just and merciful and will rule the country in the future. If women must continue to be the </text:span><text:span text:style-name="T5">mothers</text:span><text:span text:style-name="T6"> of our men, they must have the right to decide whether their sons shall be sent to war or not. It will take time to arrange the plans for cities and countries as outlined by Ezekiel and I expect that the terms will be acceptable and signed by the good women of every nation.</text:span></text:p>
          </table:table-cell>
          <table:table-cell table:number-columns-repeated="1019"/>
        </table:table-row>
        <table:table-row table:style-name="ro7">
          <table:table-cell/>
          <table:table-cell office:value-type="string">
            <text:p>413</text:p>
          </table:table-cell>
          <table:table-cell table:number-columns-repeated="2"/>
          <table:table-cell table:style-name="ce85"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3">
          <table:table-cell/>
          <table:table-cell office:value-type="string">
            <text:p>415</text:p>
          </table:table-cell>
          <table:table-cell table:number-columns-repeated="2"/>
          <table:table-cell table:style-name="ce30" office:value-type="string">
            <text:p>You have been loyal to your mother, true and faithful to Marie and now I want to read Marie's letter to you written the day she disappeared.</text:p>
          </table:table-cell>
          <table:table-cell table:number-columns-repeated="1019"/>
        </table:table-row>
        <table:table-row table:style-name="ro12" table:number-rows-repeated="1048528">
          <table:table-cell table:number-columns-repeated="1024"/>
        </table:table-row>
        <table:table-row table:style-name="ro12">
          <table:table-cell table:number-columns-repeated="1024"/>
        </table:table-row>
      </table:table>
      <table:table table:name="Lindberg" table:style-name="ta1" table:print="false">
        <table:table-column table:style-name="co80" table:number-columns-repeated="2" table:default-cell-style-name="Default"/>
        <table:table-column table:style-name="co123" table:default-cell-style-name="ce141"/>
        <table:table-column table:style-name="co19" table:default-cell-style-name="Default"/>
        <table:table-column table:style-name="co124" table:default-cell-style-name="ce139"/>
        <table:table-column table:style-name="co125" table:default-cell-style-name="ce139"/>
        <table:table-row table:style-name="ro3">
          <table:table-cell table:style-name="ce152" office:value-type="string">
            <text:p>Chapter</text:p>
          </table:table-cell>
          <table:table-cell table:style-name="ce152" office:value-type="string">
            <text:p>Page</text:p>
          </table:table-cell>
          <table:table-cell table:style-name="ce152" office:value-type="string">
            <text:p>Timestamp given</text:p>
          </table:table-cell>
          <table:table-cell table:style-name="ce152" office:value-type="string">
            <text:p>Actual timestamp</text:p>
          </table:table-cell>
          <table:table-cell table:style-name="ce152" office:value-type="string">
            <text:p>Event</text:p>
          </table:table-cell>
          <table:table-cell table:style-name="ce152" office:value-type="string">
            <text:p>Notes/Comments</text:p>
          </table:table-cell>
        </table:table-row>
        <table:table-row table:style-name="ro3">
          <table:table-cell office:value-type="float" office:value="8">
            <text:p>8</text:p>
          </table:table-cell>
          <table:table-cell office:value-type="float" office:value="88">
            <text:p>88</text:p>
          </table:table-cell>
          <table:table-cell table:style-name="ce166" office:value-type="string">
            <text:p><text:s/>May 21, 1927</text:p>
          </table:table-cell>
          <table:table-cell/>
          <table:table-cell table:style-name="ce177" office:value-type="string">
            <text:p><text:s/>May 21, 1927, Charles A. Lindbergh made the first successful flight across the Atlantic from New York to Paris.</text:p>
          </table:table-cell>
          <table:table-cell/>
        </table:table-row>
        <table:table-row table:style-name="ro23">
          <table:table-cell office:value-type="float" office:value="9">
            <text:p>9</text:p>
          </table:table-cell>
          <table:table-cell office:value-type="float" office:value="101">
            <text:p>101</text:p>
          </table:table-cell>
          <table:table-cell table:style-name="ce166" office:value-type="string">
            <text:p>May 7, [1927]</text:p>
          </table:table-cell>
          <table:table-cell/>
          <table:table-cell table:style-name="ce177" office:value-type="string">
            <text:p><text:span text:style-name="T3"><text:s/></text:span><text:span text:style-name="T3">Robert then confided to Mr. Kennelworth that he was very anxious to go to New York just as soon as possible. He had been reading about the </text:span><text:span text:style-name="T5">contemplated</text:span><text:span text:style-name="T3"> flights of the airplanes from </text:span><text:span text:style-name="T5">New York across the Atlantic</text:span><text:span text:style-name="T3">, and he wanted to be in New York by his birthday in June, 1927, because he figured by that time the </text:span><text:span text:style-name="T5">airplanes would have crossed the Atlantic</text:span><text:span text:style-name="T3">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 </text:span><text:span text:style-name="T4"><text:s/>After his conference with Mr. Kennelworth, Robert </text:span><text:span text:style-name="T3">wired Marie as follows: </text:span><text:span text:style-name="T65">EXPECT TO BE WITH YOU SUNDAY WILL COME OVER ON AFTERNOON TRAIN TODAY. </text:span><text:span text:style-name="T3"><text:s/>Robert arrived in Sherman, Texas, Saturday evening, and Marie met him at the train. She was overjoyed at Robert's success. They spent Saturday evening and Sunday together.</text:span></text:p>
          </table:table-cell>
          <table:table-cell/>
        </table:table-row>
        <table:table-row table:style-name="ro39">
          <table:table-cell office:value-type="float" office:value="10">
            <text:p>10</text:p>
          </table:table-cell>
          <table:table-cell office:value-type="string">
            <text:p>105, 106</text:p>
          </table:table-cell>
          <table:table-cell office:value-type="string">
            <text:p>May 21, [1927]</text:p>
          </table:table-cell>
          <table:table-cell/>
          <table:table-cell table:style-name="ce178" office:value-type="string">
            <text:p>May 21st was a red-letter day in the life of Robert Gordon. Wheat, corn and cotton all advanced to the highest levels of the season. Robert had read reports in the paper that Charles A. Lindbergh had started on his<text:span text:style-name="T1"> lone flight</text:span> from New York to Paris. <text:span text:style-name="T4"><text:s/>He </text:span><text:span text:style-name="T3">went down to the </text:span><text:span text:style-name="T5">telegraph office</text:span><text:span text:style-name="T3"> in the afternoon to inquire if there was any news about the success of Lindbergh's flight. The operator said that nothing had come over the wire yet, but there had been a report that Lindbergh had passed over </text:span><text:span text:style-name="T5">Ireland</text:span><text:span text:style-name="T3"> </text:span><text:span text:style-name="T5">early that morning</text:span><text:span text:style-name="T3">. Robert waited in the telegraph office until about </text:span><text:span text:style-name="T5">5 P.M. </text:span><text:span text:style-name="T3">when a </text:span><text:span text:style-name="T5">flash</text:span><text:span text:style-name="T3"> came over the </text:span><text:span text:style-name="T5">wire</text:span><text:span text:style-name="T3"> that </text:span><text:span text:style-name="T5">Lindbergh had landed in Paris</text:span><text:span text:style-name="T3">.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pan><text:span text:style-name="T4"><text:s/>Kennelworth to take place on May 31, 1927. Mr. Kennelworth </text:span><text:span text:style-name="T3">accepted the resignation with the understanding and promise from Robert that if anything went wrong or he should lose his money or meet with disappointments in New York, he would immediately return and assume his old position.</text:span></text:p>
          </table:table-cell>
          <table:table-cell/>
        </table:table-row>
        <table:table-row table:style-name="ro78">
          <table:table-cell office:value-type="float" office:value="10">
            <text:p>10</text:p>
          </table:table-cell>
          <table:table-cell office:value-type="float" office:value="106">
            <text:p>106</text:p>
          </table:table-cell>
          <table:table-cell office:value-type="string">
            <text:p>Sunday, May 22, [1927]</text:p>
          </table:table-cell>
          <table:table-cell/>
          <table:table-cell table:style-name="ce177" office:value-type="string">
            <text:p><text:span text:style-name="T3"><text:s/></text:span><text:span text:style-name="T3">MY DEAREST MARIE,</text:span></text:p>
            <text:p><text:span text:style-name="T3">The past week has been a great one for us, and yesterday, the 21st, was the greatest day in history. Lindbergh,</text:span><text:span text:style-name="T5"> the lone aviator</text:span><text:span text:style-name="T3">, crossed the Atlantic and landed safely in Paris. Wheat, corn and cotton went up and we made more money. Profits are piling up fast, and I will soon have plenty of money to build my airplane. 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 </text:span><text:span text:style-name="T5">Cotton</text:span><text:span text:style-name="T3"> is going away up in the </text:span><text:span text:style-name="T5">early part of June </text:span><text:span text:style-name="T3">and </text:span><text:span text:style-name="T5">wheat</text:span><text:span text:style-name="T3"> is going very high in the </text:span><text:span text:style-name="T5">latter part of May and early June.</text:span><text:span text:style-name="T3"> I will sell out and take some of my profits so we can get started in good shape.</text:span></text:p>
          </table:table-cell>
          <table:table-cell/>
        </table:table-row>
        <table:table-row table:style-name="ro6">
          <table:table-cell office:value-type="float" office:value="10">
            <text:p>10</text:p>
          </table:table-cell>
          <table:table-cell office:value-type="float" office:value="107">
            <text:p>107</text:p>
          </table:table-cell>
          <table:table-cell office:value-type="string">
            <text:p>During the week ending May 28, [1927].</text:p>
          </table:table-cell>
          <table:table-cell/>
          <table:table-cell table:style-name="ce177" office:value-type="string">
            <text:p><text:s/>During <text:span text:style-name="T1">the week ending May 28th</text:span>, Robert watched the markets very closely because he figured that wheat and corn would be<text:span text:style-name="T1"> top around May 28th to June 1st. </text:span>He wanted to sell out and get the profits so that he could go to New York. Cotton advanced to the highest level that week and on Saturday, July was up to 16.40.</text:p>
          </table:table-cell>
          <table:table-cell/>
        </table:table-row>
        <table:table-row table:style-name="ro68">
          <table:table-cell office:value-type="float" office:value="10">
            <text:p>10</text:p>
          </table:table-cell>
          <table:table-cell office:value-type="float" office:value="108">
            <text:p>108</text:p>
          </table:table-cell>
          <table:table-cell office:value-type="string">
            <text:p>Saturday afternoon [May 28, 1927].</text:p>
          </table:table-cell>
          <table:table-cell/>
          <table:table-cell table:style-name="ce177" office:value-type="string">
            <text:p><text:s/>As the train rolled across the plains of Texas and Robert watched the sun setting across the prairies on that Saturday afternoon, he dreamed of the day when he, like Lindbergh, would <text:span text:style-name="T1">cross the country in his great airplane</text:span>. He could think of nothing else but Lindbergh's great flight and what it meant to the <text:span text:style-name="T1">world</text:span>.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60">
          <table:table-cell office:value-type="float" office:value="10">
            <text:p>10</text:p>
          </table:table-cell>
          <table:table-cell office:value-type="float" office:value="109">
            <text:p>109</text:p>
          </table:table-cell>
          <table:table-cell table:number-columns-repeated="2"/>
          <table:table-cell table:style-name="ce179" office:value-type="string">
            <text:p><text:span text:style-name="T3">[Marie] told Robert that he was a wonder that he was one of the greatest young men in the world and a genius, and that he would be a greater man than Lindbergh </text:span><text:span text:style-name="T5">when he was as old as Lindbergh</text:span><text:span text:style-name="T3">.</text:span></text:p>
          </table:table-cell>
          <table:table-cell/>
        </table:table-row>
        <table:table-row table:style-name="ro24">
          <table:table-cell office:value-type="float" office:value="10">
            <text:p>10</text:p>
          </table:table-cell>
          <table:table-cell office:value-type="string">
            <text:p>111, 112</text:p>
          </table:table-cell>
          <table:table-cell table:number-columns-repeated="2"/>
          <table:table-cell office:value-type="string">
            <text:p><text:span text:style-name="T3"><text:s/></text:span><text:span text:style-name="T3">Robert talked of the great feat of Lindbergh and of the honors that he would receive from the foreign countries, and told Marie what a great time they would have, as Mr. Kennelworth was going to New York and they would all be there at the great reception when Lindbergh</text:span></text:p>
            <text:p><text:span text:style-name="T3">returned. He said good-bye to her on Monday afternoon and started back for Texarkana, knowing that the next time he would meet her, would be on board the train for St. Louis, where she would become his wife. From that time on, Robert counted the minutes, in</text:span></text:p>
            <text:p><text:span text:style-name="T3">anticipation of the great happiness of the following Sunday when they would be married in St. Louis.</text:span><text:span text:style-name="T5"> [RG] was strongly attracted to St. Louis because Lindbergh had left from there in the "Spirit of St. Louis,"</text:span><text:span text:style-name="T3"> on his successful flight. He thought it would be good luck to </text:span><text:span text:style-name="T4"><text:s/>marry in St. Louis and start from there to New York </text:span><text:span text:style-name="T3">to spend their honeymoon.</text:span></text:p>
          </table:table-cell>
          <table:table-cell/>
        </table:table-row>
        <table:table-row table:style-name="ro21">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177" office:value-type="string">
            <text:p><text:span text:style-name="T3"><text:s/></text:span><text:span text:style-name="T3">After Robert received this telephone message he was more hopeful. He secured a morning newspaper and found the headlines filled with Lindbergh. Read about the preparations for </text:span><text:span text:style-name="T5">Captain Lindbergh’s</text:span><text:span text:style-name="T3"> return to Washington and New York and the plans for his reception. 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table-row>
        <table:table-row table:style-name="ro5">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179" office:value-type="string">
            <text:p><text:span text:style-name="T3"><text:s/></text:span><text:span text:style-name="T3">Robert was still holding his Right Aeroplane stock, which he had bought at </text:span><text:span text:style-name="T5">31</text:span><text:span text:style-name="T3"> on May 21st, the day that </text:span><text:span text:style-name="T5">Captain Lindbergh</text:span><text:span text:style-name="T3"> completed his successful flight to Paris. 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table-row>
        <table:table-row table:style-name="ro21">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177"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when Lindbergh arrived in New York. Later in the day he received telegrams at his hotel from his broker, advising of the purchase of October and December cotton and also the purchase of July wheat.</text:span></text:p>
          </table:table-cell>
          <table:table-cell/>
        </table:table-row>
        <table:table-row table:style-name="ro5">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177" office:value-type="string">
            <text:p><text:span text:style-name="T3"><text:s/></text:span><text:span text:style-name="T3">A little later in the day Robert received a long telegram from Mr. Kennelworth, congratulating him on his birthday and offering words of encouragement, also telling Robert that </text:span><text:span text:style-name="T5">he expected to leave Texarkana on Friday night, June 10th, and arrive in St. Louis some time in the morning</text:span><text:span text:style-name="T3"> and that Robert should be ready to start with him to </text:span><text:span text:style-name="T5">New York</text:span><text:span text:style-name="T3">, as he wanted to be there when </text:span><text:span text:style-name="T5">Lindbergh</text:span><text:span text:style-name="T3"> arrived. Robert received another telegram from his mother congratulating him on his birthday and wishing him every success and happiness.</text:span></text:p>
          </table:table-cell>
          <table:table-cell/>
        </table:table-row>
        <table:table-row table:style-name="ro85">
          <table:table-cell office:value-type="float" office:value="14">
            <text:p>14</text:p>
          </table:table-cell>
          <table:table-cell office:value-type="float" office:value="180">
            <text:p>180</text:p>
          </table:table-cell>
          <table:table-cell table:number-columns-repeated="2"/>
          <table:table-cell office:value-type="string">
            <text:p><text:span text:style-name="T3"><text:s/></text:span><text:span text:style-name="T3">Robert returned to his hotel more hopeful and with the firm decision to face the future and carry out his plans, living faithful to Marie. On his arrival at the hotel, he received a telegram from Mr. Kennelworth, reading:</text:span></text:p>
            <text:p><text:span text:style-name="T65">LEAVING ON THE SUNSHINE SPECIAL TONIGHT [June 10, 1927] ARRIVE ST. LOUIS</text:span></text:p>
            <text:p><text:span text:style-name="T65">SATURDAY MORNING [June 11, 1927] BE READY TO LEAVE IMMEDIATELY WITH ME</text:span></text:p>
            <text:p><text:span text:style-name="T65">FOR NEW YORK.</text:span><text:span text:style-name="T4"> Robert was more cheerful after reading this message because </text:span><text:span text:style-name="T3">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 The big reception for </text:span><text:span text:style-name="T5">Colonel Charles A. Lindbergh</text:span><text:span text:style-name="T3"> was planned and would take place in New York on </text:span><text:span text:style-name="T5">Monday, June 13</text:span><text:span text:style-name="T66">th</text:span><text:span text:style-name="T5"> [1927]</text:span><text:span text:style-name="T3">,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text:span><text:span text:style-name="T5">Captain Lindbergh</text:span><text:span text:style-name="T3"> and his plane, </text:span><text:span text:style-name="T5">“The Spirit of St. Louis,”</text:span><text:span text:style-name="T3"> for Robert was dreaming of the day when he would complete his own great plane according to Ezekiel’s plan.</text:span></text:p>
          </table:table-cell>
          <table:table-cell/>
        </table:table-row>
        <table:table-row table:style-name="ro14">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177" office:value-type="string">
            <text:p><text:span text:style-name="T3">On the following day, Monday, June 13th, Mr. Kennelworth, Robert and Walter arose early to be ready for </text:span><text:span text:style-name="T5">Colonel Lindbergh’s</text:span><text:span text:style-name="T3"> triumphant march up Broadway. Robert was very enthusiastic about it and talked about what a great achievement it was and what it meant to the world, especially to the United States. Walter told him that they must get busy and start to lay out the plans to build Robert’s great airplane. </text:span><text:span text:style-name="T4"><text:s/>Thru all the surging crowds, he </text:span><text:span text:style-name="T3">stared in the face of every woman, hoping that Marie, if she was alive, might have decided to come to New York for the </text:span><text:span text:style-name="T6">Lindbergh</text:span><text:span text:style-name="T3">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text:span></text:p>
          </table:table-cell>
          <table:table-cell/>
        </table:table-row>
        <table:table-row table:style-name="ro5">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177" office:value-type="string">
            <text:p><text:span text:style-name="T3"><text:s/></text:span><text:span text:style-name="T3">A few days after New York’s reception to </text:span><text:span text:style-name="T5">Colonel Lindbergh</text:span><text:span text:style-name="T3">, Robert decided to get down to business. He visited his brokers in Wall Street, talked over the market situation and found that they did not agree with his ideas and views. Decided to open an office at 69 Wall Street, and Walter was to work with him when he had time from his studies. They consulted about a</text:span></text:p>
            <text:p><text:span text:style-name="T3">stenographer or office assistant. Walter had met Miss Edna Quinton, a very talented girl, whom he thought was the most competent he had ever known, so Robert gave her a position in his office.</text:span></text:p>
          </table:table-cell>
          <table:table-cell/>
        </table:table-row>
        <table:table-row table:style-name="ro84">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178" office:value-type="string">
            <text:p><text:span text:style-name="T3"><text:s/></text:span><text:span text:style-name="T3">His first airplane (</text:span><text:span text:style-name="T5">St. Marie</text:span><text:span text:style-name="T3">) was now completed,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text:span><text:span text:style-name="T5">a new Lindbergh of the air</text:span><text:span text:style-name="T3">. There was an extra motor built with a collapsible propeller so that he could shift it from the center of the airplane to the tail, enabling it to go backward or forward as he willed. The wings were so arranged that they could either re</text:span><text:span text:style-name="T4">main stationary or be set in motion up or down by </text:span><text:span text:style-name="T3">motor. This was a new and valuable feature in the construction of airplanes. <text:s/></text:span><text:span text:style-name="T4"><text:s/>In the St. Marie, RG visited England, France, </text:span><text:span text:style-name="T3">Germany and in the </text:span><text:span text:style-name="T5">Spring of 1928 </text:span><text:span text:style-name="T3">made the longest successful flight to Japan, where he was received with great honor. </text:span><text:span text:style-name="T5">Japan was very much interested in his new plane and in his muffler. </text:span><text:span text:style-name="T3">The Japanese Government quickly closed a deal and </text:span><text:span text:style-name="T5">bought his invention</text:span><text:span text:style-name="T3"> for a large sum of money. <text:s/></text:span><text:span text:style-name="T4"><text:s/>He returned to New York </text:span><text:span text:style-name="T3">in the </text:span><text:span text:style-name="T5">Summer of 1928 </text:span><text:span text:style-name="T3">and was now reputed as being worth more than a million dollars, after making more successful deals in stocks, cotton and wheat.</text:span></text:p>
          </table:table-cell>
          <table:table-cell/>
        </table:table-row>
        <table:table-row table:style-name="ro21">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180" office:value-type="string">
            <text:p><text:s/>The President [of France] notified [Supreme Commander Gordon] that France would declare a holiday and give <text:span text:style-name="T7">[Supreme Commander Gordon]</text:span> a reception greater than that tendered <text:span text:style-name="T1">Captain Lindbergh </text:span><text:span text:style-name="T2">when he landed there on</text:span><text:span text:style-name="T1"> May 21st, 1927. </text:span><text:span text:style-name="T24">[Supreme Commander 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6">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177" office:value-type="string">
            <text:p><text:span text:style-name="T3"><text:s/></text:span><text:span text:style-name="T67">[Supreme Commander Gordon]</text:span><text:span text:style-name="T3"> left Berlin and was in Paris in a short time. France had sent thousands of her planes into the air signaling the "Marie." They could not see her and Supreme Commander Gordon communicated with them by radio and </text:span><text:span text:style-name="T5">anchored near the same spot where Lindbergh had landed over five years before.</text:span></text:p>
          </table:table-cell>
          <table:table-cell/>
        </table:table-row>
        <table:table-row table:style-name="ro12" table:number-rows-repeated="1048556">
          <table:table-cell table:number-columns-repeated="6"/>
        </table:table-row>
        <table:table-row table:style-name="ro12">
          <table:table-cell table:number-columns-repeated="6"/>
        </table:table-row>
      </table:table>
      <table:table table:name="Marie" table:style-name="ta1" table:print="false">
        <table:table-column table:style-name="co19" table:number-columns-repeated="3" table:default-cell-style-name="Default"/>
        <table:table-row table:style-name="ro7">
          <table:table-cell office:value-type="string">
            <text:p>pg. 232, Gann says:</text:p>
          </table:table-cell>
          <table:table-cell/>
          <table:table-cell office:value-type="string">
            <text:p><text:span text:style-name="T3"><text:s/></text:span><text:span text:style-name="T3">the way for you to find out how</text:span></text:p>
            <text:p><text:span text:style-name="T3">Robert feels toward you is to watch his actions, make</text:span></text:p>
            <text:p><text:span text:style-name="T3">notes of how often he speaks of Marie, of the letters he</text:span></text:p>
            <text:p><text:span text:style-name="T3">writes trying to find her.</text:span></text:p>
          </table:table-cell>
        </table:table-row>
        <table:table-row table:style-name="ro1">
          <table:table-cell table:number-columns-repeated="3"/>
        </table:table-row>
        <table:table-row table:style-name="ro2">
          <table:table-cell/>
          <table:table-cell office:value-type="string">
            <text:p>Conclusion:</text:p>
          </table:table-cell>
          <table:table-cell office:value-type="string">
            <text:p>1) Watch RG's actions.</text:p>
          </table:table-cell>
        </table:table-row>
        <table:table-row table:style-name="ro1">
          <table:table-cell table:number-columns-repeated="2"/>
          <table:table-cell office:value-type="string">
            <text:p>2) Make notes of how often he speaks of Marie</text:p>
          </table:table-cell>
        </table:table-row>
        <table:table-row table:style-name="ro1">
          <table:table-cell table:number-columns-repeated="2"/>
          <table:table-cell office:value-type="string">
            <text:p>3) Make notes of the letters he writes trying to find her.</text:p>
          </table:table-cell>
        </table:table-row>
        <table:table-row table:style-name="ro1" table:number-rows-repeated="1048570">
          <table:table-cell table:number-columns-repeated="3"/>
        </table:table-row>
        <table:table-row table:style-name="ro1">
          <table:table-cell table:number-columns-repeated="3"/>
        </table:table-row>
      </table:table>
      <table:table table:name="Transportation Cycles" table:style-name="ta1" table:print="false">
        <table:table-column table:style-name="co84" table:default-cell-style-name="ce14"/>
        <table:table-column table:style-name="co85" table:default-cell-style-name="ce14"/>
        <table:table-column table:style-name="co86" table:default-cell-style-name="ce14"/>
        <table:table-column table:style-name="co87" table:default-cell-style-name="ce14"/>
        <table:table-column table:style-name="co88" table:default-cell-style-name="ce14"/>
        <table:table-column table:style-name="co89"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9">
          <table:table-cell office:value-type="float" office:value="8">
            <text:p>8</text:p>
          </table:table-cell>
          <table:table-cell office:value-type="float" office:value="85">
            <text:p>85</text:p>
          </table:table-cell>
          <table:table-cell office:value-type="string">
            <text:p>3017 B.C.</text:p>
          </table:table-cell>
          <table:table-cell/>
          <table:table-cell table:style-name="ce51" office:value-type="string">
            <text:p><text:span text:style-name="T45">Enoch, who was the seventh from Adam – a number gnerally referred to as divine – was </text:span><text:span text:style-name="T46">translated</text:span><text:span text:style-name="T45"> to </text:span><text:span text:style-name="T46">heaven</text:span><text:span text:style-name="T45"> for his faith at the</text:span><text:span text:style-name="T46"> age of 365 years</text:span><text:span text:style-name="T45">. <text:s/>I believe that at that time they had all modern inventions and that Enoch went up in an airplane. <text:s text:c="2"/>The writer of the book, probably not having seen an airplane before and seeing Enoch go into the sky, thought that he had gone to heaven. We are now in the 5000-year cycle, from the time that Enoch was transferred to heaven, and this indicates the progress of the airplane at this time.</text:span></text:p>
          </table:table-cell>
          <table:table-cell table:style-name="ce12"/>
          <table:table-cell table:number-columns-repeated="1018"/>
        </table:table-row>
        <table:table-row table:style-name="ro4">
          <table:table-cell office:value-type="float" office:value="8">
            <text:p>8</text:p>
          </table:table-cell>
          <table:table-cell office:value-type="float" office:value="85">
            <text:p>85</text:p>
          </table:table-cell>
          <table:table-cell table:style-name="ce13" office:value-type="string">
            <text:p><text:s/>896 B.C.</text:p>
          </table:table-cell>
          <table:table-cell/>
          <table:table-cell table:style-name="ce13" office:value-type="string">
            <text:p><text:span text:style-name="T3"><text:s/></text:span><text:span text:style-name="T3">Elijah was also translated to heaven in a cloud of fire. <text:s/></text:span><text:span text:style-name="T4"><text:s/>I believe this, </text:span><text:span text:style-name="T3">too, was an airplane. Since the chariot was seen blazing with some kind of fire or gas, the recorder thought it was just something to take Elijah to heaven.</text:span></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602</text:p>
          </table:table-cell>
          <table:table-cell/>
          <table:table-cell table:style-name="ce12" office:value-type="string">
            <text:p><text:s/>there was a railway built in New Castle, England, operated by horsepower.</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776</text:p>
          </table:table-cell>
          <table:table-cell/>
          <table:table-cell table:style-name="ce13" office:value-type="string">
            <text:p><text:s/>the first <text:span text:style-name="T4">iron rails were laid, the first important step leading to </text:span><text:span text:style-name="T3">railways.</text:span></text:p>
          </table:table-cell>
          <table:table-cell table:number-columns-repeated="1019"/>
        </table:table-row>
        <table:table-row table:style-name="ro2">
          <table:table-cell office:value-type="float" office:value="8">
            <text:p>8</text:p>
          </table:table-cell>
          <table:table-cell office:value-type="string">
            <text:p>86</text:p>
          </table:table-cell>
          <table:table-cell office:value-type="string">
            <text:p>July 1801</text:p>
          </table:table-cell>
          <table:table-cell/>
          <table:table-cell table:style-name="ce12" office:value-type="string">
            <text:p><text:s/>In July, 1801, there was a completed tram road from Croyden to Wandsworth, Englan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2</text:p>
          </table:table-cell>
          <table:table-cell/>
          <table:table-cell table:style-name="ce13" office:value-type="string">
            <text:p><text:s/>the first high-pressure locomotive was invente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13</text:p>
          </table:table-cell>
          <table:table-cell/>
          <table:table-cell table:style-name="ce13" office:value-type="string">
            <text:p><text:s/>William Hedley built a locomotive</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4</text:p>
          </table:table-cell>
          <table:table-cell/>
          <table:table-cell table:style-name="ce13" office:value-type="string">
            <text:p><text:s/>the first locomotive, by George Stephenson, traveled six miles per hour</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9</text:p>
          </table:table-cell>
          <table:table-cell/>
          <table:table-cell table:style-name="ce12" office:value-type="string">
            <text:p><text:s/>the Rocket made a speed of fifteen miles per hour</text:p>
          </table:table-cell>
          <table:table-cell table:number-columns-repeated="1019"/>
        </table:table-row>
        <table:table-row table:style-name="ro6">
          <table:table-cell office:value-type="float" office:value="8">
            <text:p>8</text:p>
          </table:table-cell>
          <table:table-cell office:value-type="string">
            <text:p>86</text:p>
          </table:table-cell>
          <table:table-cell table:style-name="ce13" office:value-type="string">
            <text:p><text:s/>1834</text:p>
          </table:table-cell>
          <table:table-cell/>
          <table:table-cell table:style-name="ce12"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2">
          <table:table-cell office:value-type="string">
            <text:p>8</text:p>
          </table:table-cell>
          <table:table-cell office:value-type="string">
            <text:p>86</text:p>
          </table:table-cell>
          <table:table-cell table:style-name="ce13" office:value-type="string">
            <text:p><text:s/>1839</text:p>
          </table:table-cell>
          <table:table-cell/>
          <table:table-cell table:style-name="ce12"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2">
          <table:table-cell office:value-type="string">
            <text:p>8</text:p>
          </table:table-cell>
          <table:table-cell office:value-type="string">
            <text:p>86</text:p>
          </table:table-cell>
          <table:table-cell office:value-type="string">
            <text:p>1713</text:p>
          </table:table-cell>
          <table:table-cell/>
          <table:table-cell table:style-name="ce12" office:value-type="string">
            <text:p><text:s/>The first idea of steam navigation was patented by Jonath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nd later in 1783</text:p>
          </table:table-cell>
          <table:table-cell/>
          <table:table-cell table:style-name="ce13" office:value-type="string">
            <text:p><text:s/>a steamboat [was patented] by Fitch</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793</text:p>
          </table:table-cell>
          <table:table-cell/>
          <table:table-cell table:style-name="ce12" office:value-type="string">
            <text:p><text:s/>the first real steamboat by Fult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ugust 9, 1803</text:p>
          </table:table-cell>
          <table:table-cell/>
          <table:table-cell table:style-name="ce12" office:value-type="string">
            <text:p><text:s/>Fulton's steamboat, "The Claremont," made its first trip up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7</text:p>
          </table:table-cell>
          <table:table-cell/>
          <table:table-cell table:style-name="ce12" office:value-type="string">
            <text:p><text:s/>Fulton started a steamboat line on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July 15, 1819</text:p>
          </table:table-cell>
          <table:table-cell/>
          <table:table-cell table:style-name="ce12" office:value-type="string">
            <text:p><text:s/>the first steamship made a trip from New York to Liverpool in twenty-six days.</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October, 1829</text:p>
          </table:table-cell>
          <table:table-cell/>
          <table:table-cell table:style-name="ce12" office:value-type="string">
            <text:p><text:s/>a locomotive by steam carriages started in Liverpool.</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June, 1838</text:p>
          </table:table-cell>
          <table:table-cell/>
          <table:table-cell table:style-name="ce12" office:value-type="string">
            <text:p><text:s/>the "Great Western" made a trip from Bristol, arrived in New York, making the voyage in eighteen days.</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3" office:value-type="string">
            <text:p><text:s/>1851</text:p>
          </table:table-cell>
          <table:table-cell/>
          <table:table-cell office:value-type="string">
            <text:p><text:span text:style-name="T3"><text:s/></text:span><text:span text:style-name="T3">The next record for ocean travel was made in 1851 when the "Pacific" crossed the Atlantic in 9 days, 19 hours and</text:span></text:p>
            <text:p><text:span text:style-name="T3">25 minutes.</text:sp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917</text:p>
          </table:table-cell>
          <table:table-cell/>
          <table:table-cell table:style-name="ce12" office:value-type="string">
            <text:p><text:s/>In 1917, a German submarine boat made a successful trip from Germany to Baltimore.</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1877</text:p>
          </table:table-cell>
          <table:table-cell/>
          <table:table-cell table:style-name="ce12" office:value-type="string">
            <text:p><text:s/>The advent of automobiles, or gas engines, began in 1877, when the first gas engine was invented by Otto.</text:p>
          </table:table-cell>
          <table:table-cell table:number-columns-repeated="1019"/>
        </table:table-row>
        <table:table-row table:style-name="ro2">
          <table:table-cell office:value-type="string">
            <text:p>8</text:p>
          </table:table-cell>
          <table:table-cell office:value-type="string">
            <text:p>87</text:p>
          </table:table-cell>
          <table:table-cell table:style-name="ce13" office:value-type="string">
            <text:p><text:s/>1879</text:p>
          </table:table-cell>
          <table:table-cell/>
          <table:table-cell table:style-name="ce13" office:value-type="string">
            <text:p><text:s/>a gasoline motor was invented by Selden.</text:p>
          </table:table-cell>
          <table:table-cell table:number-columns-repeated="1019"/>
        </table:table-row>
        <table:table-row table:style-name="ro3">
          <table:table-cell office:value-type="string">
            <text:p>8</text:p>
          </table:table-cell>
          <table:table-cell office:value-type="string">
            <text:p>87</text:p>
          </table:table-cell>
          <table:table-cell table:style-name="ce13" office:value-type="string">
            <text:p><text:s/>1892</text:p>
          </table:table-cell>
          <table:table-cell/>
          <table:table-cell table:style-name="ce12"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783</text:p>
          </table:table-cell>
          <table:table-cell/>
          <table:table-cell table:style-name="ce12" office:value-type="string">
            <text:p><text:s/>the first time a balloon went up which carried a passenger.</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2" office:value-type="string">
            <text:p><text:s/>June <text:s/>1783 </text:p>
          </table:table-cell>
          <table:table-cell/>
          <table:table-cell table:style-name="ce51" office:value-type="string">
            <text:p><text:s/>In our modern times the first attempt by man to conquer the <text:span text:style-name="T1">air</text:span> by means of <text:span text:style-name="T1">plane</text:span> or balloon was in June, 1783, when Joseph and Stephen Montgolfier built the first balloon, but it carried no passengers.</text:p>
          </table:table-cell>
          <table:table-cell table:number-columns-repeated="1019"/>
        </table:table-row>
        <table:table-row table:style-name="ro3">
          <table:table-cell office:value-type="string">
            <text:p>8</text:p>
          </table:table-cell>
          <table:table-cell office:value-type="string">
            <text:p>87</text:p>
          </table:table-cell>
          <table:table-cell office:value-type="string">
            <text:p><text:span text:style-name="T3"><text:s/></text:span><text:span text:style-name="T3">November,</text:span></text:p>
            <text:p><text:span text:style-name="T3">1783</text:span></text:p>
          </table:table-cell>
          <table:table-cell/>
          <table:table-cell table:style-name="ce12" office:value-type="string">
            <text:p><text:s/>In November, 1783, for the first time man went up in a balloon that sailed over Paris.</text:p>
          </table:table-cell>
          <table:table-cell table:number-columns-repeated="1019"/>
        </table:table-row>
        <table:table-row table:style-name="ro3">
          <table:table-cell office:value-type="string">
            <text:p>8</text:p>
          </table:table-cell>
          <table:table-cell office:value-type="string">
            <text:p>87</text:p>
          </table:table-cell>
          <table:table-cell table:style-name="ce56" office:value-type="string">
            <text:p>1859</text:p>
          </table:table-cell>
          <table:table-cell/>
          <table:table-cell table:style-name="ce12" office:value-type="string">
            <text:p><text:s/>In 1859, John Wise sailed in a balloon from St. Louis to Henderson, N. Y., in twenty hours; the greatest distance accomplished up to tha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900</text:p>
          </table:table-cell>
          <table:table-cell/>
          <table:table-cell table:style-name="ce13" office:value-type="string">
            <text:p><text:s/>Count Zeppelin flew the first dirigibl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November, 1903</text:p>
          </table:table-cell>
          <table:table-cell/>
          <table:table-cell table:style-name="ce13" office:value-type="string">
            <text:p><text:span text:style-name="T3"><text:s/></text:span><text:span text:style-name="T3">Wilbur and Orville Wright made their first flight in an airplane which rose under its own power. <text:s/></text:span><text:span text:style-name="T4"><text:s/>Note that his was 100 years after Fulton's </text:span><text:span text:style-name="T3">first steamboat went up the Hudson, again repeating the 100-year cycle.</text:span></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ly, 1908</text:p>
          </table:table-cell>
          <table:table-cell/>
          <table:table-cell table:style-name="ce12" office:value-type="string">
            <text:p><text:s/>Glenn H. Curtiss flew his first airplane.</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July, 1909</text:p>
          </table:table-cell>
          <table:table-cell/>
          <table:table-cell table:style-name="ce13"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From 1914 to 1918</text:p>
          </table:table-cell>
          <table:table-cell/>
          <table:table-cell table:style-name="ce13"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ne, 1919</text:p>
          </table:table-cell>
          <table:table-cell/>
          <table:table-cell table:style-name="ce12" office:value-type="string">
            <text:p><text:s/>In June, 1919, first non-stop flight from St. John's, Newfoundland, to Ireland.</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July, 1919</text:p>
          </table:table-cell>
          <table:table-cell/>
          <table:table-cell table:style-name="ce13" office:value-type="string">
            <text:p><text:span text:style-name="T3"><text:s/></text:span><text:span text:style-name="T3">the R-34 made a successful flight from Scotland to Mineola, Long Island. The R-34 made the trip in 64 hours and 13 minutes. <text:s/></text:span><text:span text:style-name="T4"><text:s/>One hundred <text:s/>years previous to this the first fast steamship crossed the Atlantic.</text:span></text:p>
          </table:table-cell>
          <table:table-cell table:number-columns-repeated="1019"/>
        </table:table-row>
        <table:table-row table:style-name="ro2">
          <table:table-cell office:value-type="float" office:value="8">
            <text:p>8</text:p>
          </table:table-cell>
          <table:table-cell office:value-type="string">
            <text:p>88</text:p>
          </table:table-cell>
          <table:table-cell table:style-name="ce13" office:value-type="string">
            <text:p><text:s/>May, 1923</text:p>
          </table:table-cell>
          <table:table-cell/>
          <table:table-cell table:style-name="ce12" office:value-type="string">
            <text:p><text:s/>Lieut. Macready and Kelly made a non-stop flight from New York to San Diego, California.</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3" office:value-type="string">
            <text:p><text:s/>July, 1923</text:p>
          </table:table-cell>
          <table:table-cell/>
          <table:table-cell table:style-name="ce13" office:value-type="string">
            <text:p><text:span text:style-name="T3">Sunrise to sunset flight from New York to San Francisco. <text:s/></text:span><text:span text:style-name="T4"><text:s/>The flight was made by </text:span><text:span text:style-name="T3">Russell L. Maughan.</text:span></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2" office:value-type="string">
            <text:p><text:s/>March 17th to September 28, 1924</text:p>
          </table:table-cell>
          <table:table-cell/>
          <table:table-cell table:style-name="ce12" office:value-type="string">
            <text:p><text:s/>L. H. Smith and Lee Wade flew around the world the first tim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1926</text:p>
          </table:table-cell>
          <table:table-cell/>
          <table:table-cell table:style-name="ce12" office:value-type="string">
            <text:p><text:s/>Richard E. Byrd circled the North Pole with the dirigibl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21, 1927</text:p>
          </table:table-cell>
          <table:table-cell/>
          <table:table-cell table:style-name="ce12" office:value-type="string">
            <text:p><text:s/>Charles A. Lindbergh made the first successful flight across the Atlantic from New York to Paris.</text:p>
          </table:table-cell>
          <table:table-cell table:number-columns-repeated="1019"/>
        </table:table-row>
        <table:table-row table:style-name="ro1" table:number-rows-repeated="2">
          <table:table-cell table:number-columns-repeated="1024"/>
        </table:table-row>
        <table:table-row table:style-name="ro10">
          <table:table-cell office:value-type="string">
            <text:p>8</text:p>
          </table:table-cell>
          <table:table-cell office:value-type="string">
            <text:p>88, 89</text:p>
          </table:table-cell>
          <table:table-cell table:number-columns-repeated="2"/>
          <table:table-cell table:style-name="ce12" office:value-type="string">
            <text:p><text:span text:style-name="T3"><text:s/></text:span><text:span text:style-name="T3">Note how the airplane followed 100 years later after the fast steamer across the Atlantic. As railroad and ocean transportation made rapid progress from 1807 to 1838, so is airplane transportation making rapid progress and I predict that in 1938, airplanes will be traveling at the rate of 1000 miles an hour to all parts of the earth, carrying passengers and freight. My interpretation of the cycles to repeat in future indicates that from 1928 to 1932, one of the greatest battles of all history will be fought in the air. In the next few years airplanes will be making successful trips around the world and carrying passengers. Man has succeeded in traveling on the earth by steam, gas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text:span><text:span text:style-name="T4"> have fought battles on the land, on the water and used </text:span><text:span text:style-name="T3">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span></text:p>
          </table:table-cell>
          <table:table-cell table:number-columns-repeated="1019"/>
        </table:table-row>
        <table:table-row table:style-name="ro12" table:number-rows-repeated="1048531">
          <table:table-cell table:number-columns-repeated="1024"/>
        </table:table-row>
        <table:table-row table:style-name="ro12">
          <table:table-cell table:number-columns-repeated="1024"/>
        </table:table-row>
      </table:table>
      <table:table table:name="Roles and positions" table:style-name="ta1" table:print="false">
        <table:table-column table:style-name="co80" table:default-cell-style-name="Default"/>
        <table:table-column table:style-name="co19" table:default-cell-style-name="Default"/>
        <table:table-column table:style-name="co90" table:default-cell-style-name="Default"/>
        <table:table-column table:style-name="co91" table:default-cell-style-name="ce5"/>
        <table:table-column table:style-name="co92" table:default-cell-style-name="ce5"/>
        <table:table-column table:style-name="co93" table:default-cell-style-name="Default"/>
        <table:table-column table:style-name="co19" table:default-cell-style-name="Default"/>
        <table:table-row table:style-name="ro15">
          <table:table-cell table:style-name="ce86" office:value-type="string">
            <text:p>rluu: This spreadsheet is incomplete.</text:p>
          </table:table-cell>
          <table:table-cell table:style-name="ce1" table:number-columns-repeated="4"/>
          <table:table-cell/>
          <table:table-cell table:style-name="ce8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88"/>
        </table:table-row>
        <table:table-row table:style-name="ro3">
          <table:table-cell office:value-type="float" office:value="2">
            <text:p>2</text:p>
          </table:table-cell>
          <table:table-cell office:value-type="float" office:value="14">
            <text:p>14</text:p>
          </table:table-cell>
          <table:table-cell office:value-type="string">
            <text:p>Summer, 1919</text:p>
          </table:table-cell>
          <table:table-cell table:style-name="ce87" office:value-type="string">
            <text:p>Mr. J. H. Kennelworth gives RG a position in his office during the summer months. (<text:span text:style-name="T14">RG as clerk.) </text:span></text:p>
          </table:table-cell>
          <table:table-cell table:number-columns-repeated="3"/>
        </table:table-row>
        <table:table-row table:style-name="ro6">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1">RG to go work for Mr. Kennelworth in his office</text:span>. <text:s/><text:span text:style-name="T1">RG was a willing worker, an expert stenographer and secretary</text:span>. <text:s/>Robert continued to show expert mechanical ability and could fix anything that was wrong with an automobile.</text:p>
          </table:table-cell>
          <table:table-cell table:number-columns-repeated="3"/>
        </table:table-row>
        <table:table-row table:style-name="ro6">
          <table:table-cell office:value-type="float" office:value="3">
            <text:p>3</text:p>
          </table:table-cell>
          <table:table-cell office:value-type="float" office:value="26">
            <text:p>26</text:p>
          </table:table-cell>
          <table:table-cell table:style-name="ce3" office:value-type="string">
            <text:p>Spring 1926</text:p>
          </table:table-cell>
          <table:table-cell table:style-name="ce3" office:value-type="string">
            <text:p>RG's father died suddenly. <text:s/>After a consultation with his mother, it was decided that<text:span text:style-name="T1"> [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5">
          <table:table-cell office:value-type="float" office:value="3">
            <text:p>3</text:p>
          </table:table-cell>
          <table:table-cell office:value-type="float" office:value="26">
            <text:p>26</text:p>
          </table:table-cell>
          <table:table-cell table:style-name="ce3" office:value-type="string">
            <text:p>Fall 1926</text:p>
          </table:table-cell>
          <table:table-cell table:style-name="ce3"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1"> position 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2">
          <table:table-cell table:number-columns-repeated="3"/>
          <table:table-cell office:value-type="string">
            <text:p>RG as inventor</text:p>
          </table:table-cell>
          <table:table-cell table:number-columns-repeated="3"/>
        </table:table-row>
        <table:table-row table:style-name="ro2">
          <table:table-cell table:number-columns-repeated="3"/>
          <table:table-cell office:value-type="string">
            <text:p>RG as traveler</text:p>
          </table:table-cell>
          <table:table-cell table:number-columns-repeated="3"/>
        </table:table-row>
        <table:table-row table:style-name="ro2">
          <table:table-cell table:number-columns-repeated="3"/>
          <table:table-cell office:value-type="string">
            <text:p>RG as trader</text:p>
          </table:table-cell>
          <table:table-cell table:number-columns-repeated="3"/>
        </table:table-row>
        <table:table-row table:style-name="ro2">
          <table:table-cell table:number-columns-repeated="3"/>
          <table:table-cell office:value-type="string">
            <text:p>RG as lieutenant</text:p>
          </table:table-cell>
          <table:table-cell table:number-columns-repeated="3"/>
        </table:table-row>
        <table:table-row table:style-name="ro12">
          <table:table-cell table:number-columns-repeated="3"/>
          <table:table-cell office:value-type="string">
            <text:p>Graduations</text:p>
          </table:table-cell>
          <table:table-cell table:number-columns-repeated="3"/>
        </table:table-row>
        <table:table-row table:style-name="ro12">
          <table:table-cell table:number-columns-repeated="3"/>
          <table:table-cell office:value-type="string">
            <text:p>Time periods in School</text:p>
          </table:table-cell>
          <table:table-cell table:number-columns-repeated="3"/>
        </table:table-row>
        <table:table-row table:style-name="ro12">
          <table:table-cell table:number-columns-repeated="3"/>
          <table:table-cell office:value-type="string">
            <text:p>Time periods in High School</text:p>
          </table:table-cell>
          <table:table-cell table:number-columns-repeated="3"/>
        </table:table-row>
        <table:table-row table:style-name="ro12" table:number-rows-repeated="1048562">
          <table:table-cell table:number-columns-repeated="7"/>
        </table:table-row>
        <table:table-row table:style-name="ro12">
          <table:table-cell table:number-columns-repeated="7"/>
        </table:table-row>
      </table:table>
      <table:table table:name="Season Events" table:style-name="ta1" table:print="false">
        <table:table-column table:style-name="co94" table:default-cell-style-name="Default"/>
        <table:table-column table:style-name="co94" table:number-columns-repeated="2" table:default-cell-style-name="ce36"/>
        <table:table-column table:style-name="co94" table:default-cell-style-name="Default"/>
        <table:table-column table:style-name="co80" table:default-cell-style-name="Default"/>
        <table:table-column table:style-name="co95" table:default-cell-style-name="ce3"/>
        <table:table-column table:style-name="co96" table:default-cell-style-name="ce3"/>
        <table:table-column table:style-name="co97" table:default-cell-style-name="ce3"/>
        <table:table-row table:style-name="ro15">
          <table:table-cell table:style-name="ce89" office:value-type="string">
            <text:p>Season</text:p>
          </table:table-cell>
          <table:table-cell table:style-name="ce89" office:value-type="string">
            <text:p>Year</text:p>
          </table:table-cell>
          <table:table-cell table:style-name="ce89"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2">
          <table:table-cell office:value-type="string">
            <text:p>Spring</text:p>
          </table:table-cell>
          <table:table-cell office:value-type="float" office:value="1906">
            <text:p>1906</text:p>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1">
          <table:table-cell office:value-type="string">
            <text:p>Summer</text:p>
          </table:table-cell>
          <table:table-cell/>
          <table:table-cell office:value-type="float" office:value="1">
            <text:p>1</text:p>
          </table:table-cell>
          <table:table-cell table:number-columns-repeated="2"/>
          <table:table-cell table:style-name="Default" table:number-columns-repeated="2"/>
          <table:table-cell/>
        </table:table-row>
        <table:table-row table:style-name="ro1">
          <table:table-cell office:value-type="string">
            <text:p>Fall</text:p>
          </table:table-cell>
          <table:table-cell/>
          <table:table-cell office:value-type="float" office:value="2">
            <text:p>2</text:p>
          </table:table-cell>
          <table:table-cell table:number-columns-repeated="5"/>
        </table:table-row>
        <table:table-row table:style-name="ro1">
          <table:table-cell office:value-type="string">
            <text:p>Winter</text:p>
          </table:table-cell>
          <table:table-cell/>
          <table:table-cell office:value-type="float" office:value="3">
            <text:p>3</text:p>
          </table:table-cell>
          <table:table-cell table:number-columns-repeated="5"/>
        </table:table-row>
        <table:table-row table:style-name="ro50">
          <table:table-cell office:value-type="string">
            <text:p>Spring</text:p>
          </table:table-cell>
          <table:table-cell office:value-type="float" office:value="1907">
            <text:p>1907</text:p>
          </table:table-cell>
          <table:table-cell office:value-type="float" office:value="4">
            <text:p>4</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1">
          <table:table-cell office:value-type="string">
            <text:p>Summer</text:p>
          </table:table-cell>
          <table:table-cell/>
          <table:table-cell office:value-type="float" office:value="5">
            <text:p>5</text:p>
          </table:table-cell>
          <table:table-cell table:number-columns-repeated="5"/>
        </table:table-row>
        <table:table-row table:style-name="ro4">
          <table:table-cell office:value-type="string">
            <text:p>Fall</text:p>
          </table:table-cell>
          <table:table-cell/>
          <table:table-cell office:value-type="float" office:value="6">
            <text:p>6</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3"><text:s/></text:span><text:span text:style-name="T3">The Spring was late and overflows damaged cotton. This, together with unfavorable financial conditions, caused a </text:span><text:span text:style-name="T5">panic in the United States in the Fall of 1907.</text:span></text:p>
          </table:table-cell>
          <table:table-cell/>
        </table:table-row>
        <table:table-row table:style-name="ro1">
          <table:table-cell office:value-type="string">
            <text:p>Winter</text:p>
          </table:table-cell>
          <table:table-cell/>
          <table:table-cell office:value-type="float" office:value="7">
            <text:p>7</text:p>
          </table:table-cell>
          <table:table-cell table:number-columns-repeated="5"/>
        </table:table-row>
        <table:table-row table:style-name="ro1">
          <table:table-cell office:value-type="string">
            <text:p>Spring</text:p>
          </table:table-cell>
          <table:table-cell office:value-type="float" office:value="1908">
            <text:p>1908</text:p>
          </table:table-cell>
          <table:table-cell office:value-type="float" office:value="8">
            <text:p>8</text:p>
          </table:table-cell>
          <table:table-cell table:number-columns-repeated="5"/>
        </table:table-row>
        <table:table-row table:style-name="ro1">
          <table:table-cell office:value-type="string">
            <text:p>Summer</text:p>
          </table:table-cell>
          <table:table-cell/>
          <table:table-cell office:value-type="float" office:value="9">
            <text:p>9</text:p>
          </table:table-cell>
          <table:table-cell table:number-columns-repeated="5"/>
        </table:table-row>
        <table:table-row table:style-name="ro1">
          <table:table-cell office:value-type="string">
            <text:p>Fall</text:p>
          </table:table-cell>
          <table:table-cell/>
          <table:table-cell office:value-type="float" office:value="10">
            <text:p>10</text:p>
          </table:table-cell>
          <table:table-cell table:number-columns-repeated="5"/>
        </table:table-row>
        <table:table-row table:style-name="ro1">
          <table:table-cell office:value-type="string">
            <text:p>Winter</text:p>
          </table:table-cell>
          <table:table-cell/>
          <table:table-cell office:value-type="float" office:value="11">
            <text:p>11</text:p>
          </table:table-cell>
          <table:table-cell table:number-columns-repeated="5"/>
        </table:table-row>
        <table:table-row table:style-name="ro1">
          <table:table-cell office:value-type="string">
            <text:p>Spring</text:p>
          </table:table-cell>
          <table:table-cell office:value-type="float" office:value="1909">
            <text:p>1909</text:p>
          </table:table-cell>
          <table:table-cell office:value-type="float" office:value="12">
            <text:p>12</text:p>
          </table:table-cell>
          <table:table-cell table:number-columns-repeated="5"/>
        </table:table-row>
        <table:table-row table:style-name="ro1">
          <table:table-cell office:value-type="string">
            <text:p>Summer</text:p>
          </table:table-cell>
          <table:table-cell/>
          <table:table-cell office:value-type="float" office:value="13">
            <text:p>13</text:p>
          </table:table-cell>
          <table:table-cell table:number-columns-repeated="5"/>
        </table:table-row>
        <table:table-row table:style-name="ro1">
          <table:table-cell office:value-type="string">
            <text:p>Fall</text:p>
          </table:table-cell>
          <table:table-cell/>
          <table:table-cell office:value-type="float" office:value="14">
            <text:p>14</text:p>
          </table:table-cell>
          <table:table-cell table:number-columns-repeated="5"/>
        </table:table-row>
        <table:table-row table:style-name="ro1">
          <table:table-cell office:value-type="string">
            <text:p>Winter</text:p>
          </table:table-cell>
          <table:table-cell/>
          <table:table-cell office:value-type="float" office:value="15">
            <text:p>15</text:p>
          </table:table-cell>
          <table:table-cell table:number-columns-repeated="5"/>
        </table:table-row>
        <table:table-row table:style-name="ro1">
          <table:table-cell office:value-type="string">
            <text:p>Spring</text:p>
          </table:table-cell>
          <table:table-cell office:value-type="float" office:value="1910">
            <text:p>1910</text:p>
          </table:table-cell>
          <table:table-cell office:value-type="float" office:value="16">
            <text:p>16</text:p>
          </table:table-cell>
          <table:table-cell table:number-columns-repeated="5"/>
        </table:table-row>
        <table:table-row table:style-name="ro1">
          <table:table-cell office:value-type="string">
            <text:p>Summer</text:p>
          </table:table-cell>
          <table:table-cell/>
          <table:table-cell office:value-type="float" office:value="17">
            <text:p>17</text:p>
          </table:table-cell>
          <table:table-cell table:number-columns-repeated="5"/>
        </table:table-row>
        <table:table-row table:style-name="ro1">
          <table:table-cell office:value-type="string">
            <text:p>Fall</text:p>
          </table:table-cell>
          <table:table-cell/>
          <table:table-cell office:value-type="float" office:value="18">
            <text:p>18</text:p>
          </table:table-cell>
          <table:table-cell table:number-columns-repeated="5"/>
        </table:table-row>
        <table:table-row table:style-name="ro1">
          <table:table-cell office:value-type="string">
            <text:p>Winter</text:p>
          </table:table-cell>
          <table:table-cell/>
          <table:table-cell office:value-type="float" office:value="19">
            <text:p>19</text:p>
          </table:table-cell>
          <table:table-cell table:number-columns-repeated="5"/>
        </table:table-row>
        <table:table-row table:style-name="ro1">
          <table:table-cell office:value-type="string">
            <text:p>Spring</text:p>
          </table:table-cell>
          <table:table-cell office:value-type="float" office:value="1911">
            <text:p>1911</text:p>
          </table:table-cell>
          <table:table-cell office:value-type="float" office:value="20">
            <text:p>20</text:p>
          </table:table-cell>
          <table:table-cell table:number-columns-repeated="5"/>
        </table:table-row>
        <table:table-row table:style-name="ro1">
          <table:table-cell office:value-type="string">
            <text:p>Summer</text:p>
          </table:table-cell>
          <table:table-cell/>
          <table:table-cell office:value-type="float" office:value="21">
            <text:p>21</text:p>
          </table:table-cell>
          <table:table-cell table:number-columns-repeated="5"/>
        </table:table-row>
        <table:table-row table:style-name="ro1">
          <table:table-cell office:value-type="string">
            <text:p>Fall</text:p>
          </table:table-cell>
          <table:table-cell/>
          <table:table-cell office:value-type="float" office:value="22">
            <text:p>22</text:p>
          </table:table-cell>
          <table:table-cell table:number-columns-repeated="5"/>
        </table:table-row>
        <table:table-row table:style-name="ro1">
          <table:table-cell office:value-type="string">
            <text:p>Winter</text:p>
          </table:table-cell>
          <table:table-cell/>
          <table:table-cell office:value-type="float" office:value="23">
            <text:p>23</text:p>
          </table:table-cell>
          <table:table-cell table:number-columns-repeated="5"/>
        </table:table-row>
        <table:table-row table:style-name="ro1">
          <table:table-cell office:value-type="string">
            <text:p>Spring</text:p>
          </table:table-cell>
          <table:table-cell office:value-type="float" office:value="1912">
            <text:p>1912</text:p>
          </table:table-cell>
          <table:table-cell office:value-type="float" office:value="24">
            <text:p>24</text:p>
          </table:table-cell>
          <table:table-cell table:number-columns-repeated="5"/>
        </table:table-row>
        <table:table-row table:style-name="ro1">
          <table:table-cell office:value-type="string">
            <text:p>Summer</text:p>
          </table:table-cell>
          <table:table-cell/>
          <table:table-cell office:value-type="float" office:value="25">
            <text:p>25</text:p>
          </table:table-cell>
          <table:table-cell table:number-columns-repeated="5"/>
        </table:table-row>
        <table:table-row table:style-name="ro1">
          <table:table-cell office:value-type="string">
            <text:p>Fall</text:p>
          </table:table-cell>
          <table:table-cell/>
          <table:table-cell office:value-type="float" office:value="26">
            <text:p>26</text:p>
          </table:table-cell>
          <table:table-cell table:number-columns-repeated="5"/>
        </table:table-row>
        <table:table-row table:style-name="ro1">
          <table:table-cell office:value-type="string">
            <text:p>Winter</text:p>
          </table:table-cell>
          <table:table-cell/>
          <table:table-cell office:value-type="float" office:value="27">
            <text:p>27</text:p>
          </table:table-cell>
          <table:table-cell table:number-columns-repeated="5"/>
        </table:table-row>
        <table:table-row table:style-name="ro4">
          <table:table-cell office:value-type="string">
            <text:p>Spring</text:p>
          </table:table-cell>
          <table:table-cell office:value-type="float" office:value="1913">
            <text:p>1913</text:p>
          </table:table-cell>
          <table:table-cell office:value-type="float" office:value="28">
            <text:p>28</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3"><text:s/></text:span><text:span text:style-name="T3">Robert suffered a severe illness in the</text:span></text:p>
            <text:p><text:span text:style-name="T3">Spring, and for a few months his life was despaired</text:span></text:p>
            <text:p><text:span text:style-name="T3">of, but he quickly recovered.</text:span></text:p>
          </table:table-cell>
          <table:table-cell/>
        </table:table-row>
        <table:table-row table:style-name="ro1">
          <table:table-cell office:value-type="string">
            <text:p>Summer</text:p>
          </table:table-cell>
          <table:table-cell/>
          <table:table-cell office:value-type="float" office:value="29">
            <text:p>29</text:p>
          </table:table-cell>
          <table:table-cell table:number-columns-repeated="5"/>
        </table:table-row>
        <table:table-row table:style-name="ro1">
          <table:table-cell office:value-type="string">
            <text:p>Fall</text:p>
          </table:table-cell>
          <table:table-cell/>
          <table:table-cell office:value-type="float" office:value="30">
            <text:p>30</text:p>
          </table:table-cell>
          <table:table-cell table:number-columns-repeated="5"/>
        </table:table-row>
        <table:table-row table:style-name="ro1">
          <table:table-cell office:value-type="string">
            <text:p>Winter</text:p>
          </table:table-cell>
          <table:table-cell/>
          <table:table-cell office:value-type="float" office:value="31">
            <text:p>31</text:p>
          </table:table-cell>
          <table:table-cell table:number-columns-repeated="5"/>
        </table:table-row>
        <table:table-row table:style-name="ro1">
          <table:table-cell office:value-type="string">
            <text:p>Spring</text:p>
          </table:table-cell>
          <table:table-cell office:value-type="float" office:value="1914">
            <text:p>1914</text:p>
          </table:table-cell>
          <table:table-cell office:value-type="float" office:value="32">
            <text:p>32</text:p>
          </table:table-cell>
          <table:table-cell table:number-columns-repeated="5"/>
        </table:table-row>
        <table:table-row table:style-name="ro1">
          <table:table-cell office:value-type="string">
            <text:p>Summer</text:p>
          </table:table-cell>
          <table:table-cell/>
          <table:table-cell office:value-type="float" office:value="33">
            <text:p>33</text:p>
          </table:table-cell>
          <table:table-cell table:number-columns-repeated="5"/>
        </table:table-row>
        <table:table-row table:style-name="ro1">
          <table:table-cell office:value-type="string">
            <text:p>Fall</text:p>
          </table:table-cell>
          <table:table-cell/>
          <table:table-cell office:value-type="float" office:value="34">
            <text:p>34</text:p>
          </table:table-cell>
          <table:table-cell table:number-columns-repeated="5"/>
        </table:table-row>
        <table:table-row table:style-name="ro1">
          <table:table-cell office:value-type="string">
            <text:p>Winter</text:p>
          </table:table-cell>
          <table:table-cell/>
          <table:table-cell office:value-type="float" office:value="35">
            <text:p>35</text:p>
          </table:table-cell>
          <table:table-cell table:number-columns-repeated="5"/>
        </table:table-row>
        <table:table-row table:style-name="ro1">
          <table:table-cell office:value-type="string">
            <text:p>Spring</text:p>
          </table:table-cell>
          <table:table-cell office:value-type="float" office:value="1915">
            <text:p>1915</text:p>
          </table:table-cell>
          <table:table-cell office:value-type="float" office:value="36">
            <text:p>36</text:p>
          </table:table-cell>
          <table:table-cell table:number-columns-repeated="5"/>
        </table:table-row>
        <table:table-row table:style-name="ro1">
          <table:table-cell office:value-type="string">
            <text:p>Summer</text:p>
          </table:table-cell>
          <table:table-cell/>
          <table:table-cell office:value-type="float" office:value="37">
            <text:p>37</text:p>
          </table:table-cell>
          <table:table-cell table:number-columns-repeated="5"/>
        </table:table-row>
        <table:table-row table:style-name="ro1">
          <table:table-cell office:value-type="string">
            <text:p>Fall</text:p>
          </table:table-cell>
          <table:table-cell/>
          <table:table-cell office:value-type="float" office:value="38">
            <text:p>38</text:p>
          </table:table-cell>
          <table:table-cell table:number-columns-repeated="5"/>
        </table:table-row>
        <table:table-row table:style-name="ro1">
          <table:table-cell office:value-type="string">
            <text:p>Winter</text:p>
          </table:table-cell>
          <table:table-cell/>
          <table:table-cell office:value-type="float" office:value="39">
            <text:p>39</text:p>
          </table:table-cell>
          <table:table-cell table:number-columns-repeated="5"/>
        </table:table-row>
        <table:table-row table:style-name="ro1">
          <table:table-cell office:value-type="string">
            <text:p>Spring</text:p>
          </table:table-cell>
          <table:table-cell office:value-type="float" office:value="1916">
            <text:p>1916</text:p>
          </table:table-cell>
          <table:table-cell office:value-type="float" office:value="40">
            <text:p>40</text:p>
          </table:table-cell>
          <table:table-cell table:number-columns-repeated="5"/>
        </table:table-row>
        <table:table-row table:style-name="ro1">
          <table:table-cell office:value-type="string">
            <text:p>Summer</text:p>
          </table:table-cell>
          <table:table-cell/>
          <table:table-cell office:value-type="float" office:value="41">
            <text:p>41</text:p>
          </table:table-cell>
          <table:table-cell table:number-columns-repeated="5"/>
        </table:table-row>
        <table:table-row table:style-name="ro1">
          <table:table-cell office:value-type="string">
            <text:p>Fall</text:p>
          </table:table-cell>
          <table:table-cell/>
          <table:table-cell office:value-type="float" office:value="42">
            <text:p>42</text:p>
          </table:table-cell>
          <table:table-cell table:number-columns-repeated="5"/>
        </table:table-row>
        <table:table-row table:style-name="ro1">
          <table:table-cell office:value-type="string">
            <text:p>Winter</text:p>
          </table:table-cell>
          <table:table-cell/>
          <table:table-cell office:value-type="float" office:value="43">
            <text:p>43</text:p>
          </table:table-cell>
          <table:table-cell table:number-columns-repeated="5"/>
        </table:table-row>
        <table:table-row table:style-name="ro1">
          <table:table-cell office:value-type="string">
            <text:p>Spring</text:p>
          </table:table-cell>
          <table:table-cell office:value-type="float" office:value="1917">
            <text:p>1917</text:p>
          </table:table-cell>
          <table:table-cell office:value-type="float" office:value="44">
            <text:p>44</text:p>
          </table:table-cell>
          <table:table-cell table:number-columns-repeated="5"/>
        </table:table-row>
        <table:table-row table:style-name="ro1">
          <table:table-cell office:value-type="string">
            <text:p>Summer</text:p>
          </table:table-cell>
          <table:table-cell/>
          <table:table-cell office:value-type="float" office:value="45">
            <text:p>45</text:p>
          </table:table-cell>
          <table:table-cell table:number-columns-repeated="5"/>
        </table:table-row>
        <table:table-row table:style-name="ro1">
          <table:table-cell office:value-type="string">
            <text:p>Fall</text:p>
          </table:table-cell>
          <table:table-cell/>
          <table:table-cell office:value-type="float" office:value="46">
            <text:p>46</text:p>
          </table:table-cell>
          <table:table-cell table:number-columns-repeated="5"/>
        </table:table-row>
        <table:table-row table:style-name="ro1">
          <table:table-cell office:value-type="string">
            <text:p>Winter</text:p>
          </table:table-cell>
          <table:table-cell/>
          <table:table-cell office:value-type="float" office:value="47">
            <text:p>47</text:p>
          </table:table-cell>
          <table:table-cell table:number-columns-repeated="5"/>
        </table:table-row>
        <table:table-row table:style-name="ro1">
          <table:table-cell office:value-type="string">
            <text:p>Spring</text:p>
          </table:table-cell>
          <table:table-cell office:value-type="float" office:value="1918">
            <text:p>1918</text:p>
          </table:table-cell>
          <table:table-cell office:value-type="float" office:value="48">
            <text:p>48</text:p>
          </table:table-cell>
          <table:table-cell table:number-columns-repeated="5"/>
        </table:table-row>
        <table:table-row table:style-name="ro1">
          <table:table-cell office:value-type="string">
            <text:p>Summer</text:p>
          </table:table-cell>
          <table:table-cell/>
          <table:table-cell office:value-type="float" office:value="49">
            <text:p>49</text:p>
          </table:table-cell>
          <table:table-cell table:number-columns-repeated="5"/>
        </table:table-row>
        <table:table-row table:style-name="ro1">
          <table:table-cell office:value-type="string">
            <text:p>Fall</text:p>
          </table:table-cell>
          <table:table-cell/>
          <table:table-cell office:value-type="float" office:value="50">
            <text:p>50</text:p>
          </table:table-cell>
          <table:table-cell table:number-columns-repeated="5"/>
        </table:table-row>
        <table:table-row table:style-name="ro1">
          <table:table-cell office:value-type="string">
            <text:p>Winter</text:p>
          </table:table-cell>
          <table:table-cell/>
          <table:table-cell office:value-type="float" office:value="51">
            <text:p>51</text:p>
          </table:table-cell>
          <table:table-cell table:number-columns-repeated="5"/>
        </table:table-row>
        <table:table-row table:style-name="ro1">
          <table:table-cell office:value-type="string">
            <text:p>Spring</text:p>
          </table:table-cell>
          <table:table-cell office:value-type="float" office:value="1919">
            <text:p>1919</text:p>
          </table:table-cell>
          <table:table-cell office:value-type="float" office:value="52">
            <text:p>52</text:p>
          </table:table-cell>
          <table:table-cell table:number-columns-repeated="5"/>
        </table:table-row>
        <table:table-row table:style-name="ro38">
          <table:table-cell office:value-type="string">
            <text:p>Summer</text:p>
          </table:table-cell>
          <table:table-cell/>
          <table:table-cell office:value-type="float" office:value="53">
            <text:p>53</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47">School was over in the </text:span><text:span text:style-name="T48">Summer of 1919</text:span><text:span text:style-name="T47">, and Mr.</text:span></text:p>
            <text:p><text:span text:style-name="T14">J. H. Kennelworth, Walter’s father, offered Robert a</text:span></text:p>
            <text:p><text:span text:style-name="T14">position in his office during the summer months. After</text:span></text:p>
            <text:p><text:span text:style-name="T14">business, Walter and Robert would often go out automobile</text:span></text:p>
            <text:p><text:span text:style-name="T14">riding. Along in July, he met with a serious</text:span></text:p>
            <text:p><text:span text:style-name="T14">accident. The automobile was overturned and Robert’s</text:span></text:p>
            <text:p><text:span text:style-name="T14">arm was broken, and he suffered internal injuries. He</text:span></text:p>
            <text:p><text:span text:style-name="T14">was taken to the hospital where he lay for several weeks</text:span></text:p>
            <text:p><text:span text:style-name="T14">before recovery. His mother was very much worried</text:span></text:p>
            <text:p><text:span text:style-name="T14">and alarmed over this accident, and thought it was best</text:span><text:span text:style-name="T47"> for Bobbie to return to the farm and not work in the</text:span></text:p>
            <text:p><text:span text:style-name="T14">city any more. <text:s/></text:span><text:span text:style-name="T47"><text:s/>His brother Ralph had just returned from </text:span><text:span text:style-name="T48">France</text:span><text:span text:style-name="T47">, </text:span><text:span text:style-name="T14">where he had met with many obstacles in the war but had received no serious injury. Robert went home for</text:span></text:p>
            <text:p><text:span text:style-name="T14">a rest after the accident. He had many disagreements</text:span></text:p>
            <text:p><text:span text:style-name="T14">and fights with his older brother, and it seemed to be</text:span></text:p>
            <text:p><text:span text:style-name="T14">impossible to get along. All of the trouble occurred over</text:span></text:p>
            <text:p><text:span text:style-name="T14">the fact that Robert would not work on the farm, or</text:span></text:p>
            <text:p><text:span text:style-name="T14">help his brother.</text:span></text:p>
          </table:table-cell>
          <table:table-cell/>
        </table:table-row>
        <table:table-row table:style-name="ro2">
          <table:table-cell office:value-type="string">
            <text:p>Fall</text:p>
          </table:table-cell>
          <table:table-cell/>
          <table:table-cell office:value-type="float" office:value="54">
            <text:p>54</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5">
          <table:table-cell office:value-type="string">
            <text:p>Fall</text:p>
          </table:table-cell>
          <table:table-cell/>
          <table:table-cell office:value-type="float" office:value="54">
            <text:p>54</text:p>
          </table:table-cell>
          <table:table-cell office:value-type="float" office:value="6">
            <text:p>6</text:p>
          </table:table-cell>
          <table:table-cell office:value-type="float" office:value="64">
            <text:p>64</text:p>
          </table:table-cell>
          <table:table-cell office:value-type="string">
            <text:p>Fall 1919</text:p>
          </table:table-cell>
          <table:table-cell table:style-name="ce30" office:value-type="string">
            <text:p><text:span text:style-name="T3">Mr. K said: I will give you a little experience that I had. I went to New York many years ago, and on advice and information</text:span></text:p>
            <text:p><text:span text:style-name="T3">from some friends of mine, was induced to buy some oil</text:span></text:p>
            <text:p><text:span text:style-name="T3">stock. This was in the </text:span><text:span text:style-name="T5">Fall of 1919. <text:s/></text:span><text:span text:style-name="T8"><text:s/>Oil stocks advanced</text:span></text:p>
            <text:p><text:span text:style-name="T5">rapidly</text:span><text:span text:style-name="T6">, and along in October, my friends advised me to buy</text:span></text:p>
            <text:p><text:span text:style-name="T6">more. I had some handsome profits and did buy more. <text:s/>In November 1919, </text:span><text:span text:style-name="T5">the market smashed all to pieces, and the oil stocks declined 50 to 100 points. <text:s/></text:span></text:p>
          </table:table-cell>
          <table:table-cell/>
        </table:table-row>
        <table:table-row table:style-name="ro1">
          <table:table-cell office:value-type="string">
            <text:p>Winter</text:p>
          </table:table-cell>
          <table:table-cell/>
          <table:table-cell office:value-type="float" office:value="55">
            <text:p>55</text:p>
          </table:table-cell>
          <table:table-cell table:number-columns-repeated="5"/>
        </table:table-row>
        <table:table-row table:style-name="ro9">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1">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6">
            <text:p>16</text:p>
          </table:table-cell>
          <table:table-cell table:style-name="ce91" office:value-type="string">
            <text:p>Spring and Summer 1920.</text:p>
          </table:table-cell>
          <table:table-cell table:style-name="ce92" office:value-type="string">
            <text:p><text:s/>During <text:span text:style-name="T1">Spring and Summer </text:span>of 1920, RG became very ill again from malaria.</text:p>
          </table:table-cell>
          <table:table-cell/>
        </table:table-row>
        <table:table-row table:style-name="ro7">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30" office:value-type="string">
            <text:p><text:span text:style-name="T3"><text:s/></text:span><text:span text:style-name="T3">[Durant] was in full control of General Motors and</text:span></text:p>
            <text:p><text:span text:style-name="T3">was reputed to be worth over a hundred million dollars</text:span></text:p>
            <text:p><text:span text:style-name="T3">when the stock was selling at $410.00 in the Spring of</text:span></text:p>
            <text:p><text:span text:style-name="T3">1920.</text:span></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3"><text:s/></text:span><text:span text:style-name="T3">Deflation started in</text:span></text:p>
            <text:p><text:span text:style-name="T3">the Summer of 1920, and all stocks declined rapidly.</text:span></text:p>
          </table:table-cell>
          <table:table-cell/>
        </table:table-row>
        <table:table-row table:style-name="ro1">
          <table:table-cell office:value-type="string">
            <text:p>Summer</text:p>
          </table:table-cell>
          <table:table-cell/>
          <table:table-cell office:value-type="float" office:value="57">
            <text:p>57</text:p>
          </table:table-cell>
          <table:table-cell table:number-columns-repeated="2"/>
          <table:table-cell table:style-name="Default" table:number-columns-repeated="2"/>
          <table:table-cell/>
        </table:table-row>
        <table:table-row table:style-name="ro1">
          <table:table-cell office:value-type="string">
            <text:p>Fall</text:p>
          </table:table-cell>
          <table:table-cell/>
          <table:table-cell office:value-type="float" office:value="58">
            <text:p>58</text:p>
          </table:table-cell>
          <table:table-cell table:number-columns-repeated="5"/>
        </table:table-row>
        <table:table-row table:style-name="ro1">
          <table:table-cell office:value-type="string">
            <text:p>Winter</text:p>
          </table:table-cell>
          <table:table-cell/>
          <table:table-cell office:value-type="float" office:value="59">
            <text:p>59</text:p>
          </table:table-cell>
          <table:table-cell table:number-columns-repeated="5"/>
        </table:table-row>
        <table:table-row table:style-name="ro3">
          <table:table-cell office:value-type="string">
            <text:p>Spring</text:p>
          </table:table-cell>
          <table:table-cell office:value-type="float" office:value="1921">
            <text:p>1921</text:p>
          </table:table-cell>
          <table:table-cell office:value-type="float" office:value="60">
            <text:p>60</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1">
          <table:table-cell office:value-type="string">
            <text:p>Summer</text:p>
          </table:table-cell>
          <table:table-cell/>
          <table:table-cell office:value-type="float" office:value="61">
            <text:p>61</text:p>
          </table:table-cell>
          <table:table-cell table:number-columns-repeated="5"/>
        </table:table-row>
        <table:table-row table:style-name="ro3">
          <table:table-cell office:value-type="string">
            <text:p>Fall</text:p>
          </table:table-cell>
          <table:table-cell/>
          <table:table-cell office:value-type="float" office:value="62">
            <text:p>62</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1">
          <table:table-cell office:value-type="string">
            <text:p>Winter</text:p>
          </table:table-cell>
          <table:table-cell/>
          <table:table-cell office:value-type="float" office:value="63">
            <text:p>63</text:p>
          </table:table-cell>
          <table:table-cell table:number-columns-repeated="5"/>
        </table:table-row>
        <table:table-row table:style-name="ro2">
          <table:table-cell office:value-type="string">
            <text:p>Spring</text:p>
          </table:table-cell>
          <table:table-cell office:value-type="float" office:value="1922">
            <text:p>1922</text:p>
          </table:table-cell>
          <table:table-cell office:value-type="float" office:value="64">
            <text:p>64</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32" office:value-type="string">
            <text:p><text:s/>Spring of 1922, Major Motors <text:s/>sold at $8.25.</text:p>
          </table:table-cell>
          <table:table-cell/>
        </table:table-row>
        <table:table-row table:style-name="ro1">
          <table:table-cell office:value-type="string">
            <text:p>Summer</text:p>
          </table:table-cell>
          <table:table-cell/>
          <table:table-cell office:value-type="float" office:value="65">
            <text:p>65</text:p>
          </table:table-cell>
          <table:table-cell table:number-columns-repeated="5"/>
        </table:table-row>
        <table:table-row table:style-name="ro1">
          <table:table-cell office:value-type="string">
            <text:p>Fall</text:p>
          </table:table-cell>
          <table:table-cell/>
          <table:table-cell office:value-type="float" office:value="66">
            <text:p>66</text:p>
          </table:table-cell>
          <table:table-cell table:number-columns-repeated="5"/>
        </table:table-row>
        <table:table-row table:style-name="ro1">
          <table:table-cell office:value-type="string">
            <text:p>Winter</text:p>
          </table:table-cell>
          <table:table-cell/>
          <table:table-cell office:value-type="float" office:value="67">
            <text:p>67</text:p>
          </table:table-cell>
          <table:table-cell table:number-columns-repeated="5"/>
        </table:table-row>
        <table:table-row table:style-name="ro1">
          <table:table-cell office:value-type="string">
            <text:p>Spring</text:p>
          </table:table-cell>
          <table:table-cell office:value-type="float" office:value="1923">
            <text:p>1923</text:p>
          </table:table-cell>
          <table:table-cell office:value-type="float" office:value="68">
            <text:p>68</text:p>
          </table:table-cell>
          <table:table-cell table:number-columns-repeated="5"/>
        </table:table-row>
        <table:table-row table:style-name="ro1">
          <table:table-cell office:value-type="string">
            <text:p>Summer</text:p>
          </table:table-cell>
          <table:table-cell/>
          <table:table-cell office:value-type="float" office:value="69">
            <text:p>69</text:p>
          </table:table-cell>
          <table:table-cell table:number-columns-repeated="5"/>
        </table:table-row>
        <table:table-row table:style-name="ro1">
          <table:table-cell office:value-type="string">
            <text:p>Fall</text:p>
          </table:table-cell>
          <table:table-cell/>
          <table:table-cell office:value-type="float" office:value="70">
            <text:p>70</text:p>
          </table:table-cell>
          <table:table-cell table:number-columns-repeated="5"/>
        </table:table-row>
        <table:table-row table:style-name="ro1">
          <table:table-cell office:value-type="string">
            <text:p>Winter</text:p>
          </table:table-cell>
          <table:table-cell/>
          <table:table-cell office:value-type="float" office:value="71">
            <text:p>71</text:p>
          </table:table-cell>
          <table:table-cell table:number-columns-repeated="5"/>
        </table:table-row>
        <table:table-row table:style-name="ro1">
          <table:table-cell office:value-type="string">
            <text:p>Spring</text:p>
          </table:table-cell>
          <table:table-cell office:value-type="float" office:value="1924">
            <text:p>1924</text:p>
          </table:table-cell>
          <table:table-cell office:value-type="float" office:value="72">
            <text:p>72</text:p>
          </table:table-cell>
          <table:table-cell table:number-columns-repeated="5"/>
        </table:table-row>
        <table:table-row table:style-name="ro1">
          <table:table-cell office:value-type="string">
            <text:p>Summer</text:p>
          </table:table-cell>
          <table:table-cell/>
          <table:table-cell office:value-type="float" office:value="73">
            <text:p>73</text:p>
          </table:table-cell>
          <table:table-cell table:number-columns-repeated="5"/>
        </table:table-row>
        <table:table-row table:style-name="ro4">
          <table:table-cell office:value-type="string">
            <text:p>Fall</text:p>
          </table:table-cell>
          <table:table-cell/>
          <table:table-cell office:value-type="float" office:value="74">
            <text:p>74</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1">
          <table:table-cell office:value-type="string">
            <text:p>Winter</text:p>
          </table:table-cell>
          <table:table-cell/>
          <table:table-cell office:value-type="float" office:value="75">
            <text:p>75</text:p>
          </table:table-cell>
          <table:table-cell table:number-columns-repeated="5"/>
        </table:table-row>
        <table:table-row table:style-name="ro1">
          <table:table-cell office:value-type="string">
            <text:p>Spring</text:p>
          </table:table-cell>
          <table:table-cell office:value-type="float" office:value="1925">
            <text:p>1925</text:p>
          </table:table-cell>
          <table:table-cell office:value-type="float" office:value="76">
            <text:p>76</text:p>
          </table:table-cell>
          <table:table-cell table:number-columns-repeated="5"/>
        </table:table-row>
        <table:table-row table:style-name="ro1">
          <table:table-cell office:value-type="string">
            <text:p>Summer</text:p>
          </table:table-cell>
          <table:table-cell/>
          <table:table-cell office:value-type="float" office:value="77">
            <text:p>77</text:p>
          </table:table-cell>
          <table:table-cell table:number-columns-repeated="5"/>
        </table:table-row>
        <table:table-row table:style-name="ro1">
          <table:table-cell office:value-type="string">
            <text:p>Fall</text:p>
          </table:table-cell>
          <table:table-cell/>
          <table:table-cell office:value-type="float" office:value="78">
            <text:p>78</text:p>
          </table:table-cell>
          <table:table-cell table:number-columns-repeated="5"/>
        </table:table-row>
        <table:table-row table:style-name="ro1">
          <table:table-cell office:value-type="string">
            <text:p>Winter</text:p>
          </table:table-cell>
          <table:table-cell/>
          <table:table-cell office:value-type="float" office:value="79">
            <text:p>79</text:p>
          </table:table-cell>
          <table:table-cell table:number-columns-repeated="5"/>
        </table:table-row>
        <table:table-row table:style-name="ro9">
          <table:table-cell office:value-type="string">
            <text:p>Spring</text:p>
          </table:table-cell>
          <table:table-cell office:value-type="float" office:value="1926">
            <text:p>1926</text:p>
          </table:table-cell>
          <table:table-cell office:value-type="float" office:value="80">
            <text:p>80</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1">
          <table:table-cell office:value-type="string">
            <text:p>Summer</text:p>
          </table:table-cell>
          <table:table-cell/>
          <table:table-cell office:value-type="float" office:value="81">
            <text:p>81</text:p>
          </table:table-cell>
          <table:table-cell table:number-columns-repeated="5"/>
        </table:table-row>
        <table:table-row table:style-name="ro19">
          <table:table-cell office:value-type="string">
            <text:p>Fall</text:p>
          </table:table-cell>
          <table:table-cell/>
          <table:table-cell office:value-type="float" office:value="82">
            <text:p>82</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30" office:value-type="string">
            <text:p><text:span text:style-name="T3"><text:s/></text:span><text:span text:style-name="T3">Ever since we made up last Fall, and I [RG] was sure of you [Marie] and your love, I have been very ambitious and have not</text:span></text:p>
            <text:p><text:span text:style-name="T3">wasted a minute, have studied day and night. Wanted to</text:span></text:p>
            <text:p><text:span text:style-name="T3">prove to you that your faith in me was not to go unrewarded.</text:span></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16">
            <text:p>16</text:p>
          </table:table-cell>
          <table:table-cell office:value-type="float" office:value="199">
            <text:p>199</text:p>
          </table:table-cell>
          <table:table-cell/>
          <table:table-cell table:style-name="ce30" office:value-type="string">
            <text:p><text:span text:style-name="T3"><text:s/></text:span><text:span text:style-name="T3">October, 1927, was a beautiful month in New York.</text:span></text:p>
            <text:p><text:span text:style-name="T3">The weather was warm and the sun shone brightly every</text:span></text:p>
            <text:p><text:span text:style-name="T3">day. It reminded Robert of the </text:span><text:span text:style-name="T5">Fall of 1926</text:span><text:span text:style-name="T3"> when he</text:span></text:p>
            <text:p><text:span text:style-name="T3">had gone to Sherman, Texas to visit Marie.</text:span></text:p>
          </table:table-cell>
          <table:table-cell office:value-type="string">
            <text:p>Connection between October 1927 and October 23, 1926.</text:p>
          </table:table-cell>
        </table:table-row>
        <table:table-row table:style-name="ro1">
          <table:table-cell office:value-type="string">
            <text:p>Winter</text:p>
          </table:table-cell>
          <table:table-cell/>
          <table:table-cell office:value-type="float" office:value="83">
            <text:p>83</text:p>
          </table:table-cell>
          <table:table-cell table:number-columns-repeated="3"/>
          <table:table-cell table:style-name="Default"/>
          <table:table-cell/>
        </table:table-row>
        <table:table-row table:style-name="ro7">
          <table:table-cell office:value-type="string">
            <text:p>Spring</text:p>
          </table:table-cell>
          <table:table-cell office:value-type="float" office:value="1927">
            <text:p>1927</text:p>
          </table:table-cell>
          <table:table-cell office:value-type="float" office:value="84">
            <text:p>84</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5">
          <table:table-cell office:value-type="string">
            <text:p>Spring</text:p>
          </table:table-cell>
          <table:table-cell office:value-type="float" office:value="1927">
            <text:p>1927</text:p>
          </table:table-cell>
          <table:table-cell office:value-type="float" office:value="84">
            <text:p>84</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4"><text:s/>July 20, 1927. <text:s/>Highly likely it is Spring 1927 spoken of. <text:s/></text:span></text:p>
          </table:table-cell>
          <table:table-cell office:value-type="string">
            <text:p><text:span text:style-name="T3"><text:s/></text:span><text:span text:style-name="T3">The troubles in Nicaragua, the destructive floods and storms</text:span></text:p>
            <text:p><text:span text:style-name="T3">which have visited Florida, and the destruction by the floods</text:span></text:p>
            <text:p><text:span text:style-name="T3">along the Mississippi during the past </text:span><text:span text:style-name="T5">Spring</text:span><text:span text:style-name="T3"> all show that</text:span></text:p>
            <text:p><text:span text:style-name="T3">troubles are starting in the south. We are in a cycle which</text:span></text:p>
            <text:p><text:span text:style-name="T3">will repeat and cause wars which will start from the south</text:span></text:p>
            <text:p><text:span text:style-name="T3">and southwest, probably Mexico. All of these events will have</text:span></text:p>
            <text:p><text:span text:style-name="T3">a great bearing on the Presidential election in 1928, because</text:span></text:p>
            <text:p><text:span text:style-name="T3">war will be in the air and the people will be very much upset.</text:span></text:p>
          </table:table-cell>
          <table:table-cell/>
        </table:table-row>
        <table:table-row table:style-name="ro21">
          <table:table-cell office:value-type="string">
            <text:p>Spring</text:p>
          </table:table-cell>
          <table:table-cell office:value-type="float" office:value="1927">
            <text:p>1927</text:p>
          </table:table-cell>
          <table:table-cell office:value-type="float" office:value="84">
            <text:p>84</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30" office:value-type="string">
            <text:p><text:span text:style-name="T3"><text:s/></text:span><text:span text:style-name="T3">I am anxious to make some money in my </text:span><text:span text:style-name="T5">cotton</text:span><text:span text:style-name="T3"> deals and</text:span></text:p>
            <text:p><text:span text:style-name="T3">get into </text:span><text:span text:style-name="T5">wheat</text:span><text:span text:style-name="T3"> for the big advance that I figure is coming this</text:span></text:p>
            <text:p><text:span text:style-name="T5">Spring and Summer</text:span><text:span text:style-name="T3">. Then I want to be in position to buy</text:span></text:p>
            <text:p><text:span text:style-name="T3">some Right Aeroplane and Sell Major Motors and other stocks</text:span></text:p>
            <text:p><text:span text:style-name="T3">short, because I believe that in the next few years I can make</text:span></text:p>
            <text:p><text:span text:style-name="T3">a fortune buying Right Aeroplane stock and selling short</text:span></text:p>
            <text:p><text:span text:style-name="T3">Major Motors.</text:span></text:p>
          </table:table-cell>
          <table:table-cell/>
        </table:table-row>
        <table:table-row table:style-name="ro1">
          <table:table-cell office:value-type="string">
            <text:p>Summer</text:p>
          </table:table-cell>
          <table:table-cell/>
          <table:table-cell office:value-type="float" office:value="85">
            <text:p>85</text:p>
          </table:table-cell>
          <table:table-cell table:number-columns-repeated="2"/>
          <table:table-cell table:style-name="Default" table:number-columns-repeated="2"/>
          <table:table-cell/>
        </table:table-row>
        <table:table-row table:style-name="ro7">
          <table:table-cell office:value-type="string">
            <text:p>Fall</text:p>
          </table:table-cell>
          <table:table-cell/>
          <table:table-cell office:value-type="float" office:value="86">
            <text:p>86</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3"><text:s/></text:span><text:span text:style-name="T3">The </text:span><text:span text:style-name="T5">great decline in stocks</text:span><text:span text:style-name="T3"> which he forecast for the</text:span></text:p>
            <text:p><text:span text:style-name="T5">Fall and Winter of 1927</text:span><text:span text:style-name="T3"> took place and he made money</text:span></text:p>
            <text:p><text:span text:style-name="T3">rapidly on the short side of stocks. He was selling short</text:span></text:p>
            <text:p><text:span text:style-name="T3">Central Steel and Major Motors and other stocks.</text:span></text:p>
          </table:table-cell>
          <table:table-cell/>
        </table:table-row>
        <table:table-row table:style-name="ro1">
          <table:table-cell office:value-type="string">
            <text:p>Winter</text:p>
          </table:table-cell>
          <table:table-cell/>
          <table:table-cell office:value-type="float" office:value="87">
            <text:p>87</text:p>
          </table:table-cell>
          <table:table-cell table:number-columns-repeated="5"/>
        </table:table-row>
        <table:table-row table:style-name="ro6">
          <table:table-cell office:value-type="string">
            <text:p>Spring</text:p>
          </table:table-cell>
          <table:table-cell office:value-type="float" office:value="1928">
            <text:p>1928</text:p>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3"><text:s/></text:span><text:span text:style-name="T3">Robert then sailed away in his new plane which he had</text:span></text:p>
            <text:p><text:span text:style-name="T3">named "The St. Marie." He visited England, France,</text:span></text:p>
            <text:p><text:span text:style-name="T3">Germany and in the Spring of 1928 made the longest</text:span></text:p>
            <text:p><text:span text:style-name="T3">successful flight to Japan, where he was received with</text:span></text:p>
            <text:p><text:span text:style-name="T3">great honor.</text:span></text:p>
          </table:table-cell>
          <table:table-cell/>
        </table:table-row>
        <table:table-row table:style-name="ro3">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32" office:value-type="string">
            <text:p><text:s/>The public will be very much divided and [political] sentiment will be badly mixed in the <text:span text:style-name="T1">summer and fall of 1928.</text:span></text:p>
          </table:table-cell>
          <table:table-cell/>
        </table:table-row>
        <table:table-row table:style-name="ro21">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32" office:value-type="string">
            <text:p><text:span text:style-name="T3"><text:s/></text:span><text:span text:style-name="T3">In the early part of 1928 Robert calculated that war</text:span></text:p>
            <text:p><text:span text:style-name="T3">was inevitable between England and Russia. He figured</text:span></text:p>
            <text:p><text:span text:style-name="T3">that the </text:span><text:span text:style-name="T5">war would start not later than the summer</text:span></text:p>
            <text:p><text:span text:style-name="T3">and that many nations would be involved and that</text:span></text:p>
            <text:p><text:span text:style-name="T3">later an attack on the United States would come. His</text:span></text:p>
            <text:p><text:span text:style-name="T3">first airplane was now completed, -- a small one according</text:span></text:p>
            <text:p><text:span text:style-name="T3">to the plan laid down by Ezekiel in the Bible.</text:span></text:p>
          </table:table-cell>
          <table:table-cell/>
        </table:table-row>
        <table:table-row table:style-name="ro5">
          <table:table-cell office:value-type="string">
            <text:p>Summer</text:p>
          </table:table-cell>
          <table:table-cell/>
          <table:table-cell office:value-type="float" office:value="89">
            <text:p>89</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32" office:value-type="string">
            <text:p><text:span text:style-name="T3"><text:s/></text:span><text:span text:style-name="T3">While in Japan Robert was entertained and introduced</text:span></text:p>
            <text:p><text:span text:style-name="T3">to many beautiful titled ladies and prominent men,</text:span></text:p>
            <text:p><text:span text:style-name="T3">but he remained loyal to Marie for his great success had</text:span></text:p>
            <text:p><text:span text:style-name="T3">not turned his head. He was still searching for Marie,</text:span></text:p>
            <text:p><text:span text:style-name="T3">always hoping to find her. </text:span><text:span text:style-name="T5">[RG] returned to New York</text:span></text:p>
            <text:p><text:span text:style-name="T5">in the Summer of 1928</text:span><text:span text:style-name="T3"> and was now reputed as being</text:span></text:p>
            <text:p><text:span text:style-name="T3">worth more than a million dollars, after making more</text:span></text:p>
            <text:p><text:span text:style-name="T3">successful deals in stocks, cotton and wheat.</text:span></text:p>
          </table:table-cell>
          <table:table-cell/>
        </table:table-row>
        <table:table-row table:style-name="ro6">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30" office:value-type="string">
            <text:p><text:span text:style-name="T3"><text:s/></text:span><text:span text:style-name="T3">In the Fall of 1928, Robert and Walter completed invention "The Demon of Death." Miss Quinton had been very much interested in this machine during the course of construction, and she named it</text:span></text:p>
            <text:p><text:span text:style-name="T3">"Spit-Fire".</text:span></text:p>
          </table:table-cell>
          <table:table-cell/>
        </table:table-row>
        <table:table-row table:style-name="ro9">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30" office:value-type="string">
            <text:p><text:span text:style-name="T3"><text:s/></text:span><text:span text:style-name="T3">Walter and Edna were happy in their work and the Fall of 1928</text:span></text:p>
            <text:p><text:span text:style-name="T3">rewarded them with a new and wonderful discovery.</text:span></text:p>
            <text:p><text:span text:style-name="T3">They had been able to perfect a machine which would</text:span></text:p>
            <text:p><text:span text:style-name="T3">reflect light in such a way as to make an airplane invisible</text:span></text:p>
            <text:p><text:span text:style-name="T3">and this, together with Robert's noiseless invention,</text:span></text:p>
            <text:p><text:span text:style-name="T3">solved the problem.</text:span></text:p>
          </table:table-cell>
          <table:table-cell/>
        </table:table-row>
        <table:table-row table:style-name="ro1">
          <table:table-cell office:value-type="string">
            <text:p>Winter</text:p>
          </table:table-cell>
          <table:table-cell/>
          <table:table-cell office:value-type="float" office:value="91">
            <text:p>91</text:p>
          </table:table-cell>
          <table:table-cell table:number-columns-repeated="5"/>
        </table:table-row>
        <table:table-row table:style-name="ro9">
          <table:table-cell office:value-type="string">
            <text:p>Spring</text:p>
          </table:table-cell>
          <table:table-cell office:value-type="float" office:value="1929">
            <text:p>1929</text:p>
          </table:table-cell>
          <table:table-cell office:value-type="float" office:value="92">
            <text:p>92</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3"><text:s/></text:span><text:span text:style-name="T3">He placed orders</text:span></text:p>
            <text:p><text:span text:style-name="T3">to sell more Major Motors at 128, 118, 108 and 98 because</text:span></text:p>
            <text:p><text:span text:style-name="T3">he expected the first decline to run until the</text:span></text:p>
            <text:p><text:span text:style-name="T3">latter part of December, 1927, and after that time he</text:span></text:p>
            <text:p><text:span text:style-name="T3">would put out shorts again on a rally to hold and pyramid</text:span></text:p>
            <text:p><text:span text:style-name="T3">on the way down into the </text:span><text:span text:style-name="T5">Spring of 1929.</text:span></text:p>
          </table:table-cell>
          <table:table-cell/>
        </table:table-row>
        <table:table-row table:style-name="ro1">
          <table:table-cell office:value-type="string">
            <text:p>Summer</text:p>
          </table:table-cell>
          <table:table-cell/>
          <table:table-cell office:value-type="float" office:value="93">
            <text:p>93</text:p>
          </table:table-cell>
          <table:table-cell table:number-columns-repeated="5"/>
        </table:table-row>
        <table:table-row table:style-name="ro19">
          <table:table-cell office:value-type="string">
            <text:p>Fall</text:p>
          </table:table-cell>
          <table:table-cell/>
          <table:table-cell office:value-type="float" office:value="94">
            <text:p>94</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3"><text:s/></text:span><text:span text:style-name="T3">On the 24th of June, Walter and Edna were married.</text:span></text:p>
            <text:p><text:span text:style-name="T3">Robert suggested that for their honeymoon they go up</text:span></text:p>
            <text:p><text:span text:style-name="T3">thru Canada and see the beautiful scenery there, then</text:span></text:p>
            <text:p><text:span text:style-name="T5">go down thru California and in the Fall and Winter</text:span><text:span text:style-name="T3">,</text:span></text:p>
            <text:p><text:span text:style-name="T3">take a second honeymoon trip to Florida and visit Silver</text:span></text:p>
            <text:p><text:span text:style-name="T3">Springs and Sebring. Robert's mind always drifted</text:span></text:p>
            <text:p><text:span text:style-name="T3">back to the beautiful places where he thought people</text:span></text:p>
            <text:p><text:span text:style-name="T3">in love would find harmony and could commune with</text:span></text:p>
            <text:p><text:span text:style-name="T3">Nature.</text:span></text:p>
          </table:table-cell>
          <table:table-cell office:value-type="string">
            <text:p>I think this is describing a cycle.</text:p>
          </table:table-cell>
        </table:table-row>
        <table:table-row table:style-name="ro4">
          <table:table-cell office:value-type="string">
            <text:p>Fall</text:p>
          </table:table-cell>
          <table:table-cell/>
          <table:table-cell office:value-type="float" office:value="94">
            <text:p>94</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30" office:value-type="string">
            <text:p><text:span text:style-name="T3">In the Fall of 1929, Robert and Walter made a</text:span></text:p>
            <text:p><text:span text:style-name="T3">large amount of money in cotton and wheat. Robert</text:span></text:p>
            <text:p><text:span text:style-name="T3">was unusually happy.</text:span></text:p>
          </table:table-cell>
          <table:table-cell/>
        </table:table-row>
        <table:table-row table:style-name="ro1">
          <table:table-cell office:value-type="string">
            <text:p>Winter</text:p>
          </table:table-cell>
          <table:table-cell/>
          <table:table-cell office:value-type="float" office:value="95">
            <text:p>95</text:p>
          </table:table-cell>
          <table:table-cell table:number-columns-repeated="5"/>
        </table:table-row>
        <table:table-row table:style-name="ro1">
          <table:table-cell office:value-type="string">
            <text:p>Spring</text:p>
          </table:table-cell>
          <table:table-cell office:value-type="float" office:value="1930">
            <text:p>1930</text:p>
          </table:table-cell>
          <table:table-cell office:value-type="float" office:value="96">
            <text:p>96</text:p>
          </table:table-cell>
          <table:table-cell table:number-columns-repeated="5"/>
        </table:table-row>
        <table:table-row table:style-name="ro1">
          <table:table-cell office:value-type="string">
            <text:p>Summer</text:p>
          </table:table-cell>
          <table:table-cell/>
          <table:table-cell office:value-type="float" office:value="97">
            <text:p>97</text:p>
          </table:table-cell>
          <table:table-cell table:number-columns-repeated="5"/>
        </table:table-row>
        <table:table-row table:style-name="ro1">
          <table:table-cell office:value-type="string">
            <text:p>Fall</text:p>
          </table:table-cell>
          <table:table-cell/>
          <table:table-cell office:value-type="float" office:value="98">
            <text:p>98</text:p>
          </table:table-cell>
          <table:table-cell table:number-columns-repeated="5"/>
        </table:table-row>
        <table:table-row table:style-name="ro1">
          <table:table-cell office:value-type="string">
            <text:p>Winter</text:p>
          </table:table-cell>
          <table:table-cell/>
          <table:table-cell office:value-type="float" office:value="99">
            <text:p>99</text:p>
          </table:table-cell>
          <table:table-cell table:number-columns-repeated="5"/>
        </table:table-row>
        <table:table-row table:style-name="ro1">
          <table:table-cell office:value-type="string">
            <text:p>Spring</text:p>
          </table:table-cell>
          <table:table-cell office:value-type="float" office:value="1931">
            <text:p>1931</text:p>
          </table:table-cell>
          <table:table-cell office:value-type="float" office:value="100">
            <text:p>100</text:p>
          </table:table-cell>
          <table:table-cell table:number-columns-repeated="5"/>
        </table:table-row>
        <table:table-row table:style-name="ro1">
          <table:table-cell office:value-type="string">
            <text:p>Summer</text:p>
          </table:table-cell>
          <table:table-cell/>
          <table:table-cell office:value-type="float" office:value="101">
            <text:p>101</text:p>
          </table:table-cell>
          <table:table-cell table:number-columns-repeated="5"/>
        </table:table-row>
        <table:table-row table:style-name="ro1">
          <table:table-cell office:value-type="string">
            <text:p>Fall</text:p>
          </table:table-cell>
          <table:table-cell/>
          <table:table-cell office:value-type="float" office:value="102">
            <text:p>102</text:p>
          </table:table-cell>
          <table:table-cell table:number-columns-repeated="5"/>
        </table:table-row>
        <table:table-row table:style-name="ro1">
          <table:table-cell office:value-type="string">
            <text:p>Winter</text:p>
          </table:table-cell>
          <table:table-cell/>
          <table:table-cell office:value-type="float" office:value="103">
            <text:p>103</text:p>
          </table:table-cell>
          <table:table-cell table:number-columns-repeated="5"/>
        </table:table-row>
        <table:table-row table:style-name="ro1">
          <table:table-cell office:value-type="string">
            <text:p>Spring</text:p>
          </table:table-cell>
          <table:table-cell office:value-type="float" office:value="1932">
            <text:p>1932</text:p>
          </table:table-cell>
          <table:table-cell office:value-type="float" office:value="104">
            <text:p>104</text:p>
          </table:table-cell>
          <table:table-cell table:number-columns-repeated="5"/>
        </table:table-row>
        <table:table-row table:style-name="ro9">
          <table:table-cell office:value-type="string">
            <text:p>Summer</text:p>
          </table:table-cell>
          <table:table-cell/>
          <table:table-cell office:value-type="float" office:value="105">
            <text:p>105</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30" office:value-type="string">
            <text:p><text:span text:style-name="T3"><text:s/></text:span><text:span text:style-name="T3">Edna asked if he thought there was any hope of the terrible war</text:span></text:p>
            <text:p><text:span text:style-name="T3">ending soon. "No," [RG] replied, "it will get worse in</text:span></text:p>
            <text:p><text:span text:style-name="T3">1931 when many other nations will join against us.</text:span></text:p>
            <text:p><text:span text:style-name="T3">The end will not come until the </text:span><text:span text:style-name="T5">Summer or Fall of</text:span></text:p>
            <text:p><text:span text:style-name="T5">1932</text:span><text:span text:style-name="T3">."</text:span></text:p>
          </table:table-cell>
          <table:table-cell/>
        </table:table-row>
        <table:table-row table:style-name="ro1">
          <table:table-cell office:value-type="string">
            <text:p>Fall</text:p>
          </table:table-cell>
          <table:table-cell/>
          <table:table-cell table:style-name="ce90" office:value-type="float" office:value="106">
            <text:p>106</text:p>
          </table:table-cell>
          <table:table-cell table:number-columns-repeated="5"/>
        </table:table-row>
        <table:table-row table:style-name="ro1">
          <table:table-cell office:value-type="string">
            <text:p>Winter</text:p>
          </table:table-cell>
          <table:table-cell/>
          <table:table-cell office:value-type="float" office:value="107">
            <text:p>107</text:p>
          </table:table-cell>
          <table:table-cell table:number-columns-repeated="5"/>
        </table:table-row>
        <table:table-row table:style-name="ro1">
          <table:table-cell office:value-type="string">
            <text:p>Spring</text:p>
          </table:table-cell>
          <table:table-cell office:value-type="float" office:value="1933">
            <text:p>1933</text:p>
          </table:table-cell>
          <table:table-cell office:value-type="float" office:value="108">
            <text:p>108</text:p>
          </table:table-cell>
          <table:table-cell table:number-columns-repeated="5"/>
        </table:table-row>
        <table:table-row table:style-name="ro12" table:number-rows-repeated="1048453">
          <table:table-cell table:number-columns-repeated="8"/>
        </table:table-row>
        <table:table-row table:style-name="ro12">
          <table:table-cell table:number-columns-repeated="8"/>
        </table:table-row>
      </table:table>
      <table:table table:name="Month Events" table:style-name="ta1">
        <table:table-column table:style-name="co98" table:default-cell-style-name="Default"/>
        <table:table-column table:style-name="co99" table:default-cell-style-name="Default"/>
        <table:table-column table:style-name="co39" table:default-cell-style-name="Default"/>
        <table:table-column table:style-name="co100" table:default-cell-style-name="Default"/>
        <table:table-column table:style-name="co19" table:default-cell-style-name="Default"/>
        <table:table-column table:style-name="co101" table:default-cell-style-name="Default"/>
        <table:table-column table:style-name="co102" table:default-cell-style-name="Default"/>
        <table:table-column table:style-name="co103" table:default-cell-style-name="Default"/>
        <table:table-row table:style-name="ro15">
          <table:table-cell table:style-name="ce89" office:value-type="string">
            <text:p>Year</text:p>
          </table:table-cell>
          <table:table-cell table:style-name="ce89" office:value-type="string">
            <text:p>Month</text:p>
          </table:table-cell>
          <table:table-cell table:style-name="ce89"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1">
          <table:table-cell office:value-type="float" office:value="1906">
            <text:p>1906</text:p>
          </table:table-cell>
          <table:table-cell office:value-type="string">
            <text:p>January</text:p>
          </table:table-cell>
          <table:table-cell office:value-type="float" office:value="1">
            <text:p>1</text:p>
          </table:table-cell>
          <table:table-cell table:number-columns-repeated="5"/>
        </table:table-row>
        <table:table-row table:style-name="ro1">
          <table:table-cell/>
          <table:table-cell office:value-type="string">
            <text:p>February</text:p>
          </table:table-cell>
          <table:table-cell office:value-type="float" office:value="2">
            <text:p>2</text:p>
          </table:table-cell>
          <table:table-cell table:number-columns-repeated="5"/>
        </table:table-row>
        <table:table-row table:style-name="ro1">
          <table:table-cell/>
          <table:table-cell office:value-type="string">
            <text:p>March</text:p>
          </table:table-cell>
          <table:table-cell office:value-type="float" office:value="3">
            <text:p>3</text:p>
          </table:table-cell>
          <table:table-cell table:number-columns-repeated="5"/>
        </table:table-row>
        <table:table-row table:style-name="ro1">
          <table:table-cell/>
          <table:table-cell office:value-type="string">
            <text:p>April</text:p>
          </table:table-cell>
          <table:table-cell office:value-type="float" office:value="4">
            <text:p>4</text:p>
          </table:table-cell>
          <table:table-cell table:number-columns-repeated="2" office:value-type="float" office:value="1">
            <text:p>1</text:p>
          </table:table-cell>
          <table:table-cell table:number-columns-repeated="3"/>
        </table:table-row>
        <table:table-row table:style-name="ro1">
          <table:table-cell/>
          <table:table-cell office:value-type="string">
            <text:p>May</text:p>
          </table:table-cell>
          <table:table-cell office:value-type="float" office:value="5">
            <text:p>5</text:p>
          </table:table-cell>
          <table:table-cell table:number-columns-repeated="5"/>
        </table:table-row>
        <table:table-row table:style-name="ro1">
          <table:table-cell/>
          <table:table-cell office:value-type="string">
            <text:p>June</text:p>
          </table:table-cell>
          <table:table-cell office:value-type="float" office:value="6">
            <text:p>6</text:p>
          </table:table-cell>
          <table:table-cell table:number-columns-repeated="5"/>
        </table:table-row>
        <table:table-row table:style-name="ro1">
          <table:table-cell/>
          <table:table-cell office:value-type="string">
            <text:p>July</text:p>
          </table:table-cell>
          <table:table-cell office:value-type="float" office:value="7">
            <text:p>7</text:p>
          </table:table-cell>
          <table:table-cell table:number-columns-repeated="5"/>
        </table:table-row>
        <table:table-row table:style-name="ro1">
          <table:table-cell/>
          <table:table-cell office:value-type="string">
            <text:p>August</text:p>
          </table:table-cell>
          <table:table-cell office:value-type="float" office:value="8">
            <text:p>8</text:p>
          </table:table-cell>
          <table:table-cell table:number-columns-repeated="5"/>
        </table:table-row>
        <table:table-row table:style-name="ro1">
          <table:table-cell/>
          <table:table-cell office:value-type="string">
            <text:p>September</text:p>
          </table:table-cell>
          <table:table-cell office:value-type="float" office:value="9">
            <text:p>9</text:p>
          </table:table-cell>
          <table:table-cell table:number-columns-repeated="5"/>
        </table:table-row>
        <table:table-row table:style-name="ro1">
          <table:table-cell/>
          <table:table-cell office:value-type="string">
            <text:p>October</text:p>
          </table:table-cell>
          <table:table-cell office:value-type="float" office:value="10">
            <text:p>10</text:p>
          </table:table-cell>
          <table:table-cell table:number-columns-repeated="5"/>
        </table:table-row>
        <table:table-row table:style-name="ro1">
          <table:table-cell/>
          <table:table-cell office:value-type="string">
            <text:p>November</text:p>
          </table:table-cell>
          <table:table-cell office:value-type="float" office:value="11">
            <text:p>11</text:p>
          </table:table-cell>
          <table:table-cell table:number-columns-repeated="5"/>
        </table:table-row>
        <table:table-row table:style-name="ro1">
          <table:table-cell/>
          <table:table-cell office:value-type="string">
            <text:p>December</text:p>
          </table:table-cell>
          <table:table-cell office:value-type="float" office:value="12">
            <text:p>12</text:p>
          </table:table-cell>
          <table:table-cell table:number-columns-repeated="5"/>
        </table:table-row>
        <table:table-row table:style-name="ro1">
          <table:table-cell office:value-type="float" office:value="1907">
            <text:p>1907</text:p>
          </table:table-cell>
          <table:table-cell office:value-type="string">
            <text:p>January</text:p>
          </table:table-cell>
          <table:table-cell office:value-type="float" office:value="13">
            <text:p>13</text:p>
          </table:table-cell>
          <table:table-cell table:number-columns-repeated="5"/>
        </table:table-row>
        <table:table-row table:style-name="ro1">
          <table:table-cell/>
          <table:table-cell office:value-type="string">
            <text:p>February</text:p>
          </table:table-cell>
          <table:table-cell office:value-type="float" office:value="14">
            <text:p>14</text:p>
          </table:table-cell>
          <table:table-cell table:number-columns-repeated="5"/>
        </table:table-row>
        <table:table-row table:style-name="ro1">
          <table:table-cell/>
          <table:table-cell office:value-type="string">
            <text:p>March</text:p>
          </table:table-cell>
          <table:table-cell office:value-type="float" office:value="15">
            <text:p>15</text:p>
          </table:table-cell>
          <table:table-cell table:number-columns-repeated="5"/>
        </table:table-row>
        <table:table-row table:style-name="ro1">
          <table:table-cell/>
          <table:table-cell office:value-type="string">
            <text:p>April</text:p>
          </table:table-cell>
          <table:table-cell office:value-type="float" office:value="16">
            <text:p>16</text:p>
          </table:table-cell>
          <table:table-cell table:number-columns-repeated="5"/>
        </table:table-row>
        <table:table-row table:style-name="ro1">
          <table:table-cell/>
          <table:table-cell office:value-type="string">
            <text:p>May</text:p>
          </table:table-cell>
          <table:table-cell office:value-type="float" office:value="17">
            <text:p>17</text:p>
          </table:table-cell>
          <table:table-cell table:number-columns-repeated="5"/>
        </table:table-row>
        <table:table-row table:style-name="ro1">
          <table:table-cell/>
          <table:table-cell office:value-type="string">
            <text:p>June</text:p>
          </table:table-cell>
          <table:table-cell office:value-type="float" office:value="18">
            <text:p>18</text:p>
          </table:table-cell>
          <table:table-cell table:number-columns-repeated="5"/>
        </table:table-row>
        <table:table-row table:style-name="ro1">
          <table:table-cell/>
          <table:table-cell office:value-type="string">
            <text:p>July</text:p>
          </table:table-cell>
          <table:table-cell office:value-type="float" office:value="19">
            <text:p>19</text:p>
          </table:table-cell>
          <table:table-cell table:number-columns-repeated="5"/>
        </table:table-row>
        <table:table-row table:style-name="ro1">
          <table:table-cell/>
          <table:table-cell office:value-type="string">
            <text:p>August</text:p>
          </table:table-cell>
          <table:table-cell office:value-type="float" office:value="20">
            <text:p>20</text:p>
          </table:table-cell>
          <table:table-cell table:number-columns-repeated="5"/>
        </table:table-row>
        <table:table-row table:style-name="ro1">
          <table:table-cell/>
          <table:table-cell office:value-type="string">
            <text:p>September</text:p>
          </table:table-cell>
          <table:table-cell office:value-type="float" office:value="21">
            <text:p>21</text:p>
          </table:table-cell>
          <table:table-cell table:number-columns-repeated="5"/>
        </table:table-row>
        <table:table-row table:style-name="ro1">
          <table:table-cell/>
          <table:table-cell office:value-type="string">
            <text:p>October</text:p>
          </table:table-cell>
          <table:table-cell office:value-type="float" office:value="22">
            <text:p>22</text:p>
          </table:table-cell>
          <table:table-cell table:number-columns-repeated="5"/>
        </table:table-row>
        <table:table-row table:style-name="ro1">
          <table:table-cell/>
          <table:table-cell office:value-type="string">
            <text:p>November</text:p>
          </table:table-cell>
          <table:table-cell office:value-type="float" office:value="23">
            <text:p>23</text:p>
          </table:table-cell>
          <table:table-cell table:number-columns-repeated="5"/>
        </table:table-row>
        <table:table-row table:style-name="ro1">
          <table:table-cell/>
          <table:table-cell office:value-type="string">
            <text:p>December</text:p>
          </table:table-cell>
          <table:table-cell office:value-type="float" office:value="24">
            <text:p>24</text:p>
          </table:table-cell>
          <table:table-cell table:number-columns-repeated="5"/>
        </table:table-row>
        <table:table-row table:style-name="ro1">
          <table:table-cell office:value-type="float" office:value="1908">
            <text:p>1908</text:p>
          </table:table-cell>
          <table:table-cell office:value-type="string">
            <text:p>January</text:p>
          </table:table-cell>
          <table:table-cell office:value-type="float" office:value="25">
            <text:p>25</text:p>
          </table:table-cell>
          <table:table-cell table:number-columns-repeated="5"/>
        </table:table-row>
        <table:table-row table:style-name="ro1">
          <table:table-cell/>
          <table:table-cell office:value-type="string">
            <text:p>February</text:p>
          </table:table-cell>
          <table:table-cell office:value-type="float" office:value="26">
            <text:p>26</text:p>
          </table:table-cell>
          <table:table-cell table:number-columns-repeated="5"/>
        </table:table-row>
        <table:table-row table:style-name="ro1">
          <table:table-cell/>
          <table:table-cell office:value-type="string">
            <text:p>March</text:p>
          </table:table-cell>
          <table:table-cell office:value-type="float" office:value="27">
            <text:p>27</text:p>
          </table:table-cell>
          <table:table-cell table:number-columns-repeated="5"/>
        </table:table-row>
        <table:table-row table:style-name="ro1">
          <table:table-cell/>
          <table:table-cell office:value-type="string">
            <text:p>April</text:p>
          </table:table-cell>
          <table:table-cell office:value-type="float" office:value="28">
            <text:p>28</text:p>
          </table:table-cell>
          <table:table-cell table:number-columns-repeated="5"/>
        </table:table-row>
        <table:table-row table:style-name="ro1">
          <table:table-cell/>
          <table:table-cell office:value-type="string">
            <text:p>May</text:p>
          </table:table-cell>
          <table:table-cell office:value-type="float" office:value="29">
            <text:p>29</text:p>
          </table:table-cell>
          <table:table-cell table:number-columns-repeated="5"/>
        </table:table-row>
        <table:table-row table:style-name="ro1">
          <table:table-cell/>
          <table:table-cell office:value-type="string">
            <text:p>June</text:p>
          </table:table-cell>
          <table:table-cell office:value-type="float" office:value="30">
            <text:p>30</text:p>
          </table:table-cell>
          <table:table-cell table:number-columns-repeated="5"/>
        </table:table-row>
        <table:table-row table:style-name="ro1">
          <table:table-cell/>
          <table:table-cell office:value-type="string">
            <text:p>July</text:p>
          </table:table-cell>
          <table:table-cell office:value-type="float" office:value="31">
            <text:p>31</text:p>
          </table:table-cell>
          <table:table-cell table:number-columns-repeated="5"/>
        </table:table-row>
        <table:table-row table:style-name="ro1">
          <table:table-cell/>
          <table:table-cell office:value-type="string">
            <text:p>August</text:p>
          </table:table-cell>
          <table:table-cell office:value-type="float" office:value="32">
            <text:p>32</text:p>
          </table:table-cell>
          <table:table-cell table:number-columns-repeated="5"/>
        </table:table-row>
        <table:table-row table:style-name="ro1">
          <table:table-cell/>
          <table:table-cell office:value-type="string">
            <text:p>September</text:p>
          </table:table-cell>
          <table:table-cell office:value-type="float" office:value="33">
            <text:p>33</text:p>
          </table:table-cell>
          <table:table-cell table:number-columns-repeated="5"/>
        </table:table-row>
        <table:table-row table:style-name="ro1">
          <table:table-cell/>
          <table:table-cell office:value-type="string">
            <text:p>October</text:p>
          </table:table-cell>
          <table:table-cell office:value-type="float" office:value="34">
            <text:p>34</text:p>
          </table:table-cell>
          <table:table-cell table:number-columns-repeated="5"/>
        </table:table-row>
        <table:table-row table:style-name="ro1">
          <table:table-cell/>
          <table:table-cell office:value-type="string">
            <text:p>November</text:p>
          </table:table-cell>
          <table:table-cell office:value-type="float" office:value="35">
            <text:p>35</text:p>
          </table:table-cell>
          <table:table-cell table:number-columns-repeated="5"/>
        </table:table-row>
        <table:table-row table:style-name="ro1">
          <table:table-cell/>
          <table:table-cell office:value-type="string">
            <text:p>December</text:p>
          </table:table-cell>
          <table:table-cell office:value-type="float" office:value="36">
            <text:p>36</text:p>
          </table:table-cell>
          <table:table-cell table:number-columns-repeated="5"/>
        </table:table-row>
        <table:table-row table:style-name="ro1">
          <table:table-cell office:value-type="float" office:value="1909">
            <text:p>1909</text:p>
          </table:table-cell>
          <table:table-cell office:value-type="string">
            <text:p>January</text:p>
          </table:table-cell>
          <table:table-cell office:value-type="float" office:value="37">
            <text:p>37</text:p>
          </table:table-cell>
          <table:table-cell table:number-columns-repeated="5"/>
        </table:table-row>
        <table:table-row table:style-name="ro1">
          <table:table-cell/>
          <table:table-cell office:value-type="string">
            <text:p>February</text:p>
          </table:table-cell>
          <table:table-cell office:value-type="float" office:value="38">
            <text:p>38</text:p>
          </table:table-cell>
          <table:table-cell table:number-columns-repeated="5"/>
        </table:table-row>
        <table:table-row table:style-name="ro1">
          <table:table-cell/>
          <table:table-cell office:value-type="string">
            <text:p>March</text:p>
          </table:table-cell>
          <table:table-cell office:value-type="float" office:value="39">
            <text:p>39</text:p>
          </table:table-cell>
          <table:table-cell table:number-columns-repeated="5"/>
        </table:table-row>
        <table:table-row table:style-name="ro1">
          <table:table-cell/>
          <table:table-cell office:value-type="string">
            <text:p>April</text:p>
          </table:table-cell>
          <table:table-cell office:value-type="float" office:value="40">
            <text:p>40</text:p>
          </table:table-cell>
          <table:table-cell table:number-columns-repeated="5"/>
        </table:table-row>
        <table:table-row table:style-name="ro1">
          <table:table-cell/>
          <table:table-cell office:value-type="string">
            <text:p>May</text:p>
          </table:table-cell>
          <table:table-cell office:value-type="float" office:value="41">
            <text:p>41</text:p>
          </table:table-cell>
          <table:table-cell table:number-columns-repeated="5"/>
        </table:table-row>
        <table:table-row table:style-name="ro1">
          <table:table-cell/>
          <table:table-cell office:value-type="string">
            <text:p>June</text:p>
          </table:table-cell>
          <table:table-cell office:value-type="float" office:value="42">
            <text:p>42</text:p>
          </table:table-cell>
          <table:table-cell table:number-columns-repeated="5"/>
        </table:table-row>
        <table:table-row table:style-name="ro1">
          <table:table-cell/>
          <table:table-cell office:value-type="string">
            <text:p>July</text:p>
          </table:table-cell>
          <table:table-cell office:value-type="float" office:value="43">
            <text:p>43</text:p>
          </table:table-cell>
          <table:table-cell table:number-columns-repeated="5"/>
        </table:table-row>
        <table:table-row table:style-name="ro1">
          <table:table-cell/>
          <table:table-cell office:value-type="string">
            <text:p>August</text:p>
          </table:table-cell>
          <table:table-cell office:value-type="float" office:value="44">
            <text:p>44</text:p>
          </table:table-cell>
          <table:table-cell table:number-columns-repeated="5"/>
        </table:table-row>
        <table:table-row table:style-name="ro1">
          <table:table-cell/>
          <table:table-cell office:value-type="string">
            <text:p>September</text:p>
          </table:table-cell>
          <table:table-cell office:value-type="float" office:value="45">
            <text:p>45</text:p>
          </table:table-cell>
          <table:table-cell table:number-columns-repeated="5"/>
        </table:table-row>
        <table:table-row table:style-name="ro1">
          <table:table-cell/>
          <table:table-cell office:value-type="string">
            <text:p>October</text:p>
          </table:table-cell>
          <table:table-cell office:value-type="float" office:value="46">
            <text:p>46</text:p>
          </table:table-cell>
          <table:table-cell table:number-columns-repeated="5"/>
        </table:table-row>
        <table:table-row table:style-name="ro1">
          <table:table-cell/>
          <table:table-cell office:value-type="string">
            <text:p>November</text:p>
          </table:table-cell>
          <table:table-cell office:value-type="float" office:value="47">
            <text:p>47</text:p>
          </table:table-cell>
          <table:table-cell table:number-columns-repeated="5"/>
        </table:table-row>
        <table:table-row table:style-name="ro1">
          <table:table-cell/>
          <table:table-cell office:value-type="string">
            <text:p>December</text:p>
          </table:table-cell>
          <table:table-cell office:value-type="float" office:value="48">
            <text:p>48</text:p>
          </table:table-cell>
          <table:table-cell table:number-columns-repeated="5"/>
        </table:table-row>
        <table:table-row table:style-name="ro1">
          <table:table-cell office:value-type="float" office:value="1910">
            <text:p>1910</text:p>
          </table:table-cell>
          <table:table-cell office:value-type="string">
            <text:p>January</text:p>
          </table:table-cell>
          <table:table-cell office:value-type="float" office:value="49">
            <text:p>49</text:p>
          </table:table-cell>
          <table:table-cell table:number-columns-repeated="5"/>
        </table:table-row>
        <table:table-row table:style-name="ro1">
          <table:table-cell/>
          <table:table-cell office:value-type="string">
            <text:p>February</text:p>
          </table:table-cell>
          <table:table-cell office:value-type="float" office:value="50">
            <text:p>50</text:p>
          </table:table-cell>
          <table:table-cell table:number-columns-repeated="5"/>
        </table:table-row>
        <table:table-row table:style-name="ro1">
          <table:table-cell/>
          <table:table-cell office:value-type="string">
            <text:p>March</text:p>
          </table:table-cell>
          <table:table-cell office:value-type="float" office:value="51">
            <text:p>51</text:p>
          </table:table-cell>
          <table:table-cell table:number-columns-repeated="5"/>
        </table:table-row>
        <table:table-row table:style-name="ro1">
          <table:table-cell/>
          <table:table-cell office:value-type="string">
            <text:p>April</text:p>
          </table:table-cell>
          <table:table-cell office:value-type="float" office:value="52">
            <text:p>52</text:p>
          </table:table-cell>
          <table:table-cell table:number-columns-repeated="5"/>
        </table:table-row>
        <table:table-row table:style-name="ro1">
          <table:table-cell/>
          <table:table-cell office:value-type="string">
            <text:p>May</text:p>
          </table:table-cell>
          <table:table-cell office:value-type="float" office:value="53">
            <text:p>53</text:p>
          </table:table-cell>
          <table:table-cell table:number-columns-repeated="5"/>
        </table:table-row>
        <table:table-row table:style-name="ro1">
          <table:table-cell/>
          <table:table-cell office:value-type="string">
            <text:p>June</text:p>
          </table:table-cell>
          <table:table-cell office:value-type="float" office:value="54">
            <text:p>54</text:p>
          </table:table-cell>
          <table:table-cell table:number-columns-repeated="5"/>
        </table:table-row>
        <table:table-row table:style-name="ro1">
          <table:table-cell/>
          <table:table-cell office:value-type="string">
            <text:p>July</text:p>
          </table:table-cell>
          <table:table-cell office:value-type="float" office:value="55">
            <text:p>55</text:p>
          </table:table-cell>
          <table:table-cell table:number-columns-repeated="5"/>
        </table:table-row>
        <table:table-row table:style-name="ro1">
          <table:table-cell/>
          <table:table-cell office:value-type="string">
            <text:p>August</text:p>
          </table:table-cell>
          <table:table-cell office:value-type="float" office:value="56">
            <text:p>56</text:p>
          </table:table-cell>
          <table:table-cell table:number-columns-repeated="5"/>
        </table:table-row>
        <table:table-row table:style-name="ro1">
          <table:table-cell/>
          <table:table-cell office:value-type="string">
            <text:p>September</text:p>
          </table:table-cell>
          <table:table-cell office:value-type="float" office:value="57">
            <text:p>57</text:p>
          </table:table-cell>
          <table:table-cell table:number-columns-repeated="5"/>
        </table:table-row>
        <table:table-row table:style-name="ro1">
          <table:table-cell/>
          <table:table-cell office:value-type="string">
            <text:p>October</text:p>
          </table:table-cell>
          <table:table-cell office:value-type="float" office:value="58">
            <text:p>58</text:p>
          </table:table-cell>
          <table:table-cell table:number-columns-repeated="5"/>
        </table:table-row>
        <table:table-row table:style-name="ro1">
          <table:table-cell/>
          <table:table-cell office:value-type="string">
            <text:p>November</text:p>
          </table:table-cell>
          <table:table-cell office:value-type="float" office:value="59">
            <text:p>59</text:p>
          </table:table-cell>
          <table:table-cell table:number-columns-repeated="5"/>
        </table:table-row>
        <table:table-row table:style-name="ro1">
          <table:table-cell/>
          <table:table-cell office:value-type="string">
            <text:p>December</text:p>
          </table:table-cell>
          <table:table-cell office:value-type="float" office:value="60">
            <text:p>60</text:p>
          </table:table-cell>
          <table:table-cell table:number-columns-repeated="5"/>
        </table:table-row>
        <table:table-row table:style-name="ro1">
          <table:table-cell office:value-type="float" office:value="1911">
            <text:p>1911</text:p>
          </table:table-cell>
          <table:table-cell office:value-type="string">
            <text:p>January</text:p>
          </table:table-cell>
          <table:table-cell office:value-type="float" office:value="61">
            <text:p>61</text:p>
          </table:table-cell>
          <table:table-cell table:number-columns-repeated="5"/>
        </table:table-row>
        <table:table-row table:style-name="ro1">
          <table:table-cell/>
          <table:table-cell office:value-type="string">
            <text:p>February</text:p>
          </table:table-cell>
          <table:table-cell office:value-type="float" office:value="62">
            <text:p>62</text:p>
          </table:table-cell>
          <table:table-cell table:number-columns-repeated="5"/>
        </table:table-row>
        <table:table-row table:style-name="ro1">
          <table:table-cell/>
          <table:table-cell office:value-type="string">
            <text:p>March</text:p>
          </table:table-cell>
          <table:table-cell office:value-type="float" office:value="63">
            <text:p>63</text:p>
          </table:table-cell>
          <table:table-cell table:number-columns-repeated="5"/>
        </table:table-row>
        <table:table-row table:style-name="ro1">
          <table:table-cell/>
          <table:table-cell office:value-type="string">
            <text:p>April</text:p>
          </table:table-cell>
          <table:table-cell office:value-type="float" office:value="64">
            <text:p>64</text:p>
          </table:table-cell>
          <table:table-cell table:number-columns-repeated="5"/>
        </table:table-row>
        <table:table-row table:style-name="ro1">
          <table:table-cell/>
          <table:table-cell office:value-type="string">
            <text:p>May</text:p>
          </table:table-cell>
          <table:table-cell office:value-type="float" office:value="65">
            <text:p>65</text:p>
          </table:table-cell>
          <table:table-cell table:number-columns-repeated="5"/>
        </table:table-row>
        <table:table-row table:style-name="ro1">
          <table:table-cell/>
          <table:table-cell office:value-type="string">
            <text:p>June</text:p>
          </table:table-cell>
          <table:table-cell office:value-type="float" office:value="66">
            <text:p>66</text:p>
          </table:table-cell>
          <table:table-cell table:number-columns-repeated="5"/>
        </table:table-row>
        <table:table-row table:style-name="ro1">
          <table:table-cell/>
          <table:table-cell office:value-type="string">
            <text:p>July</text:p>
          </table:table-cell>
          <table:table-cell office:value-type="float" office:value="67">
            <text:p>67</text:p>
          </table:table-cell>
          <table:table-cell table:number-columns-repeated="5"/>
        </table:table-row>
        <table:table-row table:style-name="ro1">
          <table:table-cell/>
          <table:table-cell office:value-type="string">
            <text:p>August</text:p>
          </table:table-cell>
          <table:table-cell office:value-type="float" office:value="68">
            <text:p>68</text:p>
          </table:table-cell>
          <table:table-cell table:number-columns-repeated="5"/>
        </table:table-row>
        <table:table-row table:style-name="ro1">
          <table:table-cell/>
          <table:table-cell office:value-type="string">
            <text:p>September</text:p>
          </table:table-cell>
          <table:table-cell office:value-type="float" office:value="69">
            <text:p>69</text:p>
          </table:table-cell>
          <table:table-cell table:number-columns-repeated="5"/>
        </table:table-row>
        <table:table-row table:style-name="ro1">
          <table:table-cell/>
          <table:table-cell office:value-type="string">
            <text:p>October</text:p>
          </table:table-cell>
          <table:table-cell office:value-type="float" office:value="70">
            <text:p>70</text:p>
          </table:table-cell>
          <table:table-cell table:number-columns-repeated="5"/>
        </table:table-row>
        <table:table-row table:style-name="ro1">
          <table:table-cell/>
          <table:table-cell office:value-type="string">
            <text:p>November</text:p>
          </table:table-cell>
          <table:table-cell office:value-type="float" office:value="71">
            <text:p>71</text:p>
          </table:table-cell>
          <table:table-cell table:number-columns-repeated="5"/>
        </table:table-row>
        <table:table-row table:style-name="ro1">
          <table:table-cell/>
          <table:table-cell office:value-type="string">
            <text:p>December</text:p>
          </table:table-cell>
          <table:table-cell office:value-type="float" office:value="72">
            <text:p>72</text:p>
          </table:table-cell>
          <table:table-cell table:number-columns-repeated="5"/>
        </table:table-row>
        <table:table-row table:style-name="ro1">
          <table:table-cell office:value-type="float" office:value="1912">
            <text:p>1912</text:p>
          </table:table-cell>
          <table:table-cell office:value-type="string">
            <text:p>January</text:p>
          </table:table-cell>
          <table:table-cell office:value-type="float" office:value="73">
            <text:p>73</text:p>
          </table:table-cell>
          <table:table-cell table:number-columns-repeated="5"/>
        </table:table-row>
        <table:table-row table:style-name="ro1">
          <table:table-cell/>
          <table:table-cell office:value-type="string">
            <text:p>February</text:p>
          </table:table-cell>
          <table:table-cell office:value-type="float" office:value="74">
            <text:p>74</text:p>
          </table:table-cell>
          <table:table-cell table:number-columns-repeated="5"/>
        </table:table-row>
        <table:table-row table:style-name="ro1">
          <table:table-cell/>
          <table:table-cell office:value-type="string">
            <text:p>March</text:p>
          </table:table-cell>
          <table:table-cell office:value-type="float" office:value="75">
            <text:p>75</text:p>
          </table:table-cell>
          <table:table-cell table:number-columns-repeated="5"/>
        </table:table-row>
        <table:table-row table:style-name="ro1">
          <table:table-cell/>
          <table:table-cell office:value-type="string">
            <text:p>April</text:p>
          </table:table-cell>
          <table:table-cell office:value-type="float" office:value="76">
            <text:p>76</text:p>
          </table:table-cell>
          <table:table-cell table:number-columns-repeated="5"/>
        </table:table-row>
        <table:table-row table:style-name="ro1">
          <table:table-cell/>
          <table:table-cell office:value-type="string">
            <text:p>May</text:p>
          </table:table-cell>
          <table:table-cell office:value-type="float" office:value="77">
            <text:p>77</text:p>
          </table:table-cell>
          <table:table-cell table:number-columns-repeated="5"/>
        </table:table-row>
        <table:table-row table:style-name="ro1">
          <table:table-cell/>
          <table:table-cell office:value-type="string">
            <text:p>June</text:p>
          </table:table-cell>
          <table:table-cell office:value-type="float" office:value="78">
            <text:p>78</text:p>
          </table:table-cell>
          <table:table-cell table:number-columns-repeated="5"/>
        </table:table-row>
        <table:table-row table:style-name="ro1">
          <table:table-cell/>
          <table:table-cell office:value-type="string">
            <text:p>July</text:p>
          </table:table-cell>
          <table:table-cell office:value-type="float" office:value="79">
            <text:p>79</text:p>
          </table:table-cell>
          <table:table-cell table:number-columns-repeated="5"/>
        </table:table-row>
        <table:table-row table:style-name="ro1">
          <table:table-cell/>
          <table:table-cell office:value-type="string">
            <text:p>August</text:p>
          </table:table-cell>
          <table:table-cell office:value-type="float" office:value="80">
            <text:p>80</text:p>
          </table:table-cell>
          <table:table-cell table:number-columns-repeated="5"/>
        </table:table-row>
        <table:table-row table:style-name="ro1">
          <table:table-cell/>
          <table:table-cell office:value-type="string">
            <text:p>September</text:p>
          </table:table-cell>
          <table:table-cell office:value-type="float" office:value="81">
            <text:p>81</text:p>
          </table:table-cell>
          <table:table-cell table:number-columns-repeated="5"/>
        </table:table-row>
        <table:table-row table:style-name="ro1">
          <table:table-cell/>
          <table:table-cell office:value-type="string">
            <text:p>October</text:p>
          </table:table-cell>
          <table:table-cell office:value-type="float" office:value="82">
            <text:p>82</text:p>
          </table:table-cell>
          <table:table-cell table:number-columns-repeated="5"/>
        </table:table-row>
        <table:table-row table:style-name="ro1">
          <table:table-cell/>
          <table:table-cell office:value-type="string">
            <text:p>November</text:p>
          </table:table-cell>
          <table:table-cell office:value-type="float" office:value="83">
            <text:p>83</text:p>
          </table:table-cell>
          <table:table-cell table:number-columns-repeated="5"/>
        </table:table-row>
        <table:table-row table:style-name="ro1">
          <table:table-cell/>
          <table:table-cell office:value-type="string">
            <text:p>December</text:p>
          </table:table-cell>
          <table:table-cell office:value-type="float" office:value="84">
            <text:p>84</text:p>
          </table:table-cell>
          <table:table-cell table:number-columns-repeated="5"/>
        </table:table-row>
        <table:table-row table:style-name="ro1">
          <table:table-cell office:value-type="float" office:value="1913">
            <text:p>1913</text:p>
          </table:table-cell>
          <table:table-cell office:value-type="string">
            <text:p>January</text:p>
          </table:table-cell>
          <table:table-cell office:value-type="float" office:value="85">
            <text:p>85</text:p>
          </table:table-cell>
          <table:table-cell table:number-columns-repeated="5"/>
        </table:table-row>
        <table:table-row table:style-name="ro1">
          <table:table-cell/>
          <table:table-cell office:value-type="string">
            <text:p>February</text:p>
          </table:table-cell>
          <table:table-cell office:value-type="float" office:value="86">
            <text:p>86</text:p>
          </table:table-cell>
          <table:table-cell table:number-columns-repeated="5"/>
        </table:table-row>
        <table:table-row table:style-name="ro1">
          <table:table-cell/>
          <table:table-cell office:value-type="string">
            <text:p>March</text:p>
          </table:table-cell>
          <table:table-cell office:value-type="float" office:value="87">
            <text:p>87</text:p>
          </table:table-cell>
          <table:table-cell table:number-columns-repeated="5"/>
        </table:table-row>
        <table:table-row table:style-name="ro1">
          <table:table-cell/>
          <table:table-cell office:value-type="string">
            <text:p>April</text:p>
          </table:table-cell>
          <table:table-cell office:value-type="float" office:value="88">
            <text:p>88</text:p>
          </table:table-cell>
          <table:table-cell table:number-columns-repeated="5"/>
        </table:table-row>
        <table:table-row table:style-name="ro1">
          <table:table-cell/>
          <table:table-cell office:value-type="string">
            <text:p>May</text:p>
          </table:table-cell>
          <table:table-cell office:value-type="float" office:value="89">
            <text:p>89</text:p>
          </table:table-cell>
          <table:table-cell table:number-columns-repeated="5"/>
        </table:table-row>
        <table:table-row table:style-name="ro1">
          <table:table-cell/>
          <table:table-cell office:value-type="string">
            <text:p>June</text:p>
          </table:table-cell>
          <table:table-cell office:value-type="float" office:value="90">
            <text:p>90</text:p>
          </table:table-cell>
          <table:table-cell table:number-columns-repeated="5"/>
        </table:table-row>
        <table:table-row table:style-name="ro1">
          <table:table-cell/>
          <table:table-cell office:value-type="string">
            <text:p>July</text:p>
          </table:table-cell>
          <table:table-cell office:value-type="float" office:value="91">
            <text:p>91</text:p>
          </table:table-cell>
          <table:table-cell table:number-columns-repeated="5"/>
        </table:table-row>
        <table:table-row table:style-name="ro1">
          <table:table-cell/>
          <table:table-cell office:value-type="string">
            <text:p>August</text:p>
          </table:table-cell>
          <table:table-cell office:value-type="float" office:value="92">
            <text:p>92</text:p>
          </table:table-cell>
          <table:table-cell table:number-columns-repeated="5"/>
        </table:table-row>
        <table:table-row table:style-name="ro1">
          <table:table-cell/>
          <table:table-cell office:value-type="string">
            <text:p>September</text:p>
          </table:table-cell>
          <table:table-cell office:value-type="float" office:value="93">
            <text:p>93</text:p>
          </table:table-cell>
          <table:table-cell table:number-columns-repeated="5"/>
        </table:table-row>
        <table:table-row table:style-name="ro1">
          <table:table-cell/>
          <table:table-cell office:value-type="string">
            <text:p>October</text:p>
          </table:table-cell>
          <table:table-cell office:value-type="float" office:value="94">
            <text:p>94</text:p>
          </table:table-cell>
          <table:table-cell table:number-columns-repeated="5"/>
        </table:table-row>
        <table:table-row table:style-name="ro1">
          <table:table-cell/>
          <table:table-cell office:value-type="string">
            <text:p>November</text:p>
          </table:table-cell>
          <table:table-cell office:value-type="float" office:value="95">
            <text:p>95</text:p>
          </table:table-cell>
          <table:table-cell table:number-columns-repeated="5"/>
        </table:table-row>
        <table:table-row table:style-name="ro1">
          <table:table-cell/>
          <table:table-cell office:value-type="string">
            <text:p>December</text:p>
          </table:table-cell>
          <table:table-cell office:value-type="float" office:value="96">
            <text:p>96</text:p>
          </table:table-cell>
          <table:table-cell table:number-columns-repeated="5"/>
        </table:table-row>
        <table:table-row table:style-name="ro1">
          <table:table-cell office:value-type="float" office:value="1914">
            <text:p>1914</text:p>
          </table:table-cell>
          <table:table-cell office:value-type="string">
            <text:p>January</text:p>
          </table:table-cell>
          <table:table-cell office:value-type="float" office:value="97">
            <text:p>97</text:p>
          </table:table-cell>
          <table:table-cell table:number-columns-repeated="5"/>
        </table:table-row>
        <table:table-row table:style-name="ro1">
          <table:table-cell/>
          <table:table-cell office:value-type="string">
            <text:p>February</text:p>
          </table:table-cell>
          <table:table-cell office:value-type="float" office:value="98">
            <text:p>98</text:p>
          </table:table-cell>
          <table:table-cell table:number-columns-repeated="5"/>
        </table:table-row>
        <table:table-row table:style-name="ro1">
          <table:table-cell/>
          <table:table-cell office:value-type="string">
            <text:p>March</text:p>
          </table:table-cell>
          <table:table-cell office:value-type="float" office:value="99">
            <text:p>99</text:p>
          </table:table-cell>
          <table:table-cell table:number-columns-repeated="5"/>
        </table:table-row>
        <table:table-row table:style-name="ro1">
          <table:table-cell/>
          <table:table-cell office:value-type="string">
            <text:p>April</text:p>
          </table:table-cell>
          <table:table-cell office:value-type="float" office:value="100">
            <text:p>100</text:p>
          </table:table-cell>
          <table:table-cell table:number-columns-repeated="5"/>
        </table:table-row>
        <table:table-row table:style-name="ro1">
          <table:table-cell/>
          <table:table-cell office:value-type="string">
            <text:p>May</text:p>
          </table:table-cell>
          <table:table-cell office:value-type="float" office:value="101">
            <text:p>101</text:p>
          </table:table-cell>
          <table:table-cell table:number-columns-repeated="5"/>
        </table:table-row>
        <table:table-row table:style-name="ro1">
          <table:table-cell/>
          <table:table-cell office:value-type="string">
            <text:p>June</text:p>
          </table:table-cell>
          <table:table-cell office:value-type="float" office:value="102">
            <text:p>102</text:p>
          </table:table-cell>
          <table:table-cell table:number-columns-repeated="5"/>
        </table:table-row>
        <table:table-row table:style-name="ro1">
          <table:table-cell/>
          <table:table-cell office:value-type="string">
            <text:p>July</text:p>
          </table:table-cell>
          <table:table-cell office:value-type="float" office:value="103">
            <text:p>103</text:p>
          </table:table-cell>
          <table:table-cell table:number-columns-repeated="5"/>
        </table:table-row>
        <table:table-row table:style-name="ro1">
          <table:table-cell/>
          <table:table-cell office:value-type="string">
            <text:p>August</text:p>
          </table:table-cell>
          <table:table-cell office:value-type="float" office:value="104">
            <text:p>104</text:p>
          </table:table-cell>
          <table:table-cell table:number-columns-repeated="5"/>
        </table:table-row>
        <table:table-row table:style-name="ro1">
          <table:table-cell/>
          <table:table-cell office:value-type="string">
            <text:p>September</text:p>
          </table:table-cell>
          <table:table-cell office:value-type="float" office:value="105">
            <text:p>105</text:p>
          </table:table-cell>
          <table:table-cell table:number-columns-repeated="5"/>
        </table:table-row>
        <table:table-row table:style-name="ro1">
          <table:table-cell/>
          <table:table-cell office:value-type="string">
            <text:p>October</text:p>
          </table:table-cell>
          <table:table-cell office:value-type="float" office:value="106">
            <text:p>106</text:p>
          </table:table-cell>
          <table:table-cell table:number-columns-repeated="5"/>
        </table:table-row>
        <table:table-row table:style-name="ro1">
          <table:table-cell/>
          <table:table-cell office:value-type="string">
            <text:p>November</text:p>
          </table:table-cell>
          <table:table-cell office:value-type="float" office:value="107">
            <text:p>107</text:p>
          </table:table-cell>
          <table:table-cell table:number-columns-repeated="5"/>
        </table:table-row>
        <table:table-row table:style-name="ro1">
          <table:table-cell/>
          <table:table-cell office:value-type="string">
            <text:p>December</text:p>
          </table:table-cell>
          <table:table-cell office:value-type="float" office:value="108">
            <text:p>108</text:p>
          </table:table-cell>
          <table:table-cell table:number-columns-repeated="5"/>
        </table:table-row>
        <table:table-row table:style-name="ro1">
          <table:table-cell office:value-type="float" office:value="1915">
            <text:p>1915</text:p>
          </table:table-cell>
          <table:table-cell office:value-type="string">
            <text:p>January</text:p>
          </table:table-cell>
          <table:table-cell office:value-type="float" office:value="109">
            <text:p>109</text:p>
          </table:table-cell>
          <table:table-cell table:number-columns-repeated="5"/>
        </table:table-row>
        <table:table-row table:style-name="ro1">
          <table:table-cell/>
          <table:table-cell office:value-type="string">
            <text:p>February</text:p>
          </table:table-cell>
          <table:table-cell office:value-type="float" office:value="110">
            <text:p>110</text:p>
          </table:table-cell>
          <table:table-cell table:number-columns-repeated="5"/>
        </table:table-row>
        <table:table-row table:style-name="ro1">
          <table:table-cell/>
          <table:table-cell office:value-type="string">
            <text:p>March</text:p>
          </table:table-cell>
          <table:table-cell office:value-type="float" office:value="111">
            <text:p>111</text:p>
          </table:table-cell>
          <table:table-cell table:number-columns-repeated="5"/>
        </table:table-row>
        <table:table-row table:style-name="ro1">
          <table:table-cell/>
          <table:table-cell office:value-type="string">
            <text:p>April</text:p>
          </table:table-cell>
          <table:table-cell office:value-type="float" office:value="112">
            <text:p>112</text:p>
          </table:table-cell>
          <table:table-cell table:number-columns-repeated="5"/>
        </table:table-row>
        <table:table-row table:style-name="ro1">
          <table:table-cell/>
          <table:table-cell office:value-type="string">
            <text:p>May</text:p>
          </table:table-cell>
          <table:table-cell office:value-type="float" office:value="113">
            <text:p>113</text:p>
          </table:table-cell>
          <table:table-cell table:number-columns-repeated="5"/>
        </table:table-row>
        <table:table-row table:style-name="ro1">
          <table:table-cell/>
          <table:table-cell office:value-type="string">
            <text:p>June</text:p>
          </table:table-cell>
          <table:table-cell office:value-type="float" office:value="114">
            <text:p>114</text:p>
          </table:table-cell>
          <table:table-cell table:number-columns-repeated="5"/>
        </table:table-row>
        <table:table-row table:style-name="ro1">
          <table:table-cell/>
          <table:table-cell office:value-type="string">
            <text:p>July</text:p>
          </table:table-cell>
          <table:table-cell office:value-type="float" office:value="115">
            <text:p>115</text:p>
          </table:table-cell>
          <table:table-cell table:number-columns-repeated="5"/>
        </table:table-row>
        <table:table-row table:style-name="ro1">
          <table:table-cell/>
          <table:table-cell office:value-type="string">
            <text:p>August</text:p>
          </table:table-cell>
          <table:table-cell office:value-type="float" office:value="116">
            <text:p>116</text:p>
          </table:table-cell>
          <table:table-cell table:number-columns-repeated="5"/>
        </table:table-row>
        <table:table-row table:style-name="ro1">
          <table:table-cell/>
          <table:table-cell office:value-type="string">
            <text:p>September</text:p>
          </table:table-cell>
          <table:table-cell office:value-type="float" office:value="117">
            <text:p>117</text:p>
          </table:table-cell>
          <table:table-cell table:number-columns-repeated="5"/>
        </table:table-row>
        <table:table-row table:style-name="ro1">
          <table:table-cell/>
          <table:table-cell office:value-type="string">
            <text:p>October</text:p>
          </table:table-cell>
          <table:table-cell office:value-type="float" office:value="118">
            <text:p>118</text:p>
          </table:table-cell>
          <table:table-cell table:number-columns-repeated="5"/>
        </table:table-row>
        <table:table-row table:style-name="ro1">
          <table:table-cell/>
          <table:table-cell office:value-type="string">
            <text:p>November</text:p>
          </table:table-cell>
          <table:table-cell office:value-type="float" office:value="119">
            <text:p>119</text:p>
          </table:table-cell>
          <table:table-cell table:number-columns-repeated="5"/>
        </table:table-row>
        <table:table-row table:style-name="ro1">
          <table:table-cell/>
          <table:table-cell office:value-type="string">
            <text:p>December</text:p>
          </table:table-cell>
          <table:table-cell office:value-type="float" office:value="120">
            <text:p>120</text:p>
          </table:table-cell>
          <table:table-cell table:number-columns-repeated="5"/>
        </table:table-row>
        <table:table-row table:style-name="ro1">
          <table:table-cell office:value-type="float" office:value="1916">
            <text:p>1916</text:p>
          </table:table-cell>
          <table:table-cell office:value-type="string">
            <text:p>January</text:p>
          </table:table-cell>
          <table:table-cell office:value-type="float" office:value="121">
            <text:p>121</text:p>
          </table:table-cell>
          <table:table-cell table:number-columns-repeated="5"/>
        </table:table-row>
        <table:table-row table:style-name="ro1">
          <table:table-cell/>
          <table:table-cell office:value-type="string">
            <text:p>February</text:p>
          </table:table-cell>
          <table:table-cell office:value-type="float" office:value="122">
            <text:p>122</text:p>
          </table:table-cell>
          <table:table-cell table:number-columns-repeated="5"/>
        </table:table-row>
        <table:table-row table:style-name="ro1">
          <table:table-cell/>
          <table:table-cell office:value-type="string">
            <text:p>March</text:p>
          </table:table-cell>
          <table:table-cell office:value-type="float" office:value="123">
            <text:p>123</text:p>
          </table:table-cell>
          <table:table-cell table:number-columns-repeated="5"/>
        </table:table-row>
        <table:table-row table:style-name="ro1">
          <table:table-cell/>
          <table:table-cell office:value-type="string">
            <text:p>April</text:p>
          </table:table-cell>
          <table:table-cell office:value-type="float" office:value="124">
            <text:p>124</text:p>
          </table:table-cell>
          <table:table-cell table:number-columns-repeated="5"/>
        </table:table-row>
        <table:table-row table:style-name="ro1">
          <table:table-cell/>
          <table:table-cell office:value-type="string">
            <text:p>May</text:p>
          </table:table-cell>
          <table:table-cell office:value-type="float" office:value="125">
            <text:p>125</text:p>
          </table:table-cell>
          <table:table-cell table:number-columns-repeated="5"/>
        </table:table-row>
        <table:table-row table:style-name="ro1">
          <table:table-cell/>
          <table:table-cell office:value-type="string">
            <text:p>June</text:p>
          </table:table-cell>
          <table:table-cell office:value-type="float" office:value="126">
            <text:p>126</text:p>
          </table:table-cell>
          <table:table-cell table:number-columns-repeated="5"/>
        </table:table-row>
        <table:table-row table:style-name="ro1">
          <table:table-cell/>
          <table:table-cell office:value-type="string">
            <text:p>July</text:p>
          </table:table-cell>
          <table:table-cell office:value-type="float" office:value="127">
            <text:p>127</text:p>
          </table:table-cell>
          <table:table-cell table:number-columns-repeated="5"/>
        </table:table-row>
        <table:table-row table:style-name="ro1">
          <table:table-cell/>
          <table:table-cell office:value-type="string">
            <text:p>August</text:p>
          </table:table-cell>
          <table:table-cell office:value-type="float" office:value="128">
            <text:p>128</text:p>
          </table:table-cell>
          <table:table-cell table:number-columns-repeated="5"/>
        </table:table-row>
        <table:table-row table:style-name="ro1">
          <table:table-cell/>
          <table:table-cell office:value-type="string">
            <text:p>September</text:p>
          </table:table-cell>
          <table:table-cell office:value-type="float" office:value="129">
            <text:p>129</text:p>
          </table:table-cell>
          <table:table-cell table:number-columns-repeated="5"/>
        </table:table-row>
        <table:table-row table:style-name="ro1">
          <table:table-cell/>
          <table:table-cell office:value-type="string">
            <text:p>October</text:p>
          </table:table-cell>
          <table:table-cell office:value-type="float" office:value="130">
            <text:p>130</text:p>
          </table:table-cell>
          <table:table-cell table:number-columns-repeated="5"/>
        </table:table-row>
        <table:table-row table:style-name="ro1">
          <table:table-cell/>
          <table:table-cell office:value-type="string">
            <text:p>November</text:p>
          </table:table-cell>
          <table:table-cell office:value-type="float" office:value="131">
            <text:p>131</text:p>
          </table:table-cell>
          <table:table-cell table:number-columns-repeated="5"/>
        </table:table-row>
        <table:table-row table:style-name="ro1">
          <table:table-cell/>
          <table:table-cell office:value-type="string">
            <text:p>December</text:p>
          </table:table-cell>
          <table:table-cell office:value-type="float" office:value="132">
            <text:p>132</text:p>
          </table:table-cell>
          <table:table-cell table:number-columns-repeated="5"/>
        </table:table-row>
        <table:table-row table:style-name="ro1">
          <table:table-cell office:value-type="float" office:value="1917">
            <text:p>1917</text:p>
          </table:table-cell>
          <table:table-cell office:value-type="string">
            <text:p>January</text:p>
          </table:table-cell>
          <table:table-cell office:value-type="float" office:value="133">
            <text:p>133</text:p>
          </table:table-cell>
          <table:table-cell table:number-columns-repeated="5"/>
        </table:table-row>
        <table:table-row table:style-name="ro1">
          <table:table-cell/>
          <table:table-cell office:value-type="string">
            <text:p>February</text:p>
          </table:table-cell>
          <table:table-cell office:value-type="float" office:value="134">
            <text:p>134</text:p>
          </table:table-cell>
          <table:table-cell table:number-columns-repeated="5"/>
        </table:table-row>
        <table:table-row table:style-name="ro1">
          <table:table-cell/>
          <table:table-cell office:value-type="string">
            <text:p>March</text:p>
          </table:table-cell>
          <table:table-cell office:value-type="float" office:value="135">
            <text:p>135</text:p>
          </table:table-cell>
          <table:table-cell table:number-columns-repeated="5"/>
        </table:table-row>
        <table:table-row table:style-name="ro1">
          <table:table-cell/>
          <table:table-cell office:value-type="string">
            <text:p>April</text:p>
          </table:table-cell>
          <table:table-cell office:value-type="float" office:value="136">
            <text:p>136</text:p>
          </table:table-cell>
          <table:table-cell table:number-columns-repeated="5"/>
        </table:table-row>
        <table:table-row table:style-name="ro1">
          <table:table-cell/>
          <table:table-cell office:value-type="string">
            <text:p>May</text:p>
          </table:table-cell>
          <table:table-cell office:value-type="float" office:value="137">
            <text:p>137</text:p>
          </table:table-cell>
          <table:table-cell table:number-columns-repeated="5"/>
        </table:table-row>
        <table:table-row table:style-name="ro1">
          <table:table-cell/>
          <table:table-cell office:value-type="string">
            <text:p>June</text:p>
          </table:table-cell>
          <table:table-cell office:value-type="float" office:value="138">
            <text:p>138</text:p>
          </table:table-cell>
          <table:table-cell table:number-columns-repeated="5"/>
        </table:table-row>
        <table:table-row table:style-name="ro1">
          <table:table-cell/>
          <table:table-cell office:value-type="string">
            <text:p>July</text:p>
          </table:table-cell>
          <table:table-cell office:value-type="float" office:value="139">
            <text:p>139</text:p>
          </table:table-cell>
          <table:table-cell table:number-columns-repeated="5"/>
        </table:table-row>
        <table:table-row table:style-name="ro1">
          <table:table-cell/>
          <table:table-cell office:value-type="string">
            <text:p>August</text:p>
          </table:table-cell>
          <table:table-cell office:value-type="float" office:value="140">
            <text:p>140</text:p>
          </table:table-cell>
          <table:table-cell table:number-columns-repeated="5"/>
        </table:table-row>
        <table:table-row table:style-name="ro1">
          <table:table-cell/>
          <table:table-cell office:value-type="string">
            <text:p>September</text:p>
          </table:table-cell>
          <table:table-cell office:value-type="float" office:value="141">
            <text:p>141</text:p>
          </table:table-cell>
          <table:table-cell table:number-columns-repeated="5"/>
        </table:table-row>
        <table:table-row table:style-name="ro1">
          <table:table-cell/>
          <table:table-cell office:value-type="string">
            <text:p>October</text:p>
          </table:table-cell>
          <table:table-cell office:value-type="float" office:value="142">
            <text:p>142</text:p>
          </table:table-cell>
          <table:table-cell table:number-columns-repeated="5"/>
        </table:table-row>
        <table:table-row table:style-name="ro1">
          <table:table-cell/>
          <table:table-cell office:value-type="string">
            <text:p>November</text:p>
          </table:table-cell>
          <table:table-cell office:value-type="float" office:value="143">
            <text:p>143</text:p>
          </table:table-cell>
          <table:table-cell table:number-columns-repeated="5"/>
        </table:table-row>
        <table:table-row table:style-name="ro1">
          <table:table-cell/>
          <table:table-cell office:value-type="string">
            <text:p>December</text:p>
          </table:table-cell>
          <table:table-cell office:value-type="float" office:value="144">
            <text:p>144</text:p>
          </table:table-cell>
          <table:table-cell table:number-columns-repeated="5"/>
        </table:table-row>
        <table:table-row table:style-name="ro1">
          <table:table-cell office:value-type="float" office:value="1918">
            <text:p>1918</text:p>
          </table:table-cell>
          <table:table-cell office:value-type="string">
            <text:p>January</text:p>
          </table:table-cell>
          <table:table-cell office:value-type="float" office:value="145">
            <text:p>145</text:p>
          </table:table-cell>
          <table:table-cell table:number-columns-repeated="5"/>
        </table:table-row>
        <table:table-row table:style-name="ro1">
          <table:table-cell/>
          <table:table-cell office:value-type="string">
            <text:p>February</text:p>
          </table:table-cell>
          <table:table-cell office:value-type="float" office:value="146">
            <text:p>146</text:p>
          </table:table-cell>
          <table:table-cell table:number-columns-repeated="5"/>
        </table:table-row>
        <table:table-row table:style-name="ro1">
          <table:table-cell/>
          <table:table-cell office:value-type="string">
            <text:p>March</text:p>
          </table:table-cell>
          <table:table-cell office:value-type="float" office:value="147">
            <text:p>147</text:p>
          </table:table-cell>
          <table:table-cell table:number-columns-repeated="5"/>
        </table:table-row>
        <table:table-row table:style-name="ro1">
          <table:table-cell/>
          <table:table-cell office:value-type="string">
            <text:p>April</text:p>
          </table:table-cell>
          <table:table-cell office:value-type="float" office:value="148">
            <text:p>148</text:p>
          </table:table-cell>
          <table:table-cell table:number-columns-repeated="5"/>
        </table:table-row>
        <table:table-row table:style-name="ro1">
          <table:table-cell/>
          <table:table-cell office:value-type="string">
            <text:p>May</text:p>
          </table:table-cell>
          <table:table-cell office:value-type="float" office:value="149">
            <text:p>149</text:p>
          </table:table-cell>
          <table:table-cell table:number-columns-repeated="5"/>
        </table:table-row>
        <table:table-row table:style-name="ro1">
          <table:table-cell/>
          <table:table-cell office:value-type="string">
            <text:p>June</text:p>
          </table:table-cell>
          <table:table-cell office:value-type="float" office:value="150">
            <text:p>150</text:p>
          </table:table-cell>
          <table:table-cell table:number-columns-repeated="5"/>
        </table:table-row>
        <table:table-row table:style-name="ro1">
          <table:table-cell/>
          <table:table-cell office:value-type="string">
            <text:p>July</text:p>
          </table:table-cell>
          <table:table-cell office:value-type="float" office:value="151">
            <text:p>151</text:p>
          </table:table-cell>
          <table:table-cell table:number-columns-repeated="5"/>
        </table:table-row>
        <table:table-row table:style-name="ro1">
          <table:table-cell/>
          <table:table-cell office:value-type="string">
            <text:p>August</text:p>
          </table:table-cell>
          <table:table-cell office:value-type="float" office:value="152">
            <text:p>152</text:p>
          </table:table-cell>
          <table:table-cell table:number-columns-repeated="5"/>
        </table:table-row>
        <table:table-row table:style-name="ro1">
          <table:table-cell/>
          <table:table-cell office:value-type="string">
            <text:p>September</text:p>
          </table:table-cell>
          <table:table-cell office:value-type="float" office:value="153">
            <text:p>153</text:p>
          </table:table-cell>
          <table:table-cell table:number-columns-repeated="5"/>
        </table:table-row>
        <table:table-row table:style-name="ro1">
          <table:table-cell/>
          <table:table-cell office:value-type="string">
            <text:p>October</text:p>
          </table:table-cell>
          <table:table-cell office:value-type="float" office:value="154">
            <text:p>154</text:p>
          </table:table-cell>
          <table:table-cell table:number-columns-repeated="5"/>
        </table:table-row>
        <table:table-row table:style-name="ro1">
          <table:table-cell/>
          <table:table-cell office:value-type="string">
            <text:p>November</text:p>
          </table:table-cell>
          <table:table-cell office:value-type="float" office:value="155">
            <text:p>155</text:p>
          </table:table-cell>
          <table:table-cell table:number-columns-repeated="5"/>
        </table:table-row>
        <table:table-row table:style-name="ro1">
          <table:table-cell/>
          <table:table-cell office:value-type="string">
            <text:p>December</text:p>
          </table:table-cell>
          <table:table-cell office:value-type="float" office:value="156">
            <text:p>156</text:p>
          </table:table-cell>
          <table:table-cell table:number-columns-repeated="5"/>
        </table:table-row>
        <table:table-row table:style-name="ro1">
          <table:table-cell office:value-type="float" office:value="1919">
            <text:p>1919</text:p>
          </table:table-cell>
          <table:table-cell office:value-type="string">
            <text:p>January</text:p>
          </table:table-cell>
          <table:table-cell office:value-type="float" office:value="157">
            <text:p>157</text:p>
          </table:table-cell>
          <table:table-cell table:number-columns-repeated="5"/>
        </table:table-row>
        <table:table-row table:style-name="ro1">
          <table:table-cell/>
          <table:table-cell office:value-type="string">
            <text:p>February</text:p>
          </table:table-cell>
          <table:table-cell office:value-type="float" office:value="158">
            <text:p>158</text:p>
          </table:table-cell>
          <table:table-cell table:number-columns-repeated="5"/>
        </table:table-row>
        <table:table-row table:style-name="ro1">
          <table:table-cell/>
          <table:table-cell office:value-type="string">
            <text:p>March</text:p>
          </table:table-cell>
          <table:table-cell office:value-type="float" office:value="159">
            <text:p>159</text:p>
          </table:table-cell>
          <table:table-cell table:number-columns-repeated="5"/>
        </table:table-row>
        <table:table-row table:style-name="ro1">
          <table:table-cell/>
          <table:table-cell office:value-type="string">
            <text:p>April</text:p>
          </table:table-cell>
          <table:table-cell office:value-type="float" office:value="160">
            <text:p>160</text:p>
          </table:table-cell>
          <table:table-cell table:number-columns-repeated="5"/>
        </table:table-row>
        <table:table-row table:style-name="ro1">
          <table:table-cell/>
          <table:table-cell office:value-type="string">
            <text:p>May</text:p>
          </table:table-cell>
          <table:table-cell office:value-type="float" office:value="161">
            <text:p>161</text:p>
          </table:table-cell>
          <table:table-cell table:number-columns-repeated="5"/>
        </table:table-row>
        <table:table-row table:style-name="ro1">
          <table:table-cell/>
          <table:table-cell office:value-type="string">
            <text:p>June</text:p>
          </table:table-cell>
          <table:table-cell office:value-type="float" office:value="162">
            <text:p>162</text:p>
          </table:table-cell>
          <table:table-cell table:number-columns-repeated="5"/>
        </table:table-row>
        <table:table-row table:style-name="ro1">
          <table:table-cell/>
          <table:table-cell office:value-type="string">
            <text:p>July</text:p>
          </table:table-cell>
          <table:table-cell office:value-type="float" office:value="163">
            <text:p>163</text:p>
          </table:table-cell>
          <table:table-cell table:number-columns-repeated="5"/>
        </table:table-row>
        <table:table-row table:style-name="ro1">
          <table:table-cell/>
          <table:table-cell office:value-type="string">
            <text:p>August</text:p>
          </table:table-cell>
          <table:table-cell office:value-type="float" office:value="164">
            <text:p>164</text:p>
          </table:table-cell>
          <table:table-cell table:number-columns-repeated="5"/>
        </table:table-row>
        <table:table-row table:style-name="ro1">
          <table:table-cell/>
          <table:table-cell office:value-type="string">
            <text:p>September</text:p>
          </table:table-cell>
          <table:table-cell office:value-type="float" office:value="165">
            <text:p>165</text:p>
          </table:table-cell>
          <table:table-cell table:number-columns-repeated="5"/>
        </table:table-row>
        <table:table-row table:style-name="ro1">
          <table:table-cell/>
          <table:table-cell office:value-type="string">
            <text:p>October</text:p>
          </table:table-cell>
          <table:table-cell office:value-type="float" office:value="166">
            <text:p>166</text:p>
          </table:table-cell>
          <table:table-cell table:number-columns-repeated="5"/>
        </table:table-row>
        <table:table-row table:style-name="ro1">
          <table:table-cell/>
          <table:table-cell office:value-type="string">
            <text:p>November</text:p>
          </table:table-cell>
          <table:table-cell office:value-type="float" office:value="167">
            <text:p>167</text:p>
          </table:table-cell>
          <table:table-cell table:number-columns-repeated="5"/>
        </table:table-row>
        <table:table-row table:style-name="ro1">
          <table:table-cell/>
          <table:table-cell office:value-type="string">
            <text:p>December</text:p>
          </table:table-cell>
          <table:table-cell office:value-type="float" office:value="168">
            <text:p>168</text:p>
          </table:table-cell>
          <table:table-cell table:number-columns-repeated="5"/>
        </table:table-row>
        <table:table-row table:style-name="ro1">
          <table:table-cell office:value-type="float" office:value="1920">
            <text:p>1920</text:p>
          </table:table-cell>
          <table:table-cell office:value-type="string">
            <text:p>January</text:p>
          </table:table-cell>
          <table:table-cell office:value-type="float" office:value="169">
            <text:p>169</text:p>
          </table:table-cell>
          <table:table-cell table:number-columns-repeated="5"/>
        </table:table-row>
        <table:table-row table:style-name="ro1">
          <table:table-cell/>
          <table:table-cell office:value-type="string">
            <text:p>February</text:p>
          </table:table-cell>
          <table:table-cell office:value-type="float" office:value="170">
            <text:p>170</text:p>
          </table:table-cell>
          <table:table-cell table:number-columns-repeated="5"/>
        </table:table-row>
        <table:table-row table:style-name="ro1">
          <table:table-cell/>
          <table:table-cell office:value-type="string">
            <text:p>March</text:p>
          </table:table-cell>
          <table:table-cell office:value-type="float" office:value="171">
            <text:p>171</text:p>
          </table:table-cell>
          <table:table-cell table:number-columns-repeated="5"/>
        </table:table-row>
        <table:table-row table:style-name="ro1">
          <table:table-cell/>
          <table:table-cell office:value-type="string">
            <text:p>April</text:p>
          </table:table-cell>
          <table:table-cell office:value-type="float" office:value="172">
            <text:p>172</text:p>
          </table:table-cell>
          <table:table-cell table:number-columns-repeated="5"/>
        </table:table-row>
        <table:table-row table:style-name="ro1">
          <table:table-cell/>
          <table:table-cell office:value-type="string">
            <text:p>May</text:p>
          </table:table-cell>
          <table:table-cell office:value-type="float" office:value="173">
            <text:p>173</text:p>
          </table:table-cell>
          <table:table-cell table:number-columns-repeated="5"/>
        </table:table-row>
        <table:table-row table:style-name="ro1">
          <table:table-cell/>
          <table:table-cell office:value-type="string">
            <text:p>June</text:p>
          </table:table-cell>
          <table:table-cell office:value-type="float" office:value="174">
            <text:p>174</text:p>
          </table:table-cell>
          <table:table-cell table:number-columns-repeated="5"/>
        </table:table-row>
        <table:table-row table:style-name="ro1">
          <table:table-cell/>
          <table:table-cell office:value-type="string">
            <text:p>July</text:p>
          </table:table-cell>
          <table:table-cell office:value-type="float" office:value="175">
            <text:p>175</text:p>
          </table:table-cell>
          <table:table-cell table:number-columns-repeated="5"/>
        </table:table-row>
        <table:table-row table:style-name="ro1">
          <table:table-cell/>
          <table:table-cell office:value-type="string">
            <text:p>August</text:p>
          </table:table-cell>
          <table:table-cell office:value-type="float" office:value="176">
            <text:p>176</text:p>
          </table:table-cell>
          <table:table-cell table:number-columns-repeated="5"/>
        </table:table-row>
        <table:table-row table:style-name="ro1">
          <table:table-cell/>
          <table:table-cell office:value-type="string">
            <text:p>September</text:p>
          </table:table-cell>
          <table:table-cell office:value-type="float" office:value="177">
            <text:p>177</text:p>
          </table:table-cell>
          <table:table-cell table:number-columns-repeated="5"/>
        </table:table-row>
        <table:table-row table:style-name="ro1">
          <table:table-cell/>
          <table:table-cell office:value-type="string">
            <text:p>October</text:p>
          </table:table-cell>
          <table:table-cell office:value-type="float" office:value="178">
            <text:p>178</text:p>
          </table:table-cell>
          <table:table-cell table:number-columns-repeated="5"/>
        </table:table-row>
        <table:table-row table:style-name="ro1">
          <table:table-cell/>
          <table:table-cell office:value-type="string">
            <text:p>November</text:p>
          </table:table-cell>
          <table:table-cell office:value-type="float" office:value="179">
            <text:p>179</text:p>
          </table:table-cell>
          <table:table-cell table:number-columns-repeated="5"/>
        </table:table-row>
        <table:table-row table:style-name="ro1">
          <table:table-cell/>
          <table:table-cell office:value-type="string">
            <text:p>December</text:p>
          </table:table-cell>
          <table:table-cell office:value-type="float" office:value="180">
            <text:p>180</text:p>
          </table:table-cell>
          <table:table-cell table:number-columns-repeated="5"/>
        </table:table-row>
        <table:table-row table:style-name="ro1">
          <table:table-cell office:value-type="float" office:value="1921">
            <text:p>1921</text:p>
          </table:table-cell>
          <table:table-cell office:value-type="string">
            <text:p>January</text:p>
          </table:table-cell>
          <table:table-cell office:value-type="float" office:value="181">
            <text:p>181</text:p>
          </table:table-cell>
          <table:table-cell table:number-columns-repeated="5"/>
        </table:table-row>
        <table:table-row table:style-name="ro1">
          <table:table-cell/>
          <table:table-cell office:value-type="string">
            <text:p>February</text:p>
          </table:table-cell>
          <table:table-cell office:value-type="float" office:value="182">
            <text:p>182</text:p>
          </table:table-cell>
          <table:table-cell table:number-columns-repeated="5"/>
        </table:table-row>
        <table:table-row table:style-name="ro1">
          <table:table-cell/>
          <table:table-cell office:value-type="string">
            <text:p>March</text:p>
          </table:table-cell>
          <table:table-cell office:value-type="float" office:value="183">
            <text:p>183</text:p>
          </table:table-cell>
          <table:table-cell table:number-columns-repeated="5"/>
        </table:table-row>
        <table:table-row table:style-name="ro1">
          <table:table-cell/>
          <table:table-cell office:value-type="string">
            <text:p>April</text:p>
          </table:table-cell>
          <table:table-cell office:value-type="float" office:value="184">
            <text:p>184</text:p>
          </table:table-cell>
          <table:table-cell table:number-columns-repeated="5"/>
        </table:table-row>
        <table:table-row table:style-name="ro1">
          <table:table-cell/>
          <table:table-cell office:value-type="string">
            <text:p>May</text:p>
          </table:table-cell>
          <table:table-cell office:value-type="float" office:value="185">
            <text:p>185</text:p>
          </table:table-cell>
          <table:table-cell table:number-columns-repeated="5"/>
        </table:table-row>
        <table:table-row table:style-name="ro1">
          <table:table-cell/>
          <table:table-cell office:value-type="string">
            <text:p>June</text:p>
          </table:table-cell>
          <table:table-cell office:value-type="float" office:value="186">
            <text:p>186</text:p>
          </table:table-cell>
          <table:table-cell table:number-columns-repeated="5"/>
        </table:table-row>
        <table:table-row table:style-name="ro1">
          <table:table-cell/>
          <table:table-cell office:value-type="string">
            <text:p>July</text:p>
          </table:table-cell>
          <table:table-cell office:value-type="float" office:value="187">
            <text:p>187</text:p>
          </table:table-cell>
          <table:table-cell table:number-columns-repeated="5"/>
        </table:table-row>
        <table:table-row table:style-name="ro1">
          <table:table-cell/>
          <table:table-cell office:value-type="string">
            <text:p>August</text:p>
          </table:table-cell>
          <table:table-cell office:value-type="float" office:value="188">
            <text:p>188</text:p>
          </table:table-cell>
          <table:table-cell table:number-columns-repeated="5"/>
        </table:table-row>
        <table:table-row table:style-name="ro1">
          <table:table-cell/>
          <table:table-cell office:value-type="string">
            <text:p>September</text:p>
          </table:table-cell>
          <table:table-cell office:value-type="float" office:value="189">
            <text:p>189</text:p>
          </table:table-cell>
          <table:table-cell table:number-columns-repeated="5"/>
        </table:table-row>
        <table:table-row table:style-name="ro1">
          <table:table-cell/>
          <table:table-cell office:value-type="string">
            <text:p>October</text:p>
          </table:table-cell>
          <table:table-cell office:value-type="float" office:value="190">
            <text:p>190</text:p>
          </table:table-cell>
          <table:table-cell table:number-columns-repeated="5"/>
        </table:table-row>
        <table:table-row table:style-name="ro1">
          <table:table-cell/>
          <table:table-cell office:value-type="string">
            <text:p>November</text:p>
          </table:table-cell>
          <table:table-cell office:value-type="float" office:value="191">
            <text:p>191</text:p>
          </table:table-cell>
          <table:table-cell table:number-columns-repeated="5"/>
        </table:table-row>
        <table:table-row table:style-name="ro1">
          <table:table-cell/>
          <table:table-cell office:value-type="string">
            <text:p>December</text:p>
          </table:table-cell>
          <table:table-cell office:value-type="float" office:value="192">
            <text:p>192</text:p>
          </table:table-cell>
          <table:table-cell table:number-columns-repeated="5"/>
        </table:table-row>
        <table:table-row table:style-name="ro1">
          <table:table-cell office:value-type="float" office:value="1922">
            <text:p>1922</text:p>
          </table:table-cell>
          <table:table-cell office:value-type="string">
            <text:p>January</text:p>
          </table:table-cell>
          <table:table-cell office:value-type="float" office:value="193">
            <text:p>193</text:p>
          </table:table-cell>
          <table:table-cell table:number-columns-repeated="5"/>
        </table:table-row>
        <table:table-row table:style-name="ro1">
          <table:table-cell/>
          <table:table-cell office:value-type="string">
            <text:p>February</text:p>
          </table:table-cell>
          <table:table-cell office:value-type="float" office:value="194">
            <text:p>194</text:p>
          </table:table-cell>
          <table:table-cell table:number-columns-repeated="5"/>
        </table:table-row>
        <table:table-row table:style-name="ro1">
          <table:table-cell/>
          <table:table-cell office:value-type="string">
            <text:p>March</text:p>
          </table:table-cell>
          <table:table-cell office:value-type="float" office:value="195">
            <text:p>195</text:p>
          </table:table-cell>
          <table:table-cell table:number-columns-repeated="5"/>
        </table:table-row>
        <table:table-row table:style-name="ro1">
          <table:table-cell/>
          <table:table-cell office:value-type="string">
            <text:p>April</text:p>
          </table:table-cell>
          <table:table-cell office:value-type="float" office:value="196">
            <text:p>196</text:p>
          </table:table-cell>
          <table:table-cell table:number-columns-repeated="5"/>
        </table:table-row>
        <table:table-row table:style-name="ro1">
          <table:table-cell/>
          <table:table-cell office:value-type="string">
            <text:p>May</text:p>
          </table:table-cell>
          <table:table-cell office:value-type="float" office:value="197">
            <text:p>197</text:p>
          </table:table-cell>
          <table:table-cell table:number-columns-repeated="5"/>
        </table:table-row>
        <table:table-row table:style-name="ro1">
          <table:table-cell/>
          <table:table-cell office:value-type="string">
            <text:p>June</text:p>
          </table:table-cell>
          <table:table-cell office:value-type="float" office:value="198">
            <text:p>198</text:p>
          </table:table-cell>
          <table:table-cell table:number-columns-repeated="5"/>
        </table:table-row>
        <table:table-row table:style-name="ro1">
          <table:table-cell/>
          <table:table-cell office:value-type="string">
            <text:p>July</text:p>
          </table:table-cell>
          <table:table-cell office:value-type="float" office:value="199">
            <text:p>199</text:p>
          </table:table-cell>
          <table:table-cell table:number-columns-repeated="5"/>
        </table:table-row>
        <table:table-row table:style-name="ro1">
          <table:table-cell/>
          <table:table-cell office:value-type="string">
            <text:p>August</text:p>
          </table:table-cell>
          <table:table-cell office:value-type="float" office:value="200">
            <text:p>200</text:p>
          </table:table-cell>
          <table:table-cell table:number-columns-repeated="5"/>
        </table:table-row>
        <table:table-row table:style-name="ro1">
          <table:table-cell/>
          <table:table-cell office:value-type="string">
            <text:p>September</text:p>
          </table:table-cell>
          <table:table-cell office:value-type="float" office:value="201">
            <text:p>201</text:p>
          </table:table-cell>
          <table:table-cell table:number-columns-repeated="5"/>
        </table:table-row>
        <table:table-row table:style-name="ro1">
          <table:table-cell/>
          <table:table-cell office:value-type="string">
            <text:p>October</text:p>
          </table:table-cell>
          <table:table-cell office:value-type="float" office:value="202">
            <text:p>202</text:p>
          </table:table-cell>
          <table:table-cell table:number-columns-repeated="5"/>
        </table:table-row>
        <table:table-row table:style-name="ro1">
          <table:table-cell/>
          <table:table-cell office:value-type="string">
            <text:p>November</text:p>
          </table:table-cell>
          <table:table-cell office:value-type="float" office:value="203">
            <text:p>203</text:p>
          </table:table-cell>
          <table:table-cell table:number-columns-repeated="5"/>
        </table:table-row>
        <table:table-row table:style-name="ro1">
          <table:table-cell/>
          <table:table-cell office:value-type="string">
            <text:p>December</text:p>
          </table:table-cell>
          <table:table-cell office:value-type="float" office:value="204">
            <text:p>204</text:p>
          </table:table-cell>
          <table:table-cell table:number-columns-repeated="5"/>
        </table:table-row>
        <table:table-row table:style-name="ro1">
          <table:table-cell office:value-type="float" office:value="1923">
            <text:p>1923</text:p>
          </table:table-cell>
          <table:table-cell office:value-type="string">
            <text:p>January</text:p>
          </table:table-cell>
          <table:table-cell office:value-type="float" office:value="205">
            <text:p>205</text:p>
          </table:table-cell>
          <table:table-cell table:number-columns-repeated="5"/>
        </table:table-row>
        <table:table-row table:style-name="ro1">
          <table:table-cell/>
          <table:table-cell office:value-type="string">
            <text:p>February</text:p>
          </table:table-cell>
          <table:table-cell office:value-type="float" office:value="206">
            <text:p>206</text:p>
          </table:table-cell>
          <table:table-cell table:number-columns-repeated="5"/>
        </table:table-row>
        <table:table-row table:style-name="ro1">
          <table:table-cell/>
          <table:table-cell office:value-type="string">
            <text:p>March</text:p>
          </table:table-cell>
          <table:table-cell office:value-type="float" office:value="207">
            <text:p>207</text:p>
          </table:table-cell>
          <table:table-cell table:number-columns-repeated="5"/>
        </table:table-row>
        <table:table-row table:style-name="ro1">
          <table:table-cell/>
          <table:table-cell office:value-type="string">
            <text:p>April</text:p>
          </table:table-cell>
          <table:table-cell office:value-type="float" office:value="208">
            <text:p>208</text:p>
          </table:table-cell>
          <table:table-cell table:number-columns-repeated="5"/>
        </table:table-row>
        <table:table-row table:style-name="ro1">
          <table:table-cell/>
          <table:table-cell office:value-type="string">
            <text:p>May</text:p>
          </table:table-cell>
          <table:table-cell office:value-type="float" office:value="209">
            <text:p>209</text:p>
          </table:table-cell>
          <table:table-cell table:number-columns-repeated="5"/>
        </table:table-row>
        <table:table-row table:style-name="ro1">
          <table:table-cell/>
          <table:table-cell office:value-type="string">
            <text:p>June</text:p>
          </table:table-cell>
          <table:table-cell office:value-type="float" office:value="210">
            <text:p>210</text:p>
          </table:table-cell>
          <table:table-cell table:number-columns-repeated="5"/>
        </table:table-row>
        <table:table-row table:style-name="ro1">
          <table:table-cell/>
          <table:table-cell office:value-type="string">
            <text:p>July</text:p>
          </table:table-cell>
          <table:table-cell office:value-type="float" office:value="211">
            <text:p>211</text:p>
          </table:table-cell>
          <table:table-cell table:number-columns-repeated="5"/>
        </table:table-row>
        <table:table-row table:style-name="ro1">
          <table:table-cell/>
          <table:table-cell office:value-type="string">
            <text:p>August</text:p>
          </table:table-cell>
          <table:table-cell office:value-type="float" office:value="212">
            <text:p>212</text:p>
          </table:table-cell>
          <table:table-cell table:number-columns-repeated="5"/>
        </table:table-row>
        <table:table-row table:style-name="ro1">
          <table:table-cell/>
          <table:table-cell office:value-type="string">
            <text:p>September</text:p>
          </table:table-cell>
          <table:table-cell office:value-type="float" office:value="213">
            <text:p>213</text:p>
          </table:table-cell>
          <table:table-cell table:number-columns-repeated="5"/>
        </table:table-row>
        <table:table-row table:style-name="ro1">
          <table:table-cell/>
          <table:table-cell office:value-type="string">
            <text:p>October</text:p>
          </table:table-cell>
          <table:table-cell office:value-type="float" office:value="214">
            <text:p>214</text:p>
          </table:table-cell>
          <table:table-cell table:number-columns-repeated="5"/>
        </table:table-row>
        <table:table-row table:style-name="ro1">
          <table:table-cell/>
          <table:table-cell office:value-type="string">
            <text:p>November</text:p>
          </table:table-cell>
          <table:table-cell office:value-type="float" office:value="215">
            <text:p>215</text:p>
          </table:table-cell>
          <table:table-cell table:number-columns-repeated="5"/>
        </table:table-row>
        <table:table-row table:style-name="ro1">
          <table:table-cell/>
          <table:table-cell office:value-type="string">
            <text:p>December</text:p>
          </table:table-cell>
          <table:table-cell office:value-type="float" office:value="216">
            <text:p>216</text:p>
          </table:table-cell>
          <table:table-cell table:number-columns-repeated="5"/>
        </table:table-row>
        <table:table-row table:style-name="ro1">
          <table:table-cell office:value-type="float" office:value="1924">
            <text:p>1924</text:p>
          </table:table-cell>
          <table:table-cell office:value-type="string">
            <text:p>January</text:p>
          </table:table-cell>
          <table:table-cell office:value-type="float" office:value="217">
            <text:p>217</text:p>
          </table:table-cell>
          <table:table-cell table:number-columns-repeated="5"/>
        </table:table-row>
        <table:table-row table:style-name="ro1">
          <table:table-cell/>
          <table:table-cell office:value-type="string">
            <text:p>February</text:p>
          </table:table-cell>
          <table:table-cell office:value-type="float" office:value="218">
            <text:p>218</text:p>
          </table:table-cell>
          <table:table-cell table:number-columns-repeated="5"/>
        </table:table-row>
        <table:table-row table:style-name="ro1">
          <table:table-cell/>
          <table:table-cell office:value-type="string">
            <text:p>March</text:p>
          </table:table-cell>
          <table:table-cell office:value-type="float" office:value="219">
            <text:p>219</text:p>
          </table:table-cell>
          <table:table-cell table:number-columns-repeated="5"/>
        </table:table-row>
        <table:table-row table:style-name="ro1">
          <table:table-cell/>
          <table:table-cell office:value-type="string">
            <text:p>April</text:p>
          </table:table-cell>
          <table:table-cell office:value-type="float" office:value="220">
            <text:p>220</text:p>
          </table:table-cell>
          <table:table-cell table:number-columns-repeated="5"/>
        </table:table-row>
        <table:table-row table:style-name="ro1">
          <table:table-cell/>
          <table:table-cell office:value-type="string">
            <text:p>May</text:p>
          </table:table-cell>
          <table:table-cell office:value-type="float" office:value="221">
            <text:p>221</text:p>
          </table:table-cell>
          <table:table-cell table:number-columns-repeated="5"/>
        </table:table-row>
        <table:table-row table:style-name="ro1">
          <table:table-cell/>
          <table:table-cell office:value-type="string">
            <text:p>June</text:p>
          </table:table-cell>
          <table:table-cell office:value-type="float" office:value="222">
            <text:p>222</text:p>
          </table:table-cell>
          <table:table-cell table:number-columns-repeated="5"/>
        </table:table-row>
        <table:table-row table:style-name="ro1">
          <table:table-cell/>
          <table:table-cell office:value-type="string">
            <text:p>July</text:p>
          </table:table-cell>
          <table:table-cell office:value-type="float" office:value="223">
            <text:p>223</text:p>
          </table:table-cell>
          <table:table-cell table:number-columns-repeated="5"/>
        </table:table-row>
        <table:table-row table:style-name="ro1">
          <table:table-cell/>
          <table:table-cell office:value-type="string">
            <text:p>August</text:p>
          </table:table-cell>
          <table:table-cell office:value-type="float" office:value="224">
            <text:p>224</text:p>
          </table:table-cell>
          <table:table-cell table:number-columns-repeated="5"/>
        </table:table-row>
        <table:table-row table:style-name="ro1">
          <table:table-cell/>
          <table:table-cell office:value-type="string">
            <text:p>September</text:p>
          </table:table-cell>
          <table:table-cell office:value-type="float" office:value="225">
            <text:p>225</text:p>
          </table:table-cell>
          <table:table-cell table:number-columns-repeated="5"/>
        </table:table-row>
        <table:table-row table:style-name="ro1">
          <table:table-cell/>
          <table:table-cell office:value-type="string">
            <text:p>October</text:p>
          </table:table-cell>
          <table:table-cell office:value-type="float" office:value="226">
            <text:p>226</text:p>
          </table:table-cell>
          <table:table-cell table:number-columns-repeated="5"/>
        </table:table-row>
        <table:table-row table:style-name="ro1">
          <table:table-cell/>
          <table:table-cell office:value-type="string">
            <text:p>November</text:p>
          </table:table-cell>
          <table:table-cell office:value-type="float" office:value="227">
            <text:p>227</text:p>
          </table:table-cell>
          <table:table-cell table:number-columns-repeated="5"/>
        </table:table-row>
        <table:table-row table:style-name="ro1">
          <table:table-cell/>
          <table:table-cell office:value-type="string">
            <text:p>December</text:p>
          </table:table-cell>
          <table:table-cell office:value-type="float" office:value="228">
            <text:p>228</text:p>
          </table:table-cell>
          <table:table-cell table:number-columns-repeated="5"/>
        </table:table-row>
        <table:table-row table:style-name="ro1">
          <table:table-cell office:value-type="float" office:value="1925">
            <text:p>1925</text:p>
          </table:table-cell>
          <table:table-cell office:value-type="string">
            <text:p>January</text:p>
          </table:table-cell>
          <table:table-cell office:value-type="float" office:value="229">
            <text:p>229</text:p>
          </table:table-cell>
          <table:table-cell table:number-columns-repeated="5"/>
        </table:table-row>
        <table:table-row table:style-name="ro1">
          <table:table-cell/>
          <table:table-cell office:value-type="string">
            <text:p>February</text:p>
          </table:table-cell>
          <table:table-cell office:value-type="float" office:value="230">
            <text:p>230</text:p>
          </table:table-cell>
          <table:table-cell table:number-columns-repeated="5"/>
        </table:table-row>
        <table:table-row table:style-name="ro1">
          <table:table-cell/>
          <table:table-cell office:value-type="string">
            <text:p>March</text:p>
          </table:table-cell>
          <table:table-cell office:value-type="float" office:value="231">
            <text:p>231</text:p>
          </table:table-cell>
          <table:table-cell table:number-columns-repeated="5"/>
        </table:table-row>
        <table:table-row table:style-name="ro1">
          <table:table-cell/>
          <table:table-cell office:value-type="string">
            <text:p>April</text:p>
          </table:table-cell>
          <table:table-cell office:value-type="float" office:value="232">
            <text:p>232</text:p>
          </table:table-cell>
          <table:table-cell table:number-columns-repeated="5"/>
        </table:table-row>
        <table:table-row table:style-name="ro1">
          <table:table-cell/>
          <table:table-cell office:value-type="string">
            <text:p>May</text:p>
          </table:table-cell>
          <table:table-cell office:value-type="float" office:value="233">
            <text:p>233</text:p>
          </table:table-cell>
          <table:table-cell table:number-columns-repeated="5"/>
        </table:table-row>
        <table:table-row table:style-name="ro1">
          <table:table-cell/>
          <table:table-cell office:value-type="string">
            <text:p>June</text:p>
          </table:table-cell>
          <table:table-cell office:value-type="float" office:value="234">
            <text:p>234</text:p>
          </table:table-cell>
          <table:table-cell table:number-columns-repeated="5"/>
        </table:table-row>
        <table:table-row table:style-name="ro1">
          <table:table-cell/>
          <table:table-cell office:value-type="string">
            <text:p>July</text:p>
          </table:table-cell>
          <table:table-cell office:value-type="float" office:value="235">
            <text:p>235</text:p>
          </table:table-cell>
          <table:table-cell table:number-columns-repeated="5"/>
        </table:table-row>
        <table:table-row table:style-name="ro1">
          <table:table-cell/>
          <table:table-cell office:value-type="string">
            <text:p>August</text:p>
          </table:table-cell>
          <table:table-cell office:value-type="float" office:value="236">
            <text:p>236</text:p>
          </table:table-cell>
          <table:table-cell table:number-columns-repeated="5"/>
        </table:table-row>
        <table:table-row table:style-name="ro1">
          <table:table-cell/>
          <table:table-cell office:value-type="string">
            <text:p>September</text:p>
          </table:table-cell>
          <table:table-cell office:value-type="float" office:value="237">
            <text:p>237</text:p>
          </table:table-cell>
          <table:table-cell table:number-columns-repeated="5"/>
        </table:table-row>
        <table:table-row table:style-name="ro1">
          <table:table-cell/>
          <table:table-cell office:value-type="string">
            <text:p>October</text:p>
          </table:table-cell>
          <table:table-cell office:value-type="float" office:value="238">
            <text:p>238</text:p>
          </table:table-cell>
          <table:table-cell table:number-columns-repeated="5"/>
        </table:table-row>
        <table:table-row table:style-name="ro1">
          <table:table-cell/>
          <table:table-cell office:value-type="string">
            <text:p>November</text:p>
          </table:table-cell>
          <table:table-cell office:value-type="float" office:value="239">
            <text:p>239</text:p>
          </table:table-cell>
          <table:table-cell table:number-columns-repeated="5"/>
        </table:table-row>
        <table:table-row table:style-name="ro1">
          <table:table-cell/>
          <table:table-cell office:value-type="string">
            <text:p>December</text:p>
          </table:table-cell>
          <table:table-cell office:value-type="float" office:value="240">
            <text:p>240</text:p>
          </table:table-cell>
          <table:table-cell table:number-columns-repeated="5"/>
        </table:table-row>
        <table:table-row table:style-name="ro1">
          <table:table-cell office:value-type="float" office:value="1926">
            <text:p>1926</text:p>
          </table:table-cell>
          <table:table-cell office:value-type="string">
            <text:p>January</text:p>
          </table:table-cell>
          <table:table-cell office:value-type="float" office:value="241">
            <text:p>241</text:p>
          </table:table-cell>
          <table:table-cell table:number-columns-repeated="5"/>
        </table:table-row>
        <table:table-row table:style-name="ro1">
          <table:table-cell/>
          <table:table-cell office:value-type="string">
            <text:p>February</text:p>
          </table:table-cell>
          <table:table-cell office:value-type="float" office:value="242">
            <text:p>242</text:p>
          </table:table-cell>
          <table:table-cell table:number-columns-repeated="5"/>
        </table:table-row>
        <table:table-row table:style-name="ro1">
          <table:table-cell/>
          <table:table-cell office:value-type="string">
            <text:p>March</text:p>
          </table:table-cell>
          <table:table-cell office:value-type="float" office:value="243">
            <text:p>243</text:p>
          </table:table-cell>
          <table:table-cell table:number-columns-repeated="5"/>
        </table:table-row>
        <table:table-row table:style-name="ro1">
          <table:table-cell/>
          <table:table-cell office:value-type="string">
            <text:p>April</text:p>
          </table:table-cell>
          <table:table-cell office:value-type="float" office:value="244">
            <text:p>244</text:p>
          </table:table-cell>
          <table:table-cell table:number-columns-repeated="5"/>
        </table:table-row>
        <table:table-row table:style-name="ro1">
          <table:table-cell/>
          <table:table-cell office:value-type="string">
            <text:p>May</text:p>
          </table:table-cell>
          <table:table-cell office:value-type="float" office:value="245">
            <text:p>245</text:p>
          </table:table-cell>
          <table:table-cell table:number-columns-repeated="5"/>
        </table:table-row>
        <table:table-row table:style-name="ro1">
          <table:table-cell/>
          <table:table-cell office:value-type="string">
            <text:p>June</text:p>
          </table:table-cell>
          <table:table-cell office:value-type="float" office:value="246">
            <text:p>246</text:p>
          </table:table-cell>
          <table:table-cell table:number-columns-repeated="5"/>
        </table:table-row>
        <table:table-row table:style-name="ro1">
          <table:table-cell/>
          <table:table-cell office:value-type="string">
            <text:p>July</text:p>
          </table:table-cell>
          <table:table-cell office:value-type="float" office:value="247">
            <text:p>247</text:p>
          </table:table-cell>
          <table:table-cell table:number-columns-repeated="5"/>
        </table:table-row>
        <table:table-row table:style-name="ro1">
          <table:table-cell/>
          <table:table-cell office:value-type="string">
            <text:p>August</text:p>
          </table:table-cell>
          <table:table-cell office:value-type="float" office:value="248">
            <text:p>248</text:p>
          </table:table-cell>
          <table:table-cell table:number-columns-repeated="5"/>
        </table:table-row>
        <table:table-row table:style-name="ro1">
          <table:table-cell/>
          <table:table-cell office:value-type="string">
            <text:p>September</text:p>
          </table:table-cell>
          <table:table-cell office:value-type="float" office:value="249">
            <text:p>249</text:p>
          </table:table-cell>
          <table:table-cell table:number-columns-repeated="5"/>
        </table:table-row>
        <table:table-row table:style-name="ro1">
          <table:table-cell/>
          <table:table-cell office:value-type="string">
            <text:p>October</text:p>
          </table:table-cell>
          <table:table-cell office:value-type="float" office:value="250">
            <text:p>250</text:p>
          </table:table-cell>
          <table:table-cell table:number-columns-repeated="5"/>
        </table:table-row>
        <table:table-row table:style-name="ro1">
          <table:table-cell/>
          <table:table-cell office:value-type="string">
            <text:p>November</text:p>
          </table:table-cell>
          <table:table-cell office:value-type="float" office:value="251">
            <text:p>251</text:p>
          </table:table-cell>
          <table:table-cell table:number-columns-repeated="5"/>
        </table:table-row>
        <table:table-row table:style-name="ro1">
          <table:table-cell/>
          <table:table-cell office:value-type="string">
            <text:p>December</text:p>
          </table:table-cell>
          <table:table-cell office:value-type="float" office:value="252">
            <text:p>252</text:p>
          </table:table-cell>
          <table:table-cell table:number-columns-repeated="5"/>
        </table:table-row>
        <table:table-row table:style-name="ro1">
          <table:table-cell office:value-type="float" office:value="1927">
            <text:p>1927</text:p>
          </table:table-cell>
          <table:table-cell office:value-type="string">
            <text:p>January</text:p>
          </table:table-cell>
          <table:table-cell office:value-type="float" office:value="253">
            <text:p>253</text:p>
          </table:table-cell>
          <table:table-cell table:number-columns-repeated="5"/>
        </table:table-row>
        <table:table-row table:style-name="ro1">
          <table:table-cell/>
          <table:table-cell office:value-type="string">
            <text:p>February</text:p>
          </table:table-cell>
          <table:table-cell office:value-type="float" office:value="254">
            <text:p>254</text:p>
          </table:table-cell>
          <table:table-cell table:number-columns-repeated="5"/>
        </table:table-row>
        <table:table-row table:style-name="ro1">
          <table:table-cell/>
          <table:table-cell office:value-type="string">
            <text:p>March</text:p>
          </table:table-cell>
          <table:table-cell office:value-type="float" office:value="255">
            <text:p>255</text:p>
          </table:table-cell>
          <table:table-cell table:number-columns-repeated="5"/>
        </table:table-row>
        <table:table-row table:style-name="ro1">
          <table:table-cell/>
          <table:table-cell office:value-type="string">
            <text:p>April</text:p>
          </table:table-cell>
          <table:table-cell office:value-type="float" office:value="256">
            <text:p>256</text:p>
          </table:table-cell>
          <table:table-cell table:number-columns-repeated="5"/>
        </table:table-row>
        <table:table-row table:style-name="ro1">
          <table:table-cell/>
          <table:table-cell office:value-type="string">
            <text:p>May</text:p>
          </table:table-cell>
          <table:table-cell office:value-type="float" office:value="257">
            <text:p>257</text:p>
          </table:table-cell>
          <table:table-cell table:number-columns-repeated="5"/>
        </table:table-row>
        <table:table-row table:style-name="ro1">
          <table:table-cell/>
          <table:table-cell office:value-type="string">
            <text:p>June</text:p>
          </table:table-cell>
          <table:table-cell office:value-type="float" office:value="258">
            <text:p>258</text:p>
          </table:table-cell>
          <table:table-cell table:number-columns-repeated="5"/>
        </table:table-row>
        <table:table-row table:style-name="ro1">
          <table:table-cell/>
          <table:table-cell office:value-type="string">
            <text:p>July</text:p>
          </table:table-cell>
          <table:table-cell office:value-type="float" office:value="259">
            <text:p>259</text:p>
          </table:table-cell>
          <table:table-cell table:number-columns-repeated="5"/>
        </table:table-row>
        <table:table-row table:style-name="ro1">
          <table:table-cell/>
          <table:table-cell office:value-type="string">
            <text:p>August</text:p>
          </table:table-cell>
          <table:table-cell office:value-type="float" office:value="260">
            <text:p>260</text:p>
          </table:table-cell>
          <table:table-cell table:number-columns-repeated="5"/>
        </table:table-row>
        <table:table-row table:style-name="ro1">
          <table:table-cell/>
          <table:table-cell office:value-type="string">
            <text:p>September</text:p>
          </table:table-cell>
          <table:table-cell office:value-type="float" office:value="261">
            <text:p>261</text:p>
          </table:table-cell>
          <table:table-cell table:number-columns-repeated="5"/>
        </table:table-row>
        <table:table-row table:style-name="ro1">
          <table:table-cell/>
          <table:table-cell office:value-type="string">
            <text:p>October</text:p>
          </table:table-cell>
          <table:table-cell office:value-type="float" office:value="262">
            <text:p>262</text:p>
          </table:table-cell>
          <table:table-cell table:number-columns-repeated="5"/>
        </table:table-row>
        <table:table-row table:style-name="ro1">
          <table:table-cell/>
          <table:table-cell office:value-type="string">
            <text:p>November</text:p>
          </table:table-cell>
          <table:table-cell office:value-type="float" office:value="263">
            <text:p>263</text:p>
          </table:table-cell>
          <table:table-cell table:number-columns-repeated="5"/>
        </table:table-row>
        <table:table-row table:style-name="ro1">
          <table:table-cell/>
          <table:table-cell office:value-type="string">
            <text:p>December</text:p>
          </table:table-cell>
          <table:table-cell office:value-type="float" office:value="264">
            <text:p>264</text:p>
          </table:table-cell>
          <table:table-cell table:number-columns-repeated="5"/>
        </table:table-row>
        <table:table-row table:style-name="ro1">
          <table:table-cell office:value-type="float" office:value="1928">
            <text:p>1928</text:p>
          </table:table-cell>
          <table:table-cell office:value-type="string">
            <text:p>January</text:p>
          </table:table-cell>
          <table:table-cell office:value-type="float" office:value="265">
            <text:p>265</text:p>
          </table:table-cell>
          <table:table-cell table:number-columns-repeated="5"/>
        </table:table-row>
        <table:table-row table:style-name="ro1">
          <table:table-cell/>
          <table:table-cell office:value-type="string">
            <text:p>February</text:p>
          </table:table-cell>
          <table:table-cell office:value-type="float" office:value="266">
            <text:p>266</text:p>
          </table:table-cell>
          <table:table-cell table:number-columns-repeated="5"/>
        </table:table-row>
        <table:table-row table:style-name="ro1">
          <table:table-cell/>
          <table:table-cell office:value-type="string">
            <text:p>March</text:p>
          </table:table-cell>
          <table:table-cell office:value-type="float" office:value="267">
            <text:p>267</text:p>
          </table:table-cell>
          <table:table-cell table:number-columns-repeated="5"/>
        </table:table-row>
        <table:table-row table:style-name="ro1">
          <table:table-cell/>
          <table:table-cell office:value-type="string">
            <text:p>April</text:p>
          </table:table-cell>
          <table:table-cell office:value-type="float" office:value="268">
            <text:p>268</text:p>
          </table:table-cell>
          <table:table-cell table:number-columns-repeated="5"/>
        </table:table-row>
        <table:table-row table:style-name="ro1">
          <table:table-cell/>
          <table:table-cell office:value-type="string">
            <text:p>May</text:p>
          </table:table-cell>
          <table:table-cell office:value-type="float" office:value="269">
            <text:p>269</text:p>
          </table:table-cell>
          <table:table-cell table:number-columns-repeated="5"/>
        </table:table-row>
        <table:table-row table:style-name="ro1">
          <table:table-cell/>
          <table:table-cell office:value-type="string">
            <text:p>June</text:p>
          </table:table-cell>
          <table:table-cell office:value-type="float" office:value="270">
            <text:p>270</text:p>
          </table:table-cell>
          <table:table-cell table:number-columns-repeated="5"/>
        </table:table-row>
        <table:table-row table:style-name="ro1">
          <table:table-cell/>
          <table:table-cell office:value-type="string">
            <text:p>July</text:p>
          </table:table-cell>
          <table:table-cell office:value-type="float" office:value="271">
            <text:p>271</text:p>
          </table:table-cell>
          <table:table-cell table:number-columns-repeated="5"/>
        </table:table-row>
        <table:table-row table:style-name="ro1">
          <table:table-cell/>
          <table:table-cell office:value-type="string">
            <text:p>August</text:p>
          </table:table-cell>
          <table:table-cell office:value-type="float" office:value="272">
            <text:p>272</text:p>
          </table:table-cell>
          <table:table-cell table:number-columns-repeated="5"/>
        </table:table-row>
        <table:table-row table:style-name="ro1">
          <table:table-cell/>
          <table:table-cell office:value-type="string">
            <text:p>September</text:p>
          </table:table-cell>
          <table:table-cell office:value-type="float" office:value="273">
            <text:p>273</text:p>
          </table:table-cell>
          <table:table-cell table:number-columns-repeated="5"/>
        </table:table-row>
        <table:table-row table:style-name="ro1">
          <table:table-cell/>
          <table:table-cell office:value-type="string">
            <text:p>October</text:p>
          </table:table-cell>
          <table:table-cell office:value-type="float" office:value="274">
            <text:p>274</text:p>
          </table:table-cell>
          <table:table-cell table:number-columns-repeated="5"/>
        </table:table-row>
        <table:table-row table:style-name="ro1">
          <table:table-cell/>
          <table:table-cell office:value-type="string">
            <text:p>November</text:p>
          </table:table-cell>
          <table:table-cell office:value-type="float" office:value="275">
            <text:p>275</text:p>
          </table:table-cell>
          <table:table-cell table:number-columns-repeated="5"/>
        </table:table-row>
        <table:table-row table:style-name="ro1">
          <table:table-cell/>
          <table:table-cell office:value-type="string">
            <text:p>December</text:p>
          </table:table-cell>
          <table:table-cell office:value-type="float" office:value="276">
            <text:p>276</text:p>
          </table:table-cell>
          <table:table-cell table:number-columns-repeated="5"/>
        </table:table-row>
        <table:table-row table:style-name="ro1">
          <table:table-cell office:value-type="float" office:value="1929">
            <text:p>1929</text:p>
          </table:table-cell>
          <table:table-cell office:value-type="string">
            <text:p>January</text:p>
          </table:table-cell>
          <table:table-cell office:value-type="float" office:value="277">
            <text:p>277</text:p>
          </table:table-cell>
          <table:table-cell table:number-columns-repeated="5"/>
        </table:table-row>
        <table:table-row table:style-name="ro1">
          <table:table-cell/>
          <table:table-cell office:value-type="string">
            <text:p>February</text:p>
          </table:table-cell>
          <table:table-cell office:value-type="float" office:value="278">
            <text:p>278</text:p>
          </table:table-cell>
          <table:table-cell table:number-columns-repeated="5"/>
        </table:table-row>
        <table:table-row table:style-name="ro1">
          <table:table-cell/>
          <table:table-cell office:value-type="string">
            <text:p>March</text:p>
          </table:table-cell>
          <table:table-cell office:value-type="float" office:value="279">
            <text:p>279</text:p>
          </table:table-cell>
          <table:table-cell table:number-columns-repeated="5"/>
        </table:table-row>
        <table:table-row table:style-name="ro1">
          <table:table-cell/>
          <table:table-cell office:value-type="string">
            <text:p>April</text:p>
          </table:table-cell>
          <table:table-cell office:value-type="float" office:value="280">
            <text:p>280</text:p>
          </table:table-cell>
          <table:table-cell table:number-columns-repeated="5"/>
        </table:table-row>
        <table:table-row table:style-name="ro1">
          <table:table-cell/>
          <table:table-cell office:value-type="string">
            <text:p>May</text:p>
          </table:table-cell>
          <table:table-cell office:value-type="float" office:value="281">
            <text:p>281</text:p>
          </table:table-cell>
          <table:table-cell table:number-columns-repeated="5"/>
        </table:table-row>
        <table:table-row table:style-name="ro1">
          <table:table-cell/>
          <table:table-cell office:value-type="string">
            <text:p>June</text:p>
          </table:table-cell>
          <table:table-cell office:value-type="float" office:value="282">
            <text:p>282</text:p>
          </table:table-cell>
          <table:table-cell table:number-columns-repeated="5"/>
        </table:table-row>
        <table:table-row table:style-name="ro1">
          <table:table-cell/>
          <table:table-cell office:value-type="string">
            <text:p>July</text:p>
          </table:table-cell>
          <table:table-cell office:value-type="float" office:value="283">
            <text:p>283</text:p>
          </table:table-cell>
          <table:table-cell table:number-columns-repeated="5"/>
        </table:table-row>
        <table:table-row table:style-name="ro1">
          <table:table-cell/>
          <table:table-cell office:value-type="string">
            <text:p>August</text:p>
          </table:table-cell>
          <table:table-cell office:value-type="float" office:value="284">
            <text:p>284</text:p>
          </table:table-cell>
          <table:table-cell table:number-columns-repeated="5"/>
        </table:table-row>
        <table:table-row table:style-name="ro1">
          <table:table-cell/>
          <table:table-cell office:value-type="string">
            <text:p>September</text:p>
          </table:table-cell>
          <table:table-cell office:value-type="float" office:value="285">
            <text:p>285</text:p>
          </table:table-cell>
          <table:table-cell table:number-columns-repeated="5"/>
        </table:table-row>
        <table:table-row table:style-name="ro1">
          <table:table-cell/>
          <table:table-cell office:value-type="string">
            <text:p>October</text:p>
          </table:table-cell>
          <table:table-cell office:value-type="float" office:value="286">
            <text:p>286</text:p>
          </table:table-cell>
          <table:table-cell table:number-columns-repeated="5"/>
        </table:table-row>
        <table:table-row table:style-name="ro1">
          <table:table-cell/>
          <table:table-cell office:value-type="string">
            <text:p>November</text:p>
          </table:table-cell>
          <table:table-cell office:value-type="float" office:value="287">
            <text:p>287</text:p>
          </table:table-cell>
          <table:table-cell table:number-columns-repeated="5"/>
        </table:table-row>
        <table:table-row table:style-name="ro1">
          <table:table-cell/>
          <table:table-cell office:value-type="string">
            <text:p>December</text:p>
          </table:table-cell>
          <table:table-cell office:value-type="float" office:value="288">
            <text:p>288</text:p>
          </table:table-cell>
          <table:table-cell table:number-columns-repeated="5"/>
        </table:table-row>
        <table:table-row table:style-name="ro1">
          <table:table-cell office:value-type="float" office:value="1930">
            <text:p>1930</text:p>
          </table:table-cell>
          <table:table-cell office:value-type="string">
            <text:p>January</text:p>
          </table:table-cell>
          <table:table-cell office:value-type="float" office:value="289">
            <text:p>289</text:p>
          </table:table-cell>
          <table:table-cell table:number-columns-repeated="5"/>
        </table:table-row>
        <table:table-row table:style-name="ro1">
          <table:table-cell/>
          <table:table-cell office:value-type="string">
            <text:p>February</text:p>
          </table:table-cell>
          <table:table-cell office:value-type="float" office:value="290">
            <text:p>290</text:p>
          </table:table-cell>
          <table:table-cell table:number-columns-repeated="5"/>
        </table:table-row>
        <table:table-row table:style-name="ro1">
          <table:table-cell/>
          <table:table-cell office:value-type="string">
            <text:p>March</text:p>
          </table:table-cell>
          <table:table-cell office:value-type="float" office:value="291">
            <text:p>291</text:p>
          </table:table-cell>
          <table:table-cell table:number-columns-repeated="5"/>
        </table:table-row>
        <table:table-row table:style-name="ro1">
          <table:table-cell/>
          <table:table-cell office:value-type="string">
            <text:p>April</text:p>
          </table:table-cell>
          <table:table-cell office:value-type="float" office:value="292">
            <text:p>292</text:p>
          </table:table-cell>
          <table:table-cell table:number-columns-repeated="5"/>
        </table:table-row>
        <table:table-row table:style-name="ro1">
          <table:table-cell/>
          <table:table-cell office:value-type="string">
            <text:p>May</text:p>
          </table:table-cell>
          <table:table-cell office:value-type="float" office:value="293">
            <text:p>293</text:p>
          </table:table-cell>
          <table:table-cell table:number-columns-repeated="5"/>
        </table:table-row>
        <table:table-row table:style-name="ro1">
          <table:table-cell/>
          <table:table-cell office:value-type="string">
            <text:p>June</text:p>
          </table:table-cell>
          <table:table-cell office:value-type="float" office:value="294">
            <text:p>294</text:p>
          </table:table-cell>
          <table:table-cell table:number-columns-repeated="5"/>
        </table:table-row>
        <table:table-row table:style-name="ro1">
          <table:table-cell/>
          <table:table-cell office:value-type="string">
            <text:p>July</text:p>
          </table:table-cell>
          <table:table-cell office:value-type="float" office:value="295">
            <text:p>295</text:p>
          </table:table-cell>
          <table:table-cell table:number-columns-repeated="5"/>
        </table:table-row>
        <table:table-row table:style-name="ro1">
          <table:table-cell/>
          <table:table-cell office:value-type="string">
            <text:p>August</text:p>
          </table:table-cell>
          <table:table-cell office:value-type="float" office:value="296">
            <text:p>296</text:p>
          </table:table-cell>
          <table:table-cell table:number-columns-repeated="5"/>
        </table:table-row>
        <table:table-row table:style-name="ro1">
          <table:table-cell/>
          <table:table-cell office:value-type="string">
            <text:p>September</text:p>
          </table:table-cell>
          <table:table-cell office:value-type="float" office:value="297">
            <text:p>297</text:p>
          </table:table-cell>
          <table:table-cell table:number-columns-repeated="5"/>
        </table:table-row>
        <table:table-row table:style-name="ro1">
          <table:table-cell/>
          <table:table-cell office:value-type="string">
            <text:p>October</text:p>
          </table:table-cell>
          <table:table-cell office:value-type="float" office:value="298">
            <text:p>298</text:p>
          </table:table-cell>
          <table:table-cell table:number-columns-repeated="5"/>
        </table:table-row>
        <table:table-row table:style-name="ro1">
          <table:table-cell/>
          <table:table-cell office:value-type="string">
            <text:p>November</text:p>
          </table:table-cell>
          <table:table-cell office:value-type="float" office:value="299">
            <text:p>299</text:p>
          </table:table-cell>
          <table:table-cell table:number-columns-repeated="5"/>
        </table:table-row>
        <table:table-row table:style-name="ro1">
          <table:table-cell/>
          <table:table-cell office:value-type="string">
            <text:p>December</text:p>
          </table:table-cell>
          <table:table-cell office:value-type="float" office:value="300">
            <text:p>300</text:p>
          </table:table-cell>
          <table:table-cell table:number-columns-repeated="5"/>
        </table:table-row>
        <table:table-row table:style-name="ro1">
          <table:table-cell office:value-type="float" office:value="1931">
            <text:p>1931</text:p>
          </table:table-cell>
          <table:table-cell office:value-type="string">
            <text:p>January</text:p>
          </table:table-cell>
          <table:table-cell office:value-type="float" office:value="301">
            <text:p>301</text:p>
          </table:table-cell>
          <table:table-cell table:number-columns-repeated="5"/>
        </table:table-row>
        <table:table-row table:style-name="ro1">
          <table:table-cell/>
          <table:table-cell office:value-type="string">
            <text:p>February</text:p>
          </table:table-cell>
          <table:table-cell office:value-type="float" office:value="302">
            <text:p>302</text:p>
          </table:table-cell>
          <table:table-cell table:number-columns-repeated="5"/>
        </table:table-row>
        <table:table-row table:style-name="ro1">
          <table:table-cell/>
          <table:table-cell office:value-type="string">
            <text:p>March</text:p>
          </table:table-cell>
          <table:table-cell office:value-type="float" office:value="303">
            <text:p>303</text:p>
          </table:table-cell>
          <table:table-cell table:number-columns-repeated="5"/>
        </table:table-row>
        <table:table-row table:style-name="ro1">
          <table:table-cell/>
          <table:table-cell office:value-type="string">
            <text:p>April</text:p>
          </table:table-cell>
          <table:table-cell office:value-type="float" office:value="304">
            <text:p>304</text:p>
          </table:table-cell>
          <table:table-cell table:number-columns-repeated="5"/>
        </table:table-row>
        <table:table-row table:style-name="ro1">
          <table:table-cell/>
          <table:table-cell office:value-type="string">
            <text:p>May</text:p>
          </table:table-cell>
          <table:table-cell office:value-type="float" office:value="305">
            <text:p>305</text:p>
          </table:table-cell>
          <table:table-cell table:number-columns-repeated="5"/>
        </table:table-row>
        <table:table-row table:style-name="ro1">
          <table:table-cell/>
          <table:table-cell office:value-type="string">
            <text:p>June</text:p>
          </table:table-cell>
          <table:table-cell office:value-type="float" office:value="306">
            <text:p>306</text:p>
          </table:table-cell>
          <table:table-cell table:number-columns-repeated="5"/>
        </table:table-row>
        <table:table-row table:style-name="ro1">
          <table:table-cell/>
          <table:table-cell office:value-type="string">
            <text:p>July</text:p>
          </table:table-cell>
          <table:table-cell office:value-type="float" office:value="307">
            <text:p>307</text:p>
          </table:table-cell>
          <table:table-cell table:number-columns-repeated="5"/>
        </table:table-row>
        <table:table-row table:style-name="ro1">
          <table:table-cell/>
          <table:table-cell office:value-type="string">
            <text:p>August</text:p>
          </table:table-cell>
          <table:table-cell office:value-type="float" office:value="308">
            <text:p>308</text:p>
          </table:table-cell>
          <table:table-cell table:number-columns-repeated="5"/>
        </table:table-row>
        <table:table-row table:style-name="ro1">
          <table:table-cell/>
          <table:table-cell office:value-type="string">
            <text:p>September</text:p>
          </table:table-cell>
          <table:table-cell office:value-type="float" office:value="309">
            <text:p>309</text:p>
          </table:table-cell>
          <table:table-cell table:number-columns-repeated="5"/>
        </table:table-row>
        <table:table-row table:style-name="ro1">
          <table:table-cell/>
          <table:table-cell office:value-type="string">
            <text:p>October</text:p>
          </table:table-cell>
          <table:table-cell office:value-type="float" office:value="310">
            <text:p>310</text:p>
          </table:table-cell>
          <table:table-cell table:number-columns-repeated="5"/>
        </table:table-row>
        <table:table-row table:style-name="ro1">
          <table:table-cell/>
          <table:table-cell office:value-type="string">
            <text:p>November</text:p>
          </table:table-cell>
          <table:table-cell office:value-type="float" office:value="311">
            <text:p>311</text:p>
          </table:table-cell>
          <table:table-cell table:number-columns-repeated="5"/>
        </table:table-row>
        <table:table-row table:style-name="ro1">
          <table:table-cell/>
          <table:table-cell office:value-type="string">
            <text:p>December</text:p>
          </table:table-cell>
          <table:table-cell office:value-type="float" office:value="312">
            <text:p>312</text:p>
          </table:table-cell>
          <table:table-cell table:number-columns-repeated="5"/>
        </table:table-row>
        <table:table-row table:style-name="ro1">
          <table:table-cell office:value-type="float" office:value="1932">
            <text:p>1932</text:p>
          </table:table-cell>
          <table:table-cell office:value-type="string">
            <text:p>January</text:p>
          </table:table-cell>
          <table:table-cell office:value-type="float" office:value="313">
            <text:p>313</text:p>
          </table:table-cell>
          <table:table-cell table:number-columns-repeated="5"/>
        </table:table-row>
        <table:table-row table:style-name="ro1">
          <table:table-cell/>
          <table:table-cell office:value-type="string">
            <text:p>February</text:p>
          </table:table-cell>
          <table:table-cell office:value-type="float" office:value="314">
            <text:p>314</text:p>
          </table:table-cell>
          <table:table-cell table:number-columns-repeated="5"/>
        </table:table-row>
        <table:table-row table:style-name="ro1">
          <table:table-cell/>
          <table:table-cell office:value-type="string">
            <text:p>March</text:p>
          </table:table-cell>
          <table:table-cell office:value-type="float" office:value="315">
            <text:p>315</text:p>
          </table:table-cell>
          <table:table-cell table:number-columns-repeated="5"/>
        </table:table-row>
        <table:table-row table:style-name="ro1">
          <table:table-cell/>
          <table:table-cell office:value-type="string">
            <text:p>April</text:p>
          </table:table-cell>
          <table:table-cell office:value-type="float" office:value="316">
            <text:p>316</text:p>
          </table:table-cell>
          <table:table-cell table:number-columns-repeated="5"/>
        </table:table-row>
        <table:table-row table:style-name="ro1">
          <table:table-cell/>
          <table:table-cell office:value-type="string">
            <text:p>May</text:p>
          </table:table-cell>
          <table:table-cell office:value-type="float" office:value="317">
            <text:p>317</text:p>
          </table:table-cell>
          <table:table-cell table:number-columns-repeated="5"/>
        </table:table-row>
        <table:table-row table:style-name="ro1">
          <table:table-cell/>
          <table:table-cell office:value-type="string">
            <text:p>June</text:p>
          </table:table-cell>
          <table:table-cell office:value-type="float" office:value="318">
            <text:p>318</text:p>
          </table:table-cell>
          <table:table-cell table:number-columns-repeated="5"/>
        </table:table-row>
        <table:table-row table:style-name="ro1">
          <table:table-cell/>
          <table:table-cell office:value-type="string">
            <text:p>July</text:p>
          </table:table-cell>
          <table:table-cell office:value-type="float" office:value="319">
            <text:p>319</text:p>
          </table:table-cell>
          <table:table-cell table:number-columns-repeated="5"/>
        </table:table-row>
        <table:table-row table:style-name="ro1">
          <table:table-cell/>
          <table:table-cell office:value-type="string">
            <text:p>August</text:p>
          </table:table-cell>
          <table:table-cell office:value-type="float" office:value="320">
            <text:p>320</text:p>
          </table:table-cell>
          <table:table-cell table:number-columns-repeated="5"/>
        </table:table-row>
        <table:table-row table:style-name="ro1">
          <table:table-cell/>
          <table:table-cell office:value-type="string">
            <text:p>September</text:p>
          </table:table-cell>
          <table:table-cell office:value-type="float" office:value="321">
            <text:p>321</text:p>
          </table:table-cell>
          <table:table-cell table:number-columns-repeated="5"/>
        </table:table-row>
        <table:table-row table:style-name="ro1">
          <table:table-cell/>
          <table:table-cell office:value-type="string">
            <text:p>October</text:p>
          </table:table-cell>
          <table:table-cell office:value-type="float" office:value="322">
            <text:p>322</text:p>
          </table:table-cell>
          <table:table-cell table:number-columns-repeated="5"/>
        </table:table-row>
        <table:table-row table:style-name="ro1">
          <table:table-cell/>
          <table:table-cell office:value-type="string">
            <text:p>November</text:p>
          </table:table-cell>
          <table:table-cell office:value-type="float" office:value="323">
            <text:p>323</text:p>
          </table:table-cell>
          <table:table-cell table:number-columns-repeated="5"/>
        </table:table-row>
        <table:table-row table:style-name="ro1">
          <table:table-cell/>
          <table:table-cell office:value-type="string">
            <text:p>December</text:p>
          </table:table-cell>
          <table:table-cell office:value-type="float" office:value="324">
            <text:p>324</text:p>
          </table:table-cell>
          <table:table-cell table:number-columns-repeated="5"/>
        </table:table-row>
        <table:table-row table:style-name="ro1">
          <table:table-cell office:value-type="float" office:value="1933">
            <text:p>1933</text:p>
          </table:table-cell>
          <table:table-cell office:value-type="string">
            <text:p>January</text:p>
          </table:table-cell>
          <table:table-cell office:value-type="float" office:value="325">
            <text:p>325</text:p>
          </table:table-cell>
          <table:table-cell table:number-columns-repeated="5"/>
        </table:table-row>
        <table:table-row table:style-name="ro1">
          <table:table-cell/>
          <table:table-cell office:value-type="string">
            <text:p>February</text:p>
          </table:table-cell>
          <table:table-cell office:value-type="float" office:value="326">
            <text:p>326</text:p>
          </table:table-cell>
          <table:table-cell table:number-columns-repeated="5"/>
        </table:table-row>
        <table:table-row table:style-name="ro1">
          <table:table-cell/>
          <table:table-cell office:value-type="string">
            <text:p>March</text:p>
          </table:table-cell>
          <table:table-cell office:value-type="float" office:value="327">
            <text:p>327</text:p>
          </table:table-cell>
          <table:table-cell table:number-columns-repeated="5"/>
        </table:table-row>
        <table:table-row table:style-name="ro1">
          <table:table-cell/>
          <table:table-cell office:value-type="string">
            <text:p>April</text:p>
          </table:table-cell>
          <table:table-cell office:value-type="float" office:value="328">
            <text:p>328</text:p>
          </table:table-cell>
          <table:table-cell table:number-columns-repeated="5"/>
        </table:table-row>
        <table:table-row table:style-name="ro1">
          <table:table-cell/>
          <table:table-cell office:value-type="string">
            <text:p>May</text:p>
          </table:table-cell>
          <table:table-cell office:value-type="float" office:value="329">
            <text:p>329</text:p>
          </table:table-cell>
          <table:table-cell table:number-columns-repeated="5"/>
        </table:table-row>
        <table:table-row table:style-name="ro1">
          <table:table-cell/>
          <table:table-cell office:value-type="string">
            <text:p>June</text:p>
          </table:table-cell>
          <table:table-cell office:value-type="float" office:value="330">
            <text:p>330</text:p>
          </table:table-cell>
          <table:table-cell table:number-columns-repeated="5"/>
        </table:table-row>
        <table:table-row table:style-name="ro1">
          <table:table-cell/>
          <table:table-cell office:value-type="string">
            <text:p>July</text:p>
          </table:table-cell>
          <table:table-cell office:value-type="float" office:value="331">
            <text:p>331</text:p>
          </table:table-cell>
          <table:table-cell table:number-columns-repeated="5"/>
        </table:table-row>
        <table:table-row table:style-name="ro1">
          <table:table-cell/>
          <table:table-cell office:value-type="string">
            <text:p>August</text:p>
          </table:table-cell>
          <table:table-cell office:value-type="float" office:value="332">
            <text:p>332</text:p>
          </table:table-cell>
          <table:table-cell table:number-columns-repeated="5"/>
        </table:table-row>
        <table:table-row table:style-name="ro1">
          <table:table-cell/>
          <table:table-cell office:value-type="string">
            <text:p>September</text:p>
          </table:table-cell>
          <table:table-cell office:value-type="float" office:value="333">
            <text:p>333</text:p>
          </table:table-cell>
          <table:table-cell table:number-columns-repeated="5"/>
        </table:table-row>
        <table:table-row table:style-name="ro1">
          <table:table-cell/>
          <table:table-cell office:value-type="string">
            <text:p>October</text:p>
          </table:table-cell>
          <table:table-cell office:value-type="float" office:value="334">
            <text:p>334</text:p>
          </table:table-cell>
          <table:table-cell table:number-columns-repeated="5"/>
        </table:table-row>
        <table:table-row table:style-name="ro1">
          <table:table-cell/>
          <table:table-cell office:value-type="string">
            <text:p>November</text:p>
          </table:table-cell>
          <table:table-cell office:value-type="float" office:value="335">
            <text:p>335</text:p>
          </table:table-cell>
          <table:table-cell table:number-columns-repeated="5"/>
        </table:table-row>
        <table:table-row table:style-name="ro1">
          <table:table-cell/>
          <table:table-cell office:value-type="string">
            <text:p>December</text:p>
          </table:table-cell>
          <table:table-cell office:value-type="float" office:value="336">
            <text:p>336</text:p>
          </table:table-cell>
          <table:table-cell table:number-columns-repeated="5"/>
        </table:table-row>
        <table:table-row table:style-name="ro1">
          <table:table-cell office:value-type="float" office:value="1934">
            <text:p>1934</text:p>
          </table:table-cell>
          <table:table-cell office:value-type="string">
            <text:p>January</text:p>
          </table:table-cell>
          <table:table-cell office:value-type="float" office:value="337">
            <text:p>337</text:p>
          </table:table-cell>
          <table:table-cell table:number-columns-repeated="5"/>
        </table:table-row>
        <table:table-row table:style-name="ro1">
          <table:table-cell/>
          <table:table-cell office:value-type="string">
            <text:p>February</text:p>
          </table:table-cell>
          <table:table-cell office:value-type="float" office:value="338">
            <text:p>338</text:p>
          </table:table-cell>
          <table:table-cell table:number-columns-repeated="5"/>
        </table:table-row>
        <table:table-row table:style-name="ro1">
          <table:table-cell/>
          <table:table-cell office:value-type="string">
            <text:p>March</text:p>
          </table:table-cell>
          <table:table-cell office:value-type="float" office:value="339">
            <text:p>339</text:p>
          </table:table-cell>
          <table:table-cell table:number-columns-repeated="5"/>
        </table:table-row>
        <table:table-row table:style-name="ro1">
          <table:table-cell/>
          <table:table-cell office:value-type="string">
            <text:p>April</text:p>
          </table:table-cell>
          <table:table-cell office:value-type="float" office:value="340">
            <text:p>340</text:p>
          </table:table-cell>
          <table:table-cell table:number-columns-repeated="5"/>
        </table:table-row>
        <table:table-row table:style-name="ro1">
          <table:table-cell/>
          <table:table-cell office:value-type="string">
            <text:p>May</text:p>
          </table:table-cell>
          <table:table-cell office:value-type="float" office:value="341">
            <text:p>341</text:p>
          </table:table-cell>
          <table:table-cell table:number-columns-repeated="5"/>
        </table:table-row>
        <table:table-row table:style-name="ro1">
          <table:table-cell/>
          <table:table-cell office:value-type="string">
            <text:p>June</text:p>
          </table:table-cell>
          <table:table-cell office:value-type="float" office:value="342">
            <text:p>342</text:p>
          </table:table-cell>
          <table:table-cell table:number-columns-repeated="5"/>
        </table:table-row>
        <table:table-row table:style-name="ro1">
          <table:table-cell/>
          <table:table-cell office:value-type="string">
            <text:p>July</text:p>
          </table:table-cell>
          <table:table-cell office:value-type="float" office:value="343">
            <text:p>343</text:p>
          </table:table-cell>
          <table:table-cell table:number-columns-repeated="5"/>
        </table:table-row>
        <table:table-row table:style-name="ro1">
          <table:table-cell/>
          <table:table-cell office:value-type="string">
            <text:p>August</text:p>
          </table:table-cell>
          <table:table-cell office:value-type="float" office:value="344">
            <text:p>344</text:p>
          </table:table-cell>
          <table:table-cell table:number-columns-repeated="5"/>
        </table:table-row>
        <table:table-row table:style-name="ro1">
          <table:table-cell/>
          <table:table-cell office:value-type="string">
            <text:p>September</text:p>
          </table:table-cell>
          <table:table-cell office:value-type="float" office:value="345">
            <text:p>345</text:p>
          </table:table-cell>
          <table:table-cell table:number-columns-repeated="5"/>
        </table:table-row>
        <table:table-row table:style-name="ro1">
          <table:table-cell/>
          <table:table-cell office:value-type="string">
            <text:p>October</text:p>
          </table:table-cell>
          <table:table-cell office:value-type="float" office:value="346">
            <text:p>346</text:p>
          </table:table-cell>
          <table:table-cell table:number-columns-repeated="5"/>
        </table:table-row>
        <table:table-row table:style-name="ro1">
          <table:table-cell/>
          <table:table-cell office:value-type="string">
            <text:p>November</text:p>
          </table:table-cell>
          <table:table-cell office:value-type="float" office:value="347">
            <text:p>347</text:p>
          </table:table-cell>
          <table:table-cell table:number-columns-repeated="5"/>
        </table:table-row>
        <table:table-row table:style-name="ro1">
          <table:table-cell/>
          <table:table-cell office:value-type="string">
            <text:p>December</text:p>
          </table:table-cell>
          <table:table-cell office:value-type="float" office:value="348">
            <text:p>348</text:p>
          </table:table-cell>
          <table:table-cell table:number-columns-repeated="5"/>
        </table:table-row>
        <table:table-row table:style-name="ro1">
          <table:table-cell office:value-type="float" office:value="1935">
            <text:p>1935</text:p>
          </table:table-cell>
          <table:table-cell office:value-type="string">
            <text:p>January</text:p>
          </table:table-cell>
          <table:table-cell office:value-type="float" office:value="349">
            <text:p>349</text:p>
          </table:table-cell>
          <table:table-cell table:number-columns-repeated="5"/>
        </table:table-row>
        <table:table-row table:style-name="ro1">
          <table:table-cell/>
          <table:table-cell office:value-type="string">
            <text:p>February</text:p>
          </table:table-cell>
          <table:table-cell office:value-type="float" office:value="350">
            <text:p>350</text:p>
          </table:table-cell>
          <table:table-cell table:number-columns-repeated="5"/>
        </table:table-row>
        <table:table-row table:style-name="ro1">
          <table:table-cell/>
          <table:table-cell office:value-type="string">
            <text:p>March</text:p>
          </table:table-cell>
          <table:table-cell office:value-type="float" office:value="351">
            <text:p>351</text:p>
          </table:table-cell>
          <table:table-cell table:number-columns-repeated="5"/>
        </table:table-row>
        <table:table-row table:style-name="ro1">
          <table:table-cell/>
          <table:table-cell office:value-type="string">
            <text:p>April</text:p>
          </table:table-cell>
          <table:table-cell office:value-type="float" office:value="352">
            <text:p>352</text:p>
          </table:table-cell>
          <table:table-cell table:number-columns-repeated="5"/>
        </table:table-row>
        <table:table-row table:style-name="ro1">
          <table:table-cell/>
          <table:table-cell office:value-type="string">
            <text:p>May</text:p>
          </table:table-cell>
          <table:table-cell office:value-type="float" office:value="353">
            <text:p>353</text:p>
          </table:table-cell>
          <table:table-cell table:number-columns-repeated="5"/>
        </table:table-row>
        <table:table-row table:style-name="ro1">
          <table:table-cell/>
          <table:table-cell office:value-type="string">
            <text:p>June</text:p>
          </table:table-cell>
          <table:table-cell office:value-type="float" office:value="354">
            <text:p>354</text:p>
          </table:table-cell>
          <table:table-cell table:number-columns-repeated="5"/>
        </table:table-row>
        <table:table-row table:style-name="ro1">
          <table:table-cell/>
          <table:table-cell office:value-type="string">
            <text:p>July</text:p>
          </table:table-cell>
          <table:table-cell office:value-type="float" office:value="355">
            <text:p>355</text:p>
          </table:table-cell>
          <table:table-cell table:number-columns-repeated="5"/>
        </table:table-row>
        <table:table-row table:style-name="ro1">
          <table:table-cell/>
          <table:table-cell office:value-type="string">
            <text:p>August</text:p>
          </table:table-cell>
          <table:table-cell office:value-type="float" office:value="356">
            <text:p>356</text:p>
          </table:table-cell>
          <table:table-cell table:number-columns-repeated="5"/>
        </table:table-row>
        <table:table-row table:style-name="ro1">
          <table:table-cell/>
          <table:table-cell office:value-type="string">
            <text:p>September</text:p>
          </table:table-cell>
          <table:table-cell office:value-type="float" office:value="357">
            <text:p>357</text:p>
          </table:table-cell>
          <table:table-cell table:number-columns-repeated="5"/>
        </table:table-row>
        <table:table-row table:style-name="ro1">
          <table:table-cell/>
          <table:table-cell office:value-type="string">
            <text:p>October</text:p>
          </table:table-cell>
          <table:table-cell office:value-type="float" office:value="358">
            <text:p>358</text:p>
          </table:table-cell>
          <table:table-cell table:number-columns-repeated="5"/>
        </table:table-row>
        <table:table-row table:style-name="ro1">
          <table:table-cell/>
          <table:table-cell office:value-type="string">
            <text:p>November</text:p>
          </table:table-cell>
          <table:table-cell office:value-type="float" office:value="359">
            <text:p>359</text:p>
          </table:table-cell>
          <table:table-cell table:number-columns-repeated="5"/>
        </table:table-row>
        <table:table-row table:style-name="ro1">
          <table:table-cell/>
          <table:table-cell office:value-type="string">
            <text:p>December</text:p>
          </table:table-cell>
          <table:table-cell office:value-type="float" office:value="360">
            <text:p>360</text:p>
          </table:table-cell>
          <table:table-cell table:number-columns-repeated="5"/>
        </table:table-row>
        <table:table-row table:style-name="ro1">
          <table:table-cell office:value-type="float" office:value="1936">
            <text:p>1936</text:p>
          </table:table-cell>
          <table:table-cell office:value-type="string">
            <text:p>January</text:p>
          </table:table-cell>
          <table:table-cell office:value-type="float" office:value="361">
            <text:p>361</text:p>
          </table:table-cell>
          <table:table-cell table:number-columns-repeated="5"/>
        </table:table-row>
        <table:table-row table:style-name="ro1">
          <table:table-cell/>
          <table:table-cell office:value-type="string">
            <text:p>February</text:p>
          </table:table-cell>
          <table:table-cell office:value-type="float" office:value="362">
            <text:p>362</text:p>
          </table:table-cell>
          <table:table-cell table:number-columns-repeated="5"/>
        </table:table-row>
        <table:table-row table:style-name="ro1">
          <table:table-cell/>
          <table:table-cell office:value-type="string">
            <text:p>March</text:p>
          </table:table-cell>
          <table:table-cell office:value-type="float" office:value="363">
            <text:p>363</text:p>
          </table:table-cell>
          <table:table-cell table:number-columns-repeated="5"/>
        </table:table-row>
        <table:table-row table:style-name="ro1">
          <table:table-cell/>
          <table:table-cell office:value-type="string">
            <text:p>April</text:p>
          </table:table-cell>
          <table:table-cell office:value-type="float" office:value="364">
            <text:p>364</text:p>
          </table:table-cell>
          <table:table-cell table:number-columns-repeated="5"/>
        </table:table-row>
        <table:table-row table:style-name="ro1">
          <table:table-cell/>
          <table:table-cell office:value-type="string">
            <text:p>May</text:p>
          </table:table-cell>
          <table:table-cell office:value-type="float" office:value="365">
            <text:p>365</text:p>
          </table:table-cell>
          <table:table-cell table:number-columns-repeated="5"/>
        </table:table-row>
        <table:table-row table:style-name="ro1">
          <table:table-cell/>
          <table:table-cell office:value-type="string">
            <text:p>June</text:p>
          </table:table-cell>
          <table:table-cell office:value-type="float" office:value="366">
            <text:p>366</text:p>
          </table:table-cell>
          <table:table-cell table:number-columns-repeated="5"/>
        </table:table-row>
        <table:table-row table:style-name="ro1">
          <table:table-cell/>
          <table:table-cell office:value-type="string">
            <text:p>July</text:p>
          </table:table-cell>
          <table:table-cell office:value-type="float" office:value="367">
            <text:p>367</text:p>
          </table:table-cell>
          <table:table-cell table:number-columns-repeated="5"/>
        </table:table-row>
        <table:table-row table:style-name="ro1">
          <table:table-cell/>
          <table:table-cell office:value-type="string">
            <text:p>August</text:p>
          </table:table-cell>
          <table:table-cell office:value-type="float" office:value="368">
            <text:p>368</text:p>
          </table:table-cell>
          <table:table-cell table:number-columns-repeated="5"/>
        </table:table-row>
        <table:table-row table:style-name="ro1">
          <table:table-cell/>
          <table:table-cell office:value-type="string">
            <text:p>September</text:p>
          </table:table-cell>
          <table:table-cell office:value-type="float" office:value="369">
            <text:p>369</text:p>
          </table:table-cell>
          <table:table-cell table:number-columns-repeated="5"/>
        </table:table-row>
        <table:table-row table:style-name="ro1">
          <table:table-cell/>
          <table:table-cell office:value-type="string">
            <text:p>October</text:p>
          </table:table-cell>
          <table:table-cell office:value-type="float" office:value="370">
            <text:p>370</text:p>
          </table:table-cell>
          <table:table-cell table:number-columns-repeated="5"/>
        </table:table-row>
        <table:table-row table:style-name="ro1">
          <table:table-cell/>
          <table:table-cell office:value-type="string">
            <text:p>November</text:p>
          </table:table-cell>
          <table:table-cell office:value-type="float" office:value="371">
            <text:p>371</text:p>
          </table:table-cell>
          <table:table-cell table:number-columns-repeated="5"/>
        </table:table-row>
        <table:table-row table:style-name="ro1">
          <table:table-cell/>
          <table:table-cell office:value-type="string">
            <text:p>December</text:p>
          </table:table-cell>
          <table:table-cell office:value-type="float" office:value="372">
            <text:p>372</text:p>
          </table:table-cell>
          <table:table-cell table:number-columns-repeated="5"/>
        </table:table-row>
        <table:table-row table:style-name="ro1">
          <table:table-cell office:value-type="float" office:value="1937">
            <text:p>1937</text:p>
          </table:table-cell>
          <table:table-cell office:value-type="string">
            <text:p>January</text:p>
          </table:table-cell>
          <table:table-cell office:value-type="float" office:value="373">
            <text:p>373</text:p>
          </table:table-cell>
          <table:table-cell table:number-columns-repeated="5"/>
        </table:table-row>
        <table:table-row table:style-name="ro1">
          <table:table-cell/>
          <table:table-cell office:value-type="string">
            <text:p>February</text:p>
          </table:table-cell>
          <table:table-cell office:value-type="float" office:value="374">
            <text:p>374</text:p>
          </table:table-cell>
          <table:table-cell table:number-columns-repeated="5"/>
        </table:table-row>
        <table:table-row table:style-name="ro1">
          <table:table-cell/>
          <table:table-cell office:value-type="string">
            <text:p>March</text:p>
          </table:table-cell>
          <table:table-cell office:value-type="float" office:value="375">
            <text:p>375</text:p>
          </table:table-cell>
          <table:table-cell table:number-columns-repeated="5"/>
        </table:table-row>
        <table:table-row table:style-name="ro1">
          <table:table-cell/>
          <table:table-cell office:value-type="string">
            <text:p>April</text:p>
          </table:table-cell>
          <table:table-cell office:value-type="float" office:value="376">
            <text:p>376</text:p>
          </table:table-cell>
          <table:table-cell table:number-columns-repeated="5"/>
        </table:table-row>
        <table:table-row table:style-name="ro1">
          <table:table-cell/>
          <table:table-cell office:value-type="string">
            <text:p>May</text:p>
          </table:table-cell>
          <table:table-cell office:value-type="float" office:value="377">
            <text:p>377</text:p>
          </table:table-cell>
          <table:table-cell table:number-columns-repeated="5"/>
        </table:table-row>
        <table:table-row table:style-name="ro1">
          <table:table-cell/>
          <table:table-cell office:value-type="string">
            <text:p>June</text:p>
          </table:table-cell>
          <table:table-cell office:value-type="float" office:value="378">
            <text:p>378</text:p>
          </table:table-cell>
          <table:table-cell table:number-columns-repeated="5"/>
        </table:table-row>
        <table:table-row table:style-name="ro1">
          <table:table-cell/>
          <table:table-cell office:value-type="string">
            <text:p>July</text:p>
          </table:table-cell>
          <table:table-cell office:value-type="float" office:value="379">
            <text:p>379</text:p>
          </table:table-cell>
          <table:table-cell table:number-columns-repeated="5"/>
        </table:table-row>
        <table:table-row table:style-name="ro1">
          <table:table-cell/>
          <table:table-cell office:value-type="string">
            <text:p>August</text:p>
          </table:table-cell>
          <table:table-cell office:value-type="float" office:value="380">
            <text:p>380</text:p>
          </table:table-cell>
          <table:table-cell table:number-columns-repeated="5"/>
        </table:table-row>
        <table:table-row table:style-name="ro1">
          <table:table-cell/>
          <table:table-cell office:value-type="string">
            <text:p>September</text:p>
          </table:table-cell>
          <table:table-cell office:value-type="float" office:value="381">
            <text:p>381</text:p>
          </table:table-cell>
          <table:table-cell table:number-columns-repeated="5"/>
        </table:table-row>
        <table:table-row table:style-name="ro1">
          <table:table-cell/>
          <table:table-cell office:value-type="string">
            <text:p>October</text:p>
          </table:table-cell>
          <table:table-cell office:value-type="float" office:value="382">
            <text:p>382</text:p>
          </table:table-cell>
          <table:table-cell table:number-columns-repeated="5"/>
        </table:table-row>
        <table:table-row table:style-name="ro1">
          <table:table-cell/>
          <table:table-cell office:value-type="string">
            <text:p>November</text:p>
          </table:table-cell>
          <table:table-cell office:value-type="float" office:value="383">
            <text:p>383</text:p>
          </table:table-cell>
          <table:table-cell table:number-columns-repeated="5"/>
        </table:table-row>
        <table:table-row table:style-name="ro1">
          <table:table-cell/>
          <table:table-cell office:value-type="string">
            <text:p>December</text:p>
          </table:table-cell>
          <table:table-cell office:value-type="float" office:value="384">
            <text:p>384</text:p>
          </table:table-cell>
          <table:table-cell table:number-columns-repeated="5"/>
        </table:table-row>
        <table:table-row table:style-name="ro1">
          <table:table-cell office:value-type="float" office:value="1938">
            <text:p>1938</text:p>
          </table:table-cell>
          <table:table-cell office:value-type="string">
            <text:p>January</text:p>
          </table:table-cell>
          <table:table-cell office:value-type="float" office:value="385">
            <text:p>385</text:p>
          </table:table-cell>
          <table:table-cell table:number-columns-repeated="5"/>
        </table:table-row>
        <table:table-row table:style-name="ro1">
          <table:table-cell/>
          <table:table-cell office:value-type="string">
            <text:p>February</text:p>
          </table:table-cell>
          <table:table-cell office:value-type="float" office:value="386">
            <text:p>386</text:p>
          </table:table-cell>
          <table:table-cell table:number-columns-repeated="5"/>
        </table:table-row>
        <table:table-row table:style-name="ro1">
          <table:table-cell/>
          <table:table-cell office:value-type="string">
            <text:p>March</text:p>
          </table:table-cell>
          <table:table-cell office:value-type="float" office:value="387">
            <text:p>387</text:p>
          </table:table-cell>
          <table:table-cell table:number-columns-repeated="5"/>
        </table:table-row>
        <table:table-row table:style-name="ro1">
          <table:table-cell/>
          <table:table-cell office:value-type="string">
            <text:p>April</text:p>
          </table:table-cell>
          <table:table-cell office:value-type="float" office:value="388">
            <text:p>388</text:p>
          </table:table-cell>
          <table:table-cell table:number-columns-repeated="5"/>
        </table:table-row>
        <table:table-row table:style-name="ro1">
          <table:table-cell/>
          <table:table-cell office:value-type="string">
            <text:p>May</text:p>
          </table:table-cell>
          <table:table-cell office:value-type="float" office:value="389">
            <text:p>389</text:p>
          </table:table-cell>
          <table:table-cell table:number-columns-repeated="5"/>
        </table:table-row>
        <table:table-row table:style-name="ro1">
          <table:table-cell/>
          <table:table-cell office:value-type="string">
            <text:p>June</text:p>
          </table:table-cell>
          <table:table-cell office:value-type="float" office:value="390">
            <text:p>390</text:p>
          </table:table-cell>
          <table:table-cell table:number-columns-repeated="5"/>
        </table:table-row>
        <table:table-row table:style-name="ro1">
          <table:table-cell/>
          <table:table-cell office:value-type="string">
            <text:p>July</text:p>
          </table:table-cell>
          <table:table-cell office:value-type="float" office:value="391">
            <text:p>391</text:p>
          </table:table-cell>
          <table:table-cell table:number-columns-repeated="5"/>
        </table:table-row>
        <table:table-row table:style-name="ro1">
          <table:table-cell/>
          <table:table-cell office:value-type="string">
            <text:p>August</text:p>
          </table:table-cell>
          <table:table-cell office:value-type="float" office:value="392">
            <text:p>392</text:p>
          </table:table-cell>
          <table:table-cell table:number-columns-repeated="5"/>
        </table:table-row>
        <table:table-row table:style-name="ro1">
          <table:table-cell/>
          <table:table-cell office:value-type="string">
            <text:p>September</text:p>
          </table:table-cell>
          <table:table-cell office:value-type="float" office:value="393">
            <text:p>393</text:p>
          </table:table-cell>
          <table:table-cell table:number-columns-repeated="5"/>
        </table:table-row>
        <table:table-row table:style-name="ro1">
          <table:table-cell/>
          <table:table-cell office:value-type="string">
            <text:p>October</text:p>
          </table:table-cell>
          <table:table-cell office:value-type="float" office:value="394">
            <text:p>394</text:p>
          </table:table-cell>
          <table:table-cell table:number-columns-repeated="5"/>
        </table:table-row>
        <table:table-row table:style-name="ro1">
          <table:table-cell/>
          <table:table-cell office:value-type="string">
            <text:p>November</text:p>
          </table:table-cell>
          <table:table-cell office:value-type="float" office:value="395">
            <text:p>395</text:p>
          </table:table-cell>
          <table:table-cell table:number-columns-repeated="5"/>
        </table:table-row>
        <table:table-row table:style-name="ro1">
          <table:table-cell/>
          <table:table-cell office:value-type="string">
            <text:p>December</text:p>
          </table:table-cell>
          <table:table-cell office:value-type="float" office:value="396">
            <text:p>396</text:p>
          </table:table-cell>
          <table:table-cell table:number-columns-repeated="5"/>
        </table:table-row>
        <table:table-row table:style-name="ro1">
          <table:table-cell office:value-type="float" office:value="1939">
            <text:p>1939</text:p>
          </table:table-cell>
          <table:table-cell office:value-type="string">
            <text:p>January</text:p>
          </table:table-cell>
          <table:table-cell office:value-type="float" office:value="397">
            <text:p>397</text:p>
          </table:table-cell>
          <table:table-cell table:number-columns-repeated="5"/>
        </table:table-row>
        <table:table-row table:style-name="ro1">
          <table:table-cell/>
          <table:table-cell office:value-type="string">
            <text:p>February</text:p>
          </table:table-cell>
          <table:table-cell office:value-type="float" office:value="398">
            <text:p>398</text:p>
          </table:table-cell>
          <table:table-cell table:number-columns-repeated="5"/>
        </table:table-row>
        <table:table-row table:style-name="ro1">
          <table:table-cell/>
          <table:table-cell office:value-type="string">
            <text:p>March</text:p>
          </table:table-cell>
          <table:table-cell office:value-type="float" office:value="399">
            <text:p>399</text:p>
          </table:table-cell>
          <table:table-cell table:number-columns-repeated="5"/>
        </table:table-row>
        <table:table-row table:style-name="ro1">
          <table:table-cell/>
          <table:table-cell office:value-type="string">
            <text:p>April</text:p>
          </table:table-cell>
          <table:table-cell office:value-type="float" office:value="400">
            <text:p>400</text:p>
          </table:table-cell>
          <table:table-cell table:number-columns-repeated="5"/>
        </table:table-row>
        <table:table-row table:style-name="ro1">
          <table:table-cell/>
          <table:table-cell office:value-type="string">
            <text:p>May</text:p>
          </table:table-cell>
          <table:table-cell office:value-type="float" office:value="401">
            <text:p>401</text:p>
          </table:table-cell>
          <table:table-cell table:number-columns-repeated="5"/>
        </table:table-row>
        <table:table-row table:style-name="ro1">
          <table:table-cell/>
          <table:table-cell office:value-type="string">
            <text:p>June</text:p>
          </table:table-cell>
          <table:table-cell office:value-type="float" office:value="402">
            <text:p>402</text:p>
          </table:table-cell>
          <table:table-cell table:number-columns-repeated="5"/>
        </table:table-row>
        <table:table-row table:style-name="ro1">
          <table:table-cell/>
          <table:table-cell office:value-type="string">
            <text:p>July</text:p>
          </table:table-cell>
          <table:table-cell office:value-type="float" office:value="403">
            <text:p>403</text:p>
          </table:table-cell>
          <table:table-cell table:number-columns-repeated="5"/>
        </table:table-row>
        <table:table-row table:style-name="ro1">
          <table:table-cell/>
          <table:table-cell office:value-type="string">
            <text:p>August</text:p>
          </table:table-cell>
          <table:table-cell office:value-type="float" office:value="404">
            <text:p>404</text:p>
          </table:table-cell>
          <table:table-cell table:number-columns-repeated="5"/>
        </table:table-row>
        <table:table-row table:style-name="ro1">
          <table:table-cell/>
          <table:table-cell office:value-type="string">
            <text:p>September</text:p>
          </table:table-cell>
          <table:table-cell office:value-type="float" office:value="405">
            <text:p>405</text:p>
          </table:table-cell>
          <table:table-cell table:number-columns-repeated="5"/>
        </table:table-row>
        <table:table-row table:style-name="ro1">
          <table:table-cell/>
          <table:table-cell office:value-type="string">
            <text:p>October</text:p>
          </table:table-cell>
          <table:table-cell office:value-type="float" office:value="406">
            <text:p>406</text:p>
          </table:table-cell>
          <table:table-cell table:number-columns-repeated="5"/>
        </table:table-row>
        <table:table-row table:style-name="ro1">
          <table:table-cell/>
          <table:table-cell office:value-type="string">
            <text:p>November</text:p>
          </table:table-cell>
          <table:table-cell office:value-type="float" office:value="407">
            <text:p>407</text:p>
          </table:table-cell>
          <table:table-cell table:number-columns-repeated="5"/>
        </table:table-row>
        <table:table-row table:style-name="ro1">
          <table:table-cell/>
          <table:table-cell office:value-type="string">
            <text:p>December</text:p>
          </table:table-cell>
          <table:table-cell office:value-type="float" office:value="408">
            <text:p>408</text:p>
          </table:table-cell>
          <table:table-cell table:number-columns-repeated="5"/>
        </table:table-row>
        <table:table-row table:style-name="ro1">
          <table:table-cell office:value-type="float" office:value="1940">
            <text:p>1940</text:p>
          </table:table-cell>
          <table:table-cell office:value-type="string">
            <text:p>January</text:p>
          </table:table-cell>
          <table:table-cell office:value-type="float" office:value="409">
            <text:p>409</text:p>
          </table:table-cell>
          <table:table-cell table:number-columns-repeated="5"/>
        </table:table-row>
        <table:table-row table:style-name="ro1">
          <table:table-cell/>
          <table:table-cell office:value-type="string">
            <text:p>February</text:p>
          </table:table-cell>
          <table:table-cell office:value-type="float" office:value="410">
            <text:p>410</text:p>
          </table:table-cell>
          <table:table-cell table:number-columns-repeated="5"/>
        </table:table-row>
        <table:table-row table:style-name="ro1">
          <table:table-cell/>
          <table:table-cell office:value-type="string">
            <text:p>March</text:p>
          </table:table-cell>
          <table:table-cell office:value-type="float" office:value="411">
            <text:p>411</text:p>
          </table:table-cell>
          <table:table-cell table:number-columns-repeated="5"/>
        </table:table-row>
        <table:table-row table:style-name="ro1">
          <table:table-cell/>
          <table:table-cell office:value-type="string">
            <text:p>April</text:p>
          </table:table-cell>
          <table:table-cell office:value-type="float" office:value="412">
            <text:p>412</text:p>
          </table:table-cell>
          <table:table-cell table:number-columns-repeated="5"/>
        </table:table-row>
        <table:table-row table:style-name="ro1">
          <table:table-cell/>
          <table:table-cell office:value-type="string">
            <text:p>May</text:p>
          </table:table-cell>
          <table:table-cell office:value-type="float" office:value="413">
            <text:p>413</text:p>
          </table:table-cell>
          <table:table-cell table:number-columns-repeated="5"/>
        </table:table-row>
        <table:table-row table:style-name="ro1">
          <table:table-cell/>
          <table:table-cell office:value-type="string">
            <text:p>June</text:p>
          </table:table-cell>
          <table:table-cell office:value-type="float" office:value="414">
            <text:p>414</text:p>
          </table:table-cell>
          <table:table-cell table:number-columns-repeated="5"/>
        </table:table-row>
        <table:table-row table:style-name="ro1">
          <table:table-cell/>
          <table:table-cell office:value-type="string">
            <text:p>July</text:p>
          </table:table-cell>
          <table:table-cell office:value-type="float" office:value="415">
            <text:p>415</text:p>
          </table:table-cell>
          <table:table-cell table:number-columns-repeated="5"/>
        </table:table-row>
        <table:table-row table:style-name="ro1">
          <table:table-cell/>
          <table:table-cell office:value-type="string">
            <text:p>August</text:p>
          </table:table-cell>
          <table:table-cell office:value-type="float" office:value="416">
            <text:p>416</text:p>
          </table:table-cell>
          <table:table-cell table:number-columns-repeated="5"/>
        </table:table-row>
        <table:table-row table:style-name="ro1">
          <table:table-cell/>
          <table:table-cell office:value-type="string">
            <text:p>September</text:p>
          </table:table-cell>
          <table:table-cell office:value-type="float" office:value="417">
            <text:p>417</text:p>
          </table:table-cell>
          <table:table-cell table:number-columns-repeated="5"/>
        </table:table-row>
        <table:table-row table:style-name="ro1">
          <table:table-cell/>
          <table:table-cell office:value-type="string">
            <text:p>October</text:p>
          </table:table-cell>
          <table:table-cell office:value-type="float" office:value="418">
            <text:p>418</text:p>
          </table:table-cell>
          <table:table-cell table:number-columns-repeated="5"/>
        </table:table-row>
        <table:table-row table:style-name="ro1">
          <table:table-cell/>
          <table:table-cell office:value-type="string">
            <text:p>November</text:p>
          </table:table-cell>
          <table:table-cell office:value-type="float" office:value="419">
            <text:p>419</text:p>
          </table:table-cell>
          <table:table-cell table:number-columns-repeated="5"/>
        </table:table-row>
        <table:table-row table:style-name="ro1">
          <table:table-cell/>
          <table:table-cell office:value-type="string">
            <text:p>December</text:p>
          </table:table-cell>
          <table:table-cell office:value-type="float" office:value="420">
            <text:p>420</text:p>
          </table:table-cell>
          <table:table-cell table:number-columns-repeated="5"/>
        </table:table-row>
        <table:table-row table:style-name="ro1">
          <table:table-cell office:value-type="float" office:value="1941">
            <text:p>1941</text:p>
          </table:table-cell>
          <table:table-cell office:value-type="string">
            <text:p>January</text:p>
          </table:table-cell>
          <table:table-cell office:value-type="float" office:value="421">
            <text:p>421</text:p>
          </table:table-cell>
          <table:table-cell table:number-columns-repeated="5"/>
        </table:table-row>
        <table:table-row table:style-name="ro1">
          <table:table-cell/>
          <table:table-cell office:value-type="string">
            <text:p>February</text:p>
          </table:table-cell>
          <table:table-cell office:value-type="float" office:value="422">
            <text:p>422</text:p>
          </table:table-cell>
          <table:table-cell table:number-columns-repeated="5"/>
        </table:table-row>
        <table:table-row table:style-name="ro1">
          <table:table-cell/>
          <table:table-cell office:value-type="string">
            <text:p>March</text:p>
          </table:table-cell>
          <table:table-cell office:value-type="float" office:value="423">
            <text:p>423</text:p>
          </table:table-cell>
          <table:table-cell table:number-columns-repeated="5"/>
        </table:table-row>
        <table:table-row table:style-name="ro1">
          <table:table-cell/>
          <table:table-cell office:value-type="string">
            <text:p>April</text:p>
          </table:table-cell>
          <table:table-cell office:value-type="float" office:value="424">
            <text:p>424</text:p>
          </table:table-cell>
          <table:table-cell table:number-columns-repeated="5"/>
        </table:table-row>
        <table:table-row table:style-name="ro1">
          <table:table-cell/>
          <table:table-cell office:value-type="string">
            <text:p>May</text:p>
          </table:table-cell>
          <table:table-cell office:value-type="float" office:value="425">
            <text:p>425</text:p>
          </table:table-cell>
          <table:table-cell table:number-columns-repeated="5"/>
        </table:table-row>
        <table:table-row table:style-name="ro1">
          <table:table-cell/>
          <table:table-cell office:value-type="string">
            <text:p>June</text:p>
          </table:table-cell>
          <table:table-cell office:value-type="float" office:value="426">
            <text:p>426</text:p>
          </table:table-cell>
          <table:table-cell table:number-columns-repeated="5"/>
        </table:table-row>
        <table:table-row table:style-name="ro1">
          <table:table-cell/>
          <table:table-cell office:value-type="string">
            <text:p>July</text:p>
          </table:table-cell>
          <table:table-cell office:value-type="float" office:value="427">
            <text:p>427</text:p>
          </table:table-cell>
          <table:table-cell table:number-columns-repeated="5"/>
        </table:table-row>
        <table:table-row table:style-name="ro1">
          <table:table-cell/>
          <table:table-cell office:value-type="string">
            <text:p>August</text:p>
          </table:table-cell>
          <table:table-cell office:value-type="float" office:value="428">
            <text:p>428</text:p>
          </table:table-cell>
          <table:table-cell table:number-columns-repeated="5"/>
        </table:table-row>
        <table:table-row table:style-name="ro1">
          <table:table-cell/>
          <table:table-cell office:value-type="string">
            <text:p>September</text:p>
          </table:table-cell>
          <table:table-cell office:value-type="float" office:value="429">
            <text:p>429</text:p>
          </table:table-cell>
          <table:table-cell table:number-columns-repeated="5"/>
        </table:table-row>
        <table:table-row table:style-name="ro1">
          <table:table-cell/>
          <table:table-cell office:value-type="string">
            <text:p>October</text:p>
          </table:table-cell>
          <table:table-cell office:value-type="float" office:value="430">
            <text:p>430</text:p>
          </table:table-cell>
          <table:table-cell table:number-columns-repeated="5"/>
        </table:table-row>
        <table:table-row table:style-name="ro1">
          <table:table-cell/>
          <table:table-cell office:value-type="string">
            <text:p>November</text:p>
          </table:table-cell>
          <table:table-cell office:value-type="float" office:value="431">
            <text:p>431</text:p>
          </table:table-cell>
          <table:table-cell table:number-columns-repeated="5"/>
        </table:table-row>
        <table:table-row table:style-name="ro1">
          <table:table-cell/>
          <table:table-cell office:value-type="string">
            <text:p>December</text:p>
          </table:table-cell>
          <table:table-cell office:value-type="float" office:value="432">
            <text:p>432</text:p>
          </table:table-cell>
          <table:table-cell table:number-columns-repeated="5"/>
        </table:table-row>
        <table:table-row table:style-name="ro1" table:number-rows-repeated="1048142">
          <table:table-cell table:number-columns-repeated="8"/>
        </table:table-row>
        <table:table-row table:style-name="ro1">
          <table:table-cell table:number-columns-repeated="8"/>
        </table:table-row>
      </table:table>
      <table:named-expressions>
        <table:named-range table:name="Old_stuff,_will_be_removed_soon" table:base-cell-address="$'Month Events'.$F$159" table:cell-range-address="$'Month Events'.$F$15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2">00/00/0000</text:date>, <text:time style:data-style-name="N2" text:time-value="0000-00-00T20:36: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17T13:56:35</meta:creation-date>
    <dc:date>2013-09-02T02:06:18</dc:date>
    <meta:editing-duration>P19DT8H26M7S</meta:editing-duration>
    <meta:editing-cycles>176</meta:editing-cycles>
    <meta:generator>LibreOffice/3.6$Linux_X86_64 LibreOffice_project/360m1$Build-304</meta:generator>
    <dc:creator>Ryan </dc:creator>
    <meta:document-statistic meta:table-count="25" meta:cell-count="3385" meta:object-count="0"/>
  </office:meta>
</office:document-meta>
</file>